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hongChong He's Emacs dotfile</text:title></text:p>
      <text:p text:style-name="OrgTitle"/>
      <text:p text:style-name="OrgSubtitle"><text:initial-creator>Chong-Chong H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6cbe2f">1. About</text:a></text:p>
          <text:p text:style-name="Contents_20_2"><text:a xlink:type="simple" xlink:href="#org863fee9">1.1. If you want to use this dotfile</text:a></text:p>
          <text:p text:style-name="Contents_20_2"><text:a xlink:type="simple" xlink:href="#org425069e">1.2. How to update this dotfile</text:a></text:p>
          <text:p text:style-name="Contents_20_2"><text:a xlink:type="simple" xlink:href="#org7de32f4">1.3. Editing tips</text:a></text:p>
          <text:p text:style-name="Contents_20_2"><text:a xlink:type="simple" xlink:href="#org049068e">1.4. Resources</text:a></text:p>
          <text:p text:style-name="Contents_20_3"><text:a xlink:type="simple" xlink:href="#org2b25c0f">1.4.1. Articles</text:a></text:p>
          <text:p text:style-name="Contents_20_3"><text:a xlink:type="simple" xlink:href="#orgee2f0e9">1.4.2. Emacs dotfile examples</text:a></text:p>
          <text:p text:style-name="Contents_20_2"><text:a xlink:type="simple" xlink:href="#orgaaa4881">1.5. TODO</text:a></text:p>
          <text:p text:style-name="Contents_20_2"><text:a xlink:type="simple" xlink:href="#orge656356">1.6. Start to use this configuration</text:a></text:p>
          <text:p text:style-name="Contents_20_2"><text:a xlink:type="simple" xlink:href="#orgf91091a">1.7. Dot emacs debugging</text:a></text:p>
          <text:p text:style-name="Contents_20_1"><text:a xlink:type="simple" xlink:href="#orgd1ce1b6">2. Basic usage</text:a></text:p>
          <text:p text:style-name="Contents_20_1"><text:a xlink:type="simple" xlink:href="#org108c54e">3. Emacs initialization</text:a></text:p>
          <text:p text:style-name="Contents_20_2"><text:a xlink:type="simple" xlink:href="#org8058dc4">3.1. Initialization</text:a></text:p>
          <text:p text:style-name="Contents_20_2"><text:a xlink:type="simple" xlink:href="#org509ea94">3.2. Add package sources</text:a></text:p>
          <text:p text:style-name="Contents_20_2"><text:a xlink:type="simple" xlink:href="#org5bf14f4">3.3. Use-package</text:a></text:p>
          <text:p text:style-name="Contents_20_3"><text:a xlink:type="simple" xlink:href="#orgdfcefb9">3.3.1. Usage</text:a></text:p>
          <text:p text:style-name="Contents_20_3"><text:a xlink:type="simple" xlink:href="#org3c49a2b">3.3.2. Config</text:a></text:p>
          <text:p text:style-name="Contents_20_1"><text:a xlink:type="simple" xlink:href="#orgad48cfe">4. General configuration</text:a></text:p>
          <text:p text:style-name="Contents_20_2"><text:a xlink:type="simple" xlink:href="#org738acdb">4.1. Fundamentals</text:a></text:p>
          <text:p text:style-name="Contents_20_2"><text:a xlink:type="simple" xlink:href="#org8e653d7">4.2. Use CMD key for meta</text:a></text:p>
          <text:p text:style-name="Contents_20_2"><text:a xlink:type="simple" xlink:href="#org28be6f6">4.3. Reload</text:a></text:p>
          <text:p text:style-name="Contents_20_2"><text:a xlink:type="simple" xlink:href="#org392594e">4.4. Column marker at 80</text:a></text:p>
          <text:p text:style-name="Contents_20_2"><text:a xlink:type="simple" xlink:href="#org430ed71">4.5. Set encoding</text:a></text:p>
          <text:p text:style-name="Contents_20_2"><text:a xlink:type="simple" xlink:href="#orgcb3eaae">4.6. Compile</text:a></text:p>
          <text:p text:style-name="Contents_20_2"><text:a xlink:type="simple" xlink:href="#org1e75c04">4.7. Shared functions</text:a></text:p>
          <text:p text:style-name="Contents_20_2"><text:a xlink:type="simple" xlink:href="#org0871379">4.8. Clipboard (not working)</text:a></text:p>
          <text:p text:style-name="Contents_20_2"><text:a xlink:type="simple" xlink:href="#org7585c4f">4.9. default-text-scale</text:a></text:p>
          <text:p text:style-name="Contents_20_2"><text:a xlink:type="simple" xlink:href="#org14e8fba">4.10. Makefile mode indentation</text:a></text:p>
          <text:p text:style-name="Contents_20_1"><text:a xlink:type="simple" xlink:href="#orge842518">5. General tools</text:a></text:p>
          <text:p text:style-name="Contents_20_2"><text:a xlink:type="simple" xlink:href="#org2018bab">5.1. Quick open files</text:a></text:p>
          <text:p text:style-name="Contents_20_1"><text:a xlink:type="simple" xlink:href="#orgf287c62">6. evil</text:a></text:p>
          <text:p text:style-name="Contents_20_1"><text:a xlink:type="simple" xlink:href="#org9d1284c">7. org-mode</text:a></text:p>
          <text:p text:style-name="Contents_20_2"><text:a xlink:type="simple" xlink:href="#org099f758">7.1. Usage</text:a></text:p>
          <text:p text:style-name="Contents_20_3"><text:a xlink:type="simple" xlink:href="#org8683fb3">7.1.1. Key-bindings</text:a></text:p>
          <text:p text:style-name="Contents_20_3"><text:a xlink:type="simple" xlink:href="#orgb83460e">7.1.2. My org files</text:a></text:p>
          <text:p text:style-name="Contents_20_3"><text:a xlink:type="simple" xlink:href="#orgaed00b9">7.1.3. Reference</text:a></text:p>
          <text:p text:style-name="Contents_20_2"><text:a xlink:type="simple" xlink:href="#orgef2dd4a">7.2. Basics</text:a></text:p>
          <text:p text:style-name="Contents_20_2"><text:a xlink:type="simple" xlink:href="#orgac64600">7.3. Key-bindings</text:a></text:p>
          <text:p text:style-name="Contents_20_3"><text:a xlink:type="simple" xlink:href="#org985c7e6">7.3.1. Local keys</text:a></text:p>
          <text:p text:style-name="Contents_20_3"><text:a xlink:type="simple" xlink:href="#orgdd4586d">7.3.2. rename-file-and-buffer</text:a></text:p>
          <text:p text:style-name="Contents_20_3"><text:a xlink:type="simple" xlink:href="#org82d92f0">7.3.3. evil-org-mode</text:a></text:p>
          <text:p text:style-name="Contents_20_3"><text:a xlink:type="simple" xlink:href="#org3aafd88">7.3.4. org-evil</text:a></text:p>
          <text:p text:style-name="Contents_20_2"><text:a xlink:type="simple" xlink:href="#org2782c53">7.4. Appearance</text:a></text:p>
          <text:p text:style-name="Contents_20_2"><text:a xlink:type="simple" xlink:href="#org30a42d1">7.5. Embed local video</text:a></text:p>
          <text:p text:style-name="Contents_20_2"><text:a xlink:type="simple" xlink:href="#org6f9e248">7.6. org babel</text:a></text:p>
          <text:p text:style-name="Contents_20_2"><text:a xlink:type="simple" xlink:href="#org34a129d">7.7. org-todo and org-agenda</text:a></text:p>
          <text:p text:style-name="Contents_20_3"><text:a xlink:type="simple" xlink:href="#org0d5c169">7.7.1. Config</text:a></text:p>
          <text:p text:style-name="Contents_20_3"><text:a xlink:type="simple" xlink:href="#orgacbc5f7">7.7.2. org-super-agenda</text:a></text:p>
          <text:p text:style-name="Contents_20_3"><text:a xlink:type="simple" xlink:href="#orge5424f4">7.7.3. org-journal</text:a></text:p>
          <text:p text:style-name="Contents_20_3"><text:a xlink:type="simple" xlink:href="#org5e5a629">7.7.4. Todo and Priority</text:a></text:p>
          <text:p text:style-name="Contents_20_3"><text:a xlink:type="simple" xlink:href="#org4828d63">7.7.5. Org capture</text:a></text:p>
          <text:p text:style-name="Contents_20_3"><text:a xlink:type="simple" xlink:href="#orgb14ab52">7.7.6. Refile</text:a></text:p>
          <text:p text:style-name="Contents_20_3"><text:a xlink:type="simple" xlink:href="#orgc178eaf">7.7.7. Exporting to LaTeX</text:a></text:p>
          <text:p text:style-name="Contents_20_2"><text:a xlink:type="simple" xlink:href="#orga614476">7.8. org-present</text:a></text:p>
          <text:p text:style-name="Contents_20_2"><text:a xlink:type="simple" xlink:href="#org3a6c68a">7.9. org-toggl</text:a></text:p>
          <text:p text:style-name="Contents_20_2"><text:a xlink:type="simple" xlink:href="#org655fdfd">7.10. org file apps</text:a></text:p>
          <text:p text:style-name="Contents_20_2"><text:a xlink:type="simple" xlink:href="#orge4f09eb">7.11. exec-path-from-shell</text:a></text:p>
          <text:p text:style-name="Contents_20_2"><text:a xlink:type="simple" xlink:href="#org4304440">7.12. org latex preview</text:a></text:p>
          <text:p text:style-name="Contents_20_2"><text:a xlink:type="simple" xlink:href="#org92d9f8d">7.13. org export</text:a></text:p>
          <text:p text:style-name="Contents_20_2"><text:a xlink:type="simple" xlink:href="#org124ac1f">7.14. Publishing</text:a></text:p>
          <text:p text:style-name="Contents_20_3"><text:a xlink:type="simple" xlink:href="#orgbdda43f">7.14.1. From publish.el</text:a></text:p>
          <text:p text:style-name="Contents_20_3"><text:a xlink:type="simple" xlink:href="#orgc26498b">7.14.2. Other</text:a></text:p>
          <text:p text:style-name="Contents_20_2"><text:a xlink:type="simple" xlink:href="#org346b61d">7.15. org-ref</text:a></text:p>
          <text:p text:style-name="Contents_20_2"><text:a xlink:type="simple" xlink:href="#orgbc65921">7.16. plain-org-wiki</text:a></text:p>
          <text:p text:style-name="Contents_20_2"><text:a xlink:type="simple" xlink:href="#org3161ff0">7.17. Link to a Mail message</text:a></text:p>
          <text:p text:style-name="Contents_20_2"><text:a xlink:type="simple" xlink:href="#org1d76371">7.18. org-fancy-priorities</text:a></text:p>
          <text:p text:style-name="Contents_20_2"><text:a xlink:type="simple" xlink:href="#org036b658">7.19. org-reveal</text:a></text:p>
          <text:p text:style-name="Contents_20_2"><text:a xlink:type="simple" xlink:href="#orgbd51c0a">7.20. org preview</text:a></text:p>
          <text:p text:style-name="Contents_20_2"><text:a xlink:type="simple" xlink:href="#org12f7933">7.21. org-hugo</text:a></text:p>
          <text:p text:style-name="Contents_20_2"><text:a xlink:type="simple" xlink:href="#orgaf66b08">7.22. ox-gfm</text:a></text:p>
          <text:p text:style-name="Contents_20_2"><text:a xlink:type="simple" xlink:href="#orge0b77cb">7.23. liveorg</text:a></text:p>
          <text:p text:style-name="Contents_20_2"><text:a xlink:type="simple" xlink:href="#org5d5ca9d">7.24. org-inline-pdf</text:a></text:p>
          <text:p text:style-name="Contents_20_2"><text:a xlink:type="simple" xlink:href="#org2db26e7">7.25. LibreOffice</text:a></text:p>
          <text:p text:style-name="Contents_20_1"><text:a xlink:type="simple" xlink:href="#orgeba21c9">8. yasnippet</text:a></text:p>
          <text:p text:style-name="Contents_20_2"><text:a xlink:type="simple" xlink:href="#org33c3fab">8.1. Usage</text:a></text:p>
          <text:p text:style-name="Contents_20_2"><text:a xlink:type="simple" xlink:href="#org64523b0">8.2. Available snippets</text:a></text:p>
          <text:p text:style-name="Contents_20_2"><text:a xlink:type="simple" xlink:href="#org9882165">8.3. Config</text:a></text:p>
          <text:p text:style-name="Contents_20_1"><text:a xlink:type="simple" xlink:href="#org5d826fb">9. helm</text:a></text:p>
          <text:p text:style-name="Contents_20_1"><text:a xlink:type="simple" xlink:href="#org2da682f">10. python</text:a></text:p>
          <text:p text:style-name="Contents_20_2"><text:a xlink:type="simple" xlink:href="#org1fa9b42">10.1. Basics</text:a></text:p>
          <text:p text:style-name="Contents_20_2"><text:a xlink:type="simple" xlink:href="#orgd88c7a9">10.2. Jedi</text:a></text:p>
          <text:p text:style-name="Contents_20_2"><text:a xlink:type="simple" xlink:href="#org6e9e999">10.3. elpy</text:a></text:p>
          <text:p text:style-name="Contents_20_2"><text:a xlink:type="simple" xlink:href="#org493d0ce">10.4. old</text:a></text:p>
          <text:p text:style-name="Contents_20_2"><text:a xlink:type="simple" xlink:href="#orga6374a2">10.5. Snippets</text:a></text:p>
          <text:p text:style-name="Contents_20_2"><text:a xlink:type="simple" xlink:href="#org4ef2d3b">10.6. Anaconda-mode</text:a></text:p>
          <text:p text:style-name="Contents_20_1"><text:a xlink:type="simple" xlink:href="#org6c44489">11. Julia mode</text:a></text:p>
          <text:p text:style-name="Contents_20_1"><text:a xlink:type="simple" xlink:href="#org5d1cf25">12. Markdown</text:a></text:p>
          <text:p text:style-name="Contents_20_2"><text:a xlink:type="simple" xlink:href="#org7544e47">12.1. Links</text:a></text:p>
          <text:p text:style-name="Contents_20_2"><text:a xlink:type="simple" xlink:href="#orgd77e97f">12.2. Key-bindings</text:a></text:p>
          <text:p text:style-name="Contents_20_2"><text:a xlink:type="simple" xlink:href="#org82d0b34">12.3. Basic configures</text:a></text:p>
          <text:p text:style-name="Contents_20_2"><text:a xlink:type="simple" xlink:href="#org83d3ba5">12.4. Livedown</text:a></text:p>
          <text:p text:style-name="Contents_20_2"><text:a xlink:type="simple" xlink:href="#org93d3bf3">12.5. Marked 2.app</text:a></text:p>
          <text:p text:style-name="Contents_20_2"><text:a xlink:type="simple" xlink:href="#org598b04b">12.6. Beautify</text:a></text:p>
          <text:p text:style-name="Contents_20_1"><text:a xlink:type="simple" xlink:href="#orga579c10">13. Latex</text:a></text:p>
          <text:p text:style-name="Contents_20_2"><text:a xlink:type="simple" xlink:href="#org71b1602">13.1. Basics</text:a></text:p>
          <text:p text:style-name="Contents_20_2"><text:a xlink:type="simple" xlink:href="#org6025249">13.2. citation</text:a></text:p>
          <text:p text:style-name="Contents_20_1"><text:a xlink:type="simple" xlink:href="#org5239f31">14. Other packages</text:a></text:p>
          <text:p text:style-name="Contents_20_2"><text:a xlink:type="simple" xlink:href="#org0f321b7">14.1. windresize</text:a></text:p>
          <text:p text:style-name="Contents_20_2"><text:a xlink:type="simple" xlink:href="#org7ad818b">14.2. clipboard2org (not working)</text:a></text:p>
          <text:p text:style-name="Contents_20_2"><text:a xlink:type="simple" xlink:href="#org000f3fc">14.3. html2org-clipboard</text:a></text:p>
          <text:p text:style-name="Contents_20_1"><text:a xlink:type="simple" xlink:href="#org0c1a91b">15. Keybindings</text:a></text:p>
          <text:p text:style-name="Contents_20_2"><text:a xlink:type="simple" xlink:href="#orgc3dc1a1">15.1. Make swithing windows easier</text:a></text:p>
          <text:p text:style-name="Contents_20_2"><text:a xlink:type="simple" xlink:href="#orgfe33938">15.2. super keys</text:a></text:p>
          <text:p text:style-name="Contents_20_2"><text:a xlink:type="simple" xlink:href="#org1d10081">15.3. Clipboard</text:a></text:p>
          <text:p text:style-name="Contents_20_2"><text:a xlink:type="simple" xlink:href="#org2ce4c7c">15.4. Adjust window size</text:a></text:p>
          <text:p text:style-name="Contents_20_1"><text:a xlink:type="simple" xlink:href="#org2445a59">16. Smooth scroll</text:a></text:p>
          <text:p text:style-name="Contents_20_1"><text:a xlink:type="simple" xlink:href="#orgd9c88be">17. tramp</text:a></text:p>
          <text:p text:style-name="Contents_20_1"><text:a xlink:type="simple" xlink:href="#orgd76ef7c">18. hide-show</text:a></text:p>
          <text:p text:style-name="Contents_20_1"><text:a xlink:type="simple" xlink:href="#orgf738db7">19. Some Automatics</text:a></text:p>
          <text:p text:style-name="Contents_20_2"><text:a xlink:type="simple" xlink:href="#org995ec4e">19.1. Initial my tasks.org view</text:a></text:p>
          <text:p text:style-name="Contents_20_1"><text:a xlink:type="simple" xlink:href="#orgcbd08b0">20. dashboard</text:a></text:p>
          <text:p text:style-name="Contents_20_1"><text:a xlink:type="simple" xlink:href="#orge91b9dd">21. Folding mode</text:a></text:p>
          <text:p text:style-name="Contents_20_2"><text:a xlink:type="simple" xlink:href="#orgaf8a71e">21.1. Usage</text:a></text:p>
          <text:p text:style-name="Contents_20_2"><text:a xlink:type="simple" xlink:href="#orgdcf5cfe">21.2. Config</text:a></text:p>
          <text:p text:style-name="Contents_20_1"><text:a xlink:type="simple" xlink:href="#orgc97c93b">22. f.el</text:a></text:p>
          <text:p text:style-name="Contents_20_1"><text:a xlink:type="simple" xlink:href="#orgaf4ef19">23. layout-restore.el</text:a></text:p>
          <text:p text:style-name="Contents_20_1"><text:a xlink:type="simple" xlink:href="#org2aca0a3">24. Neotree</text:a></text:p>
          <text:p text:style-name="Contents_20_1"><text:a xlink:type="simple" xlink:href="#org845ace6">25. Other major and minor modes</text:a></text:p>
          <text:p text:style-name="Contents_20_2"><text:a xlink:type="simple" xlink:href="#orgf15b43f">25.1. matlab</text:a></text:p>
          <text:p text:style-name="Contents_20_1"><text:a xlink:type="simple" xlink:href="#org3093493">26. Themes and fonts</text:a></text:p>
          <text:p text:style-name="Contents_20_2"><text:a xlink:type="simple" xlink:href="#org922ea4d">26.1. Not used</text:a></text:p>
          <text:p text:style-name="Contents_20_2"><text:a xlink:type="simple" xlink:href="#org1af031d">26.2. Doom theme</text:a></text:p>
          <text:p text:style-name="Contents_20_2"><text:a xlink:type="simple" xlink:href="#org62745e8">26.3. Mixed-pitch</text:a></text:p>
          <text:p text:style-name="Contents_20_2"><text:a xlink:type="simple" xlink:href="#org832daeb">26.4. Chinese font</text:a></text:p>
          <text:p text:style-name="Contents_20_2"><text:a xlink:type="simple" xlink:href="#org23be9c6">26.5. Window size and more</text:a></text:p>
          <text:p text:style-name="Contents_20_1"><text:a xlink:type="simple" xlink:href="#org1429f6f">27. Keybinding in the end</text:a></text:p>
          <text:p text:style-name="Contents_20_2"><text:a xlink:type="simple" xlink:href="#org7144401">27.1. Global keys</text:a></text:p>
          <text:p text:style-name="Contents_20_2"><text:a xlink:type="simple" xlink:href="#orge026274">27.2. org-mode keymap</text:a></text:p>
          <text:p text:style-name="Contents_20_2"><text:a xlink:type="simple" xlink:href="#orgad26ec1">27.3. my-keys-minor-mode (not using)</text:a></text:p>
          <text:p text:style-name="Contents_20_1"><text:a xlink:type="simple" xlink:href="#org9995b7c">28. Try (TODO)</text:a></text:p>
          <text:p text:style-name="Contents_20_1"><text:a xlink:type="simple" xlink:href="#org2d3624b">29. Startup</text:a></text:p>
        </text:index-body>
      </text:table-of-content>
      <text:h text:style-name="Heading_20_1" text:outline-level="1" text:is-list-header="false">
<text:bookmark-start text:name="OrgXref.org26cbe2f"/>
<text:bookmark text:name="org26cbe2f"/>About
<text:bookmark-end text:name="OrgXref.org26cbe2f"/></text:h>
      <text:p text:style-name="Text_20_body">This is my Emacs configuration file written in Org mode. It is an attempt to keep my <text:span text:style-name="OrgCode">~/.emacs.d/init.el</text:span> file organized and readable, as Emacs configuration could be a life-long practice.
</text:p>
      <text:p text:style-name="Text_20_body">The general structure of this org-file is inspired by <text:a xlink:type="simple" xlink:href="https://github.com/larstvei/dot-emacs/blob/master/init.org">this github repository</text:a>.
</text:p>
      <text:h text:style-name="Heading_20_2" text:outline-level="2" text:is-list-header="false">
<text:bookmark-start text:name="OrgXref.org863fee9"/>
<text:bookmark text:name="org863fee9"/>If you want to use this dotfile
<text:bookmark-end text:name="OrgXref.org863fee9"/></text:h>
      <text:list text:style-name="OrgBulletedList" text:continue-numbering="false">
        <text:list-item>
          <text:p text:style-name="Text_20_body">Make a backup of your own <text:span text:style-name="OrgCode">~/.emacs.d/</text:span>
</text:p>
        </text:list-item>
        <text:list-item>
          <text:p text:style-name="Text_20_body">Copy <text:span text:style-name="OrgCode">init.org</text:span> and <text:span text:style-name="OrgCode">init.el.tangle</text:span> to <text:span text:style-name="OrgCode">~/.emacs.d/</text:span> and rename <text:span text:style-name="OrgCode">init.el.tangle</text:span> to <text:span text:style-name="OrgCode">init.el</text:span>
</text:p>
        </text:list-item>
        <text:list-item>
          <text:p text:style-name="Text_20_body">Open your Emacs. Your Emacs will automatically export <text:span text:style-name="OrgCode">init.org</text:span> into <text:span text:style-name="OrgCode">init.el</text:span> which overwrites the originial <text:span text:style-name="OrgCode">init.el</text:span>. 
</text:p>
        </text:list-item>
      </text:list>
      <text:h text:style-name="Heading_20_2" text:outline-level="2" text:is-list-header="false">
<text:bookmark-start text:name="OrgXref.org425069e"/>
<text:bookmark text:name="org425069e"/>How to update this dotfile
<text:bookmark-end text:name="OrgXref.org425069e"/></text:h>
      <text:list text:style-name="OrgBulletedList" text:continue-numbering="false">
        <text:list-item>
          <text:p text:style-name="Text_20_body">Edit this file.
</text:p>
        </text:list-item>
        <text:list-item>
          <text:p text:style-name="Text_20_body">Execute <text:span text:style-name="OrgCode">C-c C-v t</text:span> . This will export everything in blocks that start with <text:span text:style-name="OrgCode">#+BEGIN_SRC emacs-lisp</text:span> and end with <text:span text:style-name="OrgCode">#+END_SRC</text:span> to init.el.
</text:p>
        </text:list-item>
      </text:list>
      <text:h text:style-name="Heading_20_2" text:outline-level="2" text:is-list-header="false">
<text:bookmark-start text:name="OrgXref.org7de32f4"/>
<text:bookmark text:name="org7de32f4"/>Editing tips
<text:bookmark-end text:name="OrgXref.org7de32f4"/></text:h>
      <text:list text:style-name="OrgBulletedList" text:continue-numbering="false">
        <text:list-item>
          <text:p text:style-name="Text_20_body">Use <text:span text:style-name="OrgCode">C-c '</text:span> to edit a code block in an individual buffer in an individual buffer.
</text:p>
        </text:list-item>
        <text:list-item>
          <text:p text:style-name="Text_20_body"><text:span text:style-name="OrgCode">lisp&lt;tab&gt;</text:span> to insert a <text:span text:style-name="OrgCode">#+BEGIN_SRC emacs-lisp</text:span> <text:span text:style-name="OrgCode">#+END_SRC</text:span> block.
</text:p>
        </text:list-item>
      </text:list>
      <text:h text:style-name="Heading_20_2" text:outline-level="2" text:is-list-header="false">
<text:bookmark-start text:name="OrgXref.org049068e"/>
<text:bookmark text:name="org049068e"/>Resources
<text:bookmark-end text:name="OrgXref.org049068e"/></text:h>
      <text:p text:style-name="Text_20_body">Here is a list of resources where I learned to configure Emacs
</text:p>
      <text:h text:style-name="Heading_20_3" text:outline-level="3" text:is-list-header="false">
<text:bookmark-start text:name="OrgXref.org2b25c0f"/>
<text:bookmark text:name="org2b25c0f"/>Articles
<text:bookmark-end text:name="OrgXref.org2b25c0f"/></text:h>
      <text:list text:style-name="OrgBulletedList" text:continue-numbering="false">
        <text:list-item>
          <text:p text:style-name="Text_20_body"><text:a xlink:type="simple" xlink:href="https://caiorss.github.io/Emacs-Elisp-Programming/Elisp_Programming.html#sec-1">Elisp Programming</text:a>
</text:p>
        </text:list-item>
        <text:list-item>
          <text:p text:style-name="Text_20_body"><text:a xlink:type="simple" xlink:href="https://medium.com/@holzman.simon/emacs-on-macos-catalina-10-15-in-2019-79ff713c1ccc">Emacs on MacOS Catalina 10.15 in 2̶0̶1̶9̶ 2020</text:a>
</text:p>
        </text:list-item>
        <text:list-item>
          <text:p text:style-name="Text_20_body"><text:a xlink:type="simple" xlink:href="https://blog.d46.us/advanced-emacs-startup/">Advanced Techniques for Reducing Emacs Startup Time</text:a>
</text:p>
        </text:list-item>
        <text:list-item>
          <text:p text:style-name="Text_20_body">Syncing Custom Set Variables: <text:a xlink:type="simple" xlink:href="https://assortedarray.com/posts/my-init-org-setup/">https://assortedarray.com/posts/my-init-org-setup/</text:a>
</text:p>
        </text:list-item>
      </text:list>
      <text:h text:style-name="Heading_20_3" text:outline-level="3" text:is-list-header="false">
<text:bookmark-start text:name="OrgXref.orgee2f0e9"/>
<text:bookmark text:name="orgee2f0e9"/>Emacs dotfile examples
<text:bookmark-end text:name="OrgXref.orgee2f0e9"/></text:h>
      <text:list text:style-name="OrgBulletedList" text:continue-numbering="false">
        <text:list-item>
          <text:p text:style-name="Text_20_body"><text:a xlink:type="simple" xlink:href="https://github.com/yanghaoxie/emacs-dotfile">https://github.com/yanghaoxie/emacs-dotfile</text:a>
</text:p>
        </text:list-item>
        <text:list-item>
          <text:p text:style-name="Text_20_body"><text:a xlink:type="simple" xlink:href="https://akirakyle.com/dotfile/dotfile.html#org83b9c8b">One Dotfile to rule them all!</text:a>
</text:p>
        </text:list-item>
        <text:list-item>
          <text:p text:style-name="Text_20_body">dakrone-dotfiles: <text:a xlink:type="simple" xlink:href="https://github.com/dakrone/dakrone-dotfiles/blob/master/emacs.org">https://github.com/dakrone/dakrone-dotfiles/blob/master/emacs.org</text:a>
</text:p>
        </text:list-item>
        <text:list-item>
          <text:p text:style-name="Text_20_body">Juan José García Ripoll: <text:a xlink:type="simple" xlink:href="http://juanjose.garciaripoll.com/blog/my-emacs-windows-configuration/index.html">http://juanjose.garciaripoll.com/blog/my-emacs-windows-configuration/index.html</text:a>
</text:p>
        </text:list-item>
        <text:list-item>
          <text:p text:style-name="Text_20_body"><text:a xlink:type="simple" xlink:href="https://huadeyu.tech/tools/emacs-setup-notes.html">极简Emacs开发环境配置</text:a>
</text:p>
        </text:list-item>
        <text:list-item>
          <text:p text:style-name="Text_20_body"><text:a xlink:type="simple" xlink:href="https://hugocisneros.com/org-config/">https://hugocisneros.com/org-config/</text:a>: very nice
</text:p>
        </text:list-item>
      </text:list>
      <text:h text:style-name="Heading_20_2" text:outline-level="2" text:is-list-header="false">
<text:bookmark-start text:name="OrgXref.orgaaa4881"/>
<text:bookmark text:name="orgaaa4881"/>TODO
<text:bookmark-end text:name="OrgXref.orgaaa4881"/></text:h>
      <text:list text:style-name="OrgBulletedList" text:continue-numbering="false">
        <text:list-item>
          <text:p text:style-name="Text_20_body">what is ERC?
</text:p>
        </text:list-item>
        <text:list-item>
          <text:p text:style-name="Text_20_body"><text:a xlink:type="simple" xlink:href="http://ergoemacs.org/emacs/elisp_next_prev_user_buffer.html">Emacs: Next/Previous User Buffer</text:a>
</text:p>
        </text:list-item>
      </text:list>
      <text:h text:style-name="Heading_20_2" text:outline-level="2" text:is-list-header="false">
<text:bookmark-start text:name="OrgXref.orge656356"/>
<text:bookmark text:name="orge656356"/>Start to use this configuration
<text:bookmark-end text:name="OrgXref.orge656356"/></text:h>
      <text:p text:style-name="Text_20_body">When this configuration is loaded for the first time, the init.el is the file that is loaded. It should look like this:
</text:p>
      <text:p text:style-name="OrgSrcBlock"><text:s/><text:s/><text:span text:style-name="OrgSrcFontLockCommentDelimiterFace">;;<text:s/></text:span><text:span text:style-name="OrgSrcFontLockCommentFace">This<text:s/>file<text:s/>replaces<text:s/>itself<text:s/>with<text:s/>the<text:s/>actual<text:s/>configuration<text:s/>at<text:s/>first<text:s/>run.</text:span></text:p>
      <text:p text:style-name="OrgSrcBlock"/>
      <text:p text:style-name="OrgSrcBlock"><text:s/><text:s/><text:span text:style-name="OrgSrcFontLockCommentDelimiterFace">;;<text:s/></text:span><text:span text:style-name="OrgSrcFontLockCommentFace">We<text:s/>can't<text:s/>tangle<text:s/>without<text:s/>org!</text:span></text:p>
      <text:p text:style-name="OrgSrcBlock"><text:s/><text:s/>(<text:span text:style-name="OrgSrcFontLockKeywordFace">require</text:span><text:s/>'<text:span text:style-name="OrgSrcFontLockConstantFace">org</text:span>)</text:p>
      <text:p text:style-name="OrgSrcBlock"><text:s/><text:s/><text:span text:style-name="OrgSrcFontLockCommentDelimiterFace">;;<text:s/></text:span><text:span text:style-name="OrgSrcFontLockCommentFace">Open<text:s/>the<text:s/>configuration</text:span></text:p>
      <text:p text:style-name="OrgSrcBlock"><text:s/><text:s/>(find-file<text:s/>(concat<text:s/>user-emacs-directory<text:s/><text:span text:style-name="OrgSrcFontLockStringFace">"init.org"</text:span>))</text:p>
      <text:p text:style-name="OrgSrcBlock"><text:s/><text:s/><text:span text:style-name="OrgSrcFontLockCommentDelimiterFace">;;<text:s/></text:span><text:span text:style-name="OrgSrcFontLockCommentFace">tangle<text:s/>it</text:span></text:p>
      <text:p text:style-name="OrgSrcBlock"><text:s/><text:s/>(org-babel-tangle)</text:p>
      <text:p text:style-name="OrgSrcBlock"><text:s/><text:s/><text:span text:style-name="OrgSrcFontLockCommentDelimiterFace">;;<text:s/></text:span><text:span text:style-name="OrgSrcFontLockCommentFace">load<text:s/>it</text:span></text:p>
      <text:p text:style-name="OrgSrcBlock"><text:s/><text:s/>(load-file<text:s/>(concat<text:s/>user-emacs-directory<text:s/><text:span text:style-name="OrgSrcFontLockStringFace">"init.el"</text:span>))</text:p>
      <text:p text:style-name="OrgSrcBlock"><text:s/><text:s/><text:span text:style-name="OrgSrcFontLockCommentDelimiterFace">;;<text:s/></text:span><text:span text:style-name="OrgSrcFontLockCommentFace">finally<text:s/>byte-compile<text:s/>it</text:span></text:p>
      <text:p text:style-name="OrgSrcBlockLastLine"><text:s/><text:s/>(byte-compile-file<text:s/>(concat<text:s/>user-emacs-directory<text:s/><text:span text:style-name="OrgSrcFontLockStringFace">"init.el"</text:span>))</text:p>
      <text:p text:style-name="Text_20_body">It tangles the org-file, so that this file is overwritten with the actual configuration. Afterwards, this is not needed, because we can use <text:span text:style-name="OrgCode">C-c C-v t</text:span> to run <text:span text:style-name="OrgCode">org-babel-tangle</text:span>, which does the same job.
</text:p>
      <text:p text:style-name="Text_20_body">Alternatively, we can add the following configuration to execute <text:span text:style-name="OrgCode">org-babel-tangle</text:span> after changes. I prefer to not enable this and do it manually.
</text:p>
      <text:p text:style-name="OrgSrcBlock"><text:s/><text:s/><text:span text:style-name="OrgSrcFontLockCommentDelimiterFace">;;<text:s/></text:span><text:span text:style-name="OrgSrcFontLockCommentFace">-*-<text:s/>mode:<text:s/>emacs-lisp<text:s/>-*-</text:span></text:p>
      <text:p text:style-name="OrgSrcBlock"/>
      <text:p text:style-name="OrgSrcBlock"><text:s/><text:s/><text:span text:style-name="OrgSrcFontLockCommentDelimiterFace">;;<text:s/></text:span><text:span text:style-name="OrgSrcFontLockCommentFace">(defun<text:s/>tangle-init<text:s/>()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"If<text:s/>the<text:s/>current<text:s/>buffer<text:s/>is<text:s/>'</text:span><text:span text:style-name="OrgSrcFontLockConstantFace">init.org</text:span><text:span text:style-name="OrgSrcFontLockCommentFace">'<text:s/>the<text:s/>code-blocks<text:s/>are</text:span></text:p>
      <text:p text:style-name="OrgSrcBlock"><text:s/><text:s/><text:span text:style-name="OrgSrcFontLockCommentDelimiterFace">;;<text:s/></text:span><text:span text:style-name="OrgSrcFontLockCommentFace">tangled,<text:s/>and<text:s/>the<text:s/>tangled<text:s/>file<text:s/>is<text:s/>compiled."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(when<text:s/>(equal<text:s/>(buffer-file-name)</text:span></text:p>
      <text:p text:style-name="OrgSrcBlock"><text:s/><text:s/><text:span text:style-name="OrgSrcFontLockCommentDelimiterFace">;;<text:s/></text:span><text:span text:style-name="OrgSrcFontLockCommentFace"><text:tab/><text:tab/><text:tab/><text:s/><text:s/><text:s/><text:s/><text:s/><text:s/><text:s/>;;<text:s/>(expand-file-name<text:s/>(concat<text:s/>user-emacs-directory</text:span><text:span text:style-name="OrgSrcWhitespaceLine"><text:s/>"init.org")))</text:span></text:p>
      <text:p text:style-name="OrgSrcBlock"><text:s/><text:s/><text:span text:style-name="OrgSrcFontLockCommentDelimiterFace">;;<text:s/></text:span><text:span text:style-name="OrgSrcFontLockCommentFace"><text:tab/><text:tab/><text:tab/><text:s/><text:s/><text:s/><text:s/><text:s/><text:s/><text:s/>"/Users/chongchonghe/dotfiles/emacs/init.org")</text:span></text:p>
      <text:p text:style-name="OrgSrcBlock"><text:s/><text:s/><text:span text:style-name="OrgSrcFontLockCommentDelimiterFace">;;<text:s/></text:span><text:span text:style-name="OrgSrcFontLockCommentFace"><text:tab/>;;<text:s/>Avoid<text:s/>running<text:s/>hooks<text:s/>when<text:s/>tangling.</text:span></text:p>
      <text:p text:style-name="OrgSrcBlock"><text:s/><text:s/><text:span text:style-name="OrgSrcFontLockCommentDelimiterFace">;;<text:s/></text:span><text:span text:style-name="OrgSrcFontLockCommentFace"><text:tab/>(let<text:s/>((prog-mode-hook<text:s/>nil))</text:span></text:p>
      <text:p text:style-name="OrgSrcBlock"><text:s/><text:s/><text:span text:style-name="OrgSrcFontLockCommentDelimiterFace">;;<text:s/></text:span><text:span text:style-name="OrgSrcFontLockCommentFace"><text:tab/><text:s/><text:s/><text:s/><text:s/><text:s/><text:s/>(org-babel-tangle)</text:span></text:p>
      <text:p text:style-name="OrgSrcBlock"><text:s/><text:s/><text:span text:style-name="OrgSrcFontLockCommentDelimiterFace">;;<text:s/></text:span><text:span text:style-name="OrgSrcFontLockCommentFace"><text:tab/><text:s/><text:s/><text:s/><text:s/><text:s/><text:s/>(byte-compile-file<text:s/>(concat<text:s/>user-emacs-directory<text:s/>"init.el")))))</text:span></text:p>
      <text:p text:style-name="OrgSrcBlockLastLine"><text:s/><text:s/><text:span text:style-name="OrgSrcFontLockCommentDelimiterFace">;;<text:s/></text:span><text:span text:style-name="OrgSrcFontLockCommentFace">(add-hook<text:s/>'after-save-hook<text:s/>'tangle-init)</text:span></text:p>
      <text:p text:style-name="Text_20_body">(Not in use) The following config is a common optimization to temporarily disable garbage collection during initialization.
</text:p>
      <text:p text:style-name="OrgSrcBlock"><text:s/><text:s/><text:span text:style-name="OrgSrcFontLockCommentDelimiterFace">;;<text:s/></text:span><text:span text:style-name="OrgSrcFontLockCommentFace">-*-<text:s/>mode:<text:s/>emacs-lisp<text:s/>-*-</text:span></text:p>
      <text:p text:style-name="OrgSrcBlock"/>
      <text:p text:style-name="OrgSrcBlock"><text:s/><text:s/>(<text:span text:style-name="OrgSrcFontLockKeywordFace">lexical-let</text:span><text:s/>((old-gc-treshold<text:s/>gc-cons-threshold))</text:p>
      <text:p text:style-name="OrgSrcBlock"><text:s/><text:s/><text:s/><text:s/>(<text:span text:style-name="OrgSrcFontLockKeywordFace">setq</text:span><text:s/>gc-cons-threshold<text:s/>most-positive-fixnum)</text:p>
      <text:p text:style-name="OrgSrcBlock"><text:s/><text:s/><text:s/><text:s/>(add-hook<text:s/>'after-init-hook</text:p>
      <text:p text:style-name="OrgSrcBlockLastLine"><text:s/><text:s/><text:s/><text:s/><text:s/><text:s/><text:s/><text:s/><text:s/><text:s/><text:s/><text:s/><text:s/><text:s/>(<text:span text:style-name="OrgSrcFontLockKeywordFace">lambda</text:span><text:s/>()<text:s/>(<text:span text:style-name="OrgSrcFontLockKeywordFace">setq</text:span><text:s/>gc-cons-threshold<text:s/>old-gc-treshold))))</text:p>
      <text:h text:style-name="Heading_20_2" text:outline-level="2" text:is-list-header="false">
<text:bookmark-start text:name="OrgXref.orgf91091a"/>
<text:bookmark text:name="orgf91091a"/>Dot emacs debugging
<text:bookmark-end text:name="OrgXref.orgf91091a"/></text:h>
      <text:list text:style-name="OrgBulletedList" text:continue-numbering="false">
        <text:list-item>
          <text:p text:style-name="Text_20_body">Remember to delete init.elc as you update init.el
</text:p>
        </text:list-item>
        <text:list-item>
          <text:p text:style-name="Text_20_body"><text:span text:style-name="OrgCode">Debugger entered--Lisp error: (void-variable personal-keybindings)</text:span>
</text:p>
          <text:list text:style-name="OrgBulletedList" text:continue-numbering="true">
            <text:list-item>
              <text:p text:style-name="Text_20_body"><text:span text:style-name="OrgCode">(use-package org)</text:span>
</text:p>
            </text:list-item>
          </text:list>
        </text:list-item>
      </text:list>
      <text:h text:style-name="Heading_20_1" text:outline-level="1" text:is-list-header="false">
<text:bookmark-start text:name="OrgXref.orgd1ce1b6"/>
<text:bookmark text:name="orgd1ce1b6"/>Basic usage
<text:bookmark-end text:name="OrgXref.orgd1ce1b6"/></text:h>
      <text:list text:style-name="OrgDescriptionList" text:continue-numbering="false">
        <text:list-item>
          <text:p text:style-name="Text_20_body_20_bold">Bookmarks</text:p>
          <text:list text:style-name="OrgDescriptionList" text:continue-numbering="true">
            <text:list-item>
              <text:p text:style-name="Text_20_body">Commands: <text:span text:style-name="OrgCode">bookmark-set</text:span>, <text:span text:style-name="OrgCode">helm-bookmarks</text:span>
</text:p>
            </text:list-item>
          </text:list>
        </text:list-item>
        <text:list-item>
          <text:p text:style-name="Text_20_body_20_bold">org-agenda</text:p>
          <text:list text:style-name="OrgDescriptionList" text:continue-numbering="true">
            <text:list-item>
              <text:p text:style-name="Text_20_body">Shortcuts: <text:span text:style-name="OrgCode">C-c c</text:span>: org-capture, <text:span text:style-name="OrgCode">C-c a t</text:span>: org-todo, <text:span text:style-name="OrgCode">C-c a a</text:span>: org-agenda
</text:p>
            </text:list-item>
          </text:list>
        </text:list-item>
      </text:list>
      <text:h text:style-name="Heading_20_1" text:outline-level="1" text:is-list-header="false">
<text:bookmark-start text:name="OrgXref.org108c54e"/>
<text:bookmark text:name="org108c54e"/>Emacs initialization
<text:bookmark-end text:name="OrgXref.org108c54e"/></text:h>
      <text:h text:style-name="Heading_20_2" text:outline-level="2" text:is-list-header="false">
<text:bookmark-start text:name="OrgXref.org8058dc4"/>
<text:bookmark text:name="org8058dc4"/>Initialization
<text:bookmark-end text:name="OrgXref.org8058dc4"/></text:h>
      <text:p text:style-name="OrgSrcBlock"/>
      <text:p text:style-name="OrgSrcBlock"><text:s/><text:s/><text:span text:style-name="OrgSrcFontLockCommentDelimiterFace">;;<text:s/></text:span><text:span text:style-name="OrgSrcFontLockCommentFace">Make<text:s/>startup<text:s/>faster<text:s/>by<text:s/>reducing<text:s/>the<text:s/>frequency<text:s/>of<text:s/>garbage</text:span></text:p>
      <text:p text:style-name="OrgSrcBlock"><text:s/><text:s/><text:span text:style-name="OrgSrcFontLockCommentDelimiterFace">;;<text:s/></text:span><text:span text:style-name="OrgSrcFontLockCommentFace">collection.<text:s/><text:s/>The<text:s/>default<text:s/>is<text:s/>800<text:s/>kilobytes.<text:s/><text:s/>Measured<text:s/>in<text:s/>bytes.</text:span></text:p>
      <text:p text:style-name="OrgSrcBlock"><text:s/><text:s/>(<text:span text:style-name="OrgSrcFontLockKeywordFace">setq</text:span><text:s/>gc-cons-threshold<text:s/>100000000)</text:p>
      <text:p text:style-name="OrgSrcBlock"/>
      <text:p text:style-name="OrgSrcBlock"><text:s/><text:s/>(package-initialize)</text:p>
      <text:p text:style-name="OrgSrcBlock"><text:s/><text:s/>(add-to-list<text:s/>'load-path<text:s/><text:span text:style-name="OrgSrcFontLockStringFace">"~/.emacs.d/pkgs"</text:span>)</text:p>
      <text:p text:style-name="OrgSrcBlock"/>
      <text:p text:style-name="OrgSrcBlock"><text:s/><text:s/><text:span text:style-name="OrgSrcFontLockCommentDelimiterFace">;;<text:s/></text:span><text:span text:style-name="OrgSrcFontLockCommentFace">(defvar<text:s/>myPackages</text:span></text:p>
      <text:p text:style-name="OrgSrcBlock"><text:s/><text:s/><text:span text:style-name="OrgSrcFontLockCommentDelimiterFace">;;<text:s/><text:s/><text:s/></text:span><text:span text:style-name="OrgSrcFontLockCommentFace">'(better-defaults</text:span></text:p>
      <text:p text:style-name="OrgSrcBlock"><text:s/><text:s/><text:span text:style-name="OrgSrcFontLockCommentDelimiterFace">;;<text:s/><text:s/><text:s/><text:s/><text:s/></text:span><text:span text:style-name="OrgSrcFontLockCommentFace">;;ein</text:span></text:p>
      <text:p text:style-name="OrgSrcBlock"><text:s/><text:s/><text:span text:style-name="OrgSrcFontLockCommentDelimiterFace">;;<text:s/><text:s/><text:s/><text:s/><text:s/></text:span><text:span text:style-name="OrgSrcFontLockCommentFace">elpy</text:span></text:p>
      <text:p text:style-name="OrgSrcBlock"><text:s/><text:s/><text:span text:style-name="OrgSrcFontLockCommentDelimiterFace">;;<text:s/><text:s/><text:s/><text:s/><text:s/></text:span><text:span text:style-name="OrgSrcFontLockCommentFace">flycheck</text:span></text:p>
      <text:p text:style-name="OrgSrcBlock"><text:s/><text:s/><text:span text:style-name="OrgSrcFontLockCommentDelimiterFace">;;<text:s/><text:s/><text:s/><text:s/><text:s/></text:span><text:span text:style-name="OrgSrcFontLockCommentFace">;;spolky<text:s/><text:s/><text:s/>;<text:s/>theme?</text:span></text:p>
      <text:p text:style-name="OrgSrcBlockLastLine"><text:s/><text:s/><text:span text:style-name="OrgSrcFontLockCommentDelimiterFace">;;<text:s/><text:s/><text:s/><text:s/><text:s/></text:span><text:span text:style-name="OrgSrcFontLockCommentFace">;;<text:s/>py-autopep8</text:span></text:p>
      <text:p text:style-name="OrgSrcBlockLastLine"><text:s/><text:s/><text:span text:style-name="OrgSrcFontLockCommentDelimiterFace">;;<text:s/><text:s/><text:s/><text:s/><text:s/></text:span><text:span text:style-name="OrgSrcFontLockCommentFace">))</text:span></text:p>
      <text:h text:style-name="Heading_20_2" text:outline-level="2" text:is-list-header="false">
<text:bookmark-start text:name="OrgXref.org509ea94"/>
<text:bookmark text:name="org509ea94"/>Add package sources
<text:bookmark-end text:name="OrgXref.org509ea94"/></text:h>
      <text:p text:style-name="OrgSrcBlock">(<text:span text:style-name="OrgSrcFontLockKeywordFace">unless</text:span><text:s/>(assoc-default<text:s/><text:span text:style-name="OrgSrcFontLockStringFace">"melpa"</text:span><text:s/>package-archives)</text:p>
      <text:p text:style-name="OrgSrcBlock"><text:s/><text:s/>(add-to-list<text:s/>'package-archives<text:s/>'(<text:span text:style-name="OrgSrcFontLockStringFace">"melpa"</text:span><text:s/>.<text:s/><text:span text:style-name="OrgSrcFontLockStringFace">"https://melpa.org/packages/"</text:span>)<text:s/>t))</text:p>
      <text:p text:style-name="OrgSrcBlock">(<text:span text:style-name="OrgSrcFontLockKeywordFace">unless</text:span><text:s/>(assoc-default<text:s/><text:span text:style-name="OrgSrcFontLockStringFace">"org"</text:span><text:s/>package-archives)</text:p>
      <text:p text:style-name="OrgSrcBlockLastLine"><text:s/><text:s/>(add-to-list<text:s/>'package-archives<text:s/>'(<text:span text:style-name="OrgSrcFontLockStringFace">"org"</text:span><text:s/>.<text:s/><text:span text:style-name="OrgSrcFontLockStringFace">"https://orgmode.org/elpa/"</text:span>)<text:s/>t))</text:p>
      <text:p text:style-name="Text_20_body">Use <text:span text:style-name="OrgCode">M-x package-refresh-contents</text:span> to reload the list of packages after adding these for the first time.
</text:p>
      <text:h text:style-name="Heading_20_2" text:outline-level="2" text:is-list-header="false">
<text:bookmark-start text:name="OrgXref.org5bf14f4"/>
<text:bookmark text:name="org5bf14f4"/>Use-package
<text:bookmark-end text:name="OrgXref.org5bf14f4"/></text:h>
      <text:h text:style-name="Heading_20_3" text:outline-level="3" text:is-list-header="false">
<text:bookmark-start text:name="OrgXref.orgdfcefb9"/>
<text:bookmark text:name="orgdfcefb9"/>Usage
<text:bookmark-end text:name="OrgXref.orgdfcefb9"/></text:h>
      <text:p text:style-name="Text_20_body">To use local packages, use <text:span text:style-name="OrgCode">:ensure nil</text:span>, or use <text:span text:style-name="OrgCode">:load-path</text:span> keyword. e.g.
</text:p>
      <text:p text:style-name="OrgSrcBlock"><text:s/><text:s/>(<text:span text:style-name="OrgSrcFontLockKeywordFace">use-package</text:span><text:s/><text:span text:style-name="OrgSrcFontLockConstantFace">si-general</text:span></text:p>
      <text:p text:style-name="OrgSrcBlock"><text:s/><text:s/><text:s/><text:s/><text:span text:style-name="OrgSrcFontLockBuiltinFace">:ensure</text:span><text:s/>nil</text:p>
      <text:p text:style-name="OrgSrcBlockLastLine"><text:s/><text:s/><text:s/><text:s/><text:span text:style-name="OrgSrcFontLockBuiltinFace">:load-path</text:span><text:s/><text:span text:style-name="OrgSrcFontLockStringFace">"~/.emacs.d/lib"</text:span>)</text:p>
      <text:h text:style-name="Heading_20_3" text:outline-level="3" text:is-list-header="false">
<text:bookmark-start text:name="OrgXref.org3c49a2b"/>
<text:bookmark text:name="org3c49a2b"/>Config
<text:bookmark-end text:name="OrgXref.org3c49a2b"/></text:h>
      <text:p text:style-name="OrgSrcBlock"><text:s/><text:s/><text:span text:style-name="OrgSrcFontLockCommentDelimiterFace">;;<text:s/></text:span><text:span text:style-name="OrgSrcFontLockCommentFace">This<text:s/>is<text:s/>only<text:s/>needed<text:s/>once,<text:s/>near<text:s/>the<text:s/>top<text:s/>of<text:s/>the<text:s/>file</text:span></text:p>
      <text:p text:style-name="OrgSrcBlock"><text:s/><text:s/>(<text:span text:style-name="OrgSrcFontLockKeywordFace">require</text:span><text:s/>'<text:span text:style-name="OrgSrcFontLockConstantFace">bind-key</text:span>)</text:p>
      <text:p text:style-name="OrgSrcBlock"><text:s/><text:s/>(<text:span text:style-name="OrgSrcFontLockKeywordFace">eval-when-compile</text:span></text:p>
      <text:p text:style-name="OrgSrcBlock"><text:s/><text:s/><text:s/><text:s/><text:span text:style-name="OrgSrcFontLockCommentDelimiterFace">;;<text:s/></text:span><text:span text:style-name="OrgSrcFontLockCommentFace">Following<text:s/>line<text:s/>is<text:s/>not<text:s/>needed<text:s/>if<text:s/>use-package.el<text:s/>is<text:s/>in<text:s/>~/.emacs.d</text:span></text:p>
      <text:p text:style-name="OrgSrcBlock"><text:s/><text:s/><text:s/><text:s/>(add-to-list<text:s/>'load-path<text:s/><text:span text:style-name="OrgSrcFontLockStringFace">"~/.emacs.d/elpa"</text:span>)</text:p>
      <text:p text:style-name="OrgSrcBlock"><text:s/><text:s/><text:s/><text:s/>(<text:span text:style-name="OrgSrcFontLockKeywordFace">require</text:span><text:s/>'<text:span text:style-name="OrgSrcFontLockConstantFace">use-package</text:span>))</text:p>
      <text:p text:style-name="OrgSrcBlock"/>
      <text:p text:style-name="OrgSrcBlock"><text:s/><text:s/><text:span text:style-name="OrgSrcFontLockCommentDelimiterFace">;;<text:s/></text:span><text:span text:style-name="OrgSrcFontLockCommentFace">(add-to-list<text:s/>'load-path<text:s/>"~/.emacs.d/elpa")</text:span></text:p>
      <text:p text:style-name="OrgSrcBlock"><text:s/><text:s/><text:span text:style-name="OrgSrcFontLockCommentDelimiterFace">;;<text:s/></text:span><text:span text:style-name="OrgSrcFontLockCommentFace">(require<text:s/>'use-package)</text:span></text:p>
      <text:p text:style-name="OrgSrcBlock"/>
      <text:p text:style-name="OrgSrcBlock"><text:s/><text:s/><text:span text:style-name="OrgSrcFontLockCommentDelimiterFace">;;<text:s/></text:span><text:span text:style-name="OrgSrcFontLockCommentFace">(unless<text:s/>(package-installed-p<text:s/>'use-package)</text:span></text:p>
      <text:p text:style-name="OrgSrcBlock"><text:s/><text:s/><text:span text:style-name="OrgSrcFontLockCommentDelimiterFace">;;<text:s/><text:s/><text:s/></text:span><text:span text:style-name="OrgSrcFontLockCommentFace">(package-refresh-contents)</text:span></text:p>
      <text:p text:style-name="OrgSrcBlock"><text:s/><text:s/><text:span text:style-name="OrgSrcFontLockCommentDelimiterFace">;;<text:s/><text:s/><text:s/></text:span><text:span text:style-name="OrgSrcFontLockCommentFace">(package-install<text:s/>'use-package))</text:span></text:p>
      <text:p text:style-name="OrgSrcBlock"/>
      <text:p text:style-name="OrgSrcBlock"><text:s/><text:s/>(<text:span text:style-name="OrgSrcFontLockKeywordFace">setq</text:span><text:s/>use-package-always-ensure<text:s/>t)</text:p>
      <text:p text:style-name="OrgSrcBlock"><text:s/><text:s/>(<text:span text:style-name="OrgSrcFontLockKeywordFace">setq</text:span><text:s/>use-package-verbose<text:s/>t)</text:p>
      <text:p text:style-name="OrgSrcBlock"/>
      <text:p text:style-name="OrgSrcBlock"><text:s/><text:s/><text:span text:style-name="OrgSrcFontLockCommentDelimiterFace">;;<text:s/></text:span><text:span text:style-name="OrgSrcFontLockCommentFace">(use-package<text:s/>ein)</text:span></text:p>
      <text:p text:style-name="OrgSrcBlock"><text:s/><text:s/><text:span text:style-name="OrgSrcFontLockCommentDelimiterFace">;;<text:s/></text:span><text:span text:style-name="OrgSrcFontLockCommentFace">(use-package<text:s/>ein-notebook)</text:span></text:p>
      <text:p text:style-name="OrgSrcBlock"><text:s/><text:s/><text:span text:style-name="OrgSrcFontLockCommentDelimiterFace">;;<text:s/></text:span><text:span text:style-name="OrgSrcFontLockCommentFace">(use-package<text:s/>ein-subpackages)</text:span></text:p>
      <text:p text:style-name="OrgSrcBlockLastLine"><text:s/><text:s/><text:span text:style-name="OrgSrcFontLockCommentDelimiterFace">;;<text:s/></text:span><text:span text:style-name="OrgSrcFontLockCommentFace">(use-package<text:s/>better-defaults)</text:span></text:p>
      <text:h text:style-name="Heading_20_1" text:outline-level="1" text:is-list-header="false">
<text:bookmark-start text:name="OrgXref.orgad48cfe"/>
<text:bookmark text:name="orgad48cfe"/>General configuration
<text:bookmark-end text:name="OrgXref.orgad48cfe"/></text:h>
      <text:h text:style-name="Heading_20_2" text:outline-level="2" text:is-list-header="false">
<text:bookmark-start text:name="OrgXref.org738acdb"/>
<text:bookmark text:name="org738acdb"/>Fundamentals
<text:bookmark-end text:name="OrgXref.org738acdb"/></text:h>
      <text:p text:style-name="OrgSrcBlock"><text:span text:style-name="OrgSrcFontLockCommentDelimiterFace">;;<text:s/></text:span><text:span text:style-name="OrgSrcFontLockCommentFace">remove<text:s/>backup<text:s/>files<text:s/>(e.g.<text:s/>README.md~)</text:span></text:p>
      <text:p text:style-name="OrgSrcBlock">(<text:span text:style-name="OrgSrcFontLockKeywordFace">setq</text:span><text:s/>make-backup-files<text:s/>nil)</text:p>
      <text:p text:style-name="OrgSrcBlock"><text:span text:style-name="OrgSrcFontLockCommentDelimiterFace">;;<text:s/></text:span><text:span text:style-name="OrgSrcFontLockCommentFace">enable<text:s/>line<text:s/>numbers<text:s/>globally</text:span></text:p>
      <text:p text:style-name="OrgSrcBlock">(global-linum-mode<text:s/>t)<text:s/></text:p>
      <text:p text:style-name="OrgSrcBlock"><text:span text:style-name="OrgSrcFontLockCommentDelimiterFace">;;<text:s/></text:span><text:span text:style-name="OrgSrcFontLockCommentFace">Shift-arrow<text:s/>to<text:s/>swith<text:s/>windows</text:span></text:p>
      <text:p text:style-name="OrgSrcBlock">(windmove-default-keybindings)</text:p>
      <text:p text:style-name="OrgSrcBlock"><text:span text:style-name="OrgSrcFontLockCommentDelimiterFace">;;<text:s/></text:span><text:span text:style-name="OrgSrcFontLockCommentFace">(global-unset-key<text:s/>(kbd<text:s/>"C-x<text:s/>C-c"))</text:span></text:p>
      <text:p text:style-name="OrgSrcBlock"><text:span text:style-name="OrgSrcFontLockCommentDelimiterFace">;;<text:s/></text:span><text:span text:style-name="OrgSrcFontLockCommentFace">(global-unset-key<text:s/>(kbd<text:s/>"M-`"))<text:s/>;<text:s/>not<text:s/>working</text:span></text:p>
      <text:p text:style-name="OrgSrcBlock">(<text:span text:style-name="OrgSrcFontLockKeywordFace">setq</text:span><text:s/>default-fill-column<text:s/>80)</text:p>
      <text:p text:style-name="OrgSrcBlock"><text:span text:style-name="OrgSrcFontLockCommentDelimiterFace">;;<text:s/></text:span><text:span text:style-name="OrgSrcFontLockCommentFace">Auto<text:s/>revert<text:s/>mode</text:span></text:p>
      <text:p text:style-name="OrgSrcBlock">(global-auto-revert-mode<text:s/>1)</text:p>
      <text:p text:style-name="OrgSrcBlock"><text:span text:style-name="OrgSrcFontLockCommentDelimiterFace">;;<text:s/></text:span><text:span text:style-name="OrgSrcFontLockCommentFace">Keep<text:s/>track<text:s/>of<text:s/>loading<text:s/>time</text:span></text:p>
      <text:p text:style-name="OrgSrcBlock">(<text:span text:style-name="OrgSrcFontLockKeywordFace">defconst</text:span><text:s/><text:span text:style-name="OrgSrcFontLockVariableNameFace">emacs-start-time</text:span><text:s/>(current-time))</text:p>
      <text:p text:style-name="OrgSrcBlock"><text:span text:style-name="OrgSrcFontLockCommentDelimiterFace">;;<text:s/></text:span><text:span text:style-name="OrgSrcFontLockCommentFace">start<text:s/>server<text:s/>at<text:s/>startup</text:span></text:p>
      <text:p text:style-name="OrgSrcBlock">(server-start)</text:p>
      <text:p text:style-name="OrgSrcBlock"><text:span text:style-name="OrgSrcFontLockCommentDelimiterFace">;;<text:s/></text:span><text:span text:style-name="OrgSrcFontLockCommentFace">Disable<text:s/>welcome<text:s/>screen</text:span></text:p>
      <text:p text:style-name="OrgSrcBlock">(<text:span text:style-name="OrgSrcFontLockKeywordFace">setq</text:span><text:s/>inhibit-startup-screen<text:s/>t)</text:p>
      <text:p text:style-name="OrgSrcBlock"><text:span text:style-name="OrgSrcFontLockCommentDelimiterFace">;;<text:s/></text:span><text:span text:style-name="OrgSrcFontLockCommentFace">Search<text:s/>only<text:s/>visible<text:s/></text:span></text:p>
      <text:p text:style-name="OrgSrcBlock">(<text:span text:style-name="OrgSrcFontLockKeywordFace">setq</text:span><text:s/>search-invisible<text:s/>nil)</text:p>
      <text:p text:style-name="OrgSrcBlock">(<text:span text:style-name="OrgSrcFontLockKeywordFace">setq</text:span><text:s/>column-number-mode<text:s/>t)</text:p>
      <text:p text:style-name="OrgSrcBlock">(<text:span text:style-name="OrgSrcFontLockKeywordFace">setq</text:span><text:s/>x-select-enable-clipboard<text:s/>t)</text:p>
      <text:p text:style-name="OrgSrcBlock"><text:span text:style-name="OrgSrcFontLockCommentDelimiterFace">;;<text:s/></text:span><text:span text:style-name="OrgSrcFontLockCommentFace">(desktop-save-mode<text:s/>1)</text:span></text:p>
      <text:p text:style-name="OrgSrcBlock"><text:span text:style-name="OrgSrcFontLockCommentDelimiterFace">;;<text:s/></text:span><text:span text:style-name="OrgSrcFontLockCommentFace">end<text:s/>file<text:s/>with<text:s/>new<text:s/>line<text:s/>("\n")</text:span></text:p>
      <text:p text:style-name="OrgSrcBlock">(<text:span text:style-name="OrgSrcFontLockKeywordFace">setq</text:span><text:s/>mode-require-final-newline<text:s/>t)</text:p>
      <text:p text:style-name="OrgSrcBlock"><text:span text:style-name="OrgSrcFontLockCommentDelimiterFace">;;<text:s/></text:span><text:span text:style-name="OrgSrcFontLockCommentFace">always<text:s/>follow<text:s/>symlinks</text:span></text:p>
      <text:p text:style-name="OrgSrcBlockLastLine">(<text:span text:style-name="OrgSrcFontLockKeywordFace">setq</text:span><text:s/>find-file-visit-truename<text:s/>t)</text:p>
      <text:h text:style-name="Heading_20_2" text:outline-level="2" text:is-list-header="false">
<text:bookmark-start text:name="OrgXref.org8e653d7"/>
<text:bookmark text:name="org8e653d7"/>Use CMD key for meta
<text:bookmark-end text:name="OrgXref.org8e653d7"/></text:h>
      <text:p text:style-name="OrgSrcBlock"><text:span text:style-name="OrgSrcFontLockCommentDelimiterFace">;;<text:s/></text:span><text:span text:style-name="OrgSrcFontLockCommentFace">Use<text:s/>cmd<text:s/>key<text:s/>for<text:s/>meta</text:span></text:p>
      <text:p text:style-name="OrgSrcBlock"><text:span text:style-name="OrgSrcFontLockCommentDelimiterFace">;;<text:s/></text:span><text:span text:style-name="OrgSrcFontLockCommentFace">https://superuser.com/questions/297259/set-emacs-meta-key-to-be-the-mac-key</text:span></text:p>
      <text:p text:style-name="OrgSrcBlock"><text:span text:style-name="OrgSrcFontLockCommentDelimiterFace">;;<text:s/></text:span><text:span text:style-name="OrgSrcFontLockCommentFace">(setq<text:s/>mac-option-key-is-meta<text:s/>nil</text:span></text:p>
      <text:p text:style-name="OrgSrcBlock"><text:span text:style-name="OrgSrcFontLockCommentDelimiterFace">;;<text:s/><text:s/><text:s/><text:s/><text:s/><text:s/><text:s/></text:span><text:span text:style-name="OrgSrcFontLockCommentFace">mac-command-key-is-meta<text:s/>t</text:span></text:p>
      <text:p text:style-name="OrgSrcBlock"><text:span text:style-name="OrgSrcFontLockCommentDelimiterFace">;;<text:s/><text:s/><text:s/><text:s/><text:s/><text:s/><text:s/></text:span><text:span text:style-name="OrgSrcFontLockCommentFace">mac-command-modifier<text:s/>'meta</text:span></text:p>
      <text:p text:style-name="OrgSrcBlock"><text:span text:style-name="OrgSrcFontLockCommentDelimiterFace">;;<text:s/><text:s/><text:s/><text:s/><text:s/><text:s/><text:s/></text:span><text:span text:style-name="OrgSrcFontLockCommentFace">mac-option-modifier<text:s/>'super)</text:span></text:p>
      <text:p text:style-name="OrgSrcBlock"><text:span text:style-name="OrgSrcFontLockCommentDelimiterFace">;;<text:s/></text:span><text:span text:style-name="OrgSrcFontLockCommentFace">(setq<text:s/>mac-option-modifier<text:s/>'super)</text:span></text:p>
      <text:p text:style-name="OrgSrcBlock">(<text:span text:style-name="OrgSrcFontLockKeywordFace">setq</text:span><text:s/>mac-option-modifier<text:s/>'meta)</text:p>
      <text:p text:style-name="OrgSrcBlockLastLine">(<text:span text:style-name="OrgSrcFontLockKeywordFace">setq</text:span><text:s/>mac-command-modifier<text:s/>'super)</text:p>
      <text:h text:style-name="Heading_20_2" text:outline-level="2" text:is-list-header="false">
<text:bookmark-start text:name="OrgXref.org28be6f6"/>
<text:bookmark text:name="org28be6f6"/>Reload
<text:bookmark-end text:name="OrgXref.org28be6f6"/></text:h>
      <text:p text:style-name="OrgSrcBlock">(<text:span text:style-name="OrgSrcFontLockKeywordFace">defun</text:span><text:s/><text:span text:style-name="OrgSrcFontLockFunctionNameFace">my/reload-emacs-configuration</text:span><text:s/>()</text:p>
      <text:p text:style-name="OrgSrcBlock"><text:s/><text:s/>(<text:span text:style-name="OrgSrcFontLockKeywordFace">interactive</text:span>)</text:p>
      <text:p text:style-name="OrgSrcBlockLastLine"><text:s/><text:s/>(load-file<text:s/><text:span text:style-name="OrgSrcFontLockStringFace">"~/.emacs.d/init.el"</text:span>))</text:p>
      <text:h text:style-name="Heading_20_2" text:outline-level="2" text:is-list-header="false">
<text:bookmark-start text:name="OrgXref.org392594e"/>
<text:bookmark text:name="org392594e"/>Column marker at 80
<text:bookmark-end text:name="OrgXref.org392594e"/></text:h>
      <text:p text:style-name="OrgSrcBlock"><text:s/><text:s/>(<text:span text:style-name="OrgSrcFontLockKeywordFace">setq-default</text:span></text:p>
      <text:p text:style-name="OrgSrcBlock"><text:s/><text:s/><text:s/><text:span text:style-name="OrgSrcFontLockCommentDelimiterFace">;;<text:s/></text:span><text:span text:style-name="OrgSrcFontLockCommentFace">Column<text:s/>Marker<text:s/>at<text:s/>80</text:span></text:p>
      <text:p text:style-name="OrgSrcBlock"><text:s/><text:s/><text:s/>whitespace-line-column<text:s/>80</text:p>
      <text:p text:style-name="OrgSrcBlock"><text:s/><text:s/><text:s/>whitespace-style<text:s/><text:s/><text:s/><text:s/><text:s/><text:s/><text:s/>'(face<text:s/>lines-tail))</text:p>
      <text:p text:style-name="OrgSrcBlockLastLine"><text:s/><text:s/>(add-hook<text:s/>'prog-mode-hook<text:s/>#'whitespace-mode)</text:p>
      <text:h text:style-name="Heading_20_2" text:outline-level="2" text:is-list-header="false">
<text:bookmark-start text:name="OrgXref.org430ed71"/>
<text:bookmark text:name="org430ed71"/>Set encoding
<text:bookmark-end text:name="OrgXref.org430ed71"/></text:h>
      <text:p text:style-name="OrgSrcBlock"><text:s/><text:s/><text:span text:style-name="OrgSrcFontLockCommentDelimiterFace">;;<text:s/></text:span><text:span text:style-name="OrgSrcFontLockCommentFace">set<text:s/>encoding</text:span></text:p>
      <text:p text:style-name="OrgSrcBlock"><text:s/><text:s/>(set-language-environment<text:s/><text:span text:style-name="OrgSrcFontLockStringFace">"utf-8"</text:span>)</text:p>
      <text:p text:style-name="OrgSrcBlock"><text:s/><text:s/>(set-default-coding-systems<text:s/>'utf-8)</text:p>
      <text:p text:style-name="OrgSrcBlock"><text:s/><text:s/><text:span text:style-name="OrgSrcFontLockCommentDelimiterFace">;;<text:s/></text:span><text:span text:style-name="OrgSrcFontLockCommentFace">(set-buffer-file-coding-system<text:s/>'utf-8-unix)</text:span></text:p>
      <text:p text:style-name="OrgSrcBlock"><text:s/><text:s/><text:span text:style-name="OrgSrcFontLockCommentDelimiterFace">;;<text:s/></text:span><text:span text:style-name="OrgSrcFontLockCommentFace">(set-clipboard-coding-system<text:s/>'utf-8-unix)</text:span></text:p>
      <text:p text:style-name="OrgSrcBlock"><text:s/><text:s/><text:span text:style-name="OrgSrcFontLockCommentDelimiterFace">;;<text:s/></text:span><text:span text:style-name="OrgSrcFontLockCommentFace">(set-file-name-coding-system<text:s/>'utf-8-unix)</text:span></text:p>
      <text:p text:style-name="OrgSrcBlock"><text:s/><text:s/><text:span text:style-name="OrgSrcFontLockCommentDelimiterFace">;;<text:s/></text:span><text:span text:style-name="OrgSrcFontLockCommentFace">(set-keyboard-coding-system<text:s/>'utf-8-unix)</text:span></text:p>
      <text:p text:style-name="OrgSrcBlock"><text:s/><text:s/><text:span text:style-name="OrgSrcFontLockCommentDelimiterFace">;;<text:s/></text:span><text:span text:style-name="OrgSrcFontLockCommentFace">(set-next-selection-coding-system<text:s/>'utf-8-unix)</text:span></text:p>
      <text:p text:style-name="OrgSrcBlock"><text:s/><text:s/><text:span text:style-name="OrgSrcFontLockCommentDelimiterFace">;;<text:s/></text:span><text:span text:style-name="OrgSrcFontLockCommentFace">(set-selection-coding-system<text:s/>'utf-8-unix)</text:span></text:p>
      <text:p text:style-name="OrgSrcBlock"><text:s/><text:s/><text:span text:style-name="OrgSrcFontLockCommentDelimiterFace">;;<text:s/></text:span><text:span text:style-name="OrgSrcFontLockCommentFace">(set-terminal-coding-system<text:s/>'utf-8-unix)</text:span></text:p>
      <text:p text:style-name="OrgSrcBlock"><text:s/><text:s/><text:span text:style-name="OrgSrcFontLockCommentDelimiterFace">;;<text:s/></text:span><text:span text:style-name="OrgSrcFontLockCommentFace">(setq<text:s/>locale-coding-system<text:s/>'utf-8)</text:span></text:p>
      <text:p text:style-name="OrgSrcBlockLastLine"><text:s/><text:s/>(prefer-coding-system<text:s/>'utf-8)</text:p>
      <text:h text:style-name="Heading_20_2" text:outline-level="2" text:is-list-header="false">
<text:bookmark-start text:name="OrgXref.orgcb3eaae"/>
<text:bookmark text:name="orgcb3eaae"/>Compile
<text:bookmark-end text:name="OrgXref.orgcb3eaae"/></text:h>
      <text:p text:style-name="Text_20_body">Define <text:span text:style-name="OrgCode">compile-command</text:span> as <text:span text:style-name="OrgCode">make</text:span>
</text:p>
      <text:p text:style-name="OrgSrcBlock">(<text:span text:style-name="OrgSrcFontLockKeywordFace">setq</text:span><text:s/>compile-command<text:s/><text:span text:style-name="OrgSrcFontLockStringFace">"make<text:s/>"</text:span>)</text:p>
      <text:p text:style-name="OrgSrcBlockLastLine"><text:span text:style-name="OrgSrcFontLockCommentDelimiterFace">;;<text:s/></text:span><text:span text:style-name="OrgSrcFontLockCommentFace">(global-set-key<text:s/>(kbd<text:s/>"C-c<text:s/>r")<text:s/>#'recompile)</text:span></text:p>
      <text:p text:style-name="Text_20_body">Make the compilation window go away in a few seconds on success (ref: <text:a xlink:type="simple" xlink:href="https://emacs.stackexchange.com/a/336">https://emacs.stackexchange.com/a/336</text:a>)
</text:p>
      <text:p text:style-name="OrgSrcBlock"><text:span text:style-name="OrgSrcFontLockCommentDelimiterFace">;<text:s/></text:span><text:span text:style-name="OrgSrcFontLockCommentFace">from<text:s/>enberg<text:s/>on<text:s/>#emacs</text:span></text:p>
      <text:p text:style-name="OrgSrcBlock">(add-hook<text:s/>'compilation-finish-functions</text:p>
      <text:p text:style-name="OrgSrcBlock"><text:s/><text:s/>(<text:span text:style-name="OrgSrcFontLockKeywordFace">lambda</text:span><text:s/>(buf<text:s/>str)</text:p>
      <text:p text:style-name="OrgSrcBlock"><text:s/><text:s/><text:s/><text:s/>(<text:span text:style-name="OrgSrcFontLockKeywordFace">if</text:span><text:s/>(null<text:s/>(string-match<text:s/><text:span text:style-name="OrgSrcFontLockStringFace">".*exited<text:s/>abnormally.*"</text:span><text:s/>str))</text:p>
      <text:p text:style-name="OrgSrcBlock"><text:s/><text:s/><text:s/><text:s/><text:s/><text:s/><text:s/><text:s/><text:span text:style-name="OrgSrcFontLockCommentDelimiterFace">;;</text:span><text:span text:style-name="OrgSrcFontLockCommentFace">no<text:s/>errors,<text:s/>make<text:s/>the<text:s/>compilation<text:s/>window<text:s/>go<text:s/>away<text:s/>in<text:s/>a<text:s/>few<text:s/>seconds</text:span></text:p>
      <text:p text:style-name="OrgSrcBlock"><text:s/><text:s/><text:s/><text:s/><text:s/><text:s/><text:s/><text:s/>(<text:span text:style-name="OrgSrcFontLockKeywordFace">progn</text:span></text:p>
      <text:p text:style-name="OrgSrcBlock"><text:s/><text:s/><text:s/><text:s/><text:s/><text:s/><text:s/><text:s/><text:s/><text:s/>(run-at-time</text:p>
      <text:p text:style-name="OrgSrcBlock"><text:s/><text:s/><text:s/><text:s/><text:s/><text:s/><text:s/><text:s/><text:s/><text:s/><text:s/><text:span text:style-name="OrgSrcFontLockStringFace">"2<text:s/>sec"</text:span><text:s/>nil<text:s/>'delete-windows-on</text:p>
      <text:p text:style-name="OrgSrcBlock"><text:s/><text:s/><text:s/><text:s/><text:s/><text:s/><text:s/><text:s/><text:s/><text:s/><text:s/>(get-buffer-create<text:s/><text:span text:style-name="OrgSrcFontLockStringFace">"*compilation*"</text:span>))</text:p>
      <text:p text:style-name="OrgSrcBlockLastLine"><text:s/><text:s/><text:s/><text:s/><text:s/><text:s/><text:s/><text:s/><text:s/><text:s/>(message<text:s/><text:span text:style-name="OrgSrcFontLockStringFace">"No<text:s/>Compilation<text:s/>Errors!"</text:span>)))))</text:p>
      <text:p text:style-name="Text_20_body">Make <text:span text:style-name="OrgCode">*cimpilation*</text:span> buffer disappear after done (not working?)
</text:p>
      <text:p text:style-name="OrgSrcBlock">(<text:span text:style-name="OrgSrcFontLockKeywordFace">setq</text:span><text:s/>special-display-buffer-names</text:p>
      <text:p text:style-name="OrgSrcBlock"><text:s/><text:s/><text:s/><text:s/><text:s/><text:s/>'(<text:span text:style-name="OrgSrcFontLockStringFace">"*compilation*"</text:span>))</text:p>
      <text:p text:style-name="OrgSrcBlock"/>
      <text:p text:style-name="OrgSrcBlock">(<text:span text:style-name="OrgSrcFontLockKeywordFace">setq</text:span><text:s/>special-display-function</text:p>
      <text:p text:style-name="OrgSrcBlock"><text:s/><text:s/><text:s/><text:s/><text:s/><text:s/>(<text:span text:style-name="OrgSrcFontLockKeywordFace">lambda</text:span><text:s/>(buffer<text:s/><text:span text:style-name="OrgSrcFontLockTypeFace">&amp;optional</text:span><text:s/>args)</text:p>
      <text:p text:style-name="OrgSrcBlock"><text:s/><text:s/><text:s/><text:s/><text:s/><text:s/><text:s/><text:s/>(split-window)</text:p>
      <text:p text:style-name="OrgSrcBlock"><text:s/><text:s/><text:s/><text:s/><text:s/><text:s/><text:s/><text:s/>(switch-to-buffer<text:s/>buffer)</text:p>
      <text:p text:style-name="OrgSrcBlockLastLine"><text:s/><text:s/><text:s/><text:s/><text:s/><text:s/><text:s/><text:s/>(get-buffer-window<text:s/>buffer<text:s/>0)))</text:p>
      <text:h text:style-name="Heading_20_2" text:outline-level="2" text:is-list-header="false">
<text:bookmark-start text:name="OrgXref.org1e75c04"/>
<text:bookmark text:name="org1e75c04"/>Shared functions
<text:bookmark-end text:name="OrgXref.org1e75c04"/></text:h>
      <text:p text:style-name="OrgSrcBlock"><text:s/><text:s/>(<text:span text:style-name="OrgSrcFontLockKeywordFace">defun</text:span><text:s/><text:span text:style-name="OrgSrcFontLockFunctionNameFace">no-auto-fill</text:span><text:s/>()</text:p>
      <text:p text:style-name="OrgSrcBlock"><text:s/><text:s/><text:s/><text:s/><text:span text:style-name="OrgSrcFontLockDocFace">"Turn<text:s/>off<text:s/>auto-fill-mode."</text:span></text:p>
      <text:p text:style-name="OrgSrcBlock"><text:s/><text:s/><text:s/><text:s/>(auto-fill-mode<text:s/>-1)</text:p>
      <text:p text:style-name="OrgSrcBlock"><text:s/><text:s/><text:s/><text:s/>(<text:span text:style-name="OrgSrcFontLockKeywordFace">setq</text:span><text:s/>word-wrap<text:s/>t)</text:p>
      <text:p text:style-name="OrgSrcBlockLastLine"><text:s/><text:s/><text:s/><text:s/>)</text:p>
      <text:h text:style-name="Heading_20_2" text:outline-level="2" text:is-list-header="false">
<text:bookmark-start text:name="OrgXref.org0871379"/>
<text:bookmark text:name="org0871379"/>Clipboard (not working)
<text:bookmark-end text:name="OrgXref.org0871379"/></text:h>
      <text:p text:style-name="Text_20_body">simpleclip (<text:a xlink:type="simple" xlink:href="https://github.com/rolandwalker/simpleclip">https://github.com/rolandwalker/simpleclip</text:a>)
</text:p>
      <text:p text:style-name="OrgSrcBlock"><text:s/><text:s/>(<text:span text:style-name="OrgSrcFontLockKeywordFace">use-package</text:span><text:s/><text:span text:style-name="OrgSrcFontLockConstantFace">simpleclip</text:span></text:p>
      <text:p text:style-name="OrgSrcBlock"><text:tab/><text:span text:style-name="OrgSrcFontLockBuiltinFace">:defer</text:span><text:s/>t</text:p>
      <text:p text:style-name="OrgSrcBlock"><text:tab/><text:span text:style-name="OrgSrcFontLockBuiltinFace">:config</text:span></text:p>
      <text:p text:style-name="OrgSrcBlockLastLine"><text:tab/>(simpleclip-mode<text:s/>1))</text:p>
      <text:h text:style-name="Heading_20_2" text:outline-level="2" text:is-list-header="false">
<text:bookmark-start text:name="OrgXref.org7585c4f"/>
<text:bookmark text:name="org7585c4f"/>default-text-scale
<text:bookmark-end text:name="OrgXref.org7585c4f"/></text:h>
      <text:p text:style-name="Text_20_body"><text:a xlink:type="simple" xlink:href="https://github.com/purcell/default-text-scale">https://github.com/purcell/default-text-scale</text:a>
</text:p>
      <text:p text:style-name="OrgSrcBlock">(<text:span text:style-name="OrgSrcFontLockKeywordFace">use-package</text:span><text:s/><text:span text:style-name="OrgSrcFontLockConstantFace">default-text-scale</text:span></text:p>
      <text:p text:style-name="OrgSrcBlockLastLine"><text:s/><text:s/><text:span text:style-name="OrgSrcFontLockBuiltinFace">:defer</text:span><text:s/>2)</text:p>
      <text:h text:style-name="Heading_20_2" text:outline-level="2" text:is-list-header="false">
<text:bookmark-start text:name="OrgXref.org14e8fba"/>
<text:bookmark text:name="org14e8fba"/>Makefile mode indentation
<text:bookmark-end text:name="OrgXref.org14e8fba"/></text:h>
      <text:p text:style-name="OrgSrcBlockLastLine">(add-hook<text:s/>'BSDmakefile-mode-hook<text:s/>#'(indent-according-to-mode<text:s/>1))</text:p>
      <text:h text:style-name="Heading_20_1" text:outline-level="1" text:is-list-header="false">
<text:bookmark-start text:name="OrgXref.orge842518"/>
<text:bookmark text:name="orge842518"/>General tools
<text:bookmark-end text:name="OrgXref.orge842518"/></text:h>
      <text:h text:style-name="Heading_20_2" text:outline-level="2" text:is-list-header="false">
<text:bookmark-start text:name="OrgXref.org2018bab"/>
<text:bookmark text:name="org2018bab"/>Quick open files
<text:bookmark-end text:name="OrgXref.org2018bab"/></text:h>
      <text:p text:style-name="OrgSrcBlock">(global-set-key<text:s/>(kbd<text:s/><text:span text:style-name="OrgSrcFontLockStringFace">"C-c<text:s/>f<text:s/>w"</text:span>)<text:s/>'isamert/toggle-side-work-org-buffer)</text:p>
      <text:p text:style-name="OrgSrcBlock">(global-set-key<text:s/>(kbd<text:s/><text:span text:style-name="OrgSrcFontLockStringFace">"C-c<text:s/>f<text:s/>t"</text:span>)<text:s/>'isamert/toggle-side-work-org-buffer)</text:p>
      <text:p text:style-name="OrgSrcBlock">(global-set-key<text:s/>(kbd<text:s/><text:span text:style-name="OrgSrcFontLockStringFace">"C-c<text:s/>f<text:s/>j"</text:span>)<text:s/>'isamert/toggle-side-journal-org-buffer)</text:p>
      <text:p text:style-name="OrgSrcBlock"/>
      <text:p text:style-name="OrgSrcBlock">(<text:span text:style-name="OrgSrcFontLockKeywordFace">defun</text:span><text:s/><text:span text:style-name="OrgSrcFontLockFunctionNameFace">isamert/toggle-side-work-org-buffer</text:span><text:s/>()</text:p>
      <text:p text:style-name="OrgSrcBlock"><text:s/><text:s/><text:span text:style-name="OrgSrcFontLockDocFace">"Toggle<text:s/>`bullet.org`<text:s/>in<text:s/>a<text:s/>side<text:s/>buffer<text:s/>for<text:s/>quick<text:s/>note<text:s/>taking.<text:s/><text:s/>The<text:s/>buffer<text:s/>is<text:s/>op</text:span><text:span text:style-name="OrgSrcWhitespaceLine">ened<text:s/>in<text:s/>side<text:s/>window<text:s/>so<text:s/>it<text:s/>can't<text:s/>be<text:s/>accidentaly<text:s/>removed."</text:span></text:p>
      <text:p text:style-name="OrgSrcBlock"><text:s/><text:s/>(<text:span text:style-name="OrgSrcFontLockKeywordFace">interactive</text:span>)</text:p>
      <text:p text:style-name="OrgSrcBlock"><text:s/><text:s/>(isamert/toggle-side-buffer-with-file<text:s/><text:span text:style-name="OrgSrcFontLockStringFace">"~/Dropbox/orgfiles/work.org"</text:span>))</text:p>
      <text:p text:style-name="OrgSrcBlock"/>
      <text:p text:style-name="OrgSrcBlock">(<text:span text:style-name="OrgSrcFontLockKeywordFace">defun</text:span><text:s/><text:span text:style-name="OrgSrcFontLockFunctionNameFace">isamert/toggle-side-journal-org-buffer</text:span><text:s/>()</text:p>
      <text:p text:style-name="OrgSrcBlock"><text:s/><text:s/><text:span text:style-name="OrgSrcFontLockDocFace">"Toggle<text:s/>`bullet.org`<text:s/>in<text:s/>a<text:s/>side<text:s/>buffer<text:s/>for<text:s/>quick<text:s/>note<text:s/>taking.<text:s/><text:s/>The<text:s/>buffer<text:s/>is<text:s/>op</text:span><text:span text:style-name="OrgSrcWhitespaceLine">ened<text:s/>in<text:s/>side<text:s/>window<text:s/>so<text:s/>it<text:s/>can't<text:s/>be<text:s/>accidentaly<text:s/>removed."</text:span></text:p>
      <text:p text:style-name="OrgSrcBlock"><text:s/><text:s/>(<text:span text:style-name="OrgSrcFontLockKeywordFace">interactive</text:span>)</text:p>
      <text:p text:style-name="OrgSrcBlock"><text:s/><text:s/>(isamert/toggle-side-buffer-with-file<text:s/><text:span text:style-name="OrgSrcFontLockStringFace">"~/Dropbox/orgfiles/y-journals.org"</text:span>))</text:p>
      <text:p text:style-name="OrgSrcBlock"/>
      <text:p text:style-name="OrgSrcBlock">(<text:span text:style-name="OrgSrcFontLockKeywordFace">defun</text:span><text:s/><text:span text:style-name="OrgSrcFontLockFunctionNameFace">isamert/buffer-visible-p</text:span><text:s/>(buffer)</text:p>
      <text:p text:style-name="OrgSrcBlock"><text:s/><text:span text:style-name="OrgSrcFontLockDocFace">"Check<text:s/>if<text:s/>given<text:s/>BUFFER<text:s/>is<text:s/>visible<text:s/>or<text:s/>not.<text:s/><text:s/>BUFFER<text:s/>is<text:s/>a<text:s/>string<text:s/>representing<text:s/>the<text:s/></text:span><text:span text:style-name="OrgSrcWhitespaceLine">buffer<text:s/>name."</text:span></text:p>
      <text:p text:style-name="OrgSrcBlock"><text:s/><text:s/>(<text:span text:style-name="OrgSrcFontLockKeywordFace">or</text:span><text:s/>(eq<text:s/>buffer<text:s/>(window-buffer<text:s/>(selected-window)))<text:s/>(get-buffer-window<text:s/>buffer)))</text:p>
      <text:p text:style-name="OrgSrcBlock"/>
      <text:p text:style-name="OrgSrcBlock">(<text:span text:style-name="OrgSrcFontLockKeywordFace">defun</text:span><text:s/><text:span text:style-name="OrgSrcFontLockFunctionNameFace">isamert/display-buffer-in-side-window</text:span><text:s/>(buffer)</text:p>
      <text:p text:style-name="OrgSrcBlock"><text:s/><text:s/><text:span text:style-name="OrgSrcFontLockDocFace">"Just<text:s/>like<text:s/>`</text:span><text:span text:style-name="OrgSrcFontLockConstantFace">display-buffer-in-side-window</text:span><text:span text:style-name="OrgSrcFontLockDocFace">'<text:s/>but<text:s/>only<text:s/>takes<text:s/>a<text:s/>BUFFER<text:s/>and<text:s/>rest<text:s/>of</text:span><text:span text:style-name="OrgSrcWhitespaceLine"><text:s/>the<text:s/>parameters<text:s/>are<text:s/>for<text:s/>my<text:s/>taste."</text:span></text:p>
      <text:p text:style-name="OrgSrcBlock"><text:s/><text:s/>(select-window</text:p>
      <text:p text:style-name="OrgSrcBlock"><text:s/><text:s/><text:s/>(display-buffer-in-side-window</text:p>
      <text:p text:style-name="OrgSrcBlock"><text:s/><text:s/><text:s/><text:s/>buffer</text:p>
      <text:p text:style-name="OrgSrcBlock"><text:s/><text:s/><text:s/><text:s/>(list<text:s/>(cons<text:s/>'side<text:s/>'right)</text:p>
      <text:p text:style-name="OrgSrcBlock"><text:s/><text:s/><text:s/><text:s/><text:s/><text:s/><text:s/><text:s/><text:s/><text:s/>(cons<text:s/>'slot<text:s/>0)</text:p>
      <text:p text:style-name="OrgSrcBlock"><text:s/><text:s/><text:s/><text:s/><text:s/><text:s/><text:s/><text:s/><text:s/><text:s/>(cons<text:s/>'window-width<text:s/>84)</text:p>
      <text:p text:style-name="OrgSrcBlock"><text:s/><text:s/><text:s/><text:s/><text:s/><text:s/><text:s/><text:s/><text:s/><text:s/>(cons<text:s/>'window-parameters<text:s/>(list<text:s/>(cons<text:s/>'no-delete-other-windows<text:s/>t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cons<text:s/>'no-other-window<text:s/>nil)))))))</text:p>
      <text:p text:style-name="OrgSrcBlock"/>
      <text:p text:style-name="OrgSrcBlock">(<text:span text:style-name="OrgSrcFontLockKeywordFace">defun</text:span><text:s/><text:span text:style-name="OrgSrcFontLockFunctionNameFace">isamert/remove-window-with-buffer</text:span><text:s/>(the-buffer-name)</text:p>
      <text:p text:style-name="OrgSrcBlock"><text:s/><text:s/><text:span text:style-name="OrgSrcFontLockDocFace">"Remove<text:s/>window<text:s/>containing<text:s/>given<text:s/>THE-BUFFER-NAME."</text:span></text:p>
      <text:p text:style-name="OrgSrcBlock"><text:s/><text:s/>(mapc<text:s/>(<text:span text:style-name="OrgSrcFontLockKeywordFace">lambda</text:span><text:s/>(window)</text:p>
      <text:p text:style-name="OrgSrcBlock"><text:s/><text:s/><text:s/><text:s/><text:s/><text:s/><text:s/><text:s/><text:s/><text:s/>(<text:span text:style-name="OrgSrcFontLockKeywordFace">when</text:span><text:s/>(string-equal<text:s/>(buffer-name<text:s/>(window-buffer<text:s/>window))<text:s/>the-buffer-na<text:span text:style-name="OrgSrcWhitespaceLine">me)</text:span></text:p>
      <text:p text:style-name="OrgSrcBlock"><text:s/><text:s/><text:s/><text:s/><text:s/><text:s/><text:s/><text:s/><text:s/><text:s/><text:s/><text:s/>(delete-window<text:s/>window)))</text:p>
      <text:p text:style-name="OrgSrcBlock"><text:s/><text:s/><text:s/><text:s/><text:s/><text:s/><text:s/><text:s/>(window-list<text:s/>(selected-frame))))</text:p>
      <text:p text:style-name="OrgSrcBlock"/>
      <text:p text:style-name="OrgSrcBlock">(<text:span text:style-name="OrgSrcFontLockKeywordFace">defun</text:span><text:s/><text:span text:style-name="OrgSrcFontLockFunctionNameFace">isamert/toggle-side-buffer-with-file</text:span><text:s/>(file-path)</text:p>
      <text:p text:style-name="OrgSrcBlock"><text:s/><text:s/><text:span text:style-name="OrgSrcFontLockDocFace">"Toggle<text:s/>FILE-PATH<text:s/>in<text:s/>a<text:s/>side<text:s/>buffer.<text:s/>The<text:s/>buffer<text:s/>is<text:s/>opened<text:s/>in<text:s/>side<text:s/>window<text:s/>so<text:s/>it<text:s/></text:span><text:span text:style-name="OrgSrcWhitespaceLine">can't<text:s/>be<text:s/>accidentaly<text:s/>removed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name<text:s/>(file-name-nondirectory<text:s/>file-path)))</text:p>
      <text:p text:style-name="OrgSrcBlock"><text:s/><text:s/>(<text:span text:style-name="OrgSrcFontLockKeywordFace">if</text:span><text:s/>(isamert/buffer-visible-p<text:s/>fname)</text:p>
      <text:p text:style-name="OrgSrcBlock"><text:s/><text:s/><text:s/><text:s/><text:s/><text:s/>(isamert/remove-window-with-buffer<text:s/>fname)</text:p>
      <text:p text:style-name="OrgSrcBlock"><text:s/><text:s/><text:s/><text:s/>(isamert/display-buffer-in-side-window</text:p>
      <text:p text:style-name="OrgSrcBlock"><text:s/><text:s/><text:s/><text:s/><text:s/>(<text:span text:style-name="OrgSrcFontLockKeywordFace">save-window-excursion</text:span></text:p>
      <text:p text:style-name="OrgSrcBlock"><text:s/><text:s/><text:s/><text:s/><text:s/><text:s/><text:s/>(find-file<text:s/>file-path)</text:p>
      <text:p text:style-name="OrgSrcBlockLastLine"><text:s/><text:s/><text:s/><text:s/><text:s/><text:s/><text:s/>(current-buffer))))))</text:p>
      <text:h text:style-name="Heading_20_1" text:outline-level="1" text:is-list-header="false">
<text:bookmark-start text:name="OrgXref.orgf287c62"/>
<text:bookmark text:name="orgf287c62"/>evil
<text:bookmark-end text:name="OrgXref.orgf287c62"/></text:h>
      <text:p text:style-name="Text_20_body">Ref: <text:a xlink:type="simple" xlink:href="http://evgeni.io/posts/quick-start-evil-mode/">http://evgeni.io/posts/quick-start-evil-mode/</text:a>
</text:p>
      <text:p text:style-name="OrgSrcBlock"><text:s/><text:s/><text:span text:style-name="OrgSrcFontLockCommentDelimiterFace">;;<text:s/></text:span><text:span text:style-name="OrgSrcFontLockCommentFace">(add-to-list<text:s/>'load-path<text:s/>"~/.emacs.d/evil")</text:span></text:p>
      <text:p text:style-name="OrgSrcBlock"><text:s/><text:s/><text:span text:style-name="OrgSrcFontLockCommentDelimiterFace">;;<text:s/></text:span><text:span text:style-name="OrgSrcFontLockCommentFace">(require<text:s/>'evil)</text:span></text:p>
      <text:p text:style-name="OrgSrcBlock"><text:s/><text:s/><text:span text:style-name="OrgSrcFontLockCommentDelimiterFace">;;<text:s/></text:span><text:span text:style-name="OrgSrcFontLockCommentFace">(evil-mode<text:s/>1)</text:span></text:p>
      <text:p text:style-name="OrgSrcBlock"/>
      <text:p text:style-name="OrgSrcBlock"><text:s/><text:s/><text:span text:style-name="OrgSrcFontLockCommentDelimiterFace">;;<text:s/></text:span><text:span text:style-name="OrgSrcFontLockCommentFace">(use-package<text:s/>evil</text:span></text:p>
      <text:p text:style-name="OrgSrcBlock"><text:s/><text:s/><text:span text:style-name="OrgSrcFontLockCommentDelimiterFace">;;<text:s/><text:s/><text:s/></text:span><text:span text:style-name="OrgSrcFontLockCommentFace">:ensure<text:s/>t</text:span></text:p>
      <text:p text:style-name="OrgSrcBlock"><text:s/><text:s/><text:span text:style-name="OrgSrcFontLockCommentDelimiterFace">;;<text:s/><text:s/><text:s/></text:span><text:span text:style-name="OrgSrcFontLockCommentFace">:defer<text:s/>.1</text:span></text:p>
      <text:p text:style-name="OrgSrcBlock"><text:s/><text:s/><text:span text:style-name="OrgSrcFontLockCommentDelimiterFace">;;<text:s/><text:s/><text:s/></text:span><text:span text:style-name="OrgSrcFontLockCommentFace">:init</text:span></text:p>
      <text:p text:style-name="OrgSrcBlock"><text:s/><text:s/><text:span text:style-name="OrgSrcFontLockCommentDelimiterFace">;;<text:s/><text:s/><text:s/></text:span><text:span text:style-name="OrgSrcFontLockCommentFace">(setq<text:s/>evil-want-integration<text:s/>nil)<text:s/>;;<text:s/>required<text:s/>by<text:s/>evil-collection</text:span></text:p>
      <text:p text:style-name="OrgSrcBlock"><text:s/><text:s/><text:span text:style-name="OrgSrcFontLockCommentDelimiterFace">;;<text:s/><text:s/><text:s/></text:span><text:span text:style-name="OrgSrcFontLockCommentFace">(setq<text:s/>evil-want-keybinding<text:s/>nil)</text:span></text:p>
      <text:p text:style-name="OrgSrcBlock"><text:s/><text:s/><text:span text:style-name="OrgSrcFontLockCommentDelimiterFace">;;<text:s/><text:s/><text:s/></text:span><text:span text:style-name="OrgSrcFontLockCommentFace">(setq<text:s/>evil-search-module<text:s/>'evil-search)</text:span></text:p>
      <text:p text:style-name="OrgSrcBlock"><text:s/><text:s/><text:span text:style-name="OrgSrcFontLockCommentDelimiterFace">;;<text:s/><text:s/><text:s/></text:span><text:span text:style-name="OrgSrcFontLockCommentFace">(setq<text:s/>evil-vsplit-window-right<text:s/>t)<text:s/>;;<text:s/>like<text:s/>vim's<text:s/>'</text:span><text:span text:style-name="OrgSrcFontLockConstantFace">splitright</text:span><text:span text:style-name="OrgSrcFontLockCommentFace">'</text:span></text:p>
      <text:p text:style-name="OrgSrcBlock"><text:s/><text:s/><text:span text:style-name="OrgSrcFontLockCommentDelimiterFace">;;<text:s/><text:s/><text:s/></text:span><text:span text:style-name="OrgSrcFontLockCommentFace">(setq<text:s/>evil-split-window-below<text:s/>t)<text:s/>;;<text:s/>like<text:s/>vim's<text:s/>'</text:span><text:span text:style-name="OrgSrcFontLockConstantFace">splitbelow</text:span><text:span text:style-name="OrgSrcFontLockCommentFace">'</text:span></text:p>
      <text:p text:style-name="OrgSrcBlock"><text:s/><text:s/><text:span text:style-name="OrgSrcFontLockCommentDelimiterFace">;;<text:s/><text:s/><text:s/></text:span><text:span text:style-name="OrgSrcFontLockCommentFace">:config</text:span></text:p>
      <text:p text:style-name="OrgSrcBlock"><text:s/><text:s/><text:span text:style-name="OrgSrcFontLockCommentDelimiterFace">;;<text:s/><text:s/><text:s/></text:span><text:span text:style-name="OrgSrcFontLockCommentFace">(evil-mode<text:s/>1)</text:span></text:p>
      <text:p text:style-name="OrgSrcBlock"><text:s/><text:s/><text:span text:style-name="OrgSrcFontLockCommentDelimiterFace">;;<text:s/><text:s/><text:s/></text:span><text:span text:style-name="OrgSrcFontLockCommentFace">(define-key<text:s/>evil-normal-state-map<text:s/>(kbd<text:s/>"&lt;remap&gt;<text:s/>&lt;evil-next-line&gt;")<text:s/>'evil-</text:span><text:span text:style-name="OrgSrcWhitespaceLine">next-visual-line)</text:span></text:p>
      <text:p text:style-name="OrgSrcBlock"><text:s/><text:s/><text:span text:style-name="OrgSrcFontLockCommentDelimiterFace">;;<text:s/><text:s/><text:s/></text:span><text:span text:style-name="OrgSrcFontLockCommentFace">(define-key<text:s/>evil-normal-state-map<text:s/>(kbd<text:s/>"&lt;remap&gt;<text:s/>&lt;evil-previous-line&gt;")<text:s/>'e</text:span><text:span text:style-name="OrgSrcWhitespaceLine">vil-previous-visual-line)</text:span></text:p>
      <text:p text:style-name="OrgSrcBlock"><text:s/><text:s/><text:span text:style-name="OrgSrcFontLockCommentDelimiterFace">;;<text:s/><text:s/><text:s/></text:span><text:span text:style-name="OrgSrcFontLockCommentFace">;;<text:s/>Make<text:s/>horizontal<text:s/>movement<text:s/>cross<text:s/>lines</text:span></text:p>
      <text:p text:style-name="OrgSrcBlock"><text:s/><text:s/><text:span text:style-name="OrgSrcFontLockCommentDelimiterFace">;;<text:s/><text:s/><text:s/></text:span><text:span text:style-name="OrgSrcFontLockCommentFace">(setq-default<text:s/>evil-cross-lines<text:s/>t)</text:span></text:p>
      <text:p text:style-name="OrgSrcBlock"><text:s/><text:s/><text:span text:style-name="OrgSrcFontLockCommentDelimiterFace">;;<text:s/><text:s/><text:s/></text:span><text:span text:style-name="OrgSrcFontLockCommentFace">(setq<text:s/>key-chord-two-keys-delay<text:s/>0.4)</text:span></text:p>
      <text:p text:style-name="OrgSrcBlock"><text:s/><text:s/><text:span text:style-name="OrgSrcFontLockCommentDelimiterFace">;;<text:s/><text:s/><text:s/></text:span><text:span text:style-name="OrgSrcFontLockCommentFace">(key-chord-define<text:s/>evil-insert-state-map<text:s/>"jj"<text:s/>'evil-normal-state)</text:span></text:p>
      <text:p text:style-name="OrgSrcBlock"><text:s/><text:s/><text:span text:style-name="OrgSrcFontLockCommentDelimiterFace">;;<text:s/><text:s/><text:s/></text:span><text:span text:style-name="OrgSrcFontLockCommentFace">)</text:span></text:p>
      <text:p text:style-name="OrgSrcBlock"/>
      <text:p text:style-name="OrgSrcBlock"><text:s/><text:s/><text:span text:style-name="OrgSrcFontLockCommentDelimiterFace">;;<text:s/></text:span><text:span text:style-name="OrgSrcFontLockCommentFace">DO<text:s/>NOT<text:s/>PUT<text:s/>EVIL<text:s/>INTO<text:s/>USE-PACKAGE<text:s/>because<text:s/>other<text:s/>part<text:s/>of<text:s/>this<text:s/>dotfile<text:s/></text:span></text:p>
      <text:p text:style-name="OrgSrcBlock"><text:s/><text:s/><text:span text:style-name="OrgSrcFontLockCommentDelimiterFace">;;<text:s/></text:span><text:span text:style-name="OrgSrcFontLockCommentFace">relies<text:s/>on<text:s/>it</text:span></text:p>
      <text:p text:style-name="OrgSrcBlock"><text:s/><text:s/>(<text:span text:style-name="OrgSrcFontLockKeywordFace">require</text:span><text:s/>'<text:span text:style-name="OrgSrcFontLockConstantFace">evil</text:span>)</text:p>
      <text:p text:style-name="OrgSrcBlock"><text:s/><text:s/><text:span text:style-name="OrgSrcFontLockCommentDelimiterFace">;;<text:s/></text:span><text:span text:style-name="OrgSrcFontLockCommentFace">(setq<text:s/>evil-want-integration<text:s/>nil)<text:s/>;;<text:s/>required<text:s/>by<text:s/>evil-collection</text:span></text:p>
      <text:p text:style-name="OrgSrcBlock"><text:s/><text:s/><text:span text:style-name="OrgSrcFontLockCommentDelimiterFace">;;<text:s/></text:span><text:span text:style-name="OrgSrcFontLockCommentFace">(setq<text:s/>evil-want-keybinding<text:s/>nil)</text:span></text:p>
      <text:p text:style-name="OrgSrcBlock"><text:s/><text:s/>(<text:span text:style-name="OrgSrcFontLockKeywordFace">setq</text:span><text:s/>evil-search-module<text:s/>'evil-search)</text:p>
      <text:p text:style-name="OrgSrcBlock"><text:s/><text:s/>(<text:span text:style-name="OrgSrcFontLockKeywordFace">setq</text:span><text:s/>evil-vsplit-window-right<text:s/>t)<text:s/><text:span text:style-name="OrgSrcFontLockCommentDelimiterFace">;;<text:s/></text:span><text:span text:style-name="OrgSrcFontLockCommentFace">like<text:s/>vim's<text:s/>'</text:span><text:span text:style-name="OrgSrcFontLockConstantFace">splitright</text:span><text:span text:style-name="OrgSrcFontLockCommentFace">'</text:span></text:p>
      <text:p text:style-name="OrgSrcBlock"><text:s/><text:s/>(<text:span text:style-name="OrgSrcFontLockKeywordFace">setq</text:span><text:s/>evil-split-window-below<text:s/>t)<text:s/><text:span text:style-name="OrgSrcFontLockCommentDelimiterFace">;;<text:s/></text:span><text:span text:style-name="OrgSrcFontLockCommentFace">like<text:s/>vim's<text:s/>'</text:span><text:span text:style-name="OrgSrcFontLockConstantFace">splitbelow</text:span><text:span text:style-name="OrgSrcFontLockCommentFace">'</text:span></text:p>
      <text:p text:style-name="OrgSrcBlock"><text:s/><text:s/>(evil-mode<text:s/>1)</text:p>
      <text:p text:style-name="OrgSrcBlock"><text:s/><text:s/>(define-key<text:s/>evil-normal-state-map<text:s/>(kbd<text:s/><text:span text:style-name="OrgSrcFontLockStringFace">"&lt;remap&gt;<text:s/>&lt;evil-next-line&gt;"</text:span>)<text:s/>'evil-next-<text:span text:style-name="OrgSrcWhitespaceLine">visual-line)</text:span></text:p>
      <text:p text:style-name="OrgSrcBlock"><text:s/><text:s/>(define-key<text:s/>evil-normal-state-map<text:s/>(kbd<text:s/><text:span text:style-name="OrgSrcFontLockStringFace">"&lt;remap&gt;<text:s/>&lt;evil-previous-line&gt;"</text:span>)<text:s/>'evil-p<text:span text:style-name="OrgSrcWhitespaceLine">revious-visual-line)</text:span></text:p>
      <text:p text:style-name="OrgSrcBlock"><text:s/><text:s/><text:span text:style-name="OrgSrcFontLockCommentDelimiterFace">;;<text:s/></text:span><text:span text:style-name="OrgSrcFontLockCommentFace">Make<text:s/>horizontal<text:s/>movement<text:s/>cross<text:s/>lines</text:span></text:p>
      <text:p text:style-name="OrgSrcBlock"><text:s/><text:s/>(<text:span text:style-name="OrgSrcFontLockKeywordFace">setq-default</text:span><text:s/>evil-cross-lines<text:s/>t)</text:p>
      <text:p text:style-name="OrgSrcBlock"><text:s/><text:s/>(<text:span text:style-name="OrgSrcFontLockKeywordFace">setq</text:span><text:s/>key-chord-two-keys-delay<text:s/>0.4)</text:p>
      <text:p text:style-name="OrgSrcBlock"><text:s/><text:s/><text:span text:style-name="OrgSrcFontLockCommentDelimiterFace">;;<text:s/></text:span><text:span text:style-name="OrgSrcFontLockCommentFace">(key-chord-define<text:s/>evil-insert-state-map<text:s/>"jj"<text:s/>'evil-normal-state)</text:span></text:p>
      <text:p text:style-name="OrgSrcBlock"><text:s/><text:s/><text:span text:style-name="OrgSrcFontLockCommentDelimiterFace">;;<text:s/></text:span><text:span text:style-name="OrgSrcFontLockCommentFace">(define-key<text:s/>evil-insert-state-map<text:s/>(kbd<text:s/>"M-v")<text:s/>'yank)</text:span></text:p>
      <text:p text:style-name="OrgSrcBlock"><text:s/><text:s/>(define-key<text:s/>evil-insert-state-map<text:s/>(kbd<text:s/><text:span text:style-name="OrgSrcFontLockStringFace">"C-e"</text:span>)<text:s/>'move-end-of-line)</text:p>
      <text:p text:style-name="OrgSrcBlock"><text:s/><text:s/>(define-key<text:s/>evil-insert-state-map<text:s/>(kbd<text:s/><text:span text:style-name="OrgSrcFontLockStringFace">"C-a"</text:span>)<text:s/>'move-beginning-of-line)</text:p>
      <text:p text:style-name="OrgSrcBlock"/>
      <text:p text:style-name="OrgSrcBlock"><text:s/><text:s/><text:span text:style-name="OrgSrcFontLockCommentDelimiterFace">;;<text:s/></text:span><text:span text:style-name="OrgSrcFontLockCommentFace">(use-package<text:s/>evil-collection</text:span></text:p>
      <text:p text:style-name="OrgSrcBlock"><text:s/><text:s/><text:span text:style-name="OrgSrcFontLockCommentDelimiterFace">;;<text:s/><text:s/><text:s/></text:span><text:span text:style-name="OrgSrcFontLockCommentFace">:after<text:s/>evil</text:span></text:p>
      <text:p text:style-name="OrgSrcBlock"><text:s/><text:s/><text:span text:style-name="OrgSrcFontLockCommentDelimiterFace">;;<text:s/><text:s/><text:s/></text:span><text:span text:style-name="OrgSrcFontLockCommentFace">:ensure<text:s/>t</text:span></text:p>
      <text:p text:style-name="OrgSrcBlock"><text:s/><text:s/><text:span text:style-name="OrgSrcFontLockCommentDelimiterFace">;;<text:s/><text:s/><text:s/></text:span><text:span text:style-name="OrgSrcFontLockCommentFace">:config</text:span></text:p>
      <text:p text:style-name="OrgSrcBlockLastLine"><text:s/><text:s/><text:span text:style-name="OrgSrcFontLockCommentDelimiterFace">;;<text:s/><text:s/><text:s/></text:span><text:span text:style-name="OrgSrcFontLockCommentFace">(evil-collection-init))</text:span></text:p>
      <text:p text:style-name="Text_20_body">Make movement keys work like they should: instead of go to next logical line, pressing 'j' leads to the next visual line. <text:a xlink:type="simple" xlink:href="https://stackoverflow.com/questions/20882935/how-to-move-between-visual-lines-and-move-past-newline-in-evil-mode">Ref</text:a>.
</text:p>
      <text:p text:style-name="Text_20_body">(Disabled) Exit insert mode by pressing j and then j quickly. Reference: <text:a xlink:type="simple" xlink:href="https://stackoverflow.com/questions/10569165/how-to-map-jj-to-esc-in-emacs-evil-mode">https://stackoverflow.com/questions/10569165/how-to-map-jj-to-esc-in-emacs-evil-mode</text:a>
</text:p>
      <text:p text:style-name="Text_20_body">Treat underscore as part of a word. <text:a xlink:type="simple" xlink:href="https://emacs.stackexchange.com/a/27350/26582">Ref</text:a>.
</text:p>
      <text:p text:style-name="OrgSrcBlock"><text:span text:style-name="OrgSrcFontLockCommentDelimiterFace">;;<text:s/></text:span><text:span text:style-name="OrgSrcFontLockCommentFace">For<text:s/>python</text:span></text:p>
      <text:p text:style-name="OrgSrcBlock">(add-hook<text:s/>'python-mode-hook<text:s/>#'(<text:span text:style-name="OrgSrcFontLockKeywordFace">lambda</text:span><text:s/>()<text:s/>(modify-syntax-entry<text:s/>?_<text:s/><text:span text:style-name="OrgSrcFontLockStringFace">"w"</text:span>)))</text:p>
      <text:p text:style-name="OrgSrcBlock"><text:span text:style-name="OrgSrcFontLockCommentDelimiterFace">;;<text:s/></text:span><text:span text:style-name="OrgSrcFontLockCommentFace">julia</text:span></text:p>
      <text:p text:style-name="OrgSrcBlock">(add-hook<text:s/>'julia-mode-hook<text:s/>#'(<text:span text:style-name="OrgSrcFontLockKeywordFace">lambda</text:span><text:s/>()<text:s/>(modify-syntax-entry<text:s/>?_<text:s/><text:span text:style-name="OrgSrcFontLockStringFace">"w"</text:span>)))</text:p>
      <text:p text:style-name="OrgSrcBlock"><text:span text:style-name="OrgSrcFontLockCommentDelimiterFace">;;<text:s/></text:span><text:span text:style-name="OrgSrcFontLockCommentFace">For<text:s/>Javascript</text:span></text:p>
      <text:p text:style-name="OrgSrcBlock">(add-hook<text:s/>'js2-mode-hook<text:s/>#'(<text:span text:style-name="OrgSrcFontLockKeywordFace">lambda</text:span><text:s/>()<text:s/>(modify-syntax-entry<text:s/>?_<text:s/><text:span text:style-name="OrgSrcFontLockStringFace">"w"</text:span>)))</text:p>
      <text:p text:style-name="OrgSrcBlock"><text:span text:style-name="OrgSrcFontLockCommentDelimiterFace">;;<text:s/></text:span><text:span text:style-name="OrgSrcFontLockCommentFace">;;<text:s/>For<text:s/>ruby</text:span></text:p>
      <text:p text:style-name="OrgSrcBlockLastLine"><text:span text:style-name="OrgSrcFontLockCommentDelimiterFace">;;<text:s/></text:span><text:span text:style-name="OrgSrcFontLockCommentFace">(add-hook<text:s/>'ruby-mode-hook<text:s/>#'(lambda<text:s/>()<text:s/>(modify-syntax-entry<text:s/>?_<text:s/>"w")))</text:span></text:p>
      <text:h text:style-name="Heading_20_1" text:outline-level="1" text:is-list-header="false">
<text:bookmark-start text:name="OrgXref.org9d1284c"/>
<text:bookmark text:name="org9d1284c"/>org-mode
<text:bookmark-end text:name="OrgXref.org9d1284c"/></text:h>
      <text:p text:style-name="Text_20_body">I use <text:a xlink:type="simple" xlink:href="http://www.orgmode.org">Org Mode</text:a> to take notes, write my agenda, and do all sorts of stuff. I have the best writing experience with org-mode over all software.
</text:p>
      <text:h text:style-name="Heading_20_2" text:outline-level="2" text:is-list-header="false">
<text:bookmark-start text:name="OrgXref.org099f758"/>
<text:bookmark text:name="org099f758"/>Usage
<text:bookmark-end text:name="OrgXref.org099f758"/></text:h>
      <text:h text:style-name="Heading_20_3" text:outline-level="3" text:is-list-header="false">
<text:bookmark-start text:name="OrgXref.org8683fb3"/>
<text:bookmark text:name="org8683fb3"/>Key-bindings
<text:bookmark-end text:name="OrgXref.org8683fb3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Editing</text:p>
              </table:table-cell>
              <table:table-cell table:style-name="OrgTblCellTB">
                <text:p text:style-name="OrgTableHeadingLeft"/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C-c i</text:span></text:p>
              </table:table-cell>
              <table:table-cell table:style-name="OrgTblCellT">
                <text:p text:style-name="OrgTableContentsLeft">clock-in (and start toggl timer)</text:p>
              </table:table-cell>
            </table:table-row>
            <table:table-row>
              <table:table-cell table:style-name="OrgTblCell">
                <text:p text:style-name="OrgTableContentsLeft"><text:span text:style-name="OrgCode">C-c C-p</text:span></text:p>
              </table:table-cell>
              <table:table-cell table:style-name="OrgTblCell">
                <text:p text:style-name="OrgTableContentsLeft">org-cliplink</text:p>
              </table:table-cell>
            </table:table-row>
            <table:table-row>
              <table:table-cell table:style-name="OrgTblCellB">
                <text:p text:style-name="OrgTableContentsLeft"><text:span text:style-name="OrgCode">C-c '</text:span></text:p>
              </table:table-cell>
              <table:table-cell table:style-name="OrgTblCellB">
                <text:p text:style-name="OrgTableContentsLeft">edit babel code block.</text:p>
              </table:table-cell>
            </table:table-row>
          </table:table-rows>
        </table:table>
      </text:section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org-agenda</text:p>
              </table:table-cell>
              <table:table-cell table:style-name="OrgTblCellTB">
                <text:p text:style-name="OrgTableHeadingLeft"/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C-c t</text:span></text:p>
              </table:table-cell>
              <table:table-cell table:style-name="OrgTblCellT">
                <text:p text:style-name="OrgTableContentsLeft">org-todo</text:p>
              </table:table-cell>
            </table:table-row>
            <table:table-row>
              <table:table-cell table:style-name="OrgTblCell">
                <text:p text:style-name="OrgTableContentsLeft"><text:span text:style-name="OrgCode">C-c c</text:span></text:p>
              </table:table-cell>
              <table:table-cell table:style-name="OrgTblCell">
                <text:p text:style-name="OrgTableContentsLeft">org-capture</text:p>
              </table:table-cell>
            </table:table-row>
            <table:table-row>
              <table:table-cell table:style-name="OrgTblCell">
                <text:p text:style-name="OrgTableContentsLeft"><text:span text:style-name="OrgCode">C-c a</text:span></text:p>
              </table:table-cell>
              <table:table-cell table:style-name="OrgTblCell">
                <text:p text:style-name="OrgTableContentsLeft">org agenda</text:p>
              </table:table-cell>
            </table:table-row>
            <table:table-row>
              <table:table-cell table:style-name="OrgTblCell">
                <text:p text:style-name="OrgTableContentsLeft"><text:span text:style-name="OrgCode">f/b/.</text:span></text:p>
              </table:table-cell>
              <table:table-cell table:style-name="OrgTblCell">
                <text:p text:style-name="OrgTableContentsLeft">(without evil-org) move forward/backword/today in agenda view</text:p>
              </table:table-cell>
            </table:table-row>
            <table:table-row>
              <table:table-cell table:style-name="OrgTblCellB">
                <text:p text:style-name="OrgTableContentsLeft"><text:span text:style-name="OrgCode">[[</text:span> or <text:span text:style-name="OrgCode">]]</text:span></text:p>
              </table:table-cell>
              <table:table-cell table:style-name="OrgTblCellB">
                <text:p text:style-name="OrgTableContentsLeft">(with evil-org) agenda-earlier / agenda-later</text:p>
              </table:table-cell>
            </table:table-row>
          </table:table-rows>
        </table:table>
      </text:section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latex</text:p>
              </table:table-cell>
              <table:table-cell table:style-name="OrgTblCellTB">
                <text:p text:style-name="OrgTableHeadingLeft"/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C-p</text:p>
              </table:table-cell>
              <table:table-cell table:style-name="OrgTblCellT">
                <text:p text:style-name="OrgTableContentsLeft">org-latex-preview</text:p>
              </table:table-cell>
            </table:table-row>
            <table:table-row>
              <table:table-cell table:style-name="OrgTblCellB">
                <text:p text:style-name="OrgTableContentsLeft">C-M-p</text:p>
              </table:table-cell>
              <table:table-cell table:style-name="OrgTblCellB">
                <text:p text:style-name="OrgTableContentsLeft">org-fragtog-mode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b83460e"/>
<text:bookmark text:name="orgb83460e"/>My org files
<text:bookmark-end text:name="OrgXref.orgb83460e"/></text:h>
      <text:p text:style-name="Text_20_body">Here are the Org files I use.
</text:p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TODO.org</text:p>
              </table:table-cell>
              <table:table-cell table:style-name="OrgTblCellT">
                <text:p text:style-name="OrgTableContentsLeft">My main TODO file for academics and life</text:p>
              </table:table-cell>
            </table:table-row>
            <table:table-row>
              <table:table-cell table:style-name="OrgTblCell">
                <text:p text:style-name="OrgTableContentsLeft">agenda.org</text:p>
              </table:table-cell>
              <table:table-cell table:style-name="OrgTblCell">
                <text:p text:style-name="OrgTableContentsLeft">Agenda file</text:p>
              </table:table-cell>
            </table:table-row>
            <table:table-row>
              <table:table-cell table:style-name="OrgTblCellB">
                <text:p text:style-name="OrgTableContentsLeft">todos.org</text:p>
              </table:table-cell>
              <table:table-cell table:style-name="OrgTblCellB">
                <text:p text:style-name="OrgTableContentsLeft">Org todo file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aed00b9"/>
<text:bookmark text:name="orgaed00b9"/>Reference
<text:bookmark-end text:name="OrgXref.orgaed00b9"/></text:h>
      <text:list text:style-name="OrgBulletedList" text:continue-numbering="false">
        <text:list-item>
          <text:p text:style-name="Text_20_body"><text:a xlink:type="simple" xlink:href="http://doc.norang.ca/org-mode.html#Refiling">Org Mode - Organize Your Life In Plain Text!</text:a>
</text:p>
        </text:list-item>
        <text:list-item>
          <text:p text:style-name="Text_20_body">org config: <text:a xlink:type="simple" xlink:href="https://hugocisneros.com/org-config/">https://hugocisneros.com/org-config/</text:a>
</text:p>
        </text:list-item>
        <text:list-item>
          <text:p text:style-name="Text_20_body"><text:a xlink:type="simple" xlink:href="https://github.com/jzohrab/emacs.d/blob/master/init.el#L31">https://github.com/jzohrab/emacs.d/blob/master/init.el#L31</text:a>
</text:p>
        </text:list-item>
        <text:list-item>
          <text:p text:style-name="Text_20_body"><text:a xlink:type="simple" xlink:href="https://vincent.demeester.fr/articles/my_organizational_workflow.html">My Organizational Workflow</text:a>
</text:p>
        </text:list-item>
      </text:list>
      <text:h text:style-name="Heading_20_2" text:outline-level="2" text:is-list-header="false">
<text:bookmark-start text:name="OrgXref.orgef2dd4a"/>
<text:bookmark text:name="orgef2dd4a"/>Basics
<text:bookmark-end text:name="OrgXref.orgef2dd4a"/></text:h>
      <text:p text:style-name="OrgSrcBlock"><text:span text:style-name="OrgSrcFontLockCommentDelimiterFace">;;<text:s/></text:span><text:span text:style-name="OrgSrcFontLockCommentFace">(use-package<text:s/>org</text:span></text:p>
      <text:p text:style-name="OrgSrcBlock"><text:span text:style-name="OrgSrcFontLockCommentDelimiterFace">;;<text:s/><text:s/><text:s/></text:span><text:span text:style-name="OrgSrcFontLockCommentFace">:pin<text:s/>gnu)</text:span></text:p>
      <text:p text:style-name="OrgSrcBlock">(<text:span text:style-name="OrgSrcFontLockKeywordFace">require</text:span><text:s/>'<text:span text:style-name="OrgSrcFontLockConstantFace">org</text:span>)</text:p>
      <text:p text:style-name="OrgSrcBlock">(<text:span text:style-name="OrgSrcFontLockKeywordFace">setq</text:span><text:s/>org-image-actual-width<text:s/>(list<text:s/>500))</text:p>
      <text:p text:style-name="OrgSrcBlock">(<text:span text:style-name="OrgSrcFontLockKeywordFace">setq</text:span><text:s/>org-hide-emphasis-markers<text:s/>t)</text:p>
      <text:p text:style-name="OrgSrcBlock"><text:span text:style-name="OrgSrcFontLockCommentDelimiterFace">;;<text:s/></text:span><text:span text:style-name="OrgSrcFontLockCommentFace">startup:<text:s/>showeverything</text:span></text:p>
      <text:p text:style-name="OrgSrcBlock">(<text:span text:style-name="OrgSrcFontLockKeywordFace">setq</text:span><text:s/>org-startup-folded<text:s/>nil)</text:p>
      <text:p text:style-name="OrgSrcBlock">(add-hook<text:s/>'LaTeX-mode-hook<text:s/>'flyspell-mode)</text:p>
      <text:p text:style-name="OrgSrcBlock"><text:span text:style-name="OrgSrcFontLockCommentDelimiterFace">;;<text:s/></text:span><text:span text:style-name="OrgSrcFontLockCommentFace">inline<text:s/>image<text:s/>size</text:span></text:p>
      <text:p text:style-name="OrgSrcBlock"><text:span text:style-name="OrgSrcFontLockCommentDelimiterFace">;;<text:s/></text:span><text:span text:style-name="OrgSrcFontLockCommentFace">(setq<text:s/>org-image-actual-width<text:s/>nil)</text:span></text:p>
      <text:p text:style-name="OrgSrcBlock">(<text:span text:style-name="OrgSrcFontLockKeywordFace">setq</text:span><text:s/>org-blank-before-new-entry</text:p>
      <text:p text:style-name="OrgSrcBlock"><text:s/><text:s/><text:s/><text:s/><text:s/><text:s/>'((heading<text:s/>.<text:s/>t)<text:s/>(plain-list-item<text:s/>.<text:s/>nil)))</text:p>
      <text:p text:style-name="OrgSrcBlock"/>
      <text:p text:style-name="OrgSrcBlock">(<text:span text:style-name="OrgSrcFontLockKeywordFace">use-package</text:span><text:s/><text:span text:style-name="OrgSrcFontLockConstantFace">htmlize</text:span></text:p>
      <text:p text:style-name="OrgSrcBlock"><text:s/><text:s/><text:span text:style-name="OrgSrcFontLockBuiltinFace">:defer</text:span><text:s/>10</text:p>
      <text:p text:style-name="OrgSrcBlockLastLine"><text:s/><text:s/><text:span text:style-name="OrgSrcFontLockBuiltinFace">:load-path</text:span><text:s/><text:span text:style-name="OrgSrcFontLockStringFace">"/Users/chongchonghe/dotfiles/emacs/packages/emacs-htmlize"</text:span>)</text:p>
      <text:p text:style-name="OrgSrcBlock"><text:s/><text:s/>(<text:span text:style-name="OrgSrcFontLockKeywordFace">defun</text:span><text:s/><text:span text:style-name="OrgSrcFontLockFunctionNameFace">org-toggle-hide-emphasis-markers</text:span><text:s/>()</text:p>
      <text:p text:style-name="OrgSrcBlock"><text:s/><text:s/><text:s/><text:s/><text:span text:style-name="OrgSrcFontLockDocFace">"Toggle<text:s/>org-hide-emphasis-markers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if</text:span><text:s/>org-hide-emphasis-markers</text:p>
      <text:p text:style-name="OrgSrcBlock"><text:s/><text:s/><text:s/><text:s/><text:s/><text:s/><text:s/><text:s/>(<text:span text:style-name="OrgSrcFontLockKeywordFace">setq</text:span><text:s/>org-hide-emphasis-markers<text:s/>nil)</text:p>
      <text:p text:style-name="OrgSrcBlockLastLine"><text:s/><text:s/><text:s/><text:s/><text:s/><text:s/>(<text:span text:style-name="OrgSrcFontLockKeywordFace">setq</text:span><text:s/>org-hide-emphasis-markers<text:s/>t)))</text:p>
      <text:p text:style-name="Text_20_body">Disable descriptive (hidden) links <text:a xlink:type="simple" xlink:href="https://emacs.stackexchange.com/questions/5387/show-org-mode-hyperlink-as-plain-text/5417">(Reference)</text:a>. Disabled. Use <text:span text:style-name="OrgCode">C-c
C-l</text:span> to edit a link.
</text:p>
      <text:p text:style-name="OrgSrcBlockLastLine"><text:s/><text:s/><text:span text:style-name="OrgSrcFontLockCommentDelimiterFace">;;<text:s/></text:span><text:span text:style-name="OrgSrcFontLockCommentFace">(setq<text:s/>org-descriptive-links<text:s/>nil)</text:span></text:p>
      <text:p text:style-name="Text_20_body">Auto indent mode as default
</text:p>
      <text:p text:style-name="OrgSrcBlockLastLine"><text:s/><text:s/>(<text:span text:style-name="OrgSrcFontLockKeywordFace">setq</text:span><text:s/>org-startup-indented<text:s/>t)</text:p>
      <text:p text:style-name="Text_20_body">Auto fill? No!
</text:p>
      <text:p text:style-name="OrgSrcBlock"><text:s/><text:s/><text:span text:style-name="OrgSrcFontLockCommentDelimiterFace">;;<text:s/></text:span><text:span text:style-name="OrgSrcFontLockCommentFace">(add-hook<text:s/>'org-mode-hook<text:s/>'turn-on-auto-fill)</text:span></text:p>
      <text:p text:style-name="OrgSrcBlock"><text:s/><text:s/>(auto-fill-mode<text:s/>-1)</text:p>
      <text:p text:style-name="OrgSrcBlockLastLine"><text:s/><text:s/>(remove-hook<text:s/>'text-mode-hook<text:s/>#'turn-on-auto-fill)</text:p>
      <text:p text:style-name="OrgSrcBlockLastLine"><text:s/><text:s/>(<text:span text:style-name="OrgSrcFontLockKeywordFace">setq</text:span><text:s/>outline-blank-line<text:s/>2)</text:p>
      <text:p text:style-name="Text_20_body">org-show-two-levels
</text:p>
      <text:p text:style-name="OrgSrcBlock">(<text:span text:style-name="OrgSrcFontLockKeywordFace">defun</text:span><text:s/><text:span text:style-name="OrgSrcFontLockFunctionNameFace">org-show-two-levels</text:span><text:s/>()</text:p>
      <text:p text:style-name="OrgSrcBlock"><text:s/><text:s/>(<text:span text:style-name="OrgSrcFontLockKeywordFace">interactive</text:span>)</text:p>
      <text:p text:style-name="OrgSrcBlock"><text:s/><text:s/>(org-content<text:s/>2))</text:p>
      <text:p text:style-name="OrgSrcBlock">(<text:span text:style-name="OrgSrcFontLockKeywordFace">with-eval-after-load</text:span><text:s/>'org</text:p>
      <text:p text:style-name="OrgSrcBlock"><text:s/><text:s/>(define-key<text:s/>org-mode-map<text:s/>(kbd<text:s/><text:span text:style-name="OrgSrcFontLockStringFace">"C-c<text:s/>2"</text:span>)<text:s/>'org-show-two-levels))</text:p>
      <text:p text:style-name="OrgSrcBlock">(<text:span text:style-name="OrgSrcFontLockKeywordFace">defun</text:span><text:s/><text:span text:style-name="OrgSrcFontLockFunctionNameFace">org-show-three-levels</text:span><text:s/>()</text:p>
      <text:p text:style-name="OrgSrcBlock"><text:s/><text:s/>(<text:span text:style-name="OrgSrcFontLockKeywordFace">interactive</text:span>)</text:p>
      <text:p text:style-name="OrgSrcBlock"><text:s/><text:s/>(org-content<text:s/>3))</text:p>
      <text:p text:style-name="OrgSrcBlock">(<text:span text:style-name="OrgSrcFontLockKeywordFace">with-eval-after-load</text:span><text:s/>'org</text:p>
      <text:p text:style-name="OrgSrcBlock"><text:s/><text:s/>(define-key<text:s/>org-mode-map<text:s/>(kbd<text:s/><text:span text:style-name="OrgSrcFontLockStringFace">"C-c<text:s/>3"</text:span>)<text:s/>'org-show-three-levels))</text:p>
      <text:p text:style-name="OrgSrcBlock"><text:span text:style-name="OrgSrcFontLockCommentDelimiterFace">;;<text:s/></text:span><text:span text:style-name="OrgSrcFontLockCommentFace">Evaluate<text:s/>it<text:s/>after<text:s/>startup</text:span></text:p>
      <text:p text:style-name="OrgSrcBlock"><text:span text:style-name="OrgSrcFontLockCommentDelimiterFace">;;<text:s/></text:span><text:span text:style-name="OrgSrcFontLockCommentFace">(add-hook<text:s/>'org-mode-hook<text:s/>#'org-show-two-levels)</text:span></text:p>
      <text:p text:style-name="OrgSrcBlockLastLine">(add-hook<text:s/>'org-view-mode-hook<text:s/>'(text-scale-adjust))</text:p>
      <text:p text:style-name="Text_20_body">To execute a function at startup, put the following script at the end
of a file
</text:p>
      <text:p text:style-name="OrgSrcBlock"><text:s/><text:s/>;;<text:s/>Local<text:s/>Variables:</text:p>
      <text:p text:style-name="OrgSrcBlock"><text:s/><text:s/>;;<text:s/>eval:<text:s/>(progn<text:s/>(org-show-two-levels)<text:s/>(text-scale-adjust<text:s/>1))</text:p>
      <text:p text:style-name="OrgSrcBlockLastLine"><text:s/><text:s/>;;<text:s/>End:</text:p>
      <text:p text:style-name="Text_20_body">org-cliplink
</text:p>
      <text:p text:style-name="OrgSrcBlock">(<text:span text:style-name="OrgSrcFontLockKeywordFace">use-package</text:span><text:s/><text:span text:style-name="OrgSrcFontLockConstantFace">org-cliplink</text:span></text:p>
      <text:p text:style-name="OrgSrcBlock"><text:s/><text:s/><text:span text:style-name="OrgSrcFontLockBuiltinFace">:defer</text:span><text:s/>6</text:p>
      <text:p text:style-name="OrgSrcBlock"><text:s/><text:s/><text:span text:style-name="OrgSrcFontLockBuiltinFace">:bind</text:span><text:s/>(<text:span text:style-name="OrgSrcFontLockStringFace">"C-c<text:s/>C-p"</text:span><text:s/>.<text:s/>'org-cliplink))</text:p>
      <text:p text:style-name="OrgSrcBlock"><text:span text:style-name="OrgSrcFontLockCommentDelimiterFace">;;<text:s/></text:span><text:span text:style-name="OrgSrcFontLockCommentFace">(require<text:s/>'org-cliplink)</text:span></text:p>
      <text:p text:style-name="OrgSrcBlockLastLine"><text:span text:style-name="OrgSrcFontLockCommentDelimiterFace">;;<text:s/></text:span><text:span text:style-name="OrgSrcFontLockCommentFace">(define-key<text:s/>org-mode-map<text:s/>(kbd<text:s/>"C-c<text:s/>C-p")<text:s/>'org-cliplink)</text:span></text:p>
      <text:p text:style-name="Text_20_body">Unknown
</text:p>
      <text:p text:style-name="OrgSrcBlockLastLine"><text:s/><text:s/><text:span text:style-name="OrgSrcFontLockCommentDelimiterFace">;;<text:s/></text:span><text:span text:style-name="OrgSrcFontLockCommentFace">(setq<text:s/>org-modules<text:s/>'(org-tempo))</text:span></text:p>
      <text:p text:style-name="Text_20_body"><text:a xlink:type="simple" xlink:href="https://github.com/calvinwyoung/org-autolist">org-autolist</text:a>
</text:p>
      <text:p text:style-name="OrgSrcBlock"><text:span text:style-name="OrgSrcFontLockCommentDelimiterFace">;;<text:s/></text:span><text:span text:style-name="OrgSrcFontLockCommentFace">(use-package<text:s/>org-autolist</text:span></text:p>
      <text:p text:style-name="OrgSrcBlock"><text:span text:style-name="OrgSrcFontLockCommentDelimiterFace">;;<text:s/><text:s/><text:s/></text:span><text:span text:style-name="OrgSrcFontLockCommentFace">:config</text:span></text:p>
      <text:p text:style-name="OrgSrcBlock"><text:span text:style-name="OrgSrcFontLockCommentDelimiterFace">;;<text:s/><text:s/><text:s/></text:span><text:span text:style-name="OrgSrcFontLockCommentFace">(add-hook<text:s/>'org-mode-hook<text:s/>(lambda<text:s/>()<text:s/>(org-autolist-mode)))</text:span></text:p>
      <text:p text:style-name="OrgSrcBlockLastLine"><text:span text:style-name="OrgSrcFontLockCommentDelimiterFace">;;<text:s/><text:s/><text:s/></text:span><text:span text:style-name="OrgSrcFontLockCommentFace">)</text:span></text:p>
      <text:h text:style-name="Heading_20_2" text:outline-level="2" text:is-list-header="false">
<text:bookmark-start text:name="OrgXref.orgac64600"/>
<text:bookmark text:name="orgac64600"/>Key-bindings
<text:bookmark-end text:name="OrgXref.orgac64600"/></text:h>
      <text:h text:style-name="Heading_20_3" text:outline-level="3" text:is-list-header="false">
<text:bookmark-start text:name="OrgXref.org985c7e6"/>
<text:bookmark text:name="org985c7e6"/>Local keys
<text:bookmark-end text:name="OrgXref.org985c7e6"/></text:h>
      <text:p text:style-name="OrgSrcBlock"><text:s/><text:s/>(<text:span text:style-name="OrgSrcFontLockKeywordFace">defun</text:span><text:s/><text:span text:style-name="OrgSrcFontLockFunctionNameFace">my-org-mode-config</text:span><text:s/>()</text:p>
      <text:p text:style-name="OrgSrcBlock"><text:tab/><text:tab/>(local-set-key<text:s/><text:span text:style-name="OrgSrcFontLockStringFace">"\M-n"</text:span><text:s/>'outline-next-visible-heading)</text:p>
      <text:p text:style-name="OrgSrcBlock"><text:tab/><text:tab/>(local-set-key<text:s/><text:span text:style-name="OrgSrcFontLockStringFace">"\M-p"</text:span><text:s/>'outline-previous-visible-heading)</text:p>
      <text:p text:style-name="OrgSrcBlock"><text:tab/><text:tab/><text:span text:style-name="OrgSrcFontLockCommentDelimiterFace">;;<text:s/></text:span><text:span text:style-name="OrgSrcFontLockCommentFace">table</text:span></text:p>
      <text:p text:style-name="OrgSrcBlock"><text:tab/><text:tab/>(local-set-key<text:s/><text:span text:style-name="OrgSrcFontLockStringFace">"\C-\M-w"</text:span><text:s/>'org-table-copy-region)</text:p>
      <text:p text:style-name="OrgSrcBlock"><text:tab/><text:tab/>(local-set-key<text:s/><text:span text:style-name="OrgSrcFontLockStringFace">"\C-\M-y"</text:span><text:s/>'org-table-paste-rectangle)</text:p>
      <text:p text:style-name="OrgSrcBlock"><text:tab/><text:tab/>(local-set-key<text:s/><text:span text:style-name="OrgSrcFontLockStringFace">"\C-\M-l"</text:span><text:s/>'org-table-sort-lines)</text:p>
      <text:p text:style-name="OrgSrcBlock"><text:tab/><text:tab/><text:span text:style-name="OrgSrcFontLockCommentDelimiterFace">;;<text:s/></text:span><text:span text:style-name="OrgSrcFontLockCommentFace">display<text:s/>images</text:span></text:p>
      <text:p text:style-name="OrgSrcBlock"><text:tab/><text:tab/>(local-set-key<text:s/><text:span text:style-name="OrgSrcFontLockStringFace">"\M-I"</text:span><text:s/>'org-toggle-iimage-in-org)</text:p>
      <text:p text:style-name="OrgSrcBlock"><text:tab/><text:tab/><text:span text:style-name="OrgSrcFontLockCommentDelimiterFace">;;<text:s/></text:span><text:span text:style-name="OrgSrcFontLockCommentFace">TODOlist</text:span></text:p>
      <text:p text:style-name="OrgSrcBlock"><text:tab/><text:tab/><text:span text:style-name="OrgSrcFontLockCommentDelimiterFace">;;<text:s/></text:span><text:span text:style-name="OrgSrcFontLockCommentFace">fix<text:s/>tab</text:span></text:p>
      <text:p text:style-name="OrgSrcBlock"><text:tab/><text:tab/><text:span text:style-name="OrgSrcFontLockCommentDelimiterFace">;;<text:s/></text:span><text:span text:style-name="OrgSrcFontLockCommentFace">(local-set-key<text:s/>"\C-y"<text:s/>'yank)</text:span></text:p>
      <text:p text:style-name="OrgSrcBlock"><text:tab/><text:tab/>(local-set-key<text:s/><text:span text:style-name="OrgSrcFontLockStringFace">"\M-h"</text:span><text:s/>'windmove-left)</text:p>
      <text:p text:style-name="OrgSrcBlock"><text:tab/><text:tab/>(local-set-key<text:s/><text:span text:style-name="OrgSrcFontLockStringFace">"\C-cl"</text:span><text:s/>'grg-store-link)</text:p>
      <text:p text:style-name="OrgSrcBlock"><text:tab/><text:tab/>(local-set-key<text:s/><text:span text:style-name="OrgSrcFontLockStringFace">"\C-cb"</text:span><text:s/>'org-switchb)</text:p>
      <text:p text:style-name="OrgSrcBlock"><text:tab/><text:tab/>(local-set-key<text:s/><text:span text:style-name="OrgSrcFontLockStringFace">"\C-cp"</text:span><text:s/>'org-display-inline-images)</text:p>
      <text:p text:style-name="OrgSrcBlock"><text:tab/><text:tab/>(local-set-key<text:s/><text:span text:style-name="OrgSrcFontLockStringFace">"\M-h"</text:span><text:s/>'org-metaleft)</text:p>
      <text:p text:style-name="OrgSrcBlock"><text:tab/><text:tab/>(local-set-key<text:s/><text:span text:style-name="OrgSrcFontLockStringFace">"\M-l"</text:span><text:s/>'org-metaright)</text:p>
      <text:p text:style-name="OrgSrcBlock"><text:tab/><text:tab/>(local-set-key<text:s/><text:span text:style-name="OrgSrcFontLockStringFace">"\C-ce"</text:span><text:s/>'org-html-export-to-html)</text:p>
      <text:p text:style-name="OrgSrcBlock"><text:tab/><text:tab/><text:span text:style-name="OrgSrcFontLockCommentDelimiterFace">;;<text:s/></text:span><text:span text:style-name="OrgSrcFontLockCommentFace">(local-set-key<text:s/>(kbd<text:s/>"s-p")<text:s/>(kbd<text:s/>"C-c<text:s/>C-e<text:s/>h<text:s/>h"))</text:span></text:p>
      <text:p text:style-name="OrgSrcBlock"><text:tab/><text:tab/>(<text:span text:style-name="OrgSrcFontLockKeywordFace">setq-local</text:span><text:s/>truncate-lines<text:s/>'nil)</text:p>
      <text:p text:style-name="OrgSrcBlock"><text:tab/><text:tab/><text:span text:style-name="OrgSrcFontLockCommentDelimiterFace">;;<text:s/></text:span><text:span text:style-name="OrgSrcFontLockCommentFace">(org-indent-mode)<text:s/><text:s/>;;<text:s/>not<text:s/>working?</text:span></text:p>
      <text:p text:style-name="OrgSrcBlock"><text:tab/><text:tab/>)</text:p>
      <text:p text:style-name="OrgSrcBlock"><text:s/><text:s/>(add-hook<text:s/>'org-mode-hook<text:s/>'my-org-mode-config)</text:p>
      <text:p text:style-name="OrgSrcBlock"/>
      <text:p text:style-name="OrgSrcBlock"><text:s/><text:s/>(<text:span text:style-name="OrgSrcFontLockKeywordFace">with-eval-after-load</text:span><text:s/>'evil-maps</text:p>
      <text:p text:style-name="OrgSrcBlock"><text:tab/><text:tab/>(define-key<text:s/>evil-normal-state-map<text:s/>(kbd<text:s/><text:span text:style-name="OrgSrcFontLockStringFace">"C-p"</text:span>)<text:s/>'org-latex-preview<text:span text:style-name="OrgSrcWhitespaceLine">)</text:span></text:p>
      <text:p text:style-name="OrgSrcBlock"><text:tab/><text:tab/>(define-key<text:s/>evil-normal-state-map<text:s/>(kbd<text:s/><text:span text:style-name="OrgSrcFontLockStringFace">"C-M-p"</text:span>)<text:s/>'org-fragtog-mod<text:span text:style-name="OrgSrcWhitespaceLine">e))</text:span></text:p>
      <text:p text:style-name="OrgSrcBlockLastLine"><text:s/><text:s/><text:span text:style-name="OrgSrcFontLockCommentDelimiterFace">;;<text:s/></text:span><text:span text:style-name="OrgSrcFontLockCommentFace">(define-key<text:s/>org-mode-map<text:s/>(kbd<text:s/>"C-p")<text:s/>'org-latex-preview)</text:span></text:p>
      <text:p text:style-name="Text_20_body">Not used:
</text:p>
      <text:p text:style-name="OrgSrcBlock"><text:s/><text:s/><text:span text:style-name="OrgSrcFontLockCommentDelimiterFace">;;<text:s/></text:span><text:span text:style-name="OrgSrcFontLockCommentFace">https://orgmode.org/manual/Conflicts.html</text:span></text:p>
      <text:p text:style-name="OrgSrcBlock"><text:s/><text:s/><text:span text:style-name="OrgSrcFontLockCommentDelimiterFace">;;<text:s/></text:span><text:span text:style-name="OrgSrcFontLockCommentFace">Make<text:s/>windmove<text:s/>work<text:s/>in<text:s/>Org<text:s/>mode:</text:span></text:p>
      <text:p text:style-name="OrgSrcBlock"><text:s/><text:s/>(add-hook<text:s/>'org-shiftup-final-hook<text:s/>'windmove-up)</text:p>
      <text:p text:style-name="OrgSrcBlock"><text:s/><text:s/>(add-hook<text:s/>'org-shiftleft-final-hook<text:s/>'windmove-left)</text:p>
      <text:p text:style-name="OrgSrcBlock"><text:s/><text:s/>(add-hook<text:s/>'org-shiftdown-final-hook<text:s/>'windmove-down)</text:p>
      <text:p text:style-name="OrgSrcBlock"><text:s/><text:s/>(add-hook<text:s/>'org-shiftright-final-hook<text:s/>'windmove-right)</text:p>
      <text:p text:style-name="OrgSrcBlockLastLine"><text:s/><text:s/>(define-key<text:s/>org-mode-map<text:s/>(kbd<text:s/><text:span text:style-name="OrgSrcFontLockStringFace">"M-h"</text:span>)<text:s/>'windmove-left)<text:s/><text:span text:style-name="OrgSrcFontLockCommentDelimiterFace">;;<text:s/></text:span><text:span text:style-name="OrgSrcFontLockCommentFace">org<text:s/>conflicts</text:span></text:p>
      <text:p text:style-name="OrgSrcBlockLastLine"><text:s/><text:s/><text:span text:style-name="OrgSrcFontLockCommentDelimiterFace">;;<text:s/></text:span><text:span text:style-name="OrgSrcFontLockCommentFace">(evil-define-key<text:s/>'normal<text:s/>org-mode-map<text:s/>(kbd<text:s/>",<text:s/>,")<text:s/>'org-insert-structure-tem</text:span><text:span text:style-name="OrgSrcWhitespaceLine">plate)</text:span></text:p>
      <text:h text:style-name="Heading_20_3" text:outline-level="3" text:is-list-header="false">
<text:bookmark-start text:name="OrgXref.orgdd4586d"/>
<text:bookmark text:name="orgdd4586d"/>rename-file-and-buffer
<text:bookmark-end text:name="OrgXref.orgdd4586d"/></text:h>
      <text:p text:style-name="OrgSrcBlock"><text:s/><text:s/><text:span text:style-name="OrgSrcFontLockCommentDelimiterFace">;;<text:s/></text:span><text:span text:style-name="OrgSrcFontLockCommentFace">source:<text:s/>http://steve.yegge.googlepages.com/my-dot-emacs-file</text:span></text:p>
      <text:p text:style-name="OrgSrcBlock"><text:s/><text:s/>(<text:span text:style-name="OrgSrcFontLockKeywordFace">defun</text:span><text:s/><text:span text:style-name="OrgSrcFontLockFunctionNameFace">rename-file-and-buffer</text:span><text:s/>(new-name)</text:p>
      <text:p text:style-name="OrgSrcBlock"><text:s/><text:s/><text:s/><text:s/><text:span text:style-name="OrgSrcFontLockDocFace">"Renames<text:s/>both<text:s/>current<text:s/>buffer<text:s/>and<text:s/>file<text:s/>it's<text:s/>visiting<text:s/>to<text:s/>NEW-NAME."</text:span></text:p>
      <text:p text:style-name="OrgSrcBlock"><text:s/><text:s/><text:s/><text:s/>(<text:span text:style-name="OrgSrcFontLockKeywordFace">interactive</text:span><text:s/><text:span text:style-name="OrgSrcFontLockStringFace">"sNew<text:s/>name:<text:s/>"</text:span>)</text:p>
      <text:p text:style-name="OrgSrcBlock"><text:s/><text:s/><text:s/><text:s/>(<text:span text:style-name="OrgSrcFontLockKeywordFace">let</text:span><text:s/>((name<text:s/>(buffer-name))</text:p>
      <text:p text:style-name="OrgSrcBlock"><text:s/><text:s/><text:s/><text:s/><text:s/><text:s/><text:s/><text:s/><text:s/><text:s/>(filename<text:s/>(buffer-file-name)))</text:p>
      <text:p text:style-name="OrgSrcBlock"><text:s/><text:s/><text:s/><text:s/><text:s/><text:s/>(<text:span text:style-name="OrgSrcFontLockKeywordFace">if</text:span><text:s/>(not<text:s/>filename)</text:p>
      <text:p text:style-name="OrgSrcBlock"><text:s/><text:s/><text:s/><text:s/><text:s/><text:s/><text:s/><text:s/><text:s/><text:s/>(message<text:s/><text:span text:style-name="OrgSrcFontLockStringFace">"Buffer<text:s/>'</text:span><text:span text:style-name="OrgSrcFontLockConstantFace">%s</text:span><text:span text:style-name="OrgSrcFontLockStringFace">'<text:s/>is<text:s/>not<text:s/>visiting<text:s/>a<text:s/>file!"</text:span><text:s/>name)</text:p>
      <text:p text:style-name="OrgSrcBlock"><text:s/><text:s/><text:s/><text:s/><text:s/><text:s/><text:s/><text:s/>(<text:span text:style-name="OrgSrcFontLockKeywordFace">if</text:span><text:s/>(get-buffer<text:s/>new-name)</text:p>
      <text:p text:style-name="OrgSrcBlock"><text:s/><text:s/><text:s/><text:s/><text:s/><text:s/><text:s/><text:s/><text:s/><text:s/><text:s/><text:s/>(message<text:s/><text:span text:style-name="OrgSrcFontLockStringFace">"A<text:s/>buffer<text:s/>named<text:s/>'</text:span><text:span text:style-name="OrgSrcFontLockConstantFace">%s</text:span><text:span text:style-name="OrgSrcFontLockStringFace">'<text:s/>already<text:s/>exists!"</text:span><text:s/>new-name)</text:p>
      <text:p text:style-name="OrgSrcBlock"><text:s/><text:s/><text:s/><text:s/><text:s/><text:s/><text:s/><text:s/><text:s/><text:s/>(<text:span text:style-name="OrgSrcFontLockKeywordFace">progn</text:span></text:p>
      <text:p text:style-name="OrgSrcBlock"><text:s/><text:s/><text:s/><text:s/><text:s/><text:s/><text:s/><text:s/><text:s/><text:s/><text:s/><text:s/>(rename-file<text:s/>filename<text:s/>new-name<text:s/>1)</text:p>
      <text:p text:style-name="OrgSrcBlock"><text:s/><text:s/><text:s/><text:s/><text:s/><text:s/><text:s/><text:s/><text:s/><text:s/><text:s/><text:s/>(rename-buffer<text:s/>new-name)</text:p>
      <text:p text:style-name="OrgSrcBlock"><text:s/><text:s/><text:s/><text:s/><text:s/><text:s/><text:s/><text:s/><text:s/><text:s/><text:s/><text:s/>(set-visited-file-name<text:s/>new-name)</text:p>
      <text:p text:style-name="OrgSrcBlockLastLine"><text:s/><text:s/><text:s/><text:s/><text:s/><text:s/><text:s/><text:s/><text:s/><text:s/><text:s/><text:s/>(set-buffer-modified-p<text:s/>nil))))))</text:p>
      <text:h text:style-name="Heading_20_3" text:outline-level="3" text:is-list-header="false">
<text:bookmark-start text:name="OrgXref.org82d92f0"/>
<text:bookmark text:name="org82d92f0"/>evil-org-mode
<text:bookmark-end text:name="OrgXref.org82d92f0"/></text:h>
      <text:p text:style-name="Text_20_body"><text:a xlink:type="simple" xlink:href="https://github.com/Somelauw/evil-org-mode">https://github.com/Somelauw/evil-org-mode</text:a>
</text:p>
      <text:p text:style-name="OrgSrcBlock">(<text:span text:style-name="OrgSrcFontLockKeywordFace">use-package</text:span><text:s/><text:span text:style-name="OrgSrcFontLockConstantFace">evil-org</text:span></text:p>
      <text:p text:style-name="OrgSrcBlock"><text:s/><text:s/><text:span text:style-name="OrgSrcFontLockBuiltinFace">:ensure</text:span><text:s/>t</text:p>
      <text:p text:style-name="OrgSrcBlock"><text:s/><text:s/><text:span text:style-name="OrgSrcFontLockBuiltinFace">:after</text:span><text:s/>org</text:p>
      <text:p text:style-name="OrgSrcBlock"><text:s/><text:s/><text:span text:style-name="OrgSrcFontLockBuiltinFace">:hook</text:span><text:s/>(org-mode<text:s/>.<text:s/>(<text:span text:style-name="OrgSrcFontLockKeywordFace">lambda</text:span><text:s/>()<text:s/>evil-org-mode))</text:p>
      <text:p text:style-name="OrgSrcBlock"><text:s/><text:s/><text:span text:style-name="OrgSrcFontLockBuiltinFace">:config</text:span></text:p>
      <text:p text:style-name="OrgSrcBlock"><text:s/><text:s/>(evil-org-set-key-theme<text:s/>'(textobjects<text:s/>insert<text:s/>navigation<text:s/>additional<text:s/>shift<text:s/>todo<text:s/><text:span text:style-name="OrgSrcWhitespaceLine">heading))</text:span></text:p>
      <text:p text:style-name="OrgSrcBlock"><text:s/><text:s/>(<text:span text:style-name="OrgSrcFontLockKeywordFace">require</text:span><text:s/>'<text:span text:style-name="OrgSrcFontLockConstantFace">evil-org-agenda</text:span>)</text:p>
      <text:p text:style-name="OrgSrcBlock"><text:s/><text:s/>(evil-org-agenda-set-keys)</text:p>
      <text:p text:style-name="OrgSrcBlock"><text:s/><text:s/>(<text:span text:style-name="OrgSrcFontLockKeywordFace">setq</text:span><text:s/>org-super-agenda-header-map<text:s/>(make-sparse-keymap))</text:p>
      <text:p text:style-name="OrgSrcBlock"><text:s/><text:s/>)</text:p>
      <text:p text:style-name="OrgSrcBlock"/>
      <text:p text:style-name="OrgSrcBlock"><text:span text:style-name="OrgSrcFontLockCommentDelimiterFace">;;<text:s/></text:span><text:span text:style-name="OrgSrcFontLockCommentFace">'evil-org-agenda<text:s/>is<text:s/>replaced<text:s/>by<text:s/>the<text:s/>following</text:span></text:p>
      <text:p text:style-name="OrgSrcBlock"><text:span text:style-name="OrgSrcFontLockCommentDelimiterFace">;;<text:s/></text:span><text:span text:style-name="OrgSrcFontLockCommentFace">(define-key<text:s/>org-agenda-mode-map<text:s/>"j"<text:s/>'evil-next-line)</text:span></text:p>
      <text:p text:style-name="OrgSrcBlock"><text:span text:style-name="OrgSrcFontLockCommentDelimiterFace">;;<text:s/></text:span><text:span text:style-name="OrgSrcFontLockCommentFace">(define-key<text:s/>org-agenda-mode-map<text:s/>"k"<text:s/>'evil-previous-line)</text:span></text:p>
      <text:p text:style-name="OrgSrcBlock"/>
      <text:p text:style-name="OrgSrcBlock"><text:span text:style-name="OrgSrcFontLockCommentDelimiterFace">;;<text:s/></text:span><text:span text:style-name="OrgSrcFontLockCommentFace">(use-package<text:s/>org-agenda</text:span></text:p>
      <text:p text:style-name="OrgSrcBlock"><text:span text:style-name="OrgSrcFontLockCommentDelimiterFace">;;<text:s/><text:s/><text:s/></text:span><text:span text:style-name="OrgSrcFontLockCommentFace">:bind<text:s/>(:map<text:s/>org-agenda-mode-map</text:span></text:p>
      <text:p text:style-name="OrgSrcBlock"><text:span text:style-name="OrgSrcFontLockCommentDelimiterFace">;;<text:s/></text:span><text:span text:style-name="OrgSrcFontLockCommentFace"><text:tab/><text:s/><text:s/><text:s/><text:s/><text:s/><text:s/>("j"<text:s/>.<text:s/>org-agenda-next-item)</text:span></text:p>
      <text:p text:style-name="OrgSrcBlock"><text:span text:style-name="OrgSrcFontLockCommentDelimiterFace">;;<text:s/></text:span><text:span text:style-name="OrgSrcFontLockCommentFace"><text:tab/><text:s/><text:s/><text:s/><text:s/><text:s/><text:s/>("k"<text:s/>.<text:s/>org-agenda-previous-time)))</text:span></text:p>
      <text:p text:style-name="OrgSrcBlock"/>
      <text:p text:style-name="OrgSrcBlock"><text:span text:style-name="OrgSrcFontLockCommentDelimiterFace">;;<text:s/></text:span><text:span text:style-name="OrgSrcFontLockCommentFace">(use-package<text:s/>org-agenda</text:span></text:p>
      <text:p text:style-name="OrgSrcBlock"><text:span text:style-name="OrgSrcFontLockCommentDelimiterFace">;;<text:s/><text:s/><text:s/></text:span><text:span text:style-name="OrgSrcFontLockCommentFace">:config</text:span></text:p>
      <text:p text:style-name="OrgSrcBlock"><text:span text:style-name="OrgSrcFontLockCommentDelimiterFace">;;<text:s/><text:s/><text:s/></text:span><text:span text:style-name="OrgSrcFontLockCommentFace">(define-key<text:s/>org-agenda-mode-map<text:s/>(kbd<text:s/>"j")<text:s/>#'org-agenda-next-item)</text:span></text:p>
      <text:p text:style-name="OrgSrcBlockLastLine"><text:span text:style-name="OrgSrcFontLockCommentDelimiterFace">;;<text:s/><text:s/><text:s/></text:span><text:span text:style-name="OrgSrcFontLockCommentFace">(define-key<text:s/>org-agenda-mode-map<text:s/>(kbd<text:s/>"k")<text:s/>#'org-agenda-previous-item))</text:span></text:p>
      <text:h text:style-name="Heading_20_3" text:outline-level="3" text:is-list-header="false">
<text:bookmark-start text:name="OrgXref.org3aafd88"/>
<text:bookmark text:name="org3aafd88"/>org-evil
<text:bookmark-end text:name="OrgXref.org3aafd88"/></text:h>
      <text:p text:style-name="OrgSrcBlock"><text:span text:style-name="OrgSrcFontLockCommentDelimiterFace">;;<text:s/></text:span><text:span text:style-name="OrgSrcFontLockCommentFace">(use-package<text:s/>org-evil</text:span></text:p>
      <text:p text:style-name="OrgSrcBlock"><text:span text:style-name="OrgSrcFontLockCommentDelimiterFace">;;<text:s/><text:s/><text:s/></text:span><text:span text:style-name="OrgSrcFontLockCommentFace">:ensure<text:s/>t</text:span></text:p>
      <text:p text:style-name="OrgSrcBlock"><text:span text:style-name="OrgSrcFontLockCommentDelimiterFace">;;<text:s/><text:s/><text:s/></text:span><text:span text:style-name="OrgSrcFontLockCommentFace">:after<text:s/>org</text:span></text:p>
      <text:p text:style-name="OrgSrcBlockLastLine"><text:span text:style-name="OrgSrcFontLockCommentDelimiterFace">;;<text:s/><text:s/><text:s/></text:span><text:span text:style-name="OrgSrcFontLockCommentFace">)</text:span></text:p>
      <text:h text:style-name="Heading_20_2" text:outline-level="2" text:is-list-header="false">
<text:bookmark-start text:name="OrgXref.org2782c53"/>
<text:bookmark text:name="org2782c53"/>Appearance
<text:bookmark-end text:name="OrgXref.org2782c53"/></text:h>
      <text:p text:style-name="Text_20_body">Set up a font-lock substitution for list markers (I always use “-” for lists, but you can change this if you want) by replacing them with a centered-dot character: (<text:a xlink:type="simple" xlink:href="https://zzamboni.org/post/beautifying-org-mode-in-emacs/">Ref</text:a>)
</text:p>
      <text:p text:style-name="OrgSrcBlock"><text:s/><text:s/><text:span text:style-name="OrgSrcFontLockCommentDelimiterFace">;;<text:s/></text:span><text:span text:style-name="OrgSrcFontLockCommentFace">(font-lock-add-keywords</text:span></text:p>
      <text:p text:style-name="OrgSrcBlock"><text:s/><text:s/><text:span text:style-name="OrgSrcFontLockCommentDelimiterFace">;;<text:s/><text:s/></text:span><text:span text:style-name="OrgSrcFontLockCommentFace">'org-mode</text:span></text:p>
      <text:p text:style-name="OrgSrcBlock"><text:s/><text:s/><text:span text:style-name="OrgSrcFontLockCommentDelimiterFace">;;<text:s/><text:s/></text:span><text:span text:style-name="OrgSrcFontLockCommentFace">'(("^<text:s/>*\\([-]\\)<text:s/>"</text:span></text:p>
      <text:p text:style-name="OrgSrcBlockLastLine"><text:s/><text:s/><text:span text:style-name="OrgSrcFontLockCommentDelimiterFace">;;<text:s/><text:s/><text:s/><text:s/><text:s/></text:span><text:span text:style-name="OrgSrcFontLockCommentFace">(0<text:s/>(prog1<text:s/>()<text:s/>(compose-region<text:s/>(match-beginning<text:s/>1)<text:s/>(match-end<text:s/>1)<text:s/>"•")))))</text:span><text:span text:style-name="OrgSrcWhitespaceLine">)</text:span></text:p>
      <text:p text:style-name="Text_20_body">Proportional font, in different sizes, for the headlines. The fonts listed will be tried in sequence, and the first one found will be used.
</text:p>
      <text:p text:style-name="Text_20_body">Beautify org mode
</text:p>
      <text:p text:style-name="Text_20_body">Org-superstar (<text:a xlink:type="simple" xlink:href="https://hugocisneros.com/org-config/">reference</text:a>)
</text:p>
      <text:p text:style-name="OrgSrcBlock"><text:s/><text:s/><text:span text:style-name="OrgSrcFontLockCommentDelimiterFace">;;<text:s/></text:span><text:span text:style-name="OrgSrcFontLockCommentFace">(use-package<text:s/>org-bullets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:init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(add-hook<text:s/>'org-mode-hook<text:s/>#'org-bullets-mode)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(setq<text:s/>org-bullets-bullet-list<text:s/>'("⚫"<text:s/>"◆"<text:s/>"◉"<text:s/>"▶"<text:s/>"◇"))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)</text:span></text:p>
      <text:p text:style-name="OrgSrcBlock"><text:s/><text:s/>(<text:span text:style-name="OrgSrcFontLockKeywordFace">setq-default</text:span><text:s/>org-list-indent-offset<text:s/>4)</text:p>
      <text:p text:style-name="OrgSrcBlock"><text:s/><text:s/>(<text:span text:style-name="OrgSrcFontLockKeywordFace">use-package</text:span><text:s/><text:span text:style-name="OrgSrcFontLockConstantFace">org-superstar</text:span><text:s/><text:s/><text:s/><text:s/><text:s/><text:s/><text:s/><text:s/><text:s/><text:s/><text:s/><text:s/><text:s/><text:s/><text:span text:style-name="OrgSrcFontLockCommentDelimiterFace">;<text:s/></text:span><text:span text:style-name="OrgSrcFontLockCommentFace">supersedes<text:s/>`</text:span><text:span text:style-name="OrgSrcFontLockConstantFace">org-bullets</text:span><text:span text:style-name="OrgSrcFontLockCommentFace">'</text:span></text:p>
      <text:p text:style-name="OrgSrcBlock"><text:tab/><text:tab/><text:tab/><text:tab/><text:span text:style-name="OrgSrcFontLockBuiltinFace">:ensure</text:span></text:p>
      <text:p text:style-name="OrgSrcBlock"><text:tab/><text:tab/><text:tab/><text:tab/><text:span text:style-name="OrgSrcFontLockBuiltinFace">:after</text:span><text:s/>org</text:p>
      <text:p text:style-name="OrgSrcBlock"><text:tab/><text:tab/><text:tab/><text:tab/><text:span text:style-name="OrgSrcFontLockBuiltinFace">:config</text:span></text:p>
      <text:p text:style-name="OrgSrcBlock"><text:tab/><text:tab/><text:tab/><text:tab/><text:span text:style-name="OrgSrcFontLockCommentDelimiterFace">;;<text:s/></text:span><text:span text:style-name="OrgSrcFontLockCommentFace">Every<text:s/>non-TODO<text:s/>headline<text:s/>now<text:s/>have<text:s/>no<text:s/>bullet</text:span></text:p>
      <text:p text:style-name="OrgSrcBlock"><text:tab/><text:tab/><text:tab/><text:tab/>(<text:span text:style-name="OrgSrcFontLockKeywordFace">setq</text:span><text:s/>org-superstar-headline-bullets-list<text:s/>'(<text:span text:style-name="OrgSrcFontLockStringFace">"\u2</text:span><text:span text:style-name="OrgSrcWhitespaceLine">00b"</text:span><text:span text:style-name="OrgSrcWhitespaceLine">))</text:span></text:p>
      <text:p text:style-name="OrgSrcBlock"><text:tab/><text:tab/><text:tab/><text:tab/>(<text:span text:style-name="OrgSrcFontLockKeywordFace">setq</text:span><text:s/>org-superstar-leading-bullet<text:s/><text:span text:style-name="OrgSrcFontLockStringFace">"\u200b"</text:span>)</text:p>
      <text:p text:style-name="OrgSrcBlock"><text:tab/><text:tab/><text:tab/><text:tab/>(<text:span text:style-name="OrgSrcFontLockKeywordFace">setq</text:span><text:s/>org-superstar-item-bullet-alist</text:p>
      <text:p text:style-name="OrgSrcBlock"><text:tab/><text:s/><text:s/>'((?+<text:s/>.<text:s/>?+)</text:p>
      <text:p text:style-name="OrgSrcBlock"><text:tab/><text:tab/><text:tab/><text:tab/><text:tab/>(?*<text:s/>.<text:s/>?➤)</text:p>
      <text:p text:style-name="OrgSrcBlock"><text:tab/><text:tab/><text:tab/><text:tab/><text:tab/>(?-<text:s/>.<text:s/>?•)))</text:p>
      <text:p text:style-name="OrgSrcBlock"><text:tab/><text:tab/><text:tab/><text:tab/><text:span text:style-name="OrgSrcFontLockCommentDelimiterFace">;;<text:s/></text:span><text:span text:style-name="OrgSrcFontLockCommentFace">Enable<text:s/>custom<text:s/>bullets<text:s/>for<text:s/>TODO<text:s/>items</text:span></text:p>
      <text:p text:style-name="OrgSrcBlock"><text:tab/><text:tab/><text:tab/><text:tab/>(<text:span text:style-name="OrgSrcFontLockKeywordFace">setq</text:span><text:s/>org-superstar-special-todo-items<text:s/>t)</text:p>
      <text:p text:style-name="OrgSrcBlock"><text:tab/><text:tab/><text:tab/><text:tab/>(<text:span text:style-name="OrgSrcFontLockKeywordFace">setq</text:span><text:s/>org-superstar-todo-bullet-alist</text:p>
      <text:p text:style-name="OrgSrcBlock"><text:tab/><text:s/><text:s/>'((<text:span text:style-name="OrgSrcFontLockStringFace">"TODO"</text:span><text:s/><text:span text:style-name="OrgSrcFontLockStringFace">"☐"</text:span>)</text:p>
      <text:p text:style-name="OrgSrcBlock"><text:tab/><text:tab/><text:tab/><text:tab/><text:tab/>(<text:span text:style-name="OrgSrcFontLockStringFace">"NEXT"</text:span><text:s/><text:span text:style-name="OrgSrcFontLockStringFace">"✒"</text:span>)</text:p>
      <text:p text:style-name="OrgSrcBlock"><text:tab/><text:tab/><text:tab/><text:tab/><text:tab/>(<text:span text:style-name="OrgSrcFontLockStringFace">"HOLD"</text:span><text:s/><text:span text:style-name="OrgSrcFontLockStringFace">"✰"</text:span>)</text:p>
      <text:p text:style-name="OrgSrcBlock"><text:tab/><text:tab/><text:tab/><text:tab/><text:tab/>(<text:span text:style-name="OrgSrcFontLockStringFace">"WAIT"</text:span><text:s/><text:span text:style-name="OrgSrcFontLockStringFace">"☕"</text:span>)</text:p>
      <text:p text:style-name="OrgSrcBlock"><text:tab/><text:tab/><text:tab/><text:tab/><text:tab/>(<text:span text:style-name="OrgSrcFontLockStringFace">"CXLD"</text:span><text:s/><text:span text:style-name="OrgSrcFontLockStringFace">"✘"</text:span>)</text:p>
      <text:p text:style-name="OrgSrcBlock"><text:tab/><text:tab/><text:tab/><text:tab/><text:tab/>(<text:span text:style-name="OrgSrcFontLockStringFace">"DONE"</text:span><text:s/><text:span text:style-name="OrgSrcFontLockStringFace">"✔"</text:span>)))</text:p>
      <text:p text:style-name="OrgSrcBlock"><text:tab/><text:tab/><text:tab/><text:tab/>(org-superstar-restart))</text:p>
      <text:p text:style-name="OrgSrcBlock"><text:s/><text:s/><text:span text:style-name="OrgSrcFontLockCommentDelimiterFace">;;<text:s/></text:span><text:span text:style-name="OrgSrcFontLockCommentFace">(setq<text:s/>org-ellipsis<text:s/>"⤵")</text:span></text:p>
      <text:p text:style-name="OrgSrcBlockLastLine"><text:s/><text:s/><text:span text:style-name="OrgSrcFontLockCommentDelimiterFace">;;<text:s/></text:span><text:span text:style-name="OrgSrcFontLockCommentFace">(setq<text:s/>org-ellipsis<text:s/>"▼")</text:span></text:p>
      <text:p text:style-name="OrgSrcBlock"><text:s/><text:s/><text:span text:style-name="OrgSrcFontLockCommentDelimiterFace">;;<text:s/></text:span><text:span text:style-name="OrgSrcFontLockCommentFace">simple<text:s/>version,<text:s/>only<text:s/>change<text:s/>font<text:s/>size</text:span></text:p>
      <text:p text:style-name="OrgSrcBlock"><text:s/><text:s/><text:span text:style-name="OrgSrcFontLockCommentDelimiterFace">;;<text:s/></text:span><text:span text:style-name="OrgSrcFontLockCommentFace">(custom-set-faces</text:span></text:p>
      <text:p text:style-name="OrgSrcBlock"><text:s/><text:s/><text:span text:style-name="OrgSrcFontLockCommentDelimiterFace">;;<text:s/><text:s/><text:s/></text:span><text:span text:style-name="OrgSrcFontLockCommentFace">'(org-level-1<text:s/>((t<text:s/>(:inherit<text:s/>outline-1<text:s/>:height<text:s/>1.75))))</text:span></text:p>
      <text:p text:style-name="OrgSrcBlock"><text:s/><text:s/><text:span text:style-name="OrgSrcFontLockCommentDelimiterFace">;;<text:s/><text:s/><text:s/></text:span><text:span text:style-name="OrgSrcFontLockCommentFace">'(org-level-2<text:s/>((t<text:s/>(:inherit<text:s/>outline-2<text:s/>:height<text:s/>1.5))))</text:span></text:p>
      <text:p text:style-name="OrgSrcBlock"><text:s/><text:s/><text:span text:style-name="OrgSrcFontLockCommentDelimiterFace">;;<text:s/><text:s/><text:s/></text:span><text:span text:style-name="OrgSrcFontLockCommentFace">'(org-level-3<text:s/>((t<text:s/>(:inherit<text:s/>outline-3<text:s/>:height<text:s/>1.25))))</text:span></text:p>
      <text:p text:style-name="OrgSrcBlock"><text:s/><text:s/><text:span text:style-name="OrgSrcFontLockCommentDelimiterFace">;;<text:s/><text:s/><text:s/></text:span><text:span text:style-name="OrgSrcFontLockCommentFace">'(org-level-4<text:s/>((t<text:s/>(:inherit<text:s/>outline-4<text:s/>:height<text:s/>1.1))))</text:span></text:p>
      <text:p text:style-name="OrgSrcBlock"><text:s/><text:s/><text:span text:style-name="OrgSrcFontLockCommentDelimiterFace">;;<text:s/><text:s/><text:s/></text:span><text:span text:style-name="OrgSrcFontLockCommentFace">'(org-level-5<text:s/>((t<text:s/>(:inherit<text:s/>outline-5))))</text:span></text:p>
      <text:p text:style-name="OrgSrcBlock"><text:s/><text:s/><text:span text:style-name="OrgSrcFontLockCommentDelimiterFace">;;<text:s/><text:s/><text:s/></text:span><text:span text:style-name="OrgSrcFontLockCommentFace">'(org-level-6<text:s/>((t<text:s/>(:inherit<text:s/>outline-6))))</text:span></text:p>
      <text:p text:style-name="OrgSrcBlock"><text:s/><text:s/><text:span text:style-name="OrgSrcFontLockCommentDelimiterFace">;;<text:s/><text:s/><text:s/></text:span><text:span text:style-name="OrgSrcFontLockCommentFace">'(org-level-7<text:s/>((t<text:s/>(:inherit<text:s/>outline-7))))</text:span></text:p>
      <text:p text:style-name="OrgSrcBlock"><text:s/><text:s/><text:span text:style-name="OrgSrcFontLockCommentDelimiterFace">;;<text:s/><text:s/><text:s/></text:span><text:span text:style-name="OrgSrcFontLockCommentFace">'(org-document-title<text:s/>((t<text:s/>(:height<text:s/>2.0<text:s/>:underline<text:s/>nil))))</text:span></text:p>
      <text:p text:style-name="OrgSrcBlock"><text:s/><text:s/><text:span text:style-name="OrgSrcFontLockCommentDelimiterFace">;;<text:s/></text:span><text:span text:style-name="OrgSrcFontLockCommentFace">)</text:span></text:p>
      <text:p text:style-name="OrgSrcBlock"/>
      <text:p text:style-name="OrgSrcBlock"><text:s/><text:s/><text:span text:style-name="OrgSrcFontLockCommentDelimiterFace">;;<text:s/></text:span><text:span text:style-name="OrgSrcFontLockCommentFace">complex<text:s/>version:<text:s/>change<text:s/>font<text:s/>as<text:s/>well</text:span></text:p>
      <text:p text:style-name="OrgSrcBlock"><text:s/><text:s/>(add-hook<text:s/>'org-mode-hook<text:s/>'variable-pitch-mode)</text:p>
      <text:p text:style-name="OrgSrcBlock"><text:s/><text:s/>(add-hook<text:s/>'org-mode-hook<text:s/>'visual-line-mode)</text:p>
      <text:p text:style-name="OrgSrcBlock"><text:s/><text:s/>(<text:span text:style-name="OrgSrcFontLockKeywordFace">with-eval-after-load</text:span><text:s/>'org</text:p>
      <text:p text:style-name="OrgSrcBlock"><text:s/><text:s/><text:s/><text:s/>(<text:span text:style-name="OrgSrcFontLockKeywordFace">setq</text:span><text:s/>word-wrap<text:s/>t)</text:p>
      <text:p text:style-name="OrgSrcBlock"><text:s/><text:s/><text:s/><text:s/>)</text:p>
      <text:p text:style-name="OrgSrcBlock"/>
      <text:p text:style-name="OrgSrcBlock"><text:s/><text:s/><text:span text:style-name="OrgSrcFontLockCommentDelimiterFace">;;<text:s/></text:span><text:span text:style-name="OrgSrcFontLockCommentFace">check<text:s/>(custom-theme-set-faces)<text:s/>in<text:s/>the<text:s/>appearance<text:s/>section</text:span></text:p>
      <text:p text:style-name="OrgSrcBlock"/>
      <text:p text:style-name="OrgSrcBlock"><text:s/><text:s/><text:span text:style-name="OrgSrcFontLockCommentDelimiterFace">;;<text:s/></text:span><text:span text:style-name="OrgSrcFontLockCommentFace">(custom-set-faces</text:span></text:p>
      <text:p text:style-name="OrgSrcBlock"><text:s/><text:s/><text:span text:style-name="OrgSrcFontLockCommentDelimiterFace">;;<text:s/><text:s/><text:s/></text:span><text:span text:style-name="OrgSrcFontLockCommentFace">;;<text:s/>'(org-level-1<text:s/>((t<text:s/>(:inherit<text:s/>outline-1<text:s/>:height<text:s/>1.75))))</text:span></text:p>
      <text:p text:style-name="OrgSrcBlock"><text:s/><text:s/><text:span text:style-name="OrgSrcFontLockCommentDelimiterFace">;;<text:s/><text:s/><text:s/></text:span><text:span text:style-name="OrgSrcFontLockCommentFace">;;<text:s/>'(org-document-title<text:s/>((t<text:s/>(:height<text:s/>2.0<text:s/>:underline<text:s/>nil))))</text:span></text:p>
      <text:p text:style-name="OrgSrcBlock"><text:s/><text:s/><text:span text:style-name="OrgSrcFontLockCommentDelimiterFace">;;<text:s/><text:s/><text:s/></text:span><text:span text:style-name="OrgSrcFontLockCommentFace">'(mu4e-view-face<text:s/>((t<text:s/>(:inherit<text:s/>default<text:s/>:height<text:s/>1.2))))</text:span></text:p>
      <text:p text:style-name="OrgSrcBlockLastLine"><text:s/><text:s/><text:span text:style-name="OrgSrcFontLockCommentDelimiterFace">;;<text:s/></text:span><text:span text:style-name="OrgSrcFontLockCommentFace">)</text:span></text:p>
      <text:p text:style-name="OrgSrcBlockLastLine"><text:s/><text:s/><text:span text:style-name="OrgSrcFontLockCommentDelimiterFace">;;<text:s/></text:span><text:span text:style-name="OrgSrcFontLockCommentFace">(setq<text:s/>org-ellipsis<text:s/>"⤵")</text:span></text:p>
      <text:h text:style-name="Heading_20_2" text:outline-level="2" text:is-list-header="false">
<text:bookmark-start text:name="OrgXref.org30a42d1"/>
<text:bookmark text:name="org30a42d1"/>Embed local video
<text:bookmark-end text:name="OrgXref.org30a42d1"/></text:h>
      <text:p text:style-name="Text_20_body">Adapted from this method:
<text:a xlink:type="simple" xlink:href="http://endlessparentheses.com/embedding-youtube-videos-with-org-mode-links.html">http://endlessparentheses.com/embedding-youtube-videos-with-org-mode-links.html</text:a>.
<text:span text:style-name="OrgCode">[[mv:movie.mp4]]</text:span> will export a html5 video.
</text:p>
      <text:p text:style-name="OrgSrcBlock">(<text:span text:style-name="OrgSrcFontLockKeywordFace">defvar</text:span><text:s/><text:span text:style-name="OrgSrcFontLockVariableNameFace">mv-iframe-format</text:span></text:p>
      <text:p text:style-name="OrgSrcBlock"><text:s/><text:s/><text:span text:style-name="OrgSrcFontLockCommentDelimiterFace">;;<text:s/></text:span><text:span text:style-name="OrgSrcFontLockCommentFace">You<text:s/>may<text:s/>want<text:s/>to<text:s/>change<text:s/>your<text:s/>width<text:s/>and<text:s/>height.</text:span></text:p>
      <text:p text:style-name="OrgSrcBlock"><text:s/><text:s/>(concat<text:s/><text:span text:style-name="OrgSrcFontLockStringFace">"&lt;video"</text:span></text:p>
      <text:p text:style-name="OrgSrcBlock"><text:tab/><text:s/><text:s/><text:span text:style-name="OrgSrcFontLockStringFace">"<text:s/>height=\"500\""</text:span></text:p>
      <text:p text:style-name="OrgSrcBlock"><text:tab/><text:s/><text:s/><text:span text:style-name="OrgSrcFontLockStringFace">"<text:s/>style=\"display:block;<text:s/>margin:<text:s/>0<text:s/>auto;\"<text:s/>controls&gt;"</text:span></text:p>
      <text:p text:style-name="OrgSrcBlock"><text:tab/><text:s/><text:s/><text:span text:style-name="OrgSrcFontLockStringFace">"<text:s/>&lt;source"</text:span></text:p>
      <text:p text:style-name="OrgSrcBlock"><text:tab/><text:s/><text:s/><text:span text:style-name="OrgSrcFontLockStringFace">"<text:s/>src=\"%s\""</text:span></text:p>
      <text:p text:style-name="OrgSrcBlock"><text:tab/><text:s/><text:s/><text:span text:style-name="OrgSrcFontLockStringFace">"<text:s/>type=\"video/mp4\"&gt;"</text:span></text:p>
      <text:p text:style-name="OrgSrcBlock"><text:tab/><text:s/><text:s/><text:span text:style-name="OrgSrcFontLockStringFace">"<text:s/>&lt;figcaption&gt;<text:s/>\"%s\"<text:s/>&lt;/figcaption&gt;<text:s/>"</text:span></text:p>
      <text:p text:style-name="OrgSrcBlock"><text:tab/><text:s/><text:s/><text:span text:style-name="OrgSrcFontLockStringFace">"&lt;/video&gt;"</text:span>))</text:p>
      <text:p text:style-name="OrgSrcBlock"/>
      <text:p text:style-name="OrgSrcBlock">(org-add-link-type</text:p>
      <text:p text:style-name="OrgSrcBlock"><text:s/><text:span text:style-name="OrgSrcFontLockStringFace">"mv"</text:span></text:p>
      <text:p text:style-name="OrgSrcBlock"><text:s/>(<text:span text:style-name="OrgSrcFontLockKeywordFace">lambda</text:span><text:s/>(handle)</text:p>
      <text:p text:style-name="OrgSrcBlock"><text:s/><text:s/><text:s/>(browse-url</text:p>
      <text:p text:style-name="OrgSrcBlock"><text:s/><text:s/><text:s/><text:s/>(concat<text:s/><text:span text:style-name="OrgSrcFontLockStringFace">"https://www.youtube.com/embed/"</text:span></text:p>
      <text:p text:style-name="OrgSrcBlock"><text:tab/><text:s/><text:s/><text:s/><text:s/>handle)))</text:p>
      <text:p text:style-name="OrgSrcBlock"><text:s/>(<text:span text:style-name="OrgSrcFontLockKeywordFace">lambda</text:span><text:s/>(path<text:s/>desc<text:s/>backend)</text:p>
      <text:p text:style-name="OrgSrcBlock"><text:s/><text:s/><text:s/>(<text:span text:style-name="OrgSrcFontLockKeywordFace">cl-case</text:span><text:s/>backend</text:p>
      <text:p text:style-name="OrgSrcBlock"><text:s/><text:s/><text:s/><text:s/><text:s/>(html<text:s/>(format<text:s/>mv-iframe-format</text:p>
      <text:p text:style-name="OrgSrcBlock"><text:tab/><text:tab/><text:s/><text:s/><text:s/>path<text:s/>(<text:span text:style-name="OrgSrcFontLockKeywordFace">or</text:span><text:s/>desc<text:s/><text:span text:style-name="OrgSrcFontLockStringFace">""</text:span>)))</text:p>
      <text:p text:style-name="OrgSrcBlock"><text:s/><text:s/><text:s/><text:s/><text:s/>(latex<text:s/>(format<text:s/><text:span text:style-name="OrgSrcFontLockStringFace">"</text:span><text:span text:style-name="OrgSrcFontLockWarningFace">\</text:span><text:span text:style-name="OrgSrcFontLockStringFace">href{%s}{%s}"</text:span></text:p>
      <text:p text:style-name="OrgSrcBlockLastLine"><text:tab/><text:tab/><text:s/><text:s/><text:s/><text:s/>path<text:s/>(<text:span text:style-name="OrgSrcFontLockKeywordFace">or</text:span><text:s/>desc<text:s/><text:span text:style-name="OrgSrcFontLockStringFace">"video"</text:span>))))))</text:p>
      <text:p text:style-name="Text_20_body">Embed audio
</text:p>
      <text:p text:style-name="OrgSrcBlock">(<text:span text:style-name="OrgSrcFontLockKeywordFace">defvar</text:span><text:s/><text:span text:style-name="OrgSrcFontLockVariableNameFace">audio-iframe-format</text:span></text:p>
      <text:p text:style-name="OrgSrcBlock"><text:s/><text:s/><text:span text:style-name="OrgSrcFontLockCommentDelimiterFace">;;<text:s/></text:span><text:span text:style-name="OrgSrcFontLockCommentFace">You<text:s/>may<text:s/>want<text:s/>to<text:s/>change<text:s/>your<text:s/>width<text:s/>and<text:s/>height.</text:span></text:p>
      <text:p text:style-name="OrgSrcBlock"><text:s/><text:s/>(concat<text:s/><text:span text:style-name="OrgSrcFontLockStringFace">"&lt;iframe"</text:span></text:p>
      <text:p text:style-name="OrgSrcBlock"><text:tab/><text:s/><text:s/><text:span text:style-name="OrgSrcFontLockStringFace">"<text:s/>width=\"600\""</text:span></text:p>
      <text:p text:style-name="OrgSrcBlock"><text:tab/><text:s/><text:s/><text:span text:style-name="OrgSrcFontLockStringFace">"<text:s/>height=\"60\""</text:span></text:p>
      <text:p text:style-name="OrgSrcBlock"><text:tab/><text:s/><text:s/><text:span text:style-name="OrgSrcFontLockStringFace">"<text:s/>style=\"display:block;<text:s/>margin:<text:s/>0\""</text:span></text:p>
      <text:p text:style-name="OrgSrcBlock"><text:tab/><text:s/><text:s/><text:span text:style-name="OrgSrcFontLockStringFace">"<text:s/>src=\"%s\"&gt;"</text:span></text:p>
      <text:p text:style-name="OrgSrcBlock"><text:tab/><text:s/><text:s/><text:span text:style-name="OrgSrcFontLockStringFace">"&lt;/iframe&gt;"</text:span>))</text:p>
      <text:p text:style-name="OrgSrcBlock"/>
      <text:p text:style-name="OrgSrcBlock">(org-add-link-type</text:p>
      <text:p text:style-name="OrgSrcBlock"><text:s/><text:span text:style-name="OrgSrcFontLockStringFace">"audio"</text:span></text:p>
      <text:p text:style-name="OrgSrcBlock"><text:s/>(<text:span text:style-name="OrgSrcFontLockKeywordFace">lambda</text:span><text:s/>(handle)</text:p>
      <text:p text:style-name="OrgSrcBlock"><text:s/><text:s/><text:s/>(browse-url</text:p>
      <text:p text:style-name="OrgSrcBlock"><text:s/><text:s/><text:s/><text:s/>(concat<text:s/><text:span text:style-name="OrgSrcFontLockStringFace">"https://www.youtube.com/embed/"</text:span></text:p>
      <text:p text:style-name="OrgSrcBlock"><text:tab/><text:s/><text:s/><text:s/><text:s/>handle)))</text:p>
      <text:p text:style-name="OrgSrcBlock"><text:s/>(<text:span text:style-name="OrgSrcFontLockKeywordFace">lambda</text:span><text:s/>(path<text:s/>desc<text:s/>backend)</text:p>
      <text:p text:style-name="OrgSrcBlock"><text:s/><text:s/><text:s/>(<text:span text:style-name="OrgSrcFontLockKeywordFace">cl-case</text:span><text:s/>backend</text:p>
      <text:p text:style-name="OrgSrcBlock"><text:s/><text:s/><text:s/><text:s/><text:s/>(html<text:s/>(format<text:s/>audio-iframe-format</text:p>
      <text:p text:style-name="OrgSrcBlock"><text:tab/><text:tab/><text:s/><text:s/><text:s/>path<text:s/>(<text:span text:style-name="OrgSrcFontLockKeywordFace">or</text:span><text:s/>desc<text:s/><text:span text:style-name="OrgSrcFontLockStringFace">""</text:span>)))</text:p>
      <text:p text:style-name="OrgSrcBlock"><text:s/><text:s/><text:s/><text:s/><text:s/>(latex<text:s/>(format<text:s/><text:span text:style-name="OrgSrcFontLockStringFace">"</text:span><text:span text:style-name="OrgSrcFontLockWarningFace">\</text:span><text:span text:style-name="OrgSrcFontLockStringFace">href{%s}{%s}"</text:span></text:p>
      <text:p text:style-name="OrgSrcBlockLastLine"><text:tab/><text:tab/><text:s/><text:s/><text:s/><text:s/>path<text:s/>(<text:span text:style-name="OrgSrcFontLockKeywordFace">or</text:span><text:s/>desc<text:s/><text:span text:style-name="OrgSrcFontLockStringFace">"audio"</text:span>))))))</text:p>
      <text:p text:style-name="Text_20_body">Other unknown config
</text:p>
      <text:p text:style-name="OrgSrcBlock"><text:s/><text:s/><text:span text:style-name="OrgSrcFontLockCommentDelimiterFace">;;<text:s/></text:span><text:span text:style-name="OrgSrcFontLockCommentFace">&lt;tab&gt;<text:s/>for<text:s/>'</text:span><text:span text:style-name="OrgSrcFontLockConstantFace">indent-for-tab-command</text:span><text:span text:style-name="OrgSrcFontLockCommentFace">'</text:span></text:p>
      <text:p text:style-name="OrgSrcBlock"><text:s/><text:s/><text:span text:style-name="OrgSrcFontLockCommentDelimiterFace">;;<text:s/></text:span><text:span text:style-name="OrgSrcFontLockCommentFace">(evil-define-key<text:s/>'insert<text:s/>org-mode-map<text:s/>(kbd<text:s/>"C-t")<text:s/>#'indent-for-tab-command)</text:span></text:p>
      <text:p text:style-name="OrgSrcBlock"/>
      <text:p text:style-name="OrgSrcBlock"><text:s/><text:s/><text:span text:style-name="OrgSrcFontLockCommentDelimiterFace">;;<text:s/></text:span><text:span text:style-name="OrgSrcFontLockCommentFace">load<text:s/>shared<text:s/>.el<text:s/>followed<text:s/>by<text:s/>Emacs<text:s/>specific<text:s/>config</text:span></text:p>
      <text:p text:style-name="OrgSrcBlock"><text:s/><text:s/><text:span text:style-name="OrgSrcFontLockCommentDelimiterFace">;;</text:span><text:span text:style-name="OrgSrcFontLockCommentFace">(load-file<text:s/>"~/.my-elips/org.el")</text:span></text:p>
      <text:p text:style-name="OrgSrcBlock"/>
      <text:p text:style-name="OrgSrcBlockLastLine"><text:s/><text:s/><text:span text:style-name="OrgSrcFontLockCommentDelimiterFace">;;<text:s/></text:span><text:span text:style-name="OrgSrcFontLockCommentFace">(require<text:s/>'org-mu4e)</text:span></text:p>
      <text:h text:style-name="Heading_20_2" text:outline-level="2" text:is-list-header="false">
<text:bookmark-start text:name="OrgXref.org6f9e248"/>
<text:bookmark text:name="org6f9e248"/>org babel
<text:bookmark-end text:name="OrgXref.org6f9e248"/></text:h>
      <text:p text:style-name="Text_20_body">To supress "risky local variable…"
<text:a xlink:type="simple" xlink:href="https://emacs.stackexchange.com/questions/21575/mark-a-local-variable-safe-for-any-value">https://emacs.stackexchange.com/questions/21575/mark-a-local-variable-safe-for-any-value</text:a>
</text:p>
      <text:p text:style-name="OrgSrcBlock"><text:span text:style-name="OrgSrcFontLockCommentDelimiterFace">;;<text:s/></text:span><text:span text:style-name="OrgSrcFontLockCommentFace">allow<text:s/>remembering<text:s/>risky<text:s/>variables</text:span></text:p>
      <text:p text:style-name="OrgSrcBlock">(put<text:s/>'org-babel-python-command<text:s/>'safe-local-variable</text:p>
      <text:p text:style-name="OrgSrcBlockLastLine"><text:s/><text:s/><text:s/><text:s/><text:s/>(<text:span text:style-name="OrgSrcFontLockKeywordFace">lambda</text:span><text:s/>(x)<text:s/>t))</text:p>
      <text:p text:style-name="Text_20_body">Ref: <text:a xlink:type="simple" xlink:href="https://www.juliabloggers.com/julia-with-emacs-org-mode/">https://www.juliabloggers.com/julia-with-emacs-org-mode/</text:a>
</text:p>
      <text:p text:style-name="OrgSrcBlock"><text:span text:style-name="OrgSrcFontLockCommentDelimiterFace">;;<text:s/></text:span><text:span text:style-name="OrgSrcFontLockCommentFace">(require<text:s/>'ess-site)</text:span></text:p>
      <text:p text:style-name="OrgSrcBlock">(<text:span text:style-name="OrgSrcFontLockKeywordFace">setq</text:span><text:s/><text:s/>inferior-julia-program-name<text:s/><text:span text:style-name="OrgSrcFontLockStringFace">"/Applications/Julia-1.5.app/Contents/Resourc</text:span><text:span text:style-name="OrgSrcWhitespaceLine">es/julia/bin/julia"</text:span><text:span text:style-name="OrgSrcWhitespaceLine">)</text:span></text:p>
      <text:p text:style-name="OrgSrcBlock">(org-babel-do-load-languages</text:p>
      <text:p text:style-name="OrgSrcBlock"><text:s/>'org-babel-load-languages</text:p>
      <text:p text:style-name="OrgSrcBlock"><text:s/>'((C<text:s/>.<text:s/>t)</text:p>
      <text:p text:style-name="OrgSrcBlock"><text:s/><text:s/><text:s/>(julia<text:s/>.<text:s/>t)</text:p>
      <text:p text:style-name="OrgSrcBlock"><text:s/><text:s/><text:s/>(shell<text:s/>.<text:s/>t)</text:p>
      <text:p text:style-name="OrgSrcBlock"><text:s/><text:s/><text:s/>(python<text:s/>.<text:s/>t)</text:p>
      <text:p text:style-name="OrgSrcBlock"><text:s/><text:s/><text:s/>(ipython<text:s/>.<text:s/>t)</text:p>
      <text:p text:style-name="OrgSrcBlock"><text:s/><text:s/><text:s/>))</text:p>
      <text:p text:style-name="OrgSrcBlock"/>
      <text:p text:style-name="OrgSrcBlock">(<text:span text:style-name="OrgSrcFontLockKeywordFace">setq</text:span></text:p>
      <text:p text:style-name="OrgSrcBlock"><text:s/>org-export-babel-evaluate<text:s/>nil</text:p>
      <text:p text:style-name="OrgSrcBlock"><text:s/>org-confirm-python-evaluate<text:s/>nil</text:p>
      <text:p text:style-name="OrgSrcBlock"><text:s/>org-confirm-babel-evaluate<text:s/>nil</text:p>
      <text:p text:style-name="OrgSrcBlock"><text:s/>org-confirm-C++-evaluate<text:s/>nil</text:p>
      <text:p text:style-name="OrgSrcBlockLastLine"><text:s/>)</text:p>
      <text:p text:style-name="Text_20_body">Display errors and warnings in an org-mode code block. <text:a xlink:type="simple" xlink:href="https://emacs.stackexchange.com/questions/2952/display-errors-and-warnings-in-an-org-mode-code-block">Ref</text:a>. 
</text:p>
      <text:p text:style-name="OrgSrcBlock"><text:s/><text:s/>(<text:span text:style-name="OrgSrcFontLockKeywordFace">defvar</text:span><text:s/><text:span text:style-name="OrgSrcFontLockVariableNameFace">org-babel-eval-verbose</text:span><text:s/>t</text:p>
      <text:p text:style-name="OrgSrcBlock"><text:s/><text:s/><text:s/><text:s/><text:span text:style-name="OrgSrcFontLockDocFace">"A<text:s/>non-nil<text:s/>value<text:s/>makes<text:s/>`</text:span><text:span text:style-name="OrgSrcFontLockConstantFace">org-babel-eval</text:span><text:span text:style-name="OrgSrcFontLockDocFace">'<text:s/>display"</text:span>)</text:p>
      <text:p text:style-name="OrgSrcBlock"/>
      <text:p text:style-name="OrgSrcBlock"><text:s/><text:s/>(<text:span text:style-name="OrgSrcFontLockKeywordFace">defun</text:span><text:s/><text:span text:style-name="OrgSrcFontLockFunctionNameFace">org-babel-eval</text:span><text:s/>(cmd<text:s/>body)</text:p>
      <text:p text:style-name="OrgSrcBlock"><text:s/><text:s/><text:s/><text:s/><text:span text:style-name="OrgSrcFontLockDocFace">"Run<text:s/>CMD<text:s/>on<text:s/>BODY.</text:span></text:p>
      <text:p text:style-name="OrgSrcBlock"><text:span text:style-name="OrgSrcFontLockDocFace"><text:s/><text:s/>If<text:s/>CMD<text:s/>succeeds<text:s/>then<text:s/>return<text:s/>its<text:s/>results,<text:s/>otherwise<text:s/>display</text:span></text:p>
      <text:p text:style-name="OrgSrcBlock"><text:span text:style-name="OrgSrcFontLockDocFace"><text:s/><text:s/>STDERR<text:s/>with<text:s/>`</text:span><text:span text:style-name="OrgSrcFontLockConstantFace">org-babel-eval-error-notify</text:span><text:span text:style-name="OrgSrcFontLockDocFace">'."</text:span></text:p>
      <text:p text:style-name="OrgSrcBlock"><text:s/><text:s/><text:s/><text:s/>(<text:span text:style-name="OrgSrcFontLockKeywordFace">let</text:span><text:s/>((err-buff<text:s/>(get-buffer-create<text:s/><text:span text:style-name="OrgSrcFontLockStringFace">"<text:s/>*Org-Babel<text:s/>Error*"</text:span>))<text:s/>exit-code)</text:p>
      <text:p text:style-name="OrgSrcBlock"><text:s/><text:s/><text:s/><text:s/><text:s/><text:s/>(<text:span text:style-name="OrgSrcFontLockKeywordFace">with-current-buffer</text:span><text:s/>err-buff<text:s/>(erase-buffer))</text:p>
      <text:p text:style-name="OrgSrcBlock"><text:s/><text:s/><text:s/><text:s/><text:s/><text:s/>(<text:span text:style-name="OrgSrcFontLockKeywordFace">with-temp-buffer</text:span></text:p>
      <text:p text:style-name="OrgSrcBlock"><text:s/><text:s/><text:s/><text:s/><text:s/><text:s/><text:s/><text:s/>(insert<text:s/>body)</text:p>
      <text:p text:style-name="OrgSrcBlock"><text:s/><text:s/><text:s/><text:s/><text:s/><text:s/><text:s/><text:s/>(<text:span text:style-name="OrgSrcFontLockKeywordFace">setq</text:span><text:s/>exit-code</text:p>
      <text:p text:style-name="OrgSrcBlock"><text:s/><text:s/><text:s/><text:s/><text:s/><text:s/><text:s/><text:s/><text:s/><text:s/><text:s/><text:s/><text:s/><text:s/>(org-babel--shell-command-on-region</text:p>
      <text:p text:style-name="OrgSrcBlock"><text:s/><text:s/><text:s/><text:s/><text:s/><text:s/><text:s/><text:s/><text:s/><text:s/><text:s/><text:s/><text:s/><text:s/><text:s/>(point-min)<text:s/>(point-max)<text:s/>cmd<text:s/>err-buff))</text:p>
      <text:p text:style-name="OrgSrcBlock"><text:s/><text:s/><text:s/><text:s/><text:s/><text:s/><text:s/><text:s/>(<text:span text:style-name="OrgSrcFontLockKeywordFace">if</text:span><text:s/>(<text:span text:style-name="OrgSrcFontLockKeywordFace">or</text:span><text:s/>(not<text:s/>(numberp<text:s/>exit-code))<text:s/>(&gt;<text:s/>exit-code<text:s/>0)</text:p>
      <text:p text:style-name="OrgSrcBlock"><text:s/><text:s/><text:s/><text:s/><text:s/><text:s/><text:s/><text:s/><text:s/><text:s/><text:s/><text:s/><text:s/><text:s/><text:s/><text:s/>(<text:span text:style-name="OrgSrcFontLockKeywordFace">and</text:span><text:s/>org-babel-eval-verbose<text:s/>(&gt;<text:s/>(buffer-size<text:s/>err-buff)<text:s/>0)))<text:s/><text:span text:style-name="OrgSrcFontLockCommentDelimiterFace">;<text:s/></text:span><text:span text:style-name="OrgSrcFontLockCommentFace">new</text:span><text:span text:style-name="OrgSrcWhitespaceLine"><text:s/>condition</text:span></text:p>
      <text:p text:style-name="OrgSrcBlock"><text:s/><text:s/><text:s/><text:s/><text:s/><text:s/><text:s/><text:s/><text:s/><text:s/><text:s/><text:s/>(<text:span text:style-name="OrgSrcFontLockKeywordFace">progn</text:span></text:p>
      <text:p text:style-name="OrgSrcBlock"><text:s/><text:s/><text:s/><text:s/><text:s/><text:s/><text:s/><text:s/><text:s/><text:s/><text:s/><text:s/><text:s/><text:s/>(<text:span text:style-name="OrgSrcFontLockKeywordFace">with-current-buffer</text:span><text:s/>err-buff</text:p>
      <text:p text:style-name="OrgSrcBlock"><text:s/><text:s/><text:s/><text:s/><text:s/><text:s/><text:s/><text:s/><text:s/><text:s/><text:s/><text:s/><text:s/><text:s/><text:s/><text:s/>(org-babel-eval-error-notify<text:s/>exit-code<text:s/>(buffer-string)))</text:p>
      <text:p text:style-name="OrgSrcBlock"><text:s/><text:s/><text:s/><text:s/><text:s/><text:s/><text:s/><text:s/><text:s/><text:s/><text:s/><text:s/><text:s/><text:s/>nil)</text:p>
      <text:p text:style-name="OrgSrcBlock"><text:s/><text:s/><text:s/><text:s/><text:s/><text:s/><text:s/><text:s/><text:s/><text:s/>(buffer-string)))))</text:p>
      <text:p text:style-name="OrgSrcBlock"/>
      <text:p text:style-name="OrgSrcBlockLastLine"><text:s/><text:s/>(<text:span text:style-name="OrgSrcFontLockKeywordFace">setq</text:span><text:s/>org-babel-eval-verbose<text:s/>t)</text:p>
      <text:p text:style-name="Text_20_body">Indentation
</text:p>
      <text:p text:style-name="OrgSrcBlockLastLine">(<text:span text:style-name="OrgSrcFontLockKeywordFace">setq</text:span><text:s/>org-src-preserve-indentation<text:s/>t)<text:s/></text:p>
      <text:p text:style-name="Text_20_body">ob-async: <text:a xlink:type="simple" xlink:href="https://github.com/astahlman/ob-async">https://github.com/astahlman/ob-async</text:a>
</text:p>
      <text:p text:style-name="OrgSrcBlockLastLine">(<text:span text:style-name="OrgSrcFontLockKeywordFace">use-package</text:span><text:s/><text:span text:style-name="OrgSrcFontLockConstantFace">ob-async</text:span>)</text:p>
      <text:p text:style-name="Text_20_body">ob-ipython: <text:a xlink:type="simple" xlink:href="https://github.com/gregsexton/ob-ipython">https://github.com/gregsexton/ob-ipython</text:a>
</text:p>
      <text:p text:style-name="OrgSrcBlockLastLine">(<text:span text:style-name="OrgSrcFontLockKeywordFace">use-package</text:span><text:s/><text:span text:style-name="OrgSrcFontLockConstantFace">ob-ipython</text:span>)</text:p>
      <text:h text:style-name="Heading_20_2" text:outline-level="2" text:is-list-header="false">
<text:bookmark-start text:name="OrgXref.org34a129d"/>
<text:bookmark text:name="org34a129d"/>org-todo and org-agenda
<text:bookmark-end text:name="OrgXref.org34a129d"/></text:h>
      <text:h text:style-name="Heading_20_3" text:outline-level="3" text:is-list-header="false">
<text:bookmark-start text:name="OrgXref.org0d5c169"/>
<text:bookmark text:name="org0d5c169"/>Config
<text:bookmark-end text:name="OrgXref.org0d5c169"/></text:h>
      <text:p text:style-name="OrgSrcBlock">(<text:span text:style-name="OrgSrcFontLockKeywordFace">evil-define-key</text:span><text:s/>'normal<text:s/>org-mode-map<text:s/>(kbd<text:s/><text:span text:style-name="OrgSrcFontLockStringFace">"t"</text:span>)<text:s/>'org-todo)</text:p>
      <text:p text:style-name="OrgSrcBlock">(<text:span text:style-name="OrgSrcFontLockKeywordFace">evil-define-key</text:span><text:s/>'normal<text:s/>org-mode-map<text:s/>(kbd<text:s/><text:span text:style-name="OrgSrcFontLockStringFace">"C-t"</text:span>)<text:s/>'org-todo-list)</text:p>
      <text:p text:style-name="OrgSrcBlock">(<text:span text:style-name="OrgSrcFontLockKeywordFace">evil-define-key</text:span><text:s/>'normal<text:s/>org-mode-map<text:s/>(kbd<text:s/><text:span text:style-name="OrgSrcFontLockStringFace">"C-t"</text:span>)<text:s/>'org-todo-list)</text:p>
      <text:p text:style-name="OrgSrcBlock">(define-key<text:s/>evil-normal-state-map<text:s/>(kbd<text:s/><text:span text:style-name="OrgSrcFontLockStringFace">"C-a"</text:span>)<text:s/>'org-agenda)</text:p>
      <text:p text:style-name="OrgSrcBlock">(<text:span text:style-name="OrgSrcFontLockKeywordFace">setq</text:span><text:s/>org-directory<text:s/><text:span text:style-name="OrgSrcFontLockStringFace">"~/Dropbox/orgfiles"</text:span>)</text:p>
      <text:p text:style-name="OrgSrcBlock"/>
      <text:p text:style-name="OrgSrcBlock">(<text:span text:style-name="OrgSrcFontLockKeywordFace">with-eval-after-load</text:span><text:s/>'org</text:p>
      <text:p text:style-name="OrgSrcBlock"><text:s/><text:s/><text:span text:style-name="OrgSrcFontLockCommentDelimiterFace">;;<text:s/></text:span><text:span text:style-name="OrgSrcFontLockCommentFace">(setq<text:s/>org-directory<text:s/>"/Users/chongchonghe/Dropbox/orgfiles")</text:span></text:p>
      <text:p text:style-name="OrgSrcBlock"><text:s/><text:s/>(<text:span text:style-name="OrgSrcFontLockKeywordFace">setq</text:span><text:s/>org-agenda-files<text:s/>'(<text:span text:style-name="OrgSrcFontLockStringFace">"~/Dropbox/orgfiles/work.org"</text:span></text:p>
      <text:p text:style-name="OrgSrcBlock"><text:tab/><text:tab/><text:tab/><text:s/><text:s/><text:s/><text:span text:style-name="OrgSrcFontLockStringFace">"~/Dropbox/orgfiles/z-life.org"</text:span></text:p>
      <text:p text:style-name="OrgSrcBlock"><text:tab/><text:tab/><text:tab/><text:s/><text:s/><text:s/><text:span text:style-name="OrgSrcFontLockStringFace">"~/Dropbox/orgfiles/y-journals.org"</text:span></text:p>
      <text:p text:style-name="OrgSrcBlock"><text:tab/><text:tab/><text:tab/><text:s/><text:s/><text:s/><text:span text:style-name="OrgSrcFontLockStringFace">"~/Dropbox/orgfiles/done.org"</text:span></text:p>
      <text:p text:style-name="OrgSrcBlock"><text:tab/><text:tab/><text:tab/><text:s/><text:s/><text:s/><text:span text:style-name="OrgSrcFontLockStringFace">"~/Dropbox/orgfiles/journal/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))</text:p>
      <text:p text:style-name="OrgSrcBlock"><text:s/><text:s/><text:span text:style-name="OrgSrcFontLockCommentDelimiterFace">;;<text:s/></text:span><text:span text:style-name="OrgSrcFontLockCommentFace">(setq<text:s/>org-agenda-files<text:s/>'("~/Dropbox/orgfiles"))</text:span></text:p>
      <text:p text:style-name="OrgSrcBlock"><text:s/><text:s/><text:span text:style-name="OrgSrcFontLockCommentDelimiterFace">;;<text:s/></text:span><text:span text:style-name="OrgSrcFontLockCommentFace">(setq<text:s/>org-agenda-files</text:span></text:p>
      <text:p text:style-name="OrgSrcBlock"><text:s/><text:s/><text:span text:style-name="OrgSrcFontLockCommentDelimiterFace">;;<text:s/><text:s/><text:s/><text:s/></text:span><text:span text:style-name="OrgSrcFontLockCommentFace">"~/Dropbox/orgfiles/agenda.org")</text:span></text:p>
      <text:p text:style-name="OrgSrcBlock"><text:s/><text:s/>(<text:span text:style-name="OrgSrcFontLockKeywordFace">setq</text:span><text:s/>org-default-notes-file<text:s/><text:span text:style-name="OrgSrcFontLockStringFace">"~/Dropbox/orgfiles/work.org"</text:span>)</text:p>
      <text:p text:style-name="OrgSrcBlock"><text:s/><text:s/>(<text:span text:style-name="OrgSrcFontLockKeywordFace">setq</text:span><text:s/>org-agenda-confirm-kill<text:s/>t)</text:p>
      <text:p text:style-name="OrgSrcBlock"><text:s/><text:s/><text:span text:style-name="OrgSrcFontLockCommentDelimiterFace">;;</text:span><text:span text:style-name="OrgSrcFontLockCommentFace">open<text:s/>agenda<text:s/>in<text:s/>current<text:s/>window</text:span></text:p>
      <text:p text:style-name="OrgSrcBlock"><text:s/><text:s/>(<text:span text:style-name="OrgSrcFontLockKeywordFace">setq</text:span><text:s/>org-agenda-window-setup<text:s/>(<text:span text:style-name="OrgSrcFontLockKeywordFace">quote</text:span><text:s/>current-window))</text:p>
      <text:p text:style-name="OrgSrcBlockLastLine"><text:s/><text:s/>)</text:p>
      <text:p text:style-name="OrgSrcBlock">(<text:span text:style-name="OrgSrcFontLockKeywordFace">defun</text:span><text:s/><text:span text:style-name="OrgSrcFontLockFunctionNameFace">my/buffer-face-mode-variable</text:span><text:s/>()</text:p>
      <text:p text:style-name="OrgSrcBlock"><text:s/><text:s/><text:span text:style-name="OrgSrcFontLockDocFace">"Set<text:s/>font<text:s/>to<text:s/>a<text:s/>variable<text:s/>width<text:s/>(proportional)<text:s/>fonts<text:s/>in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buffer-face-mode-face<text:s/>'(<text:span text:style-name="OrgSrcFontLockBuiltinFace">:family</text:span><text:s/><text:span text:style-name="OrgSrcFontLockStringFace">"Roboto<text:s/>Slab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BuiltinFace">:height</text:span><text:s/>180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BuiltinFace">:width</text:span><text:s/>normal))</text:p>
      <text:p text:style-name="OrgSrcBlock"><text:s/><text:s/>(buffer-face-mode))</text:p>
      <text:p text:style-name="OrgSrcBlock"/>
      <text:p text:style-name="OrgSrcBlock">(<text:span text:style-name="OrgSrcFontLockKeywordFace">defun</text:span><text:s/><text:span text:style-name="OrgSrcFontLockFunctionNameFace">my/style-org-agenda</text:span>()</text:p>
      <text:p text:style-name="OrgSrcBlock"><text:s/><text:s/><text:span text:style-name="OrgSrcFontLockCommentDelimiterFace">;;<text:s/></text:span><text:span text:style-name="OrgSrcFontLockCommentFace">(my/buffer-face-mode-variable)</text:span></text:p>
      <text:p text:style-name="OrgSrcBlock"><text:s/><text:s/>(set-face-attribute<text:s/>'org-agenda-date<text:s/>nil<text:s/><text:span text:style-name="OrgSrcFontLockBuiltinFace">:height</text:span><text:s/>1.1)</text:p>
      <text:p text:style-name="OrgSrcBlock"><text:s/><text:s/>(set-face-attribute<text:s/>'org-agenda-date-today<text:s/>nil<text:s/><text:span text:style-name="OrgSrcFontLockBuiltinFace">:height</text:span><text:s/>1.1<text:s/><text:span text:style-name="OrgSrcFontLockBuiltinFace">:slant</text:span><text:s/>'italic)</text:p>
      <text:p text:style-name="OrgSrcBlock"><text:s/><text:s/>(set-face-attribute<text:s/>'org-agenda-date-weekend<text:s/>nil<text:s/><text:span text:style-name="OrgSrcFontLockBuiltinFace">:height</text:span><text:s/>1.1))</text:p>
      <text:p text:style-name="OrgSrcBlock"/>
      <text:p text:style-name="OrgSrcBlock">(add-hook<text:s/>'org-agenda-mode-hook<text:s/>'my/style-org-agenda)</text:p>
      <text:p text:style-name="OrgSrcBlock"/>
      <text:p text:style-name="OrgSrcBlock">(<text:span text:style-name="OrgSrcFontLockKeywordFace">setq</text:span><text:s/>org-agenda-breadcrumbs-separator<text:s/><text:span text:style-name="OrgSrcFontLockStringFace">"<text:s/>❱<text:s/>"</text:span></text:p>
      <text:p text:style-name="OrgSrcBlock"><text:s/><text:s/><text:s/><text:s/><text:s/><text:s/><text:span text:style-name="OrgSrcFontLockCommentDelimiterFace">;;<text:s/></text:span><text:span text:style-name="OrgSrcFontLockCommentFace">org-agenda-current-time-string<text:s/>"⏰<text:s/>┈┈┈┈┈┈┈┈┈┈┈<text:s/>now"</text:span></text:p>
      <text:p text:style-name="OrgSrcBlock"><text:s/><text:s/><text:s/><text:s/><text:s/><text:s/>org-agenda-time-grid<text:s/>'((weekly<text:s/>today<text:s/>require-timed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(800<text:s/>1000<text:s/>1200<text:s/>1400<text:s/>1600<text:s/>1800<text:s/>2000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StringFace">"......"</text:span><text:s/><text:span text:style-name="OrgSrcFontLockStringFace">"┈┈┈┈┈┈┈┈┈┈┈┈┈"</text:span>)</text:p>
      <text:p text:style-name="OrgSrcBlock"><text:s/><text:s/><text:s/><text:s/><text:s/><text:s/>org-agenda-prefix-format<text:s/>'((agenda<text:s/>.<text:s/><text:span text:style-name="OrgSrcFontLockStringFace">"<text:s/>%i<text:s/>%-10:c%?-16t%-4e%<text:s/>s"</text:span>)</text:p>
      <text:p text:style-name="OrgSrcBlock"><text:tab/><text:tab/><text:tab/><text:tab/><text:s/>(todo<text:s/>.<text:s/><text:span text:style-name="OrgSrcFontLockStringFace">"<text:s/>%i<text:s/>%-10:c"</text:span>)</text:p>
      <text:p text:style-name="OrgSrcBlock"><text:tab/><text:tab/><text:tab/><text:tab/><text:s/>(tags<text:s/>.<text:s/><text:span text:style-name="OrgSrcFontLockStringFace">"<text:s/>%i<text:s/>%-10:c"</text:span>)</text:p>
      <text:p text:style-name="OrgSrcBlock"><text:tab/><text:tab/><text:tab/><text:tab/><text:s/>(search<text:s/>.<text:s/><text:span text:style-name="OrgSrcFontLockStringFace">"<text:s/>%i<text:s/>%-10:c"</text:span>))</text:p>
      <text:p text:style-name="OrgSrcBlock">)</text:p>
      <text:p text:style-name="OrgSrcBlock"/>
      <text:p text:style-name="OrgSrcBlock">(<text:span text:style-name="OrgSrcFontLockKeywordFace">setq</text:span><text:s/>org-agenda-format-date<text:s/>(<text:span text:style-name="OrgSrcFontLockKeywordFace">lambda</text:span><text:s/>(date)<text:s/>(concat<text:s/><text:span text:style-name="OrgSrcFontLockStringFace">"\n"</text:span><text:s/>(make-string<text:s/>(window-wi<text:span text:style-name="OrgSrcWhitespaceLine">dth)<text:s/>9472)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StringFace">"\n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org-agenda-format-date-alig<text:span text:style-name="OrgSrcWhitespaceLine">ned<text:s/>date))))</text:span></text:p>
      <text:p text:style-name="OrgSrcBlockLastLine">(<text:span text:style-name="OrgSrcFontLockKeywordFace">setq</text:span><text:s/>org-cycle-separator-lines<text:s/>2)</text:p>
      <text:p text:style-name="Text_20_body">A week view spanning the current day
</text:p>
      <text:p text:style-name="OrgSrcBlock">(<text:span text:style-name="OrgSrcFontLockKeywordFace">setq</text:span><text:s/>org-agenda-span<text:s/>7</text:p>
      <text:p text:style-name="OrgSrcBlock"><text:s/><text:s/><text:s/><text:s/>org-agenda-start-on-weekday<text:s/>nil</text:p>
      <text:p text:style-name="OrgSrcBlock"><text:s/><text:s/><text:s/><text:s/><text:span text:style-name="OrgSrcFontLockCommentDelimiterFace">;;<text:s/></text:span><text:span text:style-name="OrgSrcFontLockCommentFace">org-agenda-start-day<text:s/>"-3d"</text:span></text:p>
      <text:p text:style-name="OrgSrcBlockLastLine"><text:s/><text:s/><text:s/><text:s/>)</text:p>
      <text:p text:style-name="Text_20_body">Not used
</text:p>
      <text:p text:style-name="OrgSrcBlock"><text:s/><text:s/><text:span text:style-name="OrgSrcFontLockCommentDelimiterFace">;;<text:s/></text:span><text:span text:style-name="OrgSrcFontLockCommentFace">;<text:s/>;;<text:s/>org-agenda</text:span></text:p>
      <text:p text:style-name="OrgSrcBlock"><text:s/><text:s/><text:span text:style-name="OrgSrcFontLockCommentDelimiterFace">;;<text:s/></text:span><text:span text:style-name="OrgSrcFontLockCommentFace">(use-package<text:s/>org-projectile</text:span></text:p>
      <text:p text:style-name="OrgSrcBlock"><text:s/><text:s/><text:span text:style-name="OrgSrcFontLockCommentDelimiterFace">;;<text:s/><text:s/><text:s/></text:span><text:span text:style-name="OrgSrcFontLockCommentFace">:bind<text:s/>(("C-c<text:s/>n<text:s/>p"<text:s/>.<text:s/>org-projectile-project-todo-completing-read)</text:span></text:p>
      <text:p text:style-name="OrgSrcBlock"><text:s/><text:s/><text:span text:style-name="OrgSrcFontLockCommentDelimiterFace">;;<text:s/></text:span><text:span text:style-name="OrgSrcFontLockCommentFace"><text:tab/><text:s/><text:s/><text:s/>;;<text:s/>("C-c<text:s/>c"<text:s/>.<text:s/>org-capture)</text:span></text:p>
      <text:p text:style-name="OrgSrcBlock"><text:s/><text:s/><text:span text:style-name="OrgSrcFontLockCommentDelimiterFace">;;<text:s/></text:span><text:span text:style-name="OrgSrcFontLockCommentFace"><text:tab/><text:s/><text:s/><text:s/>;;<text:s/>("C-c<text:s/>a"<text:s/>.<text:s/>org-agenda)</text:span></text:p>
      <text:p text:style-name="OrgSrcBlock"><text:s/><text:s/><text:span text:style-name="OrgSrcFontLockCommentDelimiterFace">;;<text:s/></text:span><text:span text:style-name="OrgSrcFontLockCommentFace"><text:tab/><text:s/><text:s/><text:s/>)</text:span></text:p>
      <text:p text:style-name="OrgSrcBlock"><text:s/><text:s/><text:span text:style-name="OrgSrcFontLockCommentDelimiterFace">;;<text:s/><text:s/><text:s/></text:span><text:span text:style-name="OrgSrcFontLockCommentFace">:config</text:span></text:p>
      <text:p text:style-name="OrgSrcBlock"><text:s/><text:s/><text:span text:style-name="OrgSrcFontLockCommentDelimiterFace">;;<text:s/><text:s/><text:s/></text:span><text:span text:style-name="OrgSrcFontLockCommentFace">(progn</text:span></text:p>
      <text:p text:style-name="OrgSrcBlock"><text:s/><text:s/><text:span text:style-name="OrgSrcFontLockCommentDelimiterFace">;;<text:s/><text:s/><text:s/><text:s/><text:s/></text:span><text:span text:style-name="OrgSrcFontLockCommentFace">(setq<text:s/>org-projectile-projects-file<text:s/>"~/Dropbox/orgfiles/tasks.org")</text:span></text:p>
      <text:p text:style-name="OrgSrcBlock"><text:s/><text:s/><text:span text:style-name="OrgSrcFontLockCommentDelimiterFace">;;<text:s/><text:s/><text:s/><text:s/><text:s/></text:span><text:span text:style-name="OrgSrcFontLockCommentFace">(setq<text:s/>org-agenda-files<text:s/>(append<text:s/>org-agenda-files<text:s/>(org-projectile-todo-fi</text:span><text:span text:style-name="OrgSrcWhitespaceLine">les)))</text:span></text:p>
      <text:p text:style-name="OrgSrcBlock"><text:s/><text:s/><text:span text:style-name="OrgSrcFontLockCommentDelimiterFace">;;<text:s/><text:s/><text:s/><text:s/><text:s/></text:span><text:span text:style-name="OrgSrcFontLockCommentFace">(push<text:s/>(org-projectile-project-todo-entry)<text:s/>org-capture-templates))</text:span></text:p>
      <text:p text:style-name="OrgSrcBlockLastLine"><text:s/><text:s/><text:span text:style-name="OrgSrcFontLockCommentDelimiterFace">;;<text:s/><text:s/><text:s/></text:span><text:span text:style-name="OrgSrcFontLockCommentFace">:ensure<text:s/>t)</text:span></text:p>
      <text:h text:style-name="Heading_20_3" text:outline-level="3" text:is-list-header="false">
<text:bookmark-start text:name="OrgXref.orgacbc5f7"/>
<text:bookmark text:name="orgacbc5f7"/>org-super-agenda
<text:bookmark-end text:name="OrgXref.orgacbc5f7"/></text:h>
      <text:p text:style-name="Text_20_body"><text:a xlink:type="simple" xlink:href="https://github.com/alphapapa/org-super-agenda">https://github.com/alphapapa/org-super-agenda</text:a>
</text:p>
      <text:p text:style-name="Text_20_body">Check examples of configuration <text:a xlink:type="simple" xlink:href="https://github.com/alphapapa/org-super-agenda/blob/master/examples.org">here</text:a>. 
</text:p>
      <text:p text:style-name="OrgSrcBlock">(<text:span text:style-name="OrgSrcFontLockKeywordFace">use-package</text:span><text:s/><text:span text:style-name="OrgSrcFontLockConstantFace">org-super-agenda</text:span></text:p>
      <text:p text:style-name="OrgSrcBlock"><text:s/><text:s/><text:span text:style-name="OrgSrcFontLockBuiltinFace">:defer</text:span><text:s/>2</text:p>
      <text:p text:style-name="OrgSrcBlock"><text:s/><text:s/><text:span text:style-name="OrgSrcFontLockBuiltinFace">:config</text:span></text:p>
      <text:p text:style-name="OrgSrcBlock"><text:s/><text:s/>(org-super-agenda-mode)</text:p>
      <text:p text:style-name="OrgSrcBlock"><text:s/><text:s/>)</text:p>
      <text:p text:style-name="OrgSrcBlock"/>
      <text:p text:style-name="OrgSrcBlock">(<text:span text:style-name="OrgSrcFontLockKeywordFace">setq</text:span><text:s/>org-super-agenda-groups</text:p>
      <text:p text:style-name="OrgSrcBlock"><text:s/><text:s/><text:s/><text:s/><text:s/><text:s/>'(</text:p>
      <text:p text:style-name="OrgSrcBlock"><text:tab/><text:span text:style-name="OrgSrcFontLockCommentDelimiterFace">;;<text:s/></text:span><text:span text:style-name="OrgSrcFontLockCommentFace">(:name<text:s/>"⏰<text:s/>Calendar"<text:s/>:time-grid<text:s/>t)</text:span></text:p>
      <text:p text:style-name="OrgSrcBlock"><text:tab/>(<text:span text:style-name="OrgSrcFontLockBuiltinFace">:name</text:span><text:s/><text:span text:style-name="OrgSrcFontLockStringFace">"Today"</text:span><text:s/><text:span text:style-name="OrgSrcFontLockCommentDelimiterFace">;<text:s/></text:span><text:span text:style-name="OrgSrcFontLockCommentFace">Optionally<text:s/>specify<text:s/>section<text:s/>name</text:span></text:p>
      <text:p text:style-name="OrgSrcBlock"><text:tab/><text:s/><text:s/><text:s/><text:s/><text:s/><text:s/><text:s/><text:span text:style-name="OrgSrcFontLockBuiltinFace">:time-grid</text:span><text:s/>t<text:s/><text:s/><text:span text:style-name="OrgSrcFontLockCommentDelimiterFace">;<text:s/></text:span><text:span text:style-name="OrgSrcFontLockCommentFace">Items<text:s/>that<text:s/>appear<text:s/>on<text:s/>the<text:s/>time<text:s/>grid</text:span></text:p>
      <text:p text:style-name="OrgSrcBlock"><text:tab/><text:s/><text:s/><text:s/><text:s/><text:s/><text:s/><text:s/><text:span text:style-name="OrgSrcFontLockBuiltinFace">:todo</text:span><text:s/><text:span text:style-name="OrgSrcFontLockStringFace">"TODAY"</text:span>)<text:s/><text:span text:style-name="OrgSrcFontLockCommentDelimiterFace">;<text:s/></text:span><text:span text:style-name="OrgSrcFontLockCommentFace">Items<text:s/>that<text:s/>have<text:s/>this<text:s/>TODO<text:s/>keyword</text:span></text:p>
      <text:p text:style-name="OrgSrcBlock"><text:tab/>(<text:span text:style-name="OrgSrcFontLockBuiltinFace">:name</text:span><text:s/><text:span text:style-name="OrgSrcFontLockStringFace">"⚠<text:s/>Overdue!"</text:span><text:s/><text:span text:style-name="OrgSrcFontLockBuiltinFace">:deadline</text:span><text:s/>past)</text:p>
      <text:p text:style-name="OrgSrcBlock"><text:tab/>(<text:span text:style-name="OrgSrcFontLockBuiltinFace">:name</text:span><text:s/><text:span text:style-name="OrgSrcFontLockStringFace">"⚠<text:s/>Overdue!"</text:span><text:s/><text:span text:style-name="OrgSrcFontLockBuiltinFace">:scheduled</text:span><text:s/>past)</text:p>
      <text:p text:style-name="OrgSrcBlock"><text:tab/>(<text:span text:style-name="OrgSrcFontLockBuiltinFace">:name</text:span><text:s/><text:span text:style-name="OrgSrcFontLockStringFace">"⭐<text:s/>Important"</text:span><text:s/><text:span text:style-name="OrgSrcFontLockBuiltinFace">:priority</text:span><text:s/><text:span text:style-name="OrgSrcFontLockStringFace">"A"</text:span>)</text:p>
      <text:p text:style-name="OrgSrcBlock"><text:tab/>(<text:span text:style-name="OrgSrcFontLockBuiltinFace">:name</text:span><text:s/><text:span text:style-name="OrgSrcFontLockStringFace">"Optional"</text:span><text:s/><text:span text:style-name="OrgSrcFontLockBuiltinFace">:priority</text:span><text:s/><text:span text:style-name="OrgSrcFontLockStringFace">"D"</text:span><text:s/><text:span text:style-name="OrgSrcFontLockBuiltinFace">:order</text:span><text:s/>90)</text:p>
      <text:p text:style-name="OrgSrcBlock"><text:tab/>(<text:span text:style-name="OrgSrcFontLockBuiltinFace">:auto-category</text:span><text:s/>t)))</text:p>
      <text:p text:style-name="OrgSrcBlock"/>
      <text:p text:style-name="OrgSrcBlock"><text:span text:style-name="OrgSrcFontLockCommentDelimiterFace">;;<text:s/></text:span><text:span text:style-name="OrgSrcFontLockCommentFace">(let<text:s/>((org-super-agenda-groups</text:span></text:p>
      <text:p text:style-name="OrgSrcBlock"><text:span text:style-name="OrgSrcFontLockCommentDelimiterFace">;;<text:s/><text:s/><text:s/><text:s/><text:s/><text:s/><text:s/><text:s/></text:span><text:span text:style-name="OrgSrcFontLockCommentFace">'((:auto-category<text:s/>t))))</text:span></text:p>
      <text:p text:style-name="OrgSrcBlockLastLine"><text:span text:style-name="OrgSrcFontLockCommentDelimiterFace">;;<text:s/><text:s/><text:s/></text:span><text:span text:style-name="OrgSrcFontLockCommentFace">(org-agenda-list))</text:span></text:p>
      <text:h text:style-name="Heading_20_3" text:outline-level="3" text:is-list-header="false">
<text:bookmark-start text:name="OrgXref.orge5424f4"/>
<text:bookmark text:name="orge5424f4"/>org-journal
<text:bookmark-end text:name="OrgXref.orge5424f4"/></text:h>
      <text:p text:style-name="OrgSrcBlock">(<text:span text:style-name="OrgSrcFontLockKeywordFace">use-package</text:span><text:s/><text:span text:style-name="OrgSrcFontLockConstantFace">org-journal</text:span></text:p>
      <text:p text:style-name="OrgSrcBlock"><text:s/><text:s/><text:span text:style-name="OrgSrcFontLockBuiltinFace">:ensure</text:span><text:s/>t</text:p>
      <text:p text:style-name="OrgSrcBlock"><text:s/><text:s/><text:span text:style-name="OrgSrcFontLockBuiltinFace">:defer</text:span><text:s/>t</text:p>
      <text:p text:style-name="OrgSrcBlock"><text:s/><text:s/><text:span text:style-name="OrgSrcFontLockBuiltinFace">:bind</text:span></text:p>
      <text:p text:style-name="OrgSrcBlock"><text:s/><text:s/>(<text:span text:style-name="OrgSrcFontLockStringFace">"s-j"</text:span><text:s/>.<text:s/>org-journal-new-entry)</text:p>
      <text:p text:style-name="OrgSrcBlock"><text:s/><text:s/>(<text:span text:style-name="OrgSrcFontLockStringFace">"s-s"</text:span><text:s/>.<text:s/>org-journal-new-scheduled-entry)</text:p>
      <text:p text:style-name="OrgSrcBlock"><text:s/><text:s/>(<text:span text:style-name="OrgSrcFontLockStringFace">"s-n"</text:span><text:s/>.<text:s/>org-journal-open-next-entry)</text:p>
      <text:p text:style-name="OrgSrcBlock"><text:s/><text:s/>(<text:span text:style-name="OrgSrcFontLockStringFace">"s-p"</text:span><text:s/>.<text:s/>org-journal-open-previous-entry)</text:p>
      <text:p text:style-name="OrgSrcBlock"><text:s/><text:s/><text:span text:style-name="OrgSrcFontLockBuiltinFace">:init</text:span></text:p>
      <text:p text:style-name="OrgSrcBlock"><text:s/><text:s/><text:span text:style-name="OrgSrcFontLockCommentDelimiterFace">;;<text:s/></text:span><text:span text:style-name="OrgSrcFontLockCommentFace">Change<text:s/>default<text:s/>prefix<text:s/>key;<text:s/>needs<text:s/>to<text:s/>be<text:s/>set<text:s/>before<text:s/>loading<text:s/>org-journal</text:span></text:p>
      <text:p text:style-name="OrgSrcBlock"><text:s/><text:s/>(<text:span text:style-name="OrgSrcFontLockKeywordFace">setq</text:span></text:p>
      <text:p text:style-name="OrgSrcBlock"><text:s/><text:s/><text:s/>org-journal-prefix-key<text:s/><text:span text:style-name="OrgSrcFontLockStringFace">"M-g<text:s/>"</text:span></text:p>
      <text:p text:style-name="OrgSrcBlock"><text:s/><text:s/><text:s/>org-journal-enable-agenda-integration<text:s/>t)</text:p>
      <text:p text:style-name="OrgSrcBlock"><text:s/><text:s/><text:span text:style-name="OrgSrcFontLockBuiltinFace">:config</text:span></text:p>
      <text:p text:style-name="OrgSrcBlock"><text:s/><text:s/>(<text:span text:style-name="OrgSrcFontLockKeywordFace">setq</text:span><text:s/>org-journal-dir<text:s/>(concat<text:s/>org-directory<text:s/><text:span text:style-name="OrgSrcFontLockStringFace">"/journal"</text:span>)</text:p>
      <text:p text:style-name="OrgSrcBlock"><text:s/><text:s/><text:s/><text:s/><text:s/><text:s/><text:s/><text:s/>org-journal-file-type<text:s/>'weekly</text:p>
      <text:p text:style-name="OrgSrcBlock"><text:s/><text:s/><text:s/><text:s/><text:s/><text:s/><text:s/><text:s/>org-journal-file-format<text:s/><text:span text:style-name="OrgSrcFontLockStringFace">"%Y%m%d.org"</text:span></text:p>
      <text:p text:style-name="OrgSrcBlock"><text:tab/>org-journal-date-format<text:s/><text:span text:style-name="OrgSrcFontLockStringFace">"%A,<text:s/>%Y-%m-%d"</text:span></text:p>
      <text:p text:style-name="OrgSrcBlockLastLine"><text:s/><text:s/><text:s/><text:s/><text:s/><text:s/><text:s/><text:s/>))</text:p>
      <text:h text:style-name="Heading_20_3" text:outline-level="3" text:is-list-header="false">
<text:bookmark-start text:name="OrgXref.org5e5a629"/>
<text:bookmark text:name="org5e5a629"/>Todo and Priority
<text:bookmark-end text:name="OrgXref.org5e5a629"/></text:h>
      <text:p text:style-name="Text_20_body">To set the priority of the current headline, do <text:span text:style-name="OrgCode">C-c ,</text:span>, or
<text:span text:style-name="OrgCode">S-UP</text:span> / <text:span text:style-name="OrgCode">S_DOWN</text:span>.
</text:p>
      <text:p text:style-name="OrgSrcBlock">(<text:span text:style-name="OrgSrcFontLockKeywordFace">setq</text:span><text:s/>org-default-priority<text:s/>?A)</text:p>
      <text:p text:style-name="OrgSrcBlock">(<text:span text:style-name="OrgSrcFontLockKeywordFace">setq</text:span><text:s/>org-highest-priority<text:s/>?A)</text:p>
      <text:p text:style-name="OrgSrcBlock">(<text:span text:style-name="OrgSrcFontLockKeywordFace">setq</text:span><text:s/>org-lowest-priority<text:s/>?D)</text:p>
      <text:p text:style-name="OrgSrcBlock"><text:span text:style-name="OrgSrcFontLockCommentDelimiterFace">;;</text:span><text:span text:style-name="OrgSrcFontLockCommentFace">set<text:s/>colours<text:s/>for<text:s/>priorities</text:span></text:p>
      <text:p text:style-name="OrgSrcBlock">(<text:span text:style-name="OrgSrcFontLockKeywordFace">setq</text:span><text:s/>org-priority-faces<text:s/>'((?A<text:s/>.<text:s/>(<text:span text:style-name="OrgSrcFontLockBuiltinFace">:foreground</text:span><text:s/><text:span text:style-name="OrgSrcFontLockStringFace">"#FF0000"</text:span><text:s/><text:span text:style-name="OrgSrcFontLockBuiltinFace">:weight</text:span><text:s/>bold))</text:p>
      <text:p text:style-name="OrgSrcBlock"><text:tab/><text:tab/><text:tab/><text:s/><text:s/><text:s/>(?B<text:s/>.<text:s/>(<text:span text:style-name="OrgSrcFontLockBuiltinFace">:foreground</text:span><text:s/><text:span text:style-name="OrgSrcFontLockStringFace">"#FF9815"</text:span><text:s/><text:span text:style-name="OrgSrcFontLockBuiltinFace">:weight</text:span><text:s/>bold))</text:p>
      <text:p text:style-name="OrgSrcBlock"><text:tab/><text:tab/><text:tab/><text:s/><text:s/><text:s/>(?C<text:s/>.<text:s/>(<text:span text:style-name="OrgSrcFontLockBuiltinFace">:foreground</text:span><text:s/><text:span text:style-name="OrgSrcFontLockStringFace">"#68DF40"</text:span>))</text:p>
      <text:p text:style-name="OrgSrcBlock"><text:tab/><text:tab/><text:tab/><text:s/><text:s/><text:s/>(?D<text:s/>.<text:s/>(<text:span text:style-name="OrgSrcFontLockBuiltinFace">:foreground</text:span><text:s/><text:span text:style-name="OrgSrcFontLockStringFace">"#11D3FF"</text:span>))))</text:p>
      <text:p text:style-name="OrgSrcBlock"><text:span text:style-name="OrgSrcFontLockCommentDelimiterFace">;;</text:span><text:span text:style-name="OrgSrcFontLockCommentFace">Different<text:s/>bullets</text:span></text:p>
      <text:p text:style-name="OrgSrcBlock">(<text:span text:style-name="OrgSrcFontLockKeywordFace">setq</text:span><text:s/>org-todo-keywords</text:p>
      <text:p text:style-name="OrgSrcBlock"><text:s/><text:s/><text:s/><text:s/><text:s/><text:s/>'((sequence<text:s/><text:span text:style-name="OrgSrcFontLockStringFace">"TODO(t!)"</text:span><text:s/><text:span text:style-name="OrgSrcFontLockStringFace">"NEXT(n!)"</text:span><text:s/><text:span text:style-name="OrgSrcFontLockStringFace">"DOIN(o!)"</text:span><text:s/><text:span text:style-name="OrgSrcFontLockStringFace">"WAIT(w!)"</text:span><text:s/><text:span text:style-name="OrgSrcFontLockStringFace">"FLUP(f!)"</text:span><text:s/><text:span text:style-name="OrgSrcFontLockStringFace">"REFI(r</text:span><text:span text:style-name="OrgSrcWhitespaceLine">!)"</text:span><text:span text:style-name="OrgSrcWhitespaceLine"><text:s/></text:span><text:span text:style-name="OrgSrcWhitespaceLine">"|"</text:span><text:span text:style-name="OrgSrcWhitespaceLine"><text:s/></text:span><text:span text:style-name="OrgSrcWhitespaceLine">"(e!)"</text:span><text:span text:style-name="OrgSrcWhitespaceLine"><text:s/></text:span><text:span text:style-name="OrgSrcWhitespaceLine">"SCHE(s!)"</text:span><text:span text:style-name="OrgSrcWhitespaceLine"><text:s/></text:span><text:span text:style-name="OrgSrcWhitespaceLine">"CXLD(c!)"</text:span><text:span text:style-name="OrgSrcWhitespaceLine"><text:s/></text:span><text:span text:style-name="OrgSrcWhitespaceLine">"DONE(d!)"</text:span><text:span text:style-name="OrgSrcWhitespaceLine">))</text:span></text:p>
      <text:p text:style-name="OrgSrcBlock"><text:s/><text:s/><text:s/><text:s/><text:s/><text:s/>org-todo-keyword-faces</text:p>
      <text:p text:style-name="OrgSrcBlock"><text:s/><text:s/><text:s/><text:s/><text:s/><text:s/>'((<text:span text:style-name="OrgSrcFontLockStringFace">"TODO"</text:span><text:s/>.<text:s/>(<text:span text:style-name="OrgSrcFontLockBuiltinFace">:foreground</text:span><text:s/><text:span text:style-name="OrgSrcFontLockStringFace">"magenta"</text:span><text:s/><text:span text:style-name="OrgSrcFontLockBuiltinFace">:weight</text:span><text:s/>bold))</text:p>
      <text:p text:style-name="OrgSrcBlock"><text:tab/>(<text:span text:style-name="OrgSrcFontLockStringFace">"DOIN"</text:span><text:s/>.<text:s/>(<text:span text:style-name="OrgSrcFontLockBuiltinFace">:foreground</text:span><text:s/><text:span text:style-name="OrgSrcFontLockStringFace">"blue"</text:span>))</text:p>
      <text:p text:style-name="OrgSrcBlock"><text:tab/>(<text:span text:style-name="OrgSrcFontLockStringFace">"FLUP"</text:span><text:s/>.<text:s/>(<text:span text:style-name="OrgSrcFontLockBuiltinFace">:foreground</text:span><text:s/><text:span text:style-name="OrgSrcFontLockStringFace">"orange"</text:span>))</text:p>
      <text:p text:style-name="OrgSrcBlock"><text:tab/>(<text:span text:style-name="OrgSrcFontLockStringFace">"REFI"</text:span><text:s/>.<text:s/>(<text:span text:style-name="OrgSrcFontLockBuiltinFace">:foreground</text:span><text:s/><text:span text:style-name="OrgSrcFontLockStringFace">"#A52A2A"</text:span>))</text:p>
      <text:p text:style-name="OrgSrcBlock"><text:tab/><text:span text:style-name="OrgSrcFontLockCommentDelimiterFace">;;<text:s/></text:span><text:span text:style-name="OrgSrcFontLockCommentFace">("CANCELLED"<text:s/>.<text:s/>(:foreground<text:s/>"white"<text:s/>:background<text:s/>"#4d4d4d"<text:s/>:weight<text:s/>bol</text:span><text:span text:style-name="OrgSrcWhitespaceLine">d))</text:span></text:p>
      <text:p text:style-name="OrgSrcBlock"><text:tab/>(<text:span text:style-name="OrgSrcFontLockStringFace">"CXLD"</text:span><text:s/>.<text:s/>(<text:span text:style-name="OrgSrcFontLockBuiltinFace">:foreground</text:span><text:s/><text:span text:style-name="OrgSrcFontLockStringFace">"gray"</text:span>))</text:p>
      <text:p text:style-name="OrgSrcBlock"><text:tab/>(<text:span text:style-name="OrgSrcFontLockStringFace">"NEXT"</text:span><text:s/>.<text:s/><text:span text:style-name="OrgSrcFontLockStringFace">"#008080"</text:span>)</text:p>
      <text:p text:style-name="OrgSrcBlock"><text:tab/>(<text:span text:style-name="OrgSrcFontLockStringFace">"DONE"</text:span><text:s/>.<text:s/><text:span text:style-name="OrgSrcFontLockStringFace">"#333"</text:span>))</text:p>
      <text:p text:style-name="OrgSrcBlock"><text:s/><text:s/><text:s/><text:s/><text:s/><text:s/>org-agenda-skip-scheduled-if-done<text:s/>t</text:p>
      <text:p text:style-name="OrgSrcBlock"><text:s/><text:s/><text:s/><text:s/><text:s/><text:s/>org-agenda-skip-deadline-if-done<text:s/>t</text:p>
      <text:p text:style-name="OrgSrcBlock"><text:s/><text:s/><text:s/><text:s/><text:s/><text:s/>)</text:p>
      <text:p text:style-name="OrgSrcBlock"/>
      <text:p text:style-name="OrgSrcBlock">(<text:span text:style-name="OrgSrcFontLockKeywordFace">defun</text:span><text:s/><text:span text:style-name="OrgSrcFontLockFunctionNameFace">my-org-set-dark-todo-faces</text:span><text:s/>()</text:p>
      <text:p text:style-name="OrgSrcBlock"><text:s/><text:s/>(<text:span text:style-name="OrgSrcFontLockKeywordFace">setq</text:span><text:s/>org-todo-keyword-faces</text:p>
      <text:p text:style-name="OrgSrcBlock"><text:tab/>'((<text:span text:style-name="OrgSrcFontLockStringFace">"TODO"</text:span><text:s/>.<text:s/>org-warning)</text:p>
      <text:p text:style-name="OrgSrcBlock"><text:tab/><text:s/><text:s/>(<text:span text:style-name="OrgSrcFontLockStringFace">"DOIN"</text:span><text:s/>.<text:s/>(<text:span text:style-name="OrgSrcFontLockBuiltinFace">:foreground</text:span><text:s/><text:span text:style-name="OrgSrcFontLockStringFace">"yellow"</text:span>))</text:p>
      <text:p text:style-name="OrgSrcBlock"><text:tab/><text:s/><text:s/>(<text:span text:style-name="OrgSrcFontLockStringFace">"FLUP"</text:span><text:s/>.<text:s/>(<text:span text:style-name="OrgSrcFontLockBuiltinFace">:foreground</text:span><text:s/><text:span text:style-name="OrgSrcFontLockStringFace">"magenta"</text:span>))</text:p>
      <text:p text:style-name="OrgSrcBlock"><text:tab/><text:s/><text:s/>(<text:span text:style-name="OrgSrcFontLockStringFace">"REFI"</text:span><text:s/>.<text:s/>(<text:span text:style-name="OrgSrcFontLockBuiltinFace">:foreground</text:span><text:s/><text:span text:style-name="OrgSrcFontLockStringFace">"#A52A2A"</text:span>))</text:p>
      <text:p text:style-name="OrgSrcBlock"><text:tab/><text:s/><text:s/><text:span text:style-name="OrgSrcFontLockCommentDelimiterFace">;;<text:s/></text:span><text:span text:style-name="OrgSrcFontLockCommentFace">("CANCELLED"<text:s/>.<text:s/>(:foreground<text:s/>"white"<text:s/>:background<text:s/>"#4d4d4d"<text:s/>:weight<text:s/>b</text:span><text:span text:style-name="OrgSrcWhitespaceLine">old))</text:span></text:p>
      <text:p text:style-name="OrgSrcBlock"><text:tab/><text:s/><text:s/>(<text:span text:style-name="OrgSrcFontLockStringFace">"CXLD"</text:span><text:s/>.<text:s/>(<text:span text:style-name="OrgSrcFontLockBuiltinFace">:foreground</text:span><text:s/><text:span text:style-name="OrgSrcFontLockStringFace">"gray"</text:span>))</text:p>
      <text:p text:style-name="OrgSrcBlock"><text:tab/><text:s/><text:s/>(<text:span text:style-name="OrgSrcFontLockStringFace">"NEXT"</text:span><text:s/>.<text:s/><text:span text:style-name="OrgSrcFontLockStringFace">"#008080"</text:span>)</text:p>
      <text:p text:style-name="OrgSrcBlock"><text:tab/><text:s/><text:s/>(<text:span text:style-name="OrgSrcFontLockStringFace">"DONE"</text:span><text:s/>.<text:s/><text:span text:style-name="OrgSrcFontLockStringFace">"#333"</text:span>))))</text:p>
      <text:p text:style-name="OrgSrcBlock"/>
      <text:p text:style-name="OrgSrcBlock">(<text:span text:style-name="OrgSrcFontLockKeywordFace">defun</text:span><text:s/><text:span text:style-name="OrgSrcFontLockFunctionNameFace">my-org-set-light-todo-faces</text:span><text:s/>()</text:p>
      <text:p text:style-name="OrgSrcBlock"><text:s/><text:s/>(<text:span text:style-name="OrgSrcFontLockKeywordFace">setq</text:span><text:s/>org-todo-keyword-faces</text:p>
      <text:p text:style-name="OrgSrcBlock"><text:tab/><text:span text:style-name="OrgSrcFontLockCommentDelimiterFace">;;<text:s/></text:span><text:span text:style-name="OrgSrcFontLockCommentFace">'(("TODO"<text:s/>.<text:s/>org-warning)</text:span></text:p>
      <text:p text:style-name="OrgSrcBlock"><text:tab/><text:span text:style-name="OrgSrcFontLockCommentDelimiterFace">;;<text:s/></text:span><text:span text:style-name="OrgSrcFontLockCommentFace">'(("TODO"<text:s/>.<text:s/>(:foreground<text:s/>"purple"))</text:span></text:p>
      <text:p text:style-name="OrgSrcBlock"><text:tab/>'((<text:span text:style-name="OrgSrcFontLockStringFace">"DOIN"</text:span><text:s/>.<text:s/>(<text:span text:style-name="OrgSrcFontLockBuiltinFace">:foreground</text:span><text:s/><text:span text:style-name="OrgSrcFontLockStringFace">"orange"</text:span>))</text:p>
      <text:p text:style-name="OrgSrcBlock"><text:tab/>(<text:span text:style-name="OrgSrcFontLockStringFace">"FLUP"</text:span><text:s/>.<text:s/>(<text:span text:style-name="OrgSrcFontLockBuiltinFace">:foreground</text:span><text:s/><text:span text:style-name="OrgSrcFontLockStringFace">"magenta"</text:span>))</text:p>
      <text:p text:style-name="OrgSrcBlock"><text:tab/>(<text:span text:style-name="OrgSrcFontLockStringFace">"REFI"</text:span><text:s/>.<text:s/>(<text:span text:style-name="OrgSrcFontLockBuiltinFace">:foreground</text:span><text:s/><text:span text:style-name="OrgSrcFontLockStringFace">"#A52A2A"</text:span>))</text:p>
      <text:p text:style-name="OrgSrcBlock"><text:tab/><text:span text:style-name="OrgSrcFontLockCommentDelimiterFace">;;<text:s/></text:span><text:span text:style-name="OrgSrcFontLockCommentFace">("CANCELLED"<text:s/>.<text:s/>(:foreground<text:s/>"white"<text:s/>:background<text:s/>"#4d4d4d"<text:s/>:weight<text:s/>bol</text:span><text:span text:style-name="OrgSrcWhitespaceLine">d))</text:span></text:p>
      <text:p text:style-name="OrgSrcBlock"><text:tab/>(<text:span text:style-name="OrgSrcFontLockStringFace">"CXLD"</text:span><text:s/>.<text:s/>(<text:span text:style-name="OrgSrcFontLockBuiltinFace">:foreground</text:span><text:s/><text:span text:style-name="OrgSrcFontLockStringFace">"gray"</text:span>))</text:p>
      <text:p text:style-name="OrgSrcBlock"><text:tab/>(<text:span text:style-name="OrgSrcFontLockStringFace">"NEXT"</text:span><text:s/>.<text:s/><text:span text:style-name="OrgSrcFontLockStringFace">"#008080"</text:span>)</text:p>
      <text:p text:style-name="OrgSrcBlockLastLine"><text:tab/>(<text:span text:style-name="OrgSrcFontLockStringFace">"DONE"</text:span><text:s/>.<text:s/><text:span text:style-name="OrgSrcFontLockStringFace">"#333"</text:span>))))</text:p>
      <text:h text:style-name="Heading_20_3" text:outline-level="3" text:is-list-header="false">
<text:bookmark-start text:name="OrgXref.org4828d63"/>
<text:bookmark text:name="org4828d63"/>Org capture
<text:bookmark-end text:name="OrgXref.org4828d63"/></text:h>
      <text:p text:style-name="Text_20_body">My sketch notes: Notability - 2021 Sketchbook pg 2. 
</text:p>
      <text:p text:style-name="Text_20_body">References: <text:a xlink:type="simple" xlink:href="https://www.youtube.com/watch?v=KdcXu_RdKI0">https://www.youtube.com/watch?v=KdcXu_RdKI0</text:a>
</text:p>
      <text:p text:style-name="Text_20_body">Templates:
</text:p>
      <text:p text:style-name="OrgSrcBlock">(<text:span text:style-name="OrgSrcFontLockKeywordFace">setq</text:span><text:s/>org-capture-templates</text:p>
      <text:p text:style-name="OrgSrcBlock"><text:s/><text:s/><text:s/><text:s/><text:s/><text:s/>'((<text:span text:style-name="OrgSrcFontLockStringFace">"t"</text:span><text:s/><text:s/><text:s/><text:s/><text:s/><text:s/><text:s/><text:s/><text:s/><text:s/><text:s/><text:s/><text:s/><text:s/><text:span text:style-name="OrgSrcFontLockCommentDelimiterFace">;<text:s/></text:span><text:span text:style-name="OrgSrcFontLockCommentFace">hotkey</text:span></text:p>
      <text:p text:style-name="OrgSrcBlock"><text:s/><text:s/><text:s/><text:s/><text:s/><text:s/><text:s/><text:s/><text:s/><text:span text:style-name="OrgSrcFontLockStringFace">"Todo<text:s/>list<text:s/>item"</text:span><text:s/><text:span text:style-name="OrgSrcFontLockCommentDelimiterFace">;<text:s/></text:span><text:span text:style-name="OrgSrcFontLockCommentFace">name</text:span></text:p>
      <text:p text:style-name="OrgSrcBlock"><text:s/><text:s/><text:s/><text:s/><text:s/><text:s/><text:s/><text:s/><text:s/>entry<text:s/><text:s/><text:s/><text:s/><text:s/><text:s/><text:s/><text:s/><text:s/><text:s/><text:s/><text:s/><text:span text:style-name="OrgSrcFontLockCommentDelimiterFace">;<text:s/></text:span><text:span text:style-name="OrgSrcFontLockCommentFace">type</text:span></text:p>
      <text:p text:style-name="OrgSrcBlock"><text:s/><text:s/><text:s/><text:s/><text:s/><text:s/><text:s/><text:s/><text:s/><text:span text:style-name="OrgSrcFontLockCommentDelimiterFace">;;<text:s/></text:span><text:span text:style-name="OrgSrcFontLockCommentFace">heading<text:s/>type<text:s/>and<text:s/>title</text:span></text:p>
      <text:p text:style-name="OrgSrcBlock"><text:s/><text:s/><text:s/><text:s/><text:s/><text:s/><text:s/><text:s/><text:s/>(file+heading<text:s/>org-default-notes-file<text:s/><text:span text:style-name="OrgSrcFontLockStringFace">"Tasks"</text:span>)</text:p>
      <text:p text:style-name="OrgSrcBlock"><text:s/><text:s/><text:s/><text:s/><text:s/><text:s/><text:s/><text:s/><text:s/><text:span text:style-name="OrgSrcFontLockStringFace">"*<text:s/>TODO<text:s/>%?\n<text:s/><text:s/>%i\n<text:s/><text:s/>%a"</text:span>)<text:s/><text:s/><text:s/><text:span text:style-name="OrgSrcFontLockCommentDelimiterFace">;<text:s/></text:span><text:span text:style-name="OrgSrcFontLockCommentFace">template</text:span></text:p>
      <text:p text:style-name="OrgSrcBlockLastLine"><text:s/><text:s/><text:s/><text:s/><text:s/><text:s/><text:s/><text:s/>))</text:p>
      <text:p text:style-name="Text_20_body">Generally, use <text:span text:style-name="OrgCode">%u/U</text:span> (inactive timestamp, [time]) instead of <text:span text:style-name="OrgCode">%t/T</text:span> (active timestamp, &lt;time&gt;), because I don't want the creation of a todo item in the agenda. Use <text:span text:style-name="OrgCode">%a</text:span> for annotation.
</text:p>
      <text:p text:style-name="Text_20_body">My configuration:
</text:p>
      <text:p text:style-name="OrgSrcBlock">(<text:span text:style-name="OrgSrcFontLockKeywordFace">with-eval-after-load</text:span><text:s/>'org</text:p>
      <text:p text:style-name="OrgSrcBlock"><text:s/><text:s/>(<text:span text:style-name="OrgSrcFontLockKeywordFace">setq</text:span><text:s/>org-capture-templates</text:p>
      <text:p text:style-name="OrgSrcBlock"><text:s/><text:s/><text:s/><text:s/><text:s/><text:s/><text:s/><text:s/>'((<text:span text:style-name="OrgSrcFontLockStringFace">"t"</text:span><text:s/><text:span text:style-name="OrgSrcFontLockStringFace">"Todo"</text:span><text:s/>entry<text:s/>(file+olp<text:s/><text:span text:style-name="OrgSrcFontLockStringFace">""</text:span><text:s/><text:span text:style-name="OrgSrcFontLockStringFace">"Todos"</text:span>)</text:p>
      <text:p text:style-name="OrgSrcBlock"><text:s/><text:s/><text:s/><text:s/><text:s/><text:s/><text:s/><text:s/><text:s/><text:s/><text:s/><text:span text:style-name="OrgSrcFontLockStringFace">"*<text:s/>TODO<text:s/>[#%^{Priority?||A|B|C|D}]<text:s/>%?\nSCHEDULED:<text:s/>%^t<text:s/>%u\n\n\n"</text:span><text:s/><text:span text:style-name="OrgSrcFontLockBuiltinFace">:empty</text:span><text:span text:style-name="OrgSrcWhitespaceLine">-lines-after</text:span><text:span text:style-name="OrgSrcWhitespaceLine"><text:s/>1<text:s/></text:span><text:span text:style-name="OrgSrcWhitespaceLine">:empty-lines-before</text:span><text:span text:style-name="OrgSrcWhitespaceLine"><text:s/>1)</text:span></text:p>
      <text:p text:style-name="OrgSrcBlock"><text:s/><text:s/><text:s/><text:s/><text:s/><text:s/><text:s/><text:s/><text:s/><text:s/>(<text:span text:style-name="OrgSrcFontLockStringFace">"s"</text:span><text:s/><text:span text:style-name="OrgSrcFontLockStringFace">"Scheduled"</text:span><text:s/>entry<text:s/>(file+olp<text:s/><text:span text:style-name="OrgSrcFontLockStringFace">""</text:span><text:s/><text:span text:style-name="OrgSrcFontLockStringFace">"Todos"</text:span>)</text:p>
      <text:p text:style-name="OrgSrcBlock"><text:s/><text:s/><text:s/><text:s/><text:s/><text:s/><text:s/><text:s/><text:s/><text:s/><text:s/><text:span text:style-name="OrgSrcFontLockStringFace">"*<text:s/>[#A]<text:s/>%^{Title}\nSCHEDULED:<text:s/>%^t\n%u\n%?\n\n\n"</text:span><text:s/><text:span text:style-name="OrgSrcFontLockBuiltinFace">:empty-lines-before</text:span><text:s/><text:span text:style-name="OrgSrcWhitespaceLine">1<text:s/></text:span><text:span text:style-name="OrgSrcWhitespaceLine">:empty-lines-after</text:span><text:span text:style-name="OrgSrcWhitespaceLine"><text:s/>1)</text:span></text:p>
      <text:p text:style-name="OrgSrcBlock"><text:s/><text:s/><text:s/><text:s/><text:s/><text:s/><text:s/><text:s/><text:s/><text:s/>(<text:span text:style-name="OrgSrcFontLockStringFace">"l"</text:span><text:s/><text:span text:style-name="OrgSrcFontLockStringFace">"Life"</text:span><text:s/>entry<text:s/>(file+olp<text:s/><text:span text:style-name="OrgSrcFontLockStringFace">"~/Dropbox/orgfiles/z-life.org"</text:span><text:s/><text:span text:style-name="OrgSrcFontLockStringFace">"Todos"</text:span>)</text:p>
      <text:p text:style-name="OrgSrcBlock"><text:s/><text:s/><text:s/><text:s/><text:s/><text:s/><text:s/><text:s/><text:s/><text:s/><text:s/><text:span text:style-name="OrgSrcFontLockStringFace">"*<text:s/>TODO<text:s/>[#%^{Priority?||A|B|C|D}]<text:s/>%?\nSCHEDULED:<text:s/>%^t<text:s/>%u\n\n\n"</text:span><text:s/><text:span text:style-name="OrgSrcFontLockBuiltinFace">:empty</text:span><text:span text:style-name="OrgSrcWhitespaceLine">-lines-before</text:span><text:span text:style-name="OrgSrcWhitespaceLine"><text:s/>1<text:s/></text:span><text:span text:style-name="OrgSrcWhitespaceLine">:empty-lines-after</text:span><text:span text:style-name="OrgSrcWhitespaceLine"><text:s/>1)</text:span></text:p>
      <text:p text:style-name="OrgSrcBlock"><text:s/><text:s/><text:s/><text:s/><text:s/><text:s/><text:s/><text:s/><text:s/><text:s/>(<text:span text:style-name="OrgSrcFontLockStringFace">"j"</text:span><text:s/><text:span text:style-name="OrgSrcFontLockStringFace">"Journal"</text:span><text:s/>entry<text:s/>(file+olp<text:s/><text:span text:style-name="OrgSrcFontLockStringFace">"~/Dropbox/orgfiles/y-journals.org"</text:span><text:s/><text:span text:style-name="OrgSrcFontLockStringFace">"20</text:span><text:span text:style-name="OrgSrcWhitespaceLine">21"</text:span><text:span text:style-name="OrgSrcWhitespaceLine">)</text:span></text:p>
      <text:p text:style-name="OrgSrcBlock"><text:s/><text:s/><text:s/><text:s/><text:s/><text:s/><text:s/><text:s/><text:s/><text:s/><text:s/><text:span text:style-name="OrgSrcFontLockStringFace">"**<text:s/>%?\n\n"</text:span><text:s/><text:span text:style-name="OrgSrcFontLockBuiltinFace">:empty-lines-before</text:span><text:s/>1<text:s/><text:span text:style-name="OrgSrcFontLockBuiltinFace">:empty-lines-after</text:span><text:s/>1)</text:p>
      <text:p text:style-name="OrgSrcBlock"><text:s/><text:s/><text:s/><text:s/><text:s/><text:s/><text:s/><text:s/><text:s/><text:s/>(<text:span text:style-name="OrgSrcFontLockStringFace">"o"</text:span><text:s/><text:span text:style-name="OrgSrcFontLockStringFace">"Doing"</text:span><text:s/>entry<text:s/>(file+olp<text:s/><text:span text:style-name="OrgSrcFontLockStringFace">""</text:span><text:s/><text:span text:style-name="OrgSrcFontLockStringFace">"Todos"</text:span>)</text:p>
      <text:p text:style-name="OrgSrcBlock"><text:s/><text:s/><text:s/><text:s/><text:s/><text:s/><text:s/><text:s/><text:s/><text:s/><text:s/><text:span text:style-name="OrgSrcFontLockStringFace">"*<text:s/>DOIN<text:s/>[#%^{Priority?||A|B|C|D}]<text:s/>%?\n<text:s/>%u\n\n"</text:span><text:s/><text:span text:style-name="OrgSrcFontLockBuiltinFace">:empty-lines-before</text:span><text:s/>1<text:s/><text:span text:style-name="OrgSrcWhitespaceLine">:empty-lines-after</text:span><text:span text:style-name="OrgSrcWhitespaceLine"><text:s/>1)</text:span></text:p>
      <text:p text:style-name="OrgSrcBlock"><text:s/><text:s/><text:s/><text:s/><text:s/><text:s/><text:s/><text:s/><text:s/><text:s/>(<text:span text:style-name="OrgSrcFontLockStringFace">"a"</text:span><text:s/><text:span text:style-name="OrgSrcFontLockStringFace">"Todo<text:s/>with<text:s/>link"</text:span><text:s/>entry<text:s/>(file+olp<text:s/><text:span text:style-name="OrgSrcFontLockStringFace">""</text:span><text:s/><text:span text:style-name="OrgSrcFontLockStringFace">"Todos"</text:span>)</text:p>
      <text:p text:style-name="OrgSrcBlock"><text:s/><text:s/><text:s/><text:s/><text:s/><text:s/><text:s/><text:s/><text:s/><text:s/><text:s/><text:span text:style-name="OrgSrcFontLockStringFace">"*<text:s/>TODO<text:s/>[#%^{Priority?||A|B|C|D}]<text:s/>%?\n<text:s/>%U\n<text:s/>%a\n\n"</text:span><text:s/><text:span text:style-name="OrgSrcFontLockBuiltinFace">:empty-lines-befo</text:span><text:span text:style-name="OrgSrcWhitespaceLine">re</text:span><text:span text:style-name="OrgSrcWhitespaceLine"><text:s/>1<text:s/></text:span><text:span text:style-name="OrgSrcWhitespaceLine">:empty-lines-after</text:span><text:span text:style-name="OrgSrcWhitespaceLine"><text:s/>1)</text:span></text:p>
      <text:p text:style-name="OrgSrcBlock"><text:s/><text:s/><text:s/><text:s/><text:s/><text:s/><text:s/><text:s/><text:s/><text:s/><text:span text:style-name="OrgSrcFontLockCommentDelimiterFace">;;<text:s/></text:span><text:span text:style-name="OrgSrcFontLockCommentFace">("w"<text:s/>"Work<text:s/>task"<text:s/>entry<text:s/>(file+headline<text:s/>""<text:s/>"Todos")</text:span></text:p>
      <text:p text:style-name="OrgSrcBlock"><text:s/><text:s/><text:s/><text:s/><text:s/><text:s/><text:s/><text:s/><text:s/><text:s/><text:span text:style-name="OrgSrcFontLockCommentDelimiterFace">;;<text:s/><text:s/></text:span><text:span text:style-name="OrgSrcFontLockCommentFace">"*<text:s/>TODO<text:s/>[#A]<text:s/>%?\n<text:s/><text:s/>%U\n<text:s/><text:s/>%a\n\n"<text:s/>:empty-lines-before<text:s/>1)</text:span></text:p>
      <text:p text:style-name="OrgSrcBlock"><text:s/><text:s/><text:s/><text:s/><text:s/><text:s/><text:s/><text:s/><text:s/><text:s/>(<text:span text:style-name="OrgSrcFontLockStringFace">"n"</text:span><text:s/><text:span text:style-name="OrgSrcFontLockStringFace">"Notes"</text:span><text:s/>entry<text:s/>(file+olp<text:s/><text:span text:style-name="OrgSrcFontLockStringFace">""</text:span><text:s/><text:span text:style-name="OrgSrcFontLockStringFace">"General<text:s/>Notes"</text:span>)</text:p>
      <text:p text:style-name="OrgSrcBlock"><text:s/><text:s/><text:s/><text:s/><text:s/><text:s/><text:s/><text:s/><text:s/><text:s/><text:s/><text:span text:style-name="OrgSrcFontLockStringFace">"*<text:s/>REFI<text:s/>%?<text:s/>:NOTE:\n%U\n\n"</text:span><text:s/><text:span text:style-name="OrgSrcFontLockBuiltinFace">:empty-lines-before</text:span><text:s/>1<text:s/><text:span text:style-name="OrgSrcFontLockBuiltinFace">:empty-lines-after</text:span><text:s/>1<text:span text:style-name="OrgSrcWhitespaceLine">)</text:span></text:p>
      <text:p text:style-name="OrgSrcBlock"><text:s/><text:s/><text:s/><text:s/><text:s/><text:s/><text:s/><text:s/><text:s/><text:s/>(<text:span text:style-name="OrgSrcFontLockStringFace">"m"</text:span><text:s/><text:span text:style-name="OrgSrcFontLockStringFace">"Meeting"</text:span><text:s/>entry<text:s/>(file+olp<text:s/><text:span text:style-name="OrgSrcFontLockStringFace">""</text:span><text:s/><text:span text:style-name="OrgSrcFontLockStringFace">"Meetings"</text:span>)</text:p>
      <text:p text:style-name="OrgSrcBlock"><text:s/><text:s/><text:s/><text:s/><text:s/><text:s/><text:s/><text:s/><text:s/><text:s/><text:s/><text:span text:style-name="OrgSrcFontLockStringFace">"*<text:s/>REFI<text:s/>Meeting<text:s/>with<text:s/>%?<text:s/>:MEETING:\n%U\n\n"</text:span><text:s/><text:span text:style-name="OrgSrcFontLockBuiltinFace">:empty-lines-before</text:span><text:s/>1<text:s/><text:span text:style-name="OrgSrcFontLockBuiltinFace">:emp</text:span><text:span text:style-name="OrgSrcWhitespaceLine">ty-lines-after</text:span><text:span text:style-name="OrgSrcWhitespaceLine"><text:s/>1)</text:span></text:p>
      <text:p text:style-name="OrgSrcBlock"><text:s/><text:s/><text:s/><text:s/><text:s/><text:s/><text:s/><text:s/><text:s/><text:s/>(<text:span text:style-name="OrgSrcFontLockStringFace">"i"</text:span><text:s/><text:span text:style-name="OrgSrcFontLockStringFace">"Ideas"</text:span><text:s/>entry<text:s/>(file+olp<text:s/><text:span text:style-name="OrgSrcFontLockStringFace">""</text:span><text:s/><text:span text:style-name="OrgSrcFontLockStringFace">"Ideas"</text:span>)</text:p>
      <text:p text:style-name="OrgSrcBlock"><text:s/><text:s/><text:s/><text:s/><text:s/><text:s/><text:s/><text:s/><text:s/><text:s/><text:s/><text:span text:style-name="OrgSrcFontLockStringFace">"*<text:s/>%?\n<text:s/><text:s/>%u\n\n"</text:span><text:s/><text:span text:style-name="OrgSrcFontLockBuiltinFace">:empty-lines-before</text:span><text:s/>1<text:s/><text:span text:style-name="OrgSrcFontLockBuiltinFace">:empty-lines-after</text:span><text:s/>1)</text:p>
      <text:p text:style-name="OrgSrcBlock"><text:s/><text:s/><text:s/><text:s/><text:s/><text:s/><text:s/><text:s/><text:s/><text:s/>(<text:span text:style-name="OrgSrcFontLockStringFace">"s"</text:span><text:s/><text:span text:style-name="OrgSrcFontLockStringFace">"Scheduled"</text:span><text:s/>entry<text:s/>(file+olp<text:s/><text:span text:style-name="OrgSrcFontLockStringFace">""</text:span><text:s/><text:span text:style-name="OrgSrcFontLockStringFace">"Todos"</text:span>)</text:p>
      <text:p text:style-name="OrgSrcBlock"><text:s/><text:s/><text:s/><text:s/><text:s/><text:s/><text:s/><text:s/><text:s/><text:s/><text:s/><text:span text:style-name="OrgSrcFontLockStringFace">"*<text:s/>[#A]<text:s/>%^{Title}\nSCHEDULED:<text:s/>%^t\n%u\n%?\n\n"</text:span><text:s/><text:span text:style-name="OrgSrcFontLockBuiltinFace">:empty-lines-before</text:span><text:s/>1<text:s/><text:span text:style-name="OrgSrcWhitespaceLine">:empty-lines-after</text:span><text:span text:style-name="OrgSrcWhitespaceLine"><text:s/>1)</text:span></text:p>
      <text:p text:style-name="OrgSrcBlock"><text:s/><text:s/><text:s/><text:s/><text:s/><text:s/><text:s/><text:s/><text:s/><text:s/>(<text:span text:style-name="OrgSrcFontLockStringFace">"e"</text:span><text:s/><text:span text:style-name="OrgSrcFontLockStringFace">"Event"</text:span><text:s/>entry<text:s/>(file+olp<text:s/><text:span text:style-name="OrgSrcFontLockStringFace">""</text:span><text:s/><text:span text:style-name="OrgSrcFontLockStringFace">"Todos"</text:span>)</text:p>
      <text:p text:style-name="OrgSrcBlock"><text:s/><text:s/><text:s/><text:s/><text:s/><text:s/><text:s/><text:s/><text:s/><text:s/><text:s/><text:span text:style-name="OrgSrcFontLockStringFace">"*<text:s/>%^{This<text:s/>is<text:s/>a?||TODO<text:s/>|NEXT<text:s/>|FLUP<text:s/>|DOIN<text:s/>|SCHE<text:s/>|REFI}%^{Title}\nSCHED</text:span><text:span text:style-name="OrgSrcWhitespaceLine">ULED:<text:s/>%^t\n%t\n%?"</text:span><text:span text:style-name="OrgSrcWhitespaceLine">)</text:span></text:p>
      <text:p text:style-name="OrgSrcBlock"><text:s/><text:s/><text:s/><text:s/><text:s/><text:s/><text:s/><text:s/><text:s/><text:s/>(<text:span text:style-name="OrgSrcFontLockStringFace">"f"</text:span><text:s/><text:span text:style-name="OrgSrcFontLockStringFace">"Followup"</text:span><text:s/>entry<text:s/>(file+olp<text:s/><text:span text:style-name="OrgSrcFontLockStringFace">""</text:span><text:s/><text:span text:style-name="OrgSrcFontLockStringFace">"Followups"</text:span>)</text:p>
      <text:p text:style-name="OrgSrcBlock"><text:s/><text:s/><text:s/><text:s/><text:s/><text:s/><text:s/><text:s/><text:s/><text:s/><text:s/><text:span text:style-name="OrgSrcFontLockStringFace">"*<text:s/>FLUP<text:s/>[#B]<text:s/>%?\n<text:s/><text:s/>%U\n<text:s/><text:s/>%a\n\n"</text:span><text:s/><text:span text:style-name="OrgSrcFontLockBuiltinFace">:empty-lines-before</text:span><text:s/>1<text:s/><text:span text:style-name="OrgSrcFontLockBuiltinFace">:empty-lines-a</text:span><text:span text:style-name="OrgSrcWhitespaceLine">fter</text:span><text:span text:style-name="OrgSrcWhitespaceLine"><text:s/>1)</text:span></text:p>
      <text:p text:style-name="OrgSrcBlock"><text:s/><text:s/><text:s/><text:s/><text:s/><text:s/><text:s/><text:s/><text:s/><text:s/><text:span text:style-name="OrgSrcFontLockCommentDelimiterFace">;;<text:s/></text:span><text:span text:style-name="OrgSrcFontLockCommentFace">("w"<text:s/>"Work"<text:s/>entry<text:s/>(file+headline<text:s/>""<text:s/>"Work")</text:span></text:p>
      <text:p text:style-name="OrgSrcBlock"><text:s/><text:s/><text:s/><text:s/><text:s/><text:s/><text:s/><text:s/><text:s/><text:s/><text:span text:style-name="OrgSrcFontLockCommentDelimiterFace">;;<text:s/><text:s/></text:span><text:span text:style-name="OrgSrcFontLockCommentFace">"*<text:s/>DOIN<text:s/>[#A]<text:s/>%?<text:s/>:WORK:\n%U\n\n"<text:s/>:empty-lines-before<text:s/>1)</text:span></text:p>
      <text:p text:style-name="OrgSrcBlock"><text:s/><text:s/><text:s/><text:s/><text:s/><text:s/><text:s/><text:s/><text:s/><text:s/><text:span text:style-name="OrgSrcFontLockCommentDelimiterFace">;;<text:s/></text:span><text:span text:style-name="OrgSrcFontLockCommentFace">("g"<text:s/>"General<text:s/>todo"<text:s/>entry<text:s/>(file+headline<text:s/>"/Users/chongchonghe/tasks</text:span><text:span text:style-name="OrgSrcWhitespaceLine">.org"<text:s/>"Todos")</text:span></text:p>
      <text:p text:style-name="OrgSrcBlock"><text:s/><text:s/><text:s/><text:s/><text:s/><text:s/><text:s/><text:s/><text:s/><text:s/><text:span text:style-name="OrgSrcFontLockCommentDelimiterFace">;;<text:s/><text:s/></text:span><text:span text:style-name="OrgSrcFontLockCommentFace">"*<text:s/>TODO<text:s/>[#B]<text:s/>%?\n<text:s/>%a"<text:s/>:empty-lines<text:s/>1)</text:span></text:p>
      <text:p text:style-name="OrgSrcBlock"><text:s/><text:s/><text:s/><text:s/><text:s/><text:s/><text:s/><text:s/><text:s/><text:s/>)</text:p>
      <text:p text:style-name="OrgSrcBlockLastLine"><text:s/><text:s/><text:s/><text:s/><text:s/><text:s/><text:s/><text:s/>))</text:p>
      <text:h text:style-name="Heading_20_3" text:outline-level="3" text:is-list-header="false">
<text:bookmark-start text:name="OrgXref.orgb14ab52"/>
<text:bookmark text:name="orgb14ab52"/>Refile
<text:bookmark-end text:name="OrgXref.orgb14ab52"/></text:h>
      <text:p text:style-name="Text_20_body">Ref:
<text:a xlink:type="simple" xlink:href="https://blog.aaronbieber.com/2017/03/19/organizing-notes-with-refile.html">https://blog.aaronbieber.com/2017/03/19/organizing-notes-with-refile.html</text:a>
</text:p>
      <text:p text:style-name="OrgSrcBlock">(<text:span text:style-name="OrgSrcFontLockKeywordFace">setq</text:span><text:s/>org-refile-targets<text:s/>'(((<text:span text:style-name="OrgSrcFontLockStringFace">"~/Dropbox/orgfiles/work.org"</text:span></text:p>
      <text:p text:style-name="OrgSrcBlock"><text:tab/><text:tab/><text:tab/><text:s/><text:s/><text:s/><text:span text:style-name="OrgSrcFontLockStringFace">"~/Dropbox/orgfiles/z-life.org"</text:span></text:p>
      <text:p text:style-name="OrgSrcBlock"><text:tab/><text:tab/><text:tab/><text:s/><text:s/><text:s/><text:span text:style-name="OrgSrcFontLockStringFace">"~/Dropbox/orgfiles/y-journals.org"</text:span>)</text:p>
      <text:p text:style-name="OrgSrcBlockLastLine"><text:tab/><text:tab/><text:tab/><text:s/><text:s/><text:s/><text:s/><text:span text:style-name="OrgSrcFontLockBuiltinFace">:maxlevel</text:span><text:s/>.<text:s/>2)))</text:p>
      <text:h text:style-name="Heading_20_3" text:outline-level="3" text:is-list-header="false">
<text:bookmark-start text:name="OrgXref.orgc178eaf"/>
<text:bookmark text:name="orgc178eaf"/>Exporting to LaTeX
<text:bookmark-end text:name="OrgXref.orgc178eaf"/></text:h>
      <text:p text:style-name="Text_20_body">No used. TODO
</text:p>
      <text:p text:style-name="OrgSrcBlock"><text:s/><text:s/><text:span text:style-name="OrgSrcFontLockCommentDelimiterFace">;;<text:s/></text:span><text:span text:style-name="OrgSrcFontLockCommentFace">Exporting<text:s/>to<text:s/>LaTeX<text:s/>and<text:s/>PDF,<text:s/>formatting</text:span></text:p>
      <text:p text:style-name="OrgSrcBlock"><text:s/><text:s/><text:span text:style-name="OrgSrcFontLockCommentDelimiterFace">;;<text:s/></text:span><text:span text:style-name="OrgSrcFontLockCommentFace">http://pragmaticemacs.com/emacs/org-mode-basics-v-exporting-your-notes/</text:span></text:p>
      <text:p text:style-name="OrgSrcBlock"><text:s/><text:s/>(<text:span text:style-name="OrgSrcFontLockKeywordFace">with-eval-after-load</text:span><text:s/>'ox-latex</text:p>
      <text:p text:style-name="OrgSrcBlock"><text:s/><text:s/><text:s/><text:s/>(add-to-list<text:s/>'org-latex-classes</text:p>
      <text:p text:style-name="OrgSrcBlock"><text:tab/><text:tab/><text:s/>'(<text:span text:style-name="OrgSrcFontLockStringFace">"bjmarticle"</text:span></text:p>
      <text:p text:style-name="OrgSrcBlock"><text:tab/><text:tab/><text:s/><text:s/><text:s/><text:span text:style-name="OrgSrcFontLockStringFace">"\\documentclass{article}</text:span></text:p>
      <text:p text:style-name="OrgSrcBlock"><text:span text:style-name="OrgSrcFontLockStringFace"><text:s/><text:s/>\\usepackage[utf8]{inputenc}</text:span></text:p>
      <text:p text:style-name="OrgSrcBlock"><text:span text:style-name="OrgSrcFontLockStringFace"><text:s/><text:s/>\\usepackage[T1]{fontenc}</text:span></text:p>
      <text:p text:style-name="OrgSrcBlock"><text:span text:style-name="OrgSrcFontLockStringFace"><text:s/><text:s/>\\usepackage{graphicx}</text:span></text:p>
      <text:p text:style-name="OrgSrcBlock"><text:span text:style-name="OrgSrcFontLockStringFace"><text:s/><text:s/>\\usepackage{longtable}</text:span></text:p>
      <text:p text:style-name="OrgSrcBlock"><text:span text:style-name="OrgSrcFontLockStringFace"><text:s/><text:s/>\\usepackage{hyperref}</text:span></text:p>
      <text:p text:style-name="OrgSrcBlock"><text:span text:style-name="OrgSrcFontLockStringFace"><text:s/><text:s/>\\usepackage{natbib}</text:span></text:p>
      <text:p text:style-name="OrgSrcBlock"><text:span text:style-name="OrgSrcFontLockStringFace"><text:s/><text:s/>\\usepackage{amssymb}</text:span></text:p>
      <text:p text:style-name="OrgSrcBlock"><text:span text:style-name="OrgSrcFontLockStringFace"><text:s/><text:s/>\\usepackage{amsmath}</text:span></text:p>
      <text:p text:style-name="OrgSrcBlock"><text:span text:style-name="OrgSrcFontLockStringFace"><text:s/><text:s/>\\usepackage{geometry}</text:span></text:p>
      <text:p text:style-name="OrgSrcBlock"><text:span text:style-name="OrgSrcFontLockStringFace"><text:s/><text:s/>\\geometry{a4paper,margin=0.5in,marginparsep=7pt,<text:s/>marginparwidth=.6in}"</text:span></text:p>
      <text:p text:style-name="OrgSrcBlock"><text:tab/><text:tab/><text:s/><text:s/><text:s/>(<text:span text:style-name="OrgSrcFontLockStringFace">"\\section{%s}"</text:span><text:s/>.<text:s/><text:span text:style-name="OrgSrcFontLockStringFace">"\\section*{%s}"</text:span>)</text:p>
      <text:p text:style-name="OrgSrcBlock"><text:tab/><text:tab/><text:s/><text:s/><text:s/>(<text:span text:style-name="OrgSrcFontLockStringFace">"\\subsection{%s}"</text:span><text:s/>.<text:s/><text:span text:style-name="OrgSrcFontLockStringFace">"\\subsection*{%s}"</text:span>)</text:p>
      <text:p text:style-name="OrgSrcBlock"><text:tab/><text:tab/><text:s/><text:s/><text:s/>(<text:span text:style-name="OrgSrcFontLockStringFace">"\\subsubsection{%s}"</text:span><text:s/>.<text:s/><text:span text:style-name="OrgSrcFontLockStringFace">"\\subsubsection*{%s}"</text:span>)</text:p>
      <text:p text:style-name="OrgSrcBlock"><text:tab/><text:tab/><text:s/><text:s/><text:s/>(<text:span text:style-name="OrgSrcFontLockStringFace">"\\paragraph{%s}"</text:span><text:s/>.<text:s/><text:span text:style-name="OrgSrcFontLockStringFace">"\\paragraph*{%s}"</text:span>)</text:p>
      <text:p text:style-name="OrgSrcBlockLastLine"><text:tab/><text:tab/><text:s/><text:s/><text:s/>(<text:span text:style-name="OrgSrcFontLockStringFace">"\\subparagraph{%s}"</text:span><text:s/>.<text:s/><text:span text:style-name="OrgSrcFontLockStringFace">"\\subparagraph*{%s}"</text:span>))))</text:p>
      <text:h text:style-name="Heading_20_2" text:outline-level="2" text:is-list-header="false">
<text:bookmark-start text:name="OrgXref.orga614476"/>
<text:bookmark text:name="orga614476"/>org-present
<text:bookmark-end text:name="OrgXref.orga614476"/></text:h>
      <text:p text:style-name="OrgSrcBlock"><text:s/><text:s/>(<text:span text:style-name="OrgSrcFontLockKeywordFace">setq</text:span><text:s/>org-present-text-scale<text:s/>2)</text:p>
      <text:p text:style-name="OrgSrcBlock"/>
      <text:p text:style-name="OrgSrcBlock"><text:s/><text:s/>(eval-after-load<text:s/><text:span text:style-name="OrgSrcFontLockStringFace">"org-present"</text:span></text:p>
      <text:p text:style-name="OrgSrcBlock"><text:s/><text:s/><text:s/><text:s/>'(progn</text:p>
      <text:p text:style-name="OrgSrcBlock"><text:s/><text:s/><text:s/><text:s/><text:s/><text:s/><text:s/>(add-hook<text:s/>'org-present-mode-hook</text:p>
      <text:p text:style-name="OrgSrcBlock"><text:s/><text:s/><text:s/><text:s/><text:s/><text:s/><text:s/><text:s/><text:s/><text:s/><text:s/><text:s/><text:s/><text:s/><text:s/><text:s/><text:s/>(<text:span text:style-name="OrgSrcFontLockKeywordFace">lambda</text:span><text:s/>()</text:p>
      <text:p text:style-name="OrgSrcBlock"><text:s/><text:s/><text:s/><text:s/><text:s/><text:s/><text:s/><text:s/><text:s/><text:s/><text:s/><text:s/><text:s/><text:s/><text:s/><text:s/><text:s/><text:s/><text:s/>(org-present-big)</text:p>
      <text:p text:style-name="OrgSrcBlock"><text:s/><text:s/><text:s/><text:s/><text:s/><text:s/><text:s/><text:s/><text:s/><text:s/><text:s/><text:s/><text:s/><text:s/><text:s/><text:s/><text:s/><text:s/><text:s/>(org-display-inline-images)</text:p>
      <text:p text:style-name="OrgSrcBlock"><text:s/><text:s/><text:s/><text:s/><text:s/><text:s/><text:s/><text:s/><text:s/><text:s/><text:s/><text:s/><text:s/><text:s/><text:s/><text:s/><text:s/><text:s/><text:s/>(org-present-hide-cursor)</text:p>
      <text:p text:style-name="OrgSrcBlock"><text:s/><text:s/><text:s/><text:s/><text:s/><text:s/><text:s/><text:s/><text:s/><text:s/><text:s/><text:s/><text:s/><text:s/><text:s/><text:s/><text:s/><text:s/><text:s/>(org-present-read-only)</text:p>
      <text:p text:style-name="OrgSrcBlock"><text:s/><text:s/><text:s/><text:s/><text:s/><text:s/><text:s/><text:s/><text:s/><text:s/><text:s/><text:s/><text:s/><text:s/><text:s/><text:s/><text:s/><text:s/><text:s/><text:span text:style-name="OrgSrcFontLockCommentDelimiterFace">;;</text:span><text:span text:style-name="OrgSrcFontLockCommentFace">(toggle-frame-fullscreen)</text:span></text:p>
      <text:p text:style-name="OrgSrcBlock"><text:s/><text:s/><text:s/><text:s/><text:s/><text:s/><text:s/><text:s/><text:s/><text:s/><text:s/><text:s/><text:s/><text:s/><text:s/><text:s/><text:s/><text:s/><text:s/>))</text:p>
      <text:p text:style-name="OrgSrcBlock"><text:s/><text:s/><text:s/><text:s/><text:s/><text:s/><text:s/>(add-hook<text:s/>'org-present-mode-quit-hook</text:p>
      <text:p text:style-name="OrgSrcBlock"><text:s/><text:s/><text:s/><text:s/><text:s/><text:s/><text:s/><text:s/><text:s/><text:s/><text:s/><text:s/><text:s/><text:s/><text:s/><text:s/><text:s/>(<text:span text:style-name="OrgSrcFontLockKeywordFace">lambda</text:span><text:s/>()</text:p>
      <text:p text:style-name="OrgSrcBlock"><text:s/><text:s/><text:s/><text:s/><text:s/><text:s/><text:s/><text:s/><text:s/><text:s/><text:s/><text:s/><text:s/><text:s/><text:s/><text:s/><text:s/><text:s/><text:s/>(org-present-small)</text:p>
      <text:p text:style-name="OrgSrcBlock"><text:s/><text:s/><text:s/><text:s/><text:s/><text:s/><text:s/><text:s/><text:s/><text:s/><text:s/><text:s/><text:s/><text:s/><text:s/><text:s/><text:s/><text:s/><text:s/>(org-remove-inline-images)</text:p>
      <text:p text:style-name="OrgSrcBlock"><text:s/><text:s/><text:s/><text:s/><text:s/><text:s/><text:s/><text:s/><text:s/><text:s/><text:s/><text:s/><text:s/><text:s/><text:s/><text:s/><text:s/><text:s/><text:s/>(org-present-show-cursor)</text:p>
      <text:p text:style-name="OrgSrcBlock"><text:s/><text:s/><text:s/><text:s/><text:s/><text:s/><text:s/><text:s/><text:s/><text:s/><text:s/><text:s/><text:s/><text:s/><text:s/><text:s/><text:s/><text:s/><text:s/>(org-present-read-write)</text:p>
      <text:p text:style-name="OrgSrcBlock"><text:s/><text:s/><text:s/><text:s/><text:s/><text:s/><text:s/><text:s/><text:s/><text:s/><text:s/><text:s/><text:s/><text:s/><text:s/><text:s/><text:s/><text:s/><text:s/><text:span text:style-name="OrgSrcFontLockCommentDelimiterFace">;;</text:span><text:span text:style-name="OrgSrcFontLockCommentFace">(toggle-frame-fullscreen)</text:span></text:p>
      <text:p text:style-name="OrgSrcBlockLastLine"><text:s/><text:s/><text:s/><text:s/><text:s/><text:s/><text:s/><text:s/><text:s/><text:s/><text:s/><text:s/><text:s/><text:s/><text:s/><text:s/><text:s/><text:s/><text:s/>))))</text:p>
      <text:h text:style-name="Heading_20_2" text:outline-level="2" text:is-list-header="false">
<text:bookmark-start text:name="OrgXref.org3a6c68a"/>
<text:bookmark text:name="org3a6c68a"/>org-toggl
<text:bookmark-end text:name="OrgXref.org3a6c68a"/></text:h>
      <text:p text:style-name="Text_20_body">How to setup? Check the <text:a xlink:type="simple" xlink:href="https://github.com/mbork/org-toggl">org-toggl</text:a> github repository for instructions. Basically, add the following code to your init.el, where the toggl-auth-token is copied from your toggl account.
</text:p>
      <text:p text:style-name="Text_20_body">Usage:
</text:p>
      <text:p text:style-name="Text_20_body">'C-c i' then 'C-c o' (re-mapped) to clock in then clock out, which starts a toggl timer. This is enabled by <text:a xlink:type="simple" xlink:href="https://github.com/mbork/org-toggl">org-toggl</text:a>. Note that 'C-c o' wont' work. It won't stop the timer.
</text:p>
      <text:p text:style-name="OrgSrcBlock"><text:span text:style-name="OrgSrcFontLockCommentDelimiterFace">;;<text:s/></text:span><text:span text:style-name="OrgSrcFontLockCommentFace">(with-eval-after-load<text:s/>'org</text:span></text:p>
      <text:p text:style-name="OrgSrcBlock"><text:span text:style-name="OrgSrcFontLockCommentDelimiterFace">;;<text:s/><text:s/><text:s/></text:span><text:span text:style-name="OrgSrcFontLockCommentFace">(use-package<text:s/>org-toggl</text:span></text:p>
      <text:p text:style-name="OrgSrcBlock"><text:span text:style-name="OrgSrcFontLockCommentDelimiterFace">;;<text:s/><text:s/><text:s/><text:s/><text:s/></text:span><text:span text:style-name="OrgSrcFontLockCommentFace">:init</text:span></text:p>
      <text:p text:style-name="OrgSrcBlock"><text:span text:style-name="OrgSrcFontLockCommentDelimiterFace">;;<text:s/><text:s/><text:s/><text:s/><text:s/></text:span><text:span text:style-name="OrgSrcFontLockCommentFace">(setq<text:s/>toggl-auth-token<text:s/>"ce3e8fc3922edda6986a6e729509338f")</text:span></text:p>
      <text:p text:style-name="OrgSrcBlock"><text:span text:style-name="OrgSrcFontLockCommentDelimiterFace">;;<text:s/><text:s/><text:s/><text:s/><text:s/></text:span><text:span text:style-name="OrgSrcFontLockCommentFace">(setq<text:s/>org-toggl-inherit-toggl-properties<text:s/>t)</text:span></text:p>
      <text:p text:style-name="OrgSrcBlock"><text:span text:style-name="OrgSrcFontLockCommentDelimiterFace">;;<text:s/><text:s/><text:s/><text:s/><text:s/></text:span><text:span text:style-name="OrgSrcFontLockCommentFace">:load-path<text:s/>"/Users/chongchonghe/dotfiles/emacs/packages"</text:span></text:p>
      <text:p text:style-name="OrgSrcBlock"><text:span text:style-name="OrgSrcFontLockCommentDelimiterFace">;;<text:s/><text:s/><text:s/><text:s/><text:s/></text:span><text:span text:style-name="OrgSrcFontLockCommentFace">:config</text:span></text:p>
      <text:p text:style-name="OrgSrcBlock"><text:span text:style-name="OrgSrcFontLockCommentDelimiterFace">;;<text:s/><text:s/><text:s/><text:s/><text:s/></text:span><text:span text:style-name="OrgSrcFontLockCommentFace">(toggl-get-projects)</text:span></text:p>
      <text:p text:style-name="OrgSrcBlock"><text:span text:style-name="OrgSrcFontLockCommentDelimiterFace">;;<text:s/><text:s/><text:s/><text:s/><text:s/></text:span><text:span text:style-name="OrgSrcFontLockCommentFace">(org-toggl-integration-mode)</text:span></text:p>
      <text:p text:style-name="OrgSrcBlock"><text:span text:style-name="OrgSrcFontLockCommentDelimiterFace">;;<text:s/><text:s/><text:s/><text:s/><text:s/></text:span><text:span text:style-name="OrgSrcFontLockCommentFace">;;<text:s/>remove<text:s/>clock-out<text:s/>since<text:s/>it<text:s/>failed<text:s/>at<text:s/>stopping<text:s/>toggl<text:s/>timer</text:span></text:p>
      <text:p text:style-name="OrgSrcBlock"><text:span text:style-name="OrgSrcFontLockCommentDelimiterFace">;;<text:s/><text:s/><text:s/><text:s/><text:s/></text:span><text:span text:style-name="OrgSrcFontLockCommentFace">(remove-hook<text:s/>'org-clock-out-hook<text:s/>#'org-toggl-clock-out)</text:span></text:p>
      <text:p text:style-name="OrgSrcBlock"><text:span text:style-name="OrgSrcFontLockCommentDelimiterFace">;;<text:s/><text:s/><text:s/><text:s/><text:s/></text:span><text:span text:style-name="OrgSrcFontLockCommentFace">;;<text:s/>bind<text:s/>C-c<text:s/>i<text:s/>to<text:s/>clock-in<text:s/>then<text:s/>clock-out</text:span></text:p>
      <text:p text:style-name="OrgSrcBlock"><text:span text:style-name="OrgSrcFontLockCommentDelimiterFace">;;<text:s/><text:s/><text:s/><text:s/><text:s/></text:span><text:span text:style-name="OrgSrcFontLockCommentFace">(define-key<text:s/>org-mode-map<text:s/>(kbd<text:s/>"C-c<text:s/>i")</text:span></text:p>
      <text:p text:style-name="OrgSrcBlock"><text:span text:style-name="OrgSrcFontLockCommentDelimiterFace">;;<text:s/><text:s/><text:s/><text:s/><text:s/><text:s/><text:s/></text:span><text:span text:style-name="OrgSrcFontLockCommentFace">(lambda<text:s/>()<text:s/>(interactive)<text:s/>(org-clock-in)<text:s/>(sit-for<text:s/>2)<text:s/>(org-clock-out)))</text:span></text:p>
      <text:p text:style-name="OrgSrcBlock"><text:span text:style-name="OrgSrcFontLockCommentDelimiterFace">;;<text:s/><text:s/><text:s/><text:s/><text:s/></text:span><text:span text:style-name="OrgSrcFontLockCommentFace">)</text:span></text:p>
      <text:p text:style-name="OrgSrcBlock"><text:span text:style-name="OrgSrcFontLockCommentDelimiterFace">;;<text:s/><text:s/><text:s/></text:span><text:span text:style-name="OrgSrcFontLockCommentFace">)</text:span></text:p>
      <text:p text:style-name="OrgSrcBlock"/>
      <text:p text:style-name="OrgSrcBlock">(<text:span text:style-name="OrgSrcFontLockKeywordFace">use-package</text:span><text:s/><text:span text:style-name="OrgSrcFontLockConstantFace">org-toggl</text:span></text:p>
      <text:p text:style-name="OrgSrcBlock"><text:s/><text:s/><text:span text:style-name="OrgSrcFontLockBuiltinFace">:after</text:span><text:s/>org</text:p>
      <text:p text:style-name="OrgSrcBlock"><text:s/><text:s/><text:span text:style-name="OrgSrcFontLockBuiltinFace">:defer</text:span><text:s/>15</text:p>
      <text:p text:style-name="OrgSrcBlock"><text:s/><text:s/><text:span text:style-name="OrgSrcFontLockBuiltinFace">:init</text:span></text:p>
      <text:p text:style-name="OrgSrcBlock"><text:s/><text:s/>(<text:span text:style-name="OrgSrcFontLockKeywordFace">setq</text:span><text:s/>toggl-auth-token<text:s/><text:span text:style-name="OrgSrcFontLockStringFace">"ce3e8fc3922edda6986a6e729509338f"</text:span>)</text:p>
      <text:p text:style-name="OrgSrcBlock"><text:s/><text:s/>(<text:span text:style-name="OrgSrcFontLockKeywordFace">setq</text:span><text:s/>org-toggl-inherit-toggl-properties<text:s/>t)</text:p>
      <text:p text:style-name="OrgSrcBlock"><text:s/><text:s/>(<text:span text:style-name="OrgSrcFontLockKeywordFace">setq</text:span><text:s/>toggl-default-project<text:s/><text:span text:style-name="OrgSrcFontLockStringFace">"Research"</text:span>)</text:p>
      <text:p text:style-name="OrgSrcBlock"><text:s/><text:s/><text:span text:style-name="OrgSrcFontLockBuiltinFace">:load-path</text:span><text:s/><text:span text:style-name="OrgSrcFontLockStringFace">"/Users/chongchonghe/dotfiles/emacs/packages"</text:span></text:p>
      <text:p text:style-name="OrgSrcBlock"><text:s/><text:s/><text:span text:style-name="OrgSrcFontLockBuiltinFace">:config</text:span></text:p>
      <text:p text:style-name="OrgSrcBlock"><text:s/><text:s/>(toggl-get-projects)</text:p>
      <text:p text:style-name="OrgSrcBlock"><text:s/><text:s/>(org-toggl-integration-mode)</text:p>
      <text:p text:style-name="OrgSrcBlock"><text:s/><text:s/>(define-key<text:s/>org-mode-map<text:s/>(kbd<text:s/><text:span text:style-name="OrgSrcFontLockStringFace">"C-c<text:s/>I"</text:span>)<text:s/>'toggl-select-default-project)</text:p>
      <text:p text:style-name="OrgSrcBlock"/>
      <text:p text:style-name="OrgSrcBlock"><text:s/><text:s/><text:span text:style-name="OrgSrcFontLockCommentDelimiterFace">;;<text:s/></text:span><text:span text:style-name="OrgSrcFontLockCommentFace">remove<text:s/>clock-out<text:s/>since<text:s/>it<text:s/>failed<text:s/>at<text:s/>stopping<text:s/>toggl<text:s/>timer</text:span></text:p>
      <text:p text:style-name="OrgSrcBlock"><text:s/><text:s/>(remove-hook<text:s/>'org-clock-out-hook<text:s/>#'org-toggl-clock-out)</text:p>
      <text:p text:style-name="OrgSrcBlock"><text:s/><text:s/><text:span text:style-name="OrgSrcFontLockCommentDelimiterFace">;;<text:s/></text:span><text:span text:style-name="OrgSrcFontLockCommentFace">bind<text:s/>C-c<text:s/>i<text:s/>to<text:s/>clock-in<text:s/>then<text:s/>clock-out</text:span></text:p>
      <text:p text:style-name="OrgSrcBlock"><text:s/><text:s/>(define-key<text:s/>org-mode-map<text:s/>(kbd<text:s/><text:span text:style-name="OrgSrcFontLockStringFace">"C-c<text:s/>i"</text:span>)</text:p>
      <text:p text:style-name="OrgSrcBlock"><text:s/><text:s/><text:s/><text:s/>(<text:span text:style-name="OrgSrcFontLockKeywordFace">lambda</text:span><text:s/>()<text:s/>(<text:span text:style-name="OrgSrcFontLockKeywordFace">interactive</text:span>)<text:s/>(org-clock-in)<text:s/>(sit-for<text:s/>5)<text:s/>(org-clock-out)))</text:p>
      <text:p text:style-name="OrgSrcBlock"/>
      <text:p text:style-name="OrgSrcBlock"><text:s/><text:s/><text:span text:style-name="OrgSrcFontLockCommentDelimiterFace">;;<text:s/></text:span><text:span text:style-name="OrgSrcFontLockCommentFace">This<text:s/>is<text:s/>the<text:s/>originial<text:s/>setup.<text:s/>Need<text:s/>to<text:s/>invoke<text:s/>clock-in<text:s/>and<text:s/>clock-out<text:s/>to</text:span></text:p>
      <text:p text:style-name="OrgSrcBlock"><text:s/><text:s/><text:span text:style-name="OrgSrcFontLockCommentDelimiterFace">;;<text:s/></text:span><text:span text:style-name="OrgSrcFontLockCommentFace">start<text:s/>and<text:s/>stop<text:s/>a<text:s/>projection</text:span></text:p>
      <text:p text:style-name="OrgSrcBlock"><text:s/><text:s/><text:span text:style-name="OrgSrcFontLockCommentDelimiterFace">;;<text:s/></text:span><text:span text:style-name="OrgSrcFontLockCommentFace">(add-hook<text:s/>'org-clock-out-hook<text:s/>#'org-toggl-clock-out)</text:span></text:p>
      <text:p text:style-name="OrgSrcBlock"><text:s/><text:s/><text:span text:style-name="OrgSrcFontLockCommentDelimiterFace">;;<text:s/></text:span><text:span text:style-name="OrgSrcFontLockCommentFace">(define-key<text:s/>org-mode-map<text:s/>(kbd<text:s/>"C-c<text:s/>i")<text:s/>'org-clock-in)</text:span></text:p>
      <text:p text:style-name="OrgSrcBlock"><text:s/><text:s/><text:span text:style-name="OrgSrcFontLockCommentDelimiterFace">;;<text:s/></text:span><text:span text:style-name="OrgSrcFontLockCommentFace">(define-key<text:s/>org-mode-map<text:s/>(kbd<text:s/>"C-c<text:s/>o")<text:s/>'org-clock-out)</text:span></text:p>
      <text:p text:style-name="OrgSrcBlock"/>
      <text:p text:style-name="OrgSrcBlock"><text:s/><text:s/>)</text:p>
      <text:p text:style-name="OrgSrcBlockLastLine"><text:s/><text:s/></text:p>
      <text:h text:style-name="Heading_20_2" text:outline-level="2" text:is-list-header="false">
<text:bookmark-start text:name="OrgXref.org655fdfd"/>
<text:bookmark text:name="org655fdfd"/>org file apps
<text:bookmark-end text:name="OrgXref.org655fdfd"/></text:h>
      <text:p text:style-name="OrgSrcBlock"><text:s/><text:s/>(<text:span text:style-name="OrgSrcFontLockKeywordFace">setq</text:span><text:s/>org-file-apps</text:p>
      <text:p text:style-name="OrgSrcBlock"><text:tab/><text:tab/>'((<text:span text:style-name="OrgSrcFontLockStringFace">"\\.docx\\'"</text:span><text:s/>.<text:s/>default)</text:p>
      <text:p text:style-name="OrgSrcBlock"><text:tab/><text:s/><text:s/>(<text:span text:style-name="OrgSrcFontLockStringFace">"\\.mm\\'"</text:span><text:s/>.<text:s/>default)</text:p>
      <text:p text:style-name="OrgSrcBlock"><text:tab/><text:s/><text:s/>(<text:span text:style-name="OrgSrcFontLockStringFace">"\\.x?html?\\'"</text:span><text:s/>.<text:s/>default)</text:p>
      <text:p text:style-name="OrgSrcBlock"><text:tab/><text:s/><text:s/>(<text:span text:style-name="OrgSrcFontLockStringFace">"\\.pdf\\'"</text:span><text:s/>.<text:s/>default)</text:p>
      <text:p text:style-name="OrgSrcBlock"><text:tab/><text:s/><text:s/>(<text:span text:style-name="OrgSrcFontLockStringFace">"\\.md\\'"</text:span><text:s/>.<text:s/>default)</text:p>
      <text:p text:style-name="OrgSrcBlock"><text:tab/><text:s/><text:s/>(<text:span text:style-name="OrgSrcFontLockStringFace">"\\.png\\'"</text:span><text:s/>.<text:s/>default)</text:p>
      <text:p text:style-name="OrgSrcBlockLastLine"><text:tab/><text:s/><text:s/>(auto-mode<text:s/>.<text:s/>emacs)))</text:p>
      <text:h text:style-name="Heading_20_2" text:outline-level="2" text:is-list-header="false">
<text:bookmark-start text:name="OrgXref.orge4f09eb"/>
<text:bookmark text:name="orge4f09eb"/>exec-path-from-shell
<text:bookmark-end text:name="OrgXref.orge4f09eb"/></text:h>
      <text:p text:style-name="OrgSrcBlock"><text:s/><text:s/>(<text:span text:style-name="OrgSrcFontLockKeywordFace">use-package</text:span><text:s/><text:span text:style-name="OrgSrcFontLockConstantFace">exec-path-from-shell</text:span></text:p>
      <text:p text:style-name="OrgSrcBlock"><text:tab/><text:span text:style-name="OrgSrcFontLockBuiltinFace">:ensure</text:span><text:s/>t</text:p>
      <text:p text:style-name="OrgSrcBlock"><text:tab/><text:span text:style-name="OrgSrcFontLockBuiltinFace">:config</text:span></text:p>
      <text:p text:style-name="OrgSrcBlock"><text:tab/>(<text:span text:style-name="OrgSrcFontLockKeywordFace">when</text:span><text:s/>(memq<text:s/>window-system<text:s/>'(mac<text:s/>ns<text:s/>x))</text:p>
      <text:p text:style-name="OrgSrcBlockLastLine"><text:tab/>(exec-path-from-shell-initialize)))</text:p>
      <text:h text:style-name="Heading_20_2" text:outline-level="2" text:is-list-header="false">
<text:bookmark-start text:name="OrgXref.org4304440"/>
<text:bookmark text:name="org4304440"/>org latex preview
<text:bookmark-end text:name="OrgXref.org4304440"/></text:h>
      <text:p text:style-name="OrgSrcBlockLastLine"><text:s/><text:s/>(<text:span text:style-name="OrgSrcFontLockKeywordFace">setq</text:span><text:s/>org-format-latex-options<text:s/>(plist-put<text:s/>org-format-latex-options<text:s/><text:span text:style-name="OrgSrcFontLockBuiltinFace">:scale</text:span><text:s/>1.5)<text:span text:style-name="OrgSrcWhitespaceLine">)</text:span></text:p>
      <text:h text:style-name="Heading_20_2" text:outline-level="2" text:is-list-header="false">
<text:bookmark-start text:name="OrgXref.org92d9f8d"/>
<text:bookmark text:name="org92d9f8d"/>org export
<text:bookmark-end text:name="OrgXref.org92d9f8d"/></text:h>
      <text:p text:style-name="OrgSrcBlock"><text:s/><text:s/><text:span text:style-name="OrgSrcFontLockCommentDelimiterFace">;;<text:s/></text:span><text:span text:style-name="OrgSrcFontLockCommentFace">(use-package<text:s/>ox-md)</text:span></text:p>
      <text:p text:style-name="OrgSrcBlockLastLine"><text:s/><text:s/>(<text:span text:style-name="OrgSrcFontLockKeywordFace">setq</text:span><text:s/>org-export-backends<text:s/>'(ascii<text:s/>html<text:s/>md<text:s/>icalendar<text:s/>latex<text:s/>odt))</text:p>
      <text:p text:style-name="OrgSrcBlock">(<text:span text:style-name="OrgSrcFontLockKeywordFace">defun</text:span><text:s/><text:span text:style-name="OrgSrcFontLockFunctionNameFace">my-org-html-postamble</text:span><text:s/>(plist)</text:p>
      <text:p text:style-name="OrgSrcBlock"><text:s/><text:s/>(concat<text:s/><text:span text:style-name="OrgSrcFontLockStringFace">"&lt;p&gt;Author:<text:s/>Chong-Chong<text:s/>He&lt;/p&gt;"</text:span></text:p>
      <text:p text:style-name="OrgSrcBlock"><text:tab/><text:s/><text:s/>(format<text:s/><text:span text:style-name="OrgSrcFontLockStringFace">"&lt;p&gt;Last<text:s/>updated:<text:s/>%s&lt;/p&gt;"</text:span><text:s/>(format-time-string<text:s/><text:span text:style-name="OrgSrcFontLockStringFace">"%Y-%b-%d"</text:span>))</text:p>
      <text:p text:style-name="OrgSrcBlock"><text:tab/><text:s/><text:s/><text:span text:style-name="OrgSrcFontLockStringFace">"&lt;a<text:s/>href='</text:span><text:span text:style-name="OrgSrcFontLockConstantFace">https://www.astro.umd.edu/~chongchong/</text:span><text:span text:style-name="OrgSrcFontLockStringFace">'&gt;www.astro.umd.edu/~c</text:span><text:span text:style-name="OrgSrcWhitespaceLine">hongchong/&lt;/a&gt;"</text:span></text:p>
      <text:p text:style-name="OrgSrcBlock"><text:tab/><text:s/><text:s/>))</text:p>
      <text:p text:style-name="OrgSrcBlock">(<text:span text:style-name="OrgSrcFontLockKeywordFace">setq</text:span><text:s/>org-html-postamble<text:s/>'my-org-html-postamble)</text:p>
      <text:p text:style-name="OrgSrcBlock"/>
      <text:p text:style-name="OrgSrcBlock"><text:span text:style-name="OrgSrcFontLockCommentDelimiterFace">;;<text:s/></text:span><text:span text:style-name="OrgSrcFontLockCommentFace">(setq<text:s/>org-export-html-postamble-format<text:s/></text:span></text:p>
      <text:p text:style-name="OrgSrcBlock"><text:span text:style-name="OrgSrcFontLockCommentDelimiterFace">;;<text:s/></text:span><text:span text:style-name="OrgSrcFontLockCommentFace"><text:tab/><text:s/><text:s/><text:s/><text:s/><text:s/><text:s/>'(("en"<text:s/>"&lt;p<text:s/>class=\"author\"&gt;Author:<text:s/>%a<text:s/>(%e)&lt;/p&gt;&lt;p<text:s/>class=\"date\"&gt;</text:span><text:span text:style-name="OrgSrcWhitespaceLine">Last<text:s/>Updated<text:s/>%d.&lt;/p&gt;")))</text:span></text:p>
      <text:p text:style-name="OrgSrcBlock"/>
      <text:p text:style-name="OrgSrcBlock"><text:span text:style-name="OrgSrcFontLockCommentDelimiterFace">;;<text:s/></text:span><text:span text:style-name="OrgSrcFontLockCommentFace">(setq<text:s/>org-html-postamble-format</text:span></text:p>
      <text:p text:style-name="OrgSrcBlock"><text:span text:style-name="OrgSrcFontLockCommentDelimiterFace">;;<text:s/></text:span><text:span text:style-name="OrgSrcFontLockCommentFace">;;<text:s/>(setq<text:s/>org-export-html-postamble-format<text:s/></text:span></text:p>
      <text:p text:style-name="OrgSrcBlock"><text:span text:style-name="OrgSrcFontLockCommentDelimiterFace">;;<text:s/><text:s/><text:s/><text:s/><text:s/><text:s/><text:s/></text:span><text:span text:style-name="OrgSrcFontLockCommentFace">'(("en"<text:s/>"&lt;p<text:s/>class=\"author\"&gt;Author:<text:s/>%a<text:s/>(%e)&lt;/p&gt;</text:span></text:p>
      <text:p text:style-name="OrgSrcBlock"><text:span text:style-name="OrgSrcFontLockCommentDelimiterFace">;;<text:s/></text:span><text:span text:style-name="OrgSrcFontLockCommentFace">Last<text:s/>updated:<text:s/>&lt;p<text:s/>class=\"date\"&gt;Date:<text:s/>%d&lt;/p&gt;</text:span></text:p>
      <text:p text:style-name="OrgSrcBlock"><text:span text:style-name="OrgSrcFontLockCommentDelimiterFace">;;<text:s/></text:span><text:span text:style-name="OrgSrcFontLockCommentFace">&lt;p<text:s/>class=\"creator\"&gt;Generated<text:s/>by<text:s/>%c&lt;/p&gt;</text:span></text:p>
      <text:p text:style-name="OrgSrcBlock"><text:span text:style-name="OrgSrcFontLockCommentDelimiterFace">;;<text:s/></text:span><text:span text:style-name="OrgSrcFontLockCommentFace">&lt;p<text:s/>class=\"xhtml-validation\"&gt;%v&lt;/p&gt;</text:span></text:p>
      <text:p text:style-name="OrgSrcBlockLastLine"><text:span text:style-name="OrgSrcFontLockCommentDelimiterFace">;;<text:s/></text:span><text:span text:style-name="OrgSrcFontLockCommentFace">")))</text:span></text:p>
      <text:p text:style-name="Text_20_body">Remove validate
</text:p>
      <text:p text:style-name="OrgSrcBlockLastLine">(<text:span text:style-name="OrgSrcFontLockKeywordFace">setq</text:span><text:s/>org-html-validation-link<text:s/>nil)</text:p>
      <text:p text:style-name="Text_20_body">Set postamble
</text:p>
      <text:p text:style-name="OrgSrcBlock"><text:s/><text:s/>(<text:span text:style-name="OrgSrcFontLockKeywordFace">defun</text:span><text:s/><text:span text:style-name="OrgSrcFontLockFunctionNameFace">my-website-html-postamble</text:span><text:s/>(options)</text:p>
      <text:p text:style-name="OrgSrcBlock"><text:tab/>(concat<text:s/><text:span text:style-name="OrgSrcFontLockStringFace">"&lt;hr&gt;"</text:span></text:p>
      <text:p text:style-name="OrgSrcBlock"><text:tab/><text:tab/><text:tab/>(<text:span text:style-name="OrgSrcFontLockKeywordFace">if</text:span><text:s/>(<text:span text:style-name="OrgSrcFontLockKeywordFace">and</text:span><text:s/>(plist-get<text:s/>options<text:s/>'<text:span text:style-name="OrgSrcFontLockBuiltinFace">:keywords</text:span>)<text:s/>(not<text:s/>(string=<text:s/>(p<text:span text:style-name="OrgSrcWhitespaceLine">list-get<text:s/>options<text:s/>'</text:span><text:span text:style-name="OrgSrcWhitespaceLine">:keywords</text:span><text:span text:style-name="OrgSrcWhitespaceLine">)<text:s/></text:span><text:span text:style-name="OrgSrcWhitespaceLine">""</text:span><text:span text:style-name="OrgSrcWhitespaceLine">)))</text:span></text:p>
      <text:p text:style-name="OrgSrcBlock"><text:tab/><text:tab/><text:tab/><text:tab/>(format<text:s/><text:span text:style-name="OrgSrcFontLockStringFace">"&lt;p&gt;Keywords:<text:s/>%s&lt;/p&gt;"</text:span><text:s/>(plist-get<text:s/>options<text:span text:style-name="OrgSrcWhitespaceLine"><text:s/>'</text:span><text:span text:style-name="OrgSrcWhitespaceLine">:keywords</text:span><text:span text:style-name="OrgSrcWhitespaceLine">))</text:span></text:p>
      <text:p text:style-name="OrgSrcBlock"><text:tab/><text:tab/><text:tab/><text:tab/><text:span text:style-name="OrgSrcFontLockStringFace">""</text:span>)</text:p>
      <text:p text:style-name="OrgSrcBlock"><text:tab/><text:tab/><text:tab/>(format<text:s/><text:span text:style-name="OrgSrcFontLockStringFace">"&lt;p<text:s/>class=\"date\"&gt;Modified:<text:s/>%s&lt;/p&gt;"</text:span><text:s/>(format-tim<text:span text:style-name="OrgSrcWhitespaceLine">e-string<text:s/></text:span><text:span text:style-name="OrgSrcWhitespaceLine">"%Y-%m-%d<text:s/>%H:%M:%S"</text:span><text:span text:style-name="OrgSrcWhitespaceLine">))</text:span></text:p>
      <text:p text:style-name="OrgSrcBlock"><text:tab/><text:tab/><text:tab/>(format<text:s/><text:span text:style-name="OrgSrcFontLockStringFace">"&lt;p&gt;Copyright<text:s/>(c)<text:s/>%s<text:s/>%s&lt;/p&gt;"</text:span></text:p>
      <text:p text:style-name="OrgSrcBlock"><text:tab/><text:tab/><text:tab/><text:tab/><text:tab/>(car<text:s/>(split-string<text:s/>(car<text:s/>(plist-get<text:s/>optio<text:span text:style-name="OrgSrcWhitespaceLine">ns<text:s/>'</text:span><text:span text:style-name="OrgSrcWhitespaceLine">:date</text:span><text:span text:style-name="OrgSrcWhitespaceLine">))<text:s/></text:span><text:span text:style-name="OrgSrcWhitespaceLine">"-"</text:span><text:span text:style-name="OrgSrcWhitespaceLine">))<text:s/></text:span><text:span text:style-name="OrgSrcWhitespaceLine">;;<text:s/></text:span><text:span text:style-name="OrgSrcWhitespaceLine">TODO:<text:s/>get<text:s/>from<text:s/>custom<text:s/>document<text:s/>option</text:span></text:p>
      <text:p text:style-name="OrgSrcBlock"><text:tab/><text:tab/><text:tab/><text:tab/><text:tab/>(car<text:s/>(plist-get<text:s/>options<text:s/>'<text:span text:style-name="OrgSrcFontLockBuiltinFace">:author</text:span>)))</text:p>
      <text:p text:style-name="OrgSrcBlockLastLine"><text:tab/><text:tab/><text:tab/>(format<text:s/><text:span text:style-name="OrgSrcFontLockStringFace">"&lt;p&gt;%s&lt;/p&gt;"</text:span><text:s/>(plist-get<text:s/>options<text:s/>'<text:span text:style-name="OrgSrcFontLockBuiltinFace">:creator</text:span>))))</text:p>
      <text:h text:style-name="Heading_20_2" text:outline-level="2" text:is-list-header="false">
<text:bookmark-start text:name="OrgXref.org124ac1f"/>
<text:bookmark text:name="org124ac1f"/>Publishing
<text:bookmark-end text:name="OrgXref.org124ac1f"/></text:h>
      <text:p text:style-name="Text_20_body">Ref:
</text:p>
      <text:list text:style-name="OrgBulletedList" text:continue-numbering="false">
        <text:list-item>
          <text:p text:style-name="Text_20_body">Basic: <text:a xlink:type="simple" xlink:href="https://orgmode.org/worg/org-tutorials/org-publish-html-tutorial.html">Publishing Org-mode files to HTML</text:a>
</text:p>
        </text:list-item>
        <text:list-item>
          <text:p text:style-name="Text_20_body"><text:a xlink:type="simple" xlink:href="https://huadeyu.tech/tools/emacs-setup-notes.html#org1f969c4">极简Emacs开发环境配置</text:a>: org-publish
</text:p>
        </text:list-item>
      </text:list>
      <text:h text:style-name="Heading_20_3" text:outline-level="3" text:is-list-header="false">
<text:bookmark-start text:name="OrgXref.orgbdda43f"/>
<text:bookmark text:name="orgbdda43f"/>From publish.el
<text:bookmark-end text:name="OrgXref.orgbdda43f"/></text:h>
      <text:p text:style-name="Text_20_body">Config
</text:p>
      <text:p text:style-name="OrgSrcBlock">(<text:span text:style-name="OrgSrcFontLockKeywordFace">require</text:span><text:s/>'<text:span text:style-name="OrgSrcFontLockConstantFace">ox-publish</text:span>)</text:p>
      <text:p text:style-name="OrgSrcBlock"/>
      <text:p text:style-name="OrgSrcBlock">(global-hl-line-mode<text:s/>1)</text:p>
      <text:p text:style-name="OrgSrcBlock">(<text:span text:style-name="OrgSrcFontLockKeywordFace">setq</text:span><text:s/>org-src-fontify-natively<text:s/>t)<text:s/><text:s/></text:p>
      <text:p text:style-name="OrgSrcBlock">(add-to-list<text:s/>'load-path<text:s/><text:span text:style-name="OrgSrcFontLockStringFace">"/Users/chongchonghe/dotfiles/emacs/packages/emacs-htmli</text:span><text:span text:style-name="OrgSrcWhitespaceLine">ze"</text:span><text:span text:style-name="OrgSrcWhitespaceLine">)</text:span></text:p>
      <text:p text:style-name="OrgSrcBlock">(<text:span text:style-name="OrgSrcFontLockKeywordFace">require</text:span><text:s/>'<text:span text:style-name="OrgSrcFontLockConstantFace">htmlize</text:span>)</text:p>
      <text:p text:style-name="OrgSrcBlock"/>
      <text:p text:style-name="OrgSrcBlock"><text:span text:style-name="OrgSrcFontLockCommentDelimiterFace">;;<text:s/></text:span><text:span text:style-name="OrgSrcFontLockCommentFace">(setq<text:s/>org-html-postamble<text:s/>nil)</text:span></text:p>
      <text:p text:style-name="OrgSrcBlock">(<text:span text:style-name="OrgSrcFontLockKeywordFace">setq</text:span><text:s/>org-html-postamble</text:p>
      <text:p text:style-name="OrgSrcBlock"><text:s/><text:s/><text:s/><text:s/><text:s/><text:s/>(concat<text:s/><text:span text:style-name="OrgSrcFontLockStringFace">"&lt;p&gt;Author:<text:s/>%a&lt;/p&gt;"</text:span></text:p>
      <text:p text:style-name="OrgSrcBlock"><text:s/><text:s/><text:s/><text:s/><text:s/><text:s/><text:s/><text:s/><text:s/><text:s/><text:s/><text:s/><text:s/><text:s/><text:span text:style-name="OrgSrcFontLockStringFace">"&lt;p&gt;%d&lt;/p&gt;"</text:span></text:p>
      <text:p text:style-name="OrgSrcBlock"><text:s/><text:s/><text:s/><text:s/><text:s/><text:s/><text:s/><text:s/><text:s/><text:s/><text:s/><text:s/><text:s/><text:s/><text:span text:style-name="OrgSrcFontLockStringFace">"&lt;p&gt;&lt;a<text:s/>href='</text:span><text:span text:style-name="OrgSrcFontLockConstantFace">https://www.astro.umd.edu/~chongchong/</text:span><text:span text:style-name="OrgSrcFontLockStringFace">'&gt;"</text:span></text:p>
      <text:p text:style-name="OrgSrcBlock"><text:s/><text:s/><text:s/><text:s/><text:s/><text:s/><text:s/><text:s/><text:s/><text:s/><text:s/><text:s/><text:s/><text:s/><text:span text:style-name="OrgSrcFontLockStringFace">"www.astro.umd.edu/~chongchong/&lt;/a&gt;&lt;/p&gt;"</text:span>))</text:p>
      <text:p text:style-name="OrgSrcBlock"/>
      <text:p text:style-name="OrgSrcBlock"><text:span text:style-name="OrgSrcFontLockCommentDelimiterFace">;;<text:s/></text:span><text:span text:style-name="OrgSrcFontLockCommentFace">sitemap<text:s/>function</text:span></text:p>
      <text:p text:style-name="OrgSrcBlock">(<text:span text:style-name="OrgSrcFontLockKeywordFace">defun</text:span><text:s/><text:span text:style-name="OrgSrcFontLockFunctionNameFace">@-org-publish-org-sitemap</text:span><text:s/>(title<text:s/>list)</text:p>
      <text:p text:style-name="OrgSrcBlock"><text:s/><text:s/><text:span text:style-name="OrgSrcFontLockDocFace">"Sitemap<text:s/>generation<text:s/>function."</text:span></text:p>
      <text:p text:style-name="OrgSrcBlock"><text:s/><text:s/>(concat<text:s/>(format<text:s/><text:span text:style-name="OrgSrcFontLockStringFace">"#+TITLE:<text:s/>%s\n"</text:span><text:s/>title)</text:p>
      <text:p text:style-name="OrgSrcBlock"><text:s/><text:s/><text:s/><text:s/><text:s/><text:s/><text:s/><text:s/><text:s/><text:s/><text:span text:style-name="OrgSrcFontLockCommentDelimiterFace">;;<text:s/></text:span><text:span text:style-name="OrgSrcFontLockCommentFace">"\n#+SETUPFILE:<text:s/>../style/default.setup\n"</text:span></text:p>
      <text:p text:style-name="OrgSrcBlock"><text:tab/><text:s/><text:s/><text:s/><text:s/><text:s/><text:s/><text:s/><text:s/><text:span text:style-name="OrgSrcFontLockStringFace">"\n#+SETUPFILE:<text:s/>~/dotfiles/org-styles/simple_inline.theme\n"</text:span></text:p>
      <text:p text:style-name="OrgSrcBlock"><text:s/><text:s/><text:s/><text:s/><text:s/><text:s/><text:s/><text:s/><text:s/><text:s/><text:span text:style-name="OrgSrcFontLockStringFace">"#+OPTIONS:<text:s/>toc:nil\n"</text:span></text:p>
      <text:p text:style-name="OrgSrcBlock"><text:s/><text:s/><text:s/><text:s/><text:s/><text:s/><text:s/><text:s/><text:s/><text:s/>(org-list-to-subtree<text:s/>list)</text:p>
      <text:p text:style-name="OrgSrcBlock"><text:s/><text:s/><text:s/><text:s/><text:s/><text:s/><text:s/><text:s/><text:s/><text:s/><text:span text:style-name="OrgSrcFontLockStringFace">"\n"</text:span></text:p>
      <text:p text:style-name="OrgSrcBlock"><text:s/><text:s/><text:s/><text:s/><text:s/><text:s/><text:s/><text:s/><text:s/><text:s/>))</text:p>
      <text:p text:style-name="OrgSrcBlock"/>
      <text:p text:style-name="OrgSrcBlock">(<text:span text:style-name="OrgSrcFontLockKeywordFace">setq</text:span><text:s/>org-publish-project-alist</text:p>
      <text:p text:style-name="OrgSrcBlock"><text:s/><text:s/><text:s/><text:s/><text:s/><text:s/>'((<text:span text:style-name="OrgSrcFontLockStringFace">"body"</text:span></text:p>
      <text:p text:style-name="OrgSrcBlock"><text:s/><text:s/><text:s/><text:s/><text:s/><text:s/><text:s/><text:s/><text:s/><text:span text:style-name="OrgSrcFontLockCommentDelimiterFace">;;<text:s/></text:span><text:span text:style-name="OrgSrcFontLockCommentFace">generic</text:span></text:p>
      <text:p text:style-name="OrgSrcBlock"><text:s/><text:s/><text:s/><text:s/><text:s/><text:s/><text:s/><text:s/><text:s/><text:span text:style-name="OrgSrcFontLockBuiltinFace">:base-directory</text:span><text:s/><text:span text:style-name="OrgSrcFontLockStringFace">"."</text:span></text:p>
      <text:p text:style-name="OrgSrcBlock"><text:s/><text:s/><text:s/><text:s/><text:s/><text:s/><text:s/><text:s/><text:s/><text:span text:style-name="OrgSrcFontLockBuiltinFace">:base-extension</text:span><text:s/><text:span text:style-name="OrgSrcFontLockStringFace">"org"</text:span></text:p>
      <text:p text:style-name="OrgSrcBlock"><text:s/><text:s/><text:s/><text:s/><text:s/><text:s/><text:s/><text:s/><text:s/><text:span text:style-name="OrgSrcFontLockBuiltinFace">:publishing-directory</text:span><text:s/><text:span text:style-name="OrgSrcFontLockStringFace">"../public"</text:span></text:p>
      <text:p text:style-name="OrgSrcBlock"><text:s/><text:s/><text:s/><text:s/><text:s/><text:s/><text:s/><text:s/><text:s/><text:span text:style-name="OrgSrcFontLockBuiltinFace">:recursive</text:span><text:s/>t</text:p>
      <text:p text:style-name="OrgSrcBlock"><text:s/><text:s/><text:s/><text:s/><text:s/><text:s/><text:s/><text:s/><text:s/><text:span text:style-name="OrgSrcFontLockBuiltinFace">:language</text:span><text:s/>en</text:p>
      <text:p text:style-name="OrgSrcBlock"><text:s/><text:s/><text:s/><text:s/><text:s/><text:s/><text:s/><text:s/><text:s/><text:span text:style-name="OrgSrcFontLockCommentDelimiterFace">;;<text:s/></text:span><text:span text:style-name="OrgSrcFontLockCommentFace">html</text:span></text:p>
      <text:p text:style-name="OrgSrcBlock"><text:s/><text:s/><text:s/><text:s/><text:s/><text:s/><text:s/><text:s/><text:s/><text:span text:style-name="OrgSrcFontLockBuiltinFace">:publishing-function</text:span><text:s/>org-html-publish-to-html</text:p>
      <text:p text:style-name="OrgSrcBlock"><text:s/><text:s/><text:s/><text:s/><text:s/><text:s/><text:s/><text:s/><text:s/><text:span text:style-name="OrgSrcFontLockCommentDelimiterFace">;;<text:s/></text:span><text:span text:style-name="OrgSrcFontLockCommentFace">sitemap</text:span></text:p>
      <text:p text:style-name="OrgSrcBlock"><text:s/><text:s/><text:s/><text:s/><text:s/><text:s/><text:s/><text:s/><text:s/><text:span text:style-name="OrgSrcFontLockBuiltinFace">:auto-sitemap</text:span><text:s/>t</text:p>
      <text:p text:style-name="OrgSrcBlock"><text:s/><text:s/><text:s/><text:s/><text:s/><text:s/><text:s/><text:s/><text:s/><text:span text:style-name="OrgSrcFontLockBuiltinFace">:sitemap-filename</text:span><text:s/><text:span text:style-name="OrgSrcFontLockStringFace">"index.org"</text:span></text:p>
      <text:p text:style-name="OrgSrcBlock"><text:s/><text:s/><text:s/><text:s/><text:s/><text:s/><text:s/><text:s/><text:s/><text:span text:style-name="OrgSrcFontLockBuiltinFace">:sitemap-title</text:span><text:s/><text:span text:style-name="OrgSrcFontLockStringFace">"Index"</text:span></text:p>
      <text:p text:style-name="OrgSrcBlock"><text:s/><text:s/><text:s/><text:s/><text:s/><text:s/><text:s/><text:s/><text:s/><text:span text:style-name="OrgSrcFontLockCommentDelimiterFace">;;<text:s/></text:span><text:span text:style-name="OrgSrcFontLockCommentFace">:sitemap-sort-files<text:s/>anti-chronologically</text:span></text:p>
      <text:p text:style-name="OrgSrcBlock"><text:s/><text:s/><text:s/><text:s/><text:s/><text:s/><text:s/><text:s/><text:s/><text:span text:style-name="OrgSrcFontLockCommentDelimiterFace">;;<text:s/></text:span><text:span text:style-name="OrgSrcFontLockCommentFace">:sitemap-file-entry-format<text:s/>"%d<text:s/>-<text:s/>%t"</text:span></text:p>
      <text:p text:style-name="OrgSrcBlock"><text:s/><text:s/><text:s/><text:s/><text:s/><text:s/><text:s/><text:s/><text:s/><text:span text:style-name="OrgSrcFontLockCommentDelimiterFace">;;<text:s/></text:span><text:span text:style-name="OrgSrcFontLockCommentFace">:sitemap-function<text:s/>my-website-sitemap-function</text:span></text:p>
      <text:p text:style-name="OrgSrcBlock"><text:s/><text:s/><text:s/><text:s/><text:s/><text:s/><text:s/><text:s/><text:s/><text:span text:style-name="OrgSrcFontLockCommentDelimiterFace">;;<text:s/></text:span><text:span text:style-name="OrgSrcFontLockCommentFace">:sitemap-function<text:s/>org-publish-org-sitemap</text:span></text:p>
      <text:p text:style-name="OrgSrcBlock"><text:s/><text:s/><text:s/><text:s/><text:s/><text:s/><text:s/><text:s/><text:s/><text:span text:style-name="OrgSrcFontLockBuiltinFace">:sitemap-function</text:span><text:s/>@-org-publish-org-sitemap</text:p>
      <text:p text:style-name="OrgSrcBlock"><text:s/><text:s/><text:s/><text:s/><text:s/><text:s/><text:s/><text:s/><text:s/><text:span text:style-name="OrgSrcFontLockCommentDelimiterFace">;;<text:s/></text:span><text:span text:style-name="OrgSrcFontLockCommentFace">:html-home/up-format<text:s/>"&lt;div&gt;<text:s/>&lt;a<text:s/>accesskey='</text:span><text:span text:style-name="OrgSrcFontLockConstantFace">h</text:span><text:span text:style-name="OrgSrcFontLockCommentFace">'<text:s/>href='</text:span><text:span text:style-name="OrgSrcFontLockConstantFace">index.html</text:span><text:span text:style-name="OrgSrcFontLockCommentFace">'&gt;<text:s/>UP<text:s/>&lt;</text:span><text:span text:style-name="OrgSrcWhitespaceLine">/a&gt;<text:s/>|<text:s/>&lt;a<text:s/>accesskey='</text:span><text:span text:style-name="OrgSrcWhitespaceLine">H</text:span><text:span text:style-name="OrgSrcWhitespaceLine">'<text:s/>href='</text:span><text:span text:style-name="OrgSrcWhitespaceLine">index.html</text:span><text:span text:style-name="OrgSrcWhitespaceLine">'&gt;<text:s/>HOME<text:s/>&lt;/a&gt;<text:s/>&lt;/div&gt;"</text:span></text:p>
      <text:p text:style-name="OrgSrcBlock"><text:s/><text:s/><text:s/><text:s/><text:s/><text:s/><text:s/><text:s/><text:s/>)</text:p>
      <text:p text:style-name="OrgSrcBlock"><text:s/><text:s/><text:s/><text:s/><text:s/><text:s/><text:s/><text:s/>(<text:span text:style-name="OrgSrcFontLockStringFace">"css"</text:span></text:p>
      <text:p text:style-name="OrgSrcBlock"><text:s/><text:s/><text:s/><text:s/><text:s/><text:s/><text:s/><text:s/><text:s/><text:span text:style-name="OrgSrcFontLockBuiltinFace">:base-directory</text:span><text:s/><text:span text:style-name="OrgSrcFontLockStringFace">"../style/"</text:span></text:p>
      <text:p text:style-name="OrgSrcBlock"><text:s/><text:s/><text:s/><text:s/><text:s/><text:s/><text:s/><text:s/><text:s/><text:span text:style-name="OrgSrcFontLockBuiltinFace">:base-extension</text:span><text:s/><text:span text:style-name="OrgSrcFontLockStringFace">"css</text:span><text:span text:style-name="OrgSrcFontLockRegexpGroupingBackslash">\\</text:span><text:span text:style-name="OrgSrcFontLockRegexpGroupingConstruct">|</text:span><text:span text:style-name="OrgSrcFontLockStringFace">js"</text:span></text:p>
      <text:p text:style-name="OrgSrcBlock"><text:s/><text:s/><text:s/><text:s/><text:s/><text:s/><text:s/><text:s/><text:s/><text:span text:style-name="OrgSrcFontLockBuiltinFace">:publishing-directory</text:span><text:s/><text:span text:style-name="OrgSrcFontLockStringFace">"../public/css"</text:span></text:p>
      <text:p text:style-name="OrgSrcBlock"><text:s/><text:s/><text:s/><text:s/><text:s/><text:s/><text:s/><text:s/><text:s/><text:span text:style-name="OrgSrcFontLockBuiltinFace">:publishing-function</text:span><text:s/>org-publish-attachment</text:p>
      <text:p text:style-name="OrgSrcBlock"><text:s/><text:s/><text:s/><text:s/><text:s/><text:s/><text:s/><text:s/><text:s/><text:span text:style-name="OrgSrcFontLockBuiltinFace">:recursive</text:span><text:s/>t)</text:p>
      <text:p text:style-name="OrgSrcBlock"><text:s/><text:s/><text:s/><text:s/><text:s/><text:s/><text:s/><text:s/>(<text:span text:style-name="OrgSrcFontLockStringFace">"attach"</text:span></text:p>
      <text:p text:style-name="OrgSrcBlock"><text:s/><text:s/><text:s/><text:s/><text:s/><text:s/><text:s/><text:s/><text:s/><text:span text:style-name="OrgSrcFontLockBuiltinFace">:base-directory</text:span><text:s/><text:span text:style-name="OrgSrcFontLockStringFace">"../attach/"</text:span></text:p>
      <text:p text:style-name="OrgSrcBlock"><text:s/><text:s/><text:s/><text:s/><text:s/><text:s/><text:s/><text:s/><text:s/><text:span text:style-name="OrgSrcFontLockCommentDelimiterFace">;;<text:s/></text:span><text:span text:style-name="OrgSrcFontLockCommentFace">:base-extension<text:s/>"png\\|jpg\\|ico"</text:span></text:p>
      <text:p text:style-name="OrgSrcBlock"><text:s/><text:s/><text:s/><text:s/><text:s/><text:s/><text:s/><text:s/><text:s/><text:span text:style-name="OrgSrcFontLockBuiltinFace">:base-extension</text:span><text:s/><text:span text:style-name="OrgSrcFontLockStringFace">"png</text:span><text:span text:style-name="OrgSrcFontLockRegexpGroupingBackslash">\\</text:span><text:span text:style-name="OrgSrcFontLockRegexpGroupingConstruct">|</text:span><text:span text:style-name="OrgSrcFontLockStringFace">jpg</text:span><text:span text:style-name="OrgSrcFontLockRegexpGroupingBackslash">\\</text:span><text:span text:style-name="OrgSrcFontLockRegexpGroupingConstruct">|</text:span><text:span text:style-name="OrgSrcFontLockStringFace">ico</text:span><text:span text:style-name="OrgSrcFontLockRegexpGroupingBackslash">\\</text:span><text:span text:style-name="OrgSrcFontLockRegexpGroupingConstruct">|</text:span><text:span text:style-name="OrgSrcFontLockStringFace">svg"</text:span></text:p>
      <text:p text:style-name="OrgSrcBlock"><text:s/><text:s/><text:s/><text:s/><text:s/><text:s/><text:s/><text:s/><text:s/><text:span text:style-name="OrgSrcFontLockBuiltinFace">:publishing-directory</text:span><text:s/><text:span text:style-name="OrgSrcFontLockStringFace">"../public/attach"</text:span></text:p>
      <text:p text:style-name="OrgSrcBlock"><text:s/><text:s/><text:s/><text:s/><text:s/><text:s/><text:s/><text:s/><text:s/><text:span text:style-name="OrgSrcFontLockBuiltinFace">:publishing-function</text:span><text:s/>org-publish-attachment</text:p>
      <text:p text:style-name="OrgSrcBlock"><text:s/><text:s/><text:s/><text:s/><text:s/><text:s/><text:s/><text:s/><text:s/><text:span text:style-name="OrgSrcFontLockBuiltinFace">:recursive</text:span><text:s/>t)</text:p>
      <text:p text:style-name="OrgSrcBlockLastLine"><text:s/><text:s/><text:s/><text:s/><text:s/><text:s/><text:s/><text:s/>(<text:span text:style-name="OrgSrcFontLockStringFace">"all"</text:span><text:s/><text:span text:style-name="OrgSrcFontLockBuiltinFace">:components</text:span><text:s/>(<text:span text:style-name="OrgSrcFontLockStringFace">"body"</text:span><text:s/><text:span text:style-name="OrgSrcFontLockStringFace">"css"</text:span><text:s/><text:span text:style-name="OrgSrcFontLockStringFace">"attach"</text:span>))))</text:p>
      <text:p text:style-name="OrgSrcBlock"><text:s/><text:s/>(<text:span text:style-name="OrgSrcFontLockKeywordFace">setq</text:span><text:s/>org-publish-project-alist</text:p>
      <text:p text:style-name="OrgSrcBlock"><text:s/><text:s/><text:s/><text:s/><text:s/><text:s/><text:s/><text:s/>'((<text:span text:style-name="OrgSrcFontLockStringFace">"org"</text:span></text:p>
      <text:p text:style-name="OrgSrcBlock"><text:s/><text:s/><text:s/><text:s/><text:s/><text:s/><text:s/><text:s/><text:s/><text:s/><text:s/><text:span text:style-name="OrgSrcFontLockBuiltinFace">:base-directory</text:span><text:s/><text:span text:style-name="OrgSrcFontLockStringFace">"~/Documents/org/"</text:span></text:p>
      <text:p text:style-name="OrgSrcBlock"><text:s/><text:s/><text:s/><text:s/><text:s/><text:s/><text:s/><text:s/><text:s/><text:s/><text:s/><text:span text:style-name="OrgSrcFontLockBuiltinFace">:publishing-directory</text:span><text:s/><text:span text:style-name="OrgSrcFontLockStringFace">"~/Documents/publish/"</text:span></text:p>
      <text:p text:style-name="OrgSrcBlock"><text:s/><text:s/><text:s/><text:s/><text:s/><text:s/><text:s/><text:s/><text:s/><text:s/><text:s/><text:span text:style-name="OrgSrcFontLockBuiltinFace">:section-numbers</text:span><text:s/>nil</text:p>
      <text:p text:style-name="OrgSrcBlock"><text:s/><text:s/><text:s/><text:s/><text:s/><text:s/><text:s/><text:s/><text:s/><text:s/><text:s/><text:span text:style-name="OrgSrcFontLockBuiltinFace">:table-of-contents</text:span><text:s/>nil</text:p>
      <text:p text:style-name="OrgSrcBlock"><text:s/><text:s/><text:s/><text:s/><text:s/><text:s/><text:s/><text:s/><text:s/><text:s/><text:s/><text:span text:style-name="OrgSrcFontLockBuiltinFace">:publishing-function</text:span><text:s/>org-html-publish-to-html</text:p>
      <text:p text:style-name="OrgSrcBlock"><text:s/><text:s/><text:s/><text:s/><text:s/><text:s/><text:s/><text:s/><text:s/><text:s/><text:s/><text:span text:style-name="OrgSrcFontLockCommentDelimiterFace">;;<text:s/></text:span><text:span text:style-name="OrgSrcFontLockCommentFace">:publishing-function<text:s/>'org-publish-org-to-html</text:span></text:p>
      <text:p text:style-name="OrgSrcBlock"><text:s/><text:s/><text:s/><text:s/><text:s/><text:s/><text:s/><text:s/><text:s/><text:s/><text:s/><text:span text:style-name="OrgSrcFontLockBuiltinFace">:style</text:span><text:s/><text:span text:style-name="OrgSrcFontLockStringFace">"&lt;link<text:s/>rel=\"stylesheet\"</text:span></text:p>
      <text:p text:style-name="OrgSrcBlock"><text:span text:style-name="OrgSrcFontLockStringFace"><text:s/><text:s/><text:s/><text:s/><text:s/><text:s/><text:s/><text:s/><text:s/><text:s/><text:s/><text:s/><text:s/><text:s/><text:s/><text:s/><text:s/><text:s/>href=\"../style/style.css\"</text:span></text:p>
      <text:p text:style-name="OrgSrcBlockLastLine"><text:span text:style-name="OrgSrcFontLockStringFace"><text:s/><text:s/><text:s/><text:s/><text:s/><text:s/><text:s/><text:s/><text:s/><text:s/><text:s/><text:s/><text:s/><text:s/><text:s/><text:s/><text:s/><text:s/>type=\"text/css\"/&gt;"</text:span>)))</text:p>
      <text:p text:style-name="Text_20_body">sitemap:
</text:p>
      <text:p text:style-name="OrgSrcBlock">(<text:span text:style-name="OrgSrcFontLockKeywordFace">defun</text:span><text:s/><text:span text:style-name="OrgSrcFontLockFunctionNameFace">my-website-sitemap-function</text:span><text:s/>(project<text:s/><text:span text:style-name="OrgSrcFontLockTypeFace">&amp;optional</text:span><text:s/>sitemap-filename)</text:p>
      <text:p text:style-name="OrgSrcBlock"><text:s/><text:s/><text:span text:style-name="OrgSrcFontLockDocFace">"Custom<text:s/>sitemap<text:s/>generator<text:s/>that<text:s/>inserts<text:s/>additional<text:s/>options."</text:span></text:p>
      <text:p text:style-name="OrgSrcBlock"><text:s/><text:s/>(<text:span text:style-name="OrgSrcFontLockKeywordFace">let</text:span><text:s/>((buffer<text:s/>(org-publish-org-sitemap<text:s/>project<text:s/>sitemap-filename)))</text:p>
      <text:p text:style-name="OrgSrcBlock"><text:s/><text:s/><text:s/><text:s/>(<text:span text:style-name="OrgSrcFontLockKeywordFace">with-current-buffer</text:span><text:s/>buffer</text:p>
      <text:p text:style-name="OrgSrcBlock"><text:s/><text:s/><text:s/><text:s/><text:s/><text:s/>(insert<text:s/><text:span text:style-name="OrgSrcFontLockStringFace">"\n#+SETUPFILE:<text:s/>../style/default.setup"</text:span>)</text:p>
      <text:p text:style-name="OrgSrcBlockLastLine"><text:s/><text:s/><text:s/><text:s/><text:s/><text:s/>(save-buffer))))</text:p>
      <text:h text:style-name="Heading_20_3" text:outline-level="3" text:is-list-header="false">
<text:bookmark-start text:name="OrgXref.orgc26498b"/>
<text:bookmark text:name="orgc26498b"/>Other
<text:bookmark-end text:name="OrgXref.orgc26498b"/></text:h>
      <text:p text:style-name="Text_20_body">org-plus-contrib:
</text:p>
      <text:p text:style-name="OrgSrcBlock">(<text:span text:style-name="OrgSrcFontLockKeywordFace">require</text:span><text:s/>'<text:span text:style-name="OrgSrcFontLockConstantFace">ox-extra</text:span>)</text:p>
      <text:p text:style-name="OrgSrcBlock">(ox-extras-activate<text:s/>'(ignore-headlines))</text:p>
      <text:p text:style-name="OrgSrcBlock"><text:span text:style-name="OrgSrcFontLockCommentDelimiterFace">;;<text:s/></text:span><text:span text:style-name="OrgSrcFontLockCommentFace">(use-package<text:s/>ox-extra<text:s/></text:span></text:p>
      <text:p text:style-name="OrgSrcBlock"><text:span text:style-name="OrgSrcFontLockCommentDelimiterFace">;;<text:s/><text:s/><text:s/></text:span><text:span text:style-name="OrgSrcFontLockCommentFace">:config</text:span></text:p>
      <text:p text:style-name="OrgSrcBlock"><text:span text:style-name="OrgSrcFontLockCommentDelimiterFace">;;<text:s/><text:s/><text:s/></text:span><text:span text:style-name="OrgSrcFontLockCommentFace">(ox-extras-activate<text:s/>'(ignore-headlines))</text:span></text:p>
      <text:p text:style-name="OrgSrcBlockLastLine"><text:span text:style-name="OrgSrcFontLockCommentDelimiterFace">;;<text:s/><text:s/><text:s/></text:span><text:span text:style-name="OrgSrcFontLockCommentFace">)</text:span></text:p>
      <text:h text:style-name="Heading_20_2" text:outline-level="2" text:is-list-header="false">
<text:bookmark-start text:name="OrgXref.org346b61d"/>
<text:bookmark text:name="org346b61d"/>org-ref
<text:bookmark-end text:name="OrgXref.org346b61d"/></text:h>
      <text:p text:style-name="Text_20_body">I haven't make it work yet. For now, use cite:citekey to cite a paper, altough it won't reder properly in HTML output.
</text:p>
      <text:p text:style-name="Text_20_body">Ref:
</text:p>
      <text:list text:style-name="OrgBulletedList" text:continue-numbering="false">
        <text:list-item>
          <text:p text:style-name="Text_20_body"><text:a xlink:type="simple" xlink:href="https://github.com/jkitchin/org-ref">https://github.com/jkitchin/org-ref</text:a>
</text:p>
        </text:list-item>
        <text:list-item>
          <text:p text:style-name="Text_20_body">Manual: <text:a xlink:type="simple" xlink:href="https://github.com/jkitchin/org-ref/blob/master/org-ref.org">https://github.com/jkitchin/org-ref/blob/master/org-ref.org</text:a>
</text:p>
        </text:list-item>
        <text:list-item>
          <text:p text:style-name="Text_20_body">Quick guide: <text:a xlink:type="simple" xlink:href="https://www.reddit.com/r/orgmode/comments/5shz5o/orgref_introduction/">https://www.reddit.com/r/orgmode/comments/5shz5o/orgref_introduction/</text:a>
</text:p>
        </text:list-item>
        <text:list-item>
          <text:p text:style-name="Text_20_body">Author guide: <text:a xlink:type="simple" xlink:href="https://kitchingroup.cheme.cmu.edu/blog/2014/05/13/Using-org-ref-for-citations-and-references/">https://kitchingroup.cheme.cmu.edu/blog/2014/05/13/Using-org-ref-for-citations-and-references/</text:a>
</text:p>
        </text:list-item>
      </text:list>
      <text:p text:style-name="OrgSrcBlock">(<text:span text:style-name="OrgSrcFontLockKeywordFace">setq</text:span></text:p>
      <text:p text:style-name="OrgSrcBlock"><text:s/>org-ref-bibliography-notes<text:s/><text:span text:style-name="OrgSrcFontLockStringFace">"~/Academics/org-ref-notes.org"</text:span></text:p>
      <text:p text:style-name="OrgSrcBlock"><text:s/>org-ref-default-bibliography<text:s/>'(<text:span text:style-name="OrgSrcFontLockStringFace">"~/folders-and-files/BIB_HE.bib"</text:span>)</text:p>
      <text:p text:style-name="OrgSrcBlock"><text:s/>org-ref-pdf-directory<text:s/><text:span text:style-name="OrgSrcFontLockStringFace">"~/Academics/Papers/"</text:span></text:p>
      <text:p text:style-name="OrgSrcBlock"><text:s/>)<text:s/></text:p>
      <text:p text:style-name="OrgSrcBlock">(<text:span text:style-name="OrgSrcFontLockKeywordFace">setq</text:span><text:s/>bibtex-completion-bibliography<text:s/>'(<text:span text:style-name="OrgSrcFontLockStringFace">"~/folders-and-files/BIB_HE.bib"</text:span></text:p>
      <text:p text:style-name="OrgSrcBlock"><text:tab/><text:tab/><text:tab/><text:tab/><text:s/><text:s/><text:s/><text:s/><text:s/><text:s/><text:s/><text:span text:style-name="OrgSrcFontLockStringFace">"~/folders-and-files/Books.bib"</text:span>)</text:p>
      <text:p text:style-name="OrgSrcBlock"><text:s/><text:s/><text:s/><text:s/><text:s/><text:s/>bibtex-completion-library-path<text:s/><text:span text:style-name="OrgSrcFontLockStringFace">"~/Academics/Papers/"</text:span></text:p>
      <text:p text:style-name="OrgSrcBlock"><text:s/><text:s/><text:s/><text:s/><text:s/><text:s/>bibtex-completion-notes-path<text:s/><text:span text:style-name="OrgSrcFontLockStringFace">"~/Dropbox/orgfiles/org-ref-notes.org"</text:span></text:p>
      <text:p text:style-name="OrgSrcBlock"><text:s/><text:s/><text:s/><text:s/><text:s/><text:s/>)</text:p>
      <text:p text:style-name="OrgSrcBlock"/>
      <text:p text:style-name="OrgSrcBlock"><text:span text:style-name="OrgSrcFontLockCommentDelimiterFace">;;<text:s/></text:span><text:span text:style-name="OrgSrcFontLockCommentFace">(use-package<text:s/>org-ref</text:span></text:p>
      <text:p text:style-name="OrgSrcBlock"><text:span text:style-name="OrgSrcFontLockCommentDelimiterFace">;;<text:s/><text:s/><text:s/></text:span><text:span text:style-name="OrgSrcFontLockCommentFace">:init</text:span></text:p>
      <text:p text:style-name="OrgSrcBlock"><text:span text:style-name="OrgSrcFontLockCommentDelimiterFace">;;<text:s/><text:s/><text:s/></text:span><text:span text:style-name="OrgSrcFontLockCommentFace">(setq<text:s/>bibtex-completion-bibliography<text:s/>'("~/folders-and-files/BIB_HE.bib"</text:span></text:p>
      <text:p text:style-name="OrgSrcBlock"><text:span text:style-name="OrgSrcFontLockCommentDelimiterFace">;;<text:s/></text:span><text:span text:style-name="OrgSrcFontLockCommentFace"><text:tab/><text:tab/><text:tab/><text:tab/><text:tab/><text:s/>"~/folders-and-files/Books.bib")</text:span></text:p>
      <text:p text:style-name="OrgSrcBlock"><text:span text:style-name="OrgSrcFontLockCommentDelimiterFace">;;<text:s/></text:span><text:span text:style-name="OrgSrcFontLockCommentFace"><text:tab/>bibtex-completion-library-path<text:s/>"~/Academics/Papers/"</text:span></text:p>
      <text:p text:style-name="OrgSrcBlock"><text:span text:style-name="OrgSrcFontLockCommentDelimiterFace">;;<text:s/></text:span><text:span text:style-name="OrgSrcFontLockCommentFace"><text:tab/>bibtex-completion-notes-path<text:s/>"~/Dropbox/orgfiles/org-ref-notes.org"</text:span></text:p>
      <text:p text:style-name="OrgSrcBlock"><text:span text:style-name="OrgSrcFontLockCommentDelimiterFace">;;<text:s/></text:span><text:span text:style-name="OrgSrcFontLockCommentFace"><text:tab/>)</text:span></text:p>
      <text:p text:style-name="OrgSrcBlock"><text:span text:style-name="OrgSrcFontLockCommentDelimiterFace">;;<text:s/><text:s/><text:s/></text:span><text:span text:style-name="OrgSrcFontLockCommentFace">)</text:span></text:p>
      <text:p text:style-name="OrgSrcBlock"/>
      <text:p text:style-name="OrgSrcBlockLastLine"><text:span text:style-name="OrgSrcFontLockCommentDelimiterFace">;;<text:s/></text:span><text:span text:style-name="OrgSrcFontLockCommentFace">(use-package<text:s/>citeproc)</text:span></text:p>
      <text:p text:style-name="OrgSrcBlock"><text:span text:style-name="OrgSrcFontLockCommentDelimiterFace">;;<text:s/></text:span><text:span text:style-name="OrgSrcFontLockCommentFace">Install<text:s/>org-contrib</text:span></text:p>
      <text:p text:style-name="OrgSrcBlock">(<text:span text:style-name="OrgSrcFontLockKeywordFace">use-package</text:span><text:s/><text:span text:style-name="OrgSrcFontLockConstantFace">org-contrib</text:span>)</text:p>
      <text:p text:style-name="OrgSrcBlock"/>
      <text:p text:style-name="OrgSrcBlock"><text:span text:style-name="OrgSrcFontLockCommentDelimiterFace">;;<text:s/></text:span><text:span text:style-name="OrgSrcFontLockCommentFace">Install<text:s/>org</text:span></text:p>
      <text:p text:style-name="OrgSrcBlock">(<text:span text:style-name="OrgSrcFontLockKeywordFace">use-package</text:span><text:s/><text:span text:style-name="OrgSrcFontLockConstantFace">org</text:span></text:p>
      <text:p text:style-name="OrgSrcBlock"><text:s/><text:s/><text:span text:style-name="OrgSrcFontLockBuiltinFace">:config</text:span></text:p>
      <text:p text:style-name="OrgSrcBlock"><text:s/><text:s/>(<text:span text:style-name="OrgSrcFontLockKeywordFace">setq</text:span><text:s/>org-latex-pdf-process<text:s/>'(<text:span text:style-name="OrgSrcFontLockStringFace">"latexmk<text:s/>-pdf<text:s/>-outdir=%o<text:s/>%f"</text:span>))</text:p>
      <text:p text:style-name="OrgSrcBlock"><text:s/><text:s/>(<text:span text:style-name="OrgSrcFontLockKeywordFace">setq</text:span><text:s/>org-export-with-smart-quotes<text:s/>t)</text:p>
      <text:p text:style-name="OrgSrcBlock"><text:s/><text:s/></text:p>
      <text:p text:style-name="OrgSrcBlock"><text:s/><text:s/><text:span text:style-name="OrgSrcFontLockCommentDelimiterFace">;;<text:s/></text:span><text:span text:style-name="OrgSrcFontLockCommentFace">export<text:s/>citations</text:span></text:p>
      <text:p text:style-name="OrgSrcBlock"><text:s/><text:s/>(<text:span text:style-name="OrgSrcFontLockKeywordFace">require</text:span><text:s/>'<text:span text:style-name="OrgSrcFontLockConstantFace">ox-bibtex</text:span>)</text:p>
      <text:p text:style-name="OrgSrcBlock"><text:s/><text:s/></text:p>
      <text:p text:style-name="OrgSrcBlock"><text:s/><text:s/><text:span text:style-name="OrgSrcFontLockCommentDelimiterFace">;;<text:s/></text:span><text:span text:style-name="OrgSrcFontLockCommentFace">manage<text:s/>citations</text:span></text:p>
      <text:p text:style-name="OrgSrcBlock"><text:s/><text:s/>(<text:span text:style-name="OrgSrcFontLockKeywordFace">require</text:span><text:s/>'<text:span text:style-name="OrgSrcFontLockConstantFace">org-bibtex-extras</text:span>)</text:p>
      <text:p text:style-name="OrgSrcBlock"><text:s/><text:s/></text:p>
      <text:p text:style-name="OrgSrcBlock"><text:s/><text:s/><text:span text:style-name="OrgSrcFontLockCommentDelimiterFace">;;<text:s/></text:span><text:span text:style-name="OrgSrcFontLockCommentFace">ignore<text:s/>headline<text:s/>but<text:s/>include<text:s/>content<text:s/>when<text:s/>exporting</text:span></text:p>
      <text:p text:style-name="OrgSrcBlock"><text:s/><text:s/>(<text:span text:style-name="OrgSrcFontLockKeywordFace">require</text:span><text:s/>'<text:span text:style-name="OrgSrcFontLockConstantFace">ox-extra</text:span>)</text:p>
      <text:p text:style-name="OrgSrcBlock"><text:s/><text:s/>(ox-extras-activate<text:s/>'(ignore-headlines))</text:p>
      <text:p text:style-name="OrgSrcBlock"><text:s/><text:s/></text:p>
      <text:p text:style-name="OrgSrcBlock"><text:s/><text:s/><text:span text:style-name="OrgSrcFontLockBuiltinFace">:custom</text:span><text:s/>(org-startup-indented<text:s/>t)</text:p>
      <text:p text:style-name="OrgSrcBlock"><text:s/><text:s/><text:span text:style-name="OrgSrcFontLockBuiltinFace">:bind</text:span><text:s/>(<text:span text:style-name="OrgSrcFontLockBuiltinFace">:map</text:span><text:s/>org-mode-map</text:p>
      <text:p text:style-name="OrgSrcBlockLastLine"><text:s/><text:s/><text:s/><text:s/><text:s/><text:s/><text:s/><text:s/><text:s/><text:s/><text:s/><text:s/><text:s/><text:s/>(<text:span text:style-name="OrgSrcFontLockStringFace">"&lt;f12&gt;"</text:span><text:s/>.<text:s/>org-bibtex-yank)))</text:p>
      <text:h text:style-name="Heading_20_2" text:outline-level="2" text:is-list-header="false">
<text:bookmark-start text:name="OrgXref.orgbc65921"/>
<text:bookmark text:name="orgbc65921"/>plain-org-wiki
<text:bookmark-end text:name="OrgXref.orgbc65921"/></text:h>
      <text:p text:style-name="Text_20_body">Usage:
</text:p>
      <text:list text:style-name="OrgBulletedList" text:continue-numbering="false">
        <text:list-item>
          <text:p text:style-name="Text_20_body"><text:span text:style-name="OrgCode">plain-org-wiki name</text:span> to open a wiki page from <text:span text:style-name="OrgCode">~/org/wiki/org</text:span> or create a new one.
</text:p>
        </text:list-item>
        <text:list-item>
          <text:p text:style-name="Text_20_body"><text:span text:style-name="OrgCode">plain-org-academic name</text:span> to open a academic page from <text:span text:style-name="OrgCode">~/org/astronomy/org</text:span>. 
</text:p>
        </text:list-item>
      </text:list>
      <text:p text:style-name="Text_20_body">Installation:
</text:p>
      <text:list text:style-name="OrgBulletedList" text:continue-numbering="false">
        <text:list-item>
          <text:p text:style-name="Text_20_body">Downloaded from github repo: <text:a xlink:type="simple" xlink:href="https://github.com/alraban/org-recoll">https://github.com/alraban/org-recoll</text:a>. Modified. DO NOT OVERWRITE.
</text:p>
        </text:list-item>
        <text:list-item>
          <text:p text:style-name="Text_20_body">Stackoverflow page: <text:a xlink:type="simple" xlink:href="https://stackoverflow.com/a/26675657/4635427">https://stackoverflow.com/a/26675657/4635427</text:a>
</text:p>
        </text:list-item>
      </text:list>
      <text:p text:style-name="Text_20_body">Modifications to the source code:
</text:p>
      <text:list text:style-name="OrgBulletedList" text:continue-numbering="false">
        <text:list-item>
          <text:p text:style-name="Text_20_body">Defined <text:span text:style-name="OrgCode">plain-org-academic</text:span> similar to <text:span text:style-name="OrgCode">plain-org-wiki</text:span>. It calls the following definitions:
</text:p>
          <text:list text:style-name="OrgBulletedList" text:continue-numbering="true">
            <text:list-item>
              <text:p text:style-name="Text_20_body"><text:span text:style-name="OrgCode">plain-org-academic-directory</text:span>
</text:p>
            </text:list-item>
            <text:list-item>
              <text:p text:style-name="Text_20_body"><text:span text:style-name="OrgCode">plain-org-academic-extra-dirs</text:span>
</text:p>
            </text:list-item>
            <text:list-item>
              <text:p text:style-name="Text_20_body"><text:span text:style-name="OrgCode">plain-org-academic-extra-files</text:span>
</text:p>
            </text:list-item>
            <text:list-item>
              <text:p text:style-name="Text_20_body"><text:span text:style-name="OrgCode">plain-org-academic-files</text:span>
</text:p>
            </text:list-item>
            <text:list-item>
              <text:p text:style-name="Text_20_body"><text:span text:style-name="OrgCode">plain-org-academic-find-file</text:span>
</text:p>
            </text:list-item>
          </text:list>
        </text:list-item>
      </text:list>
      <text:p text:style-name="OrgSrcBlock">(<text:span text:style-name="OrgSrcFontLockKeywordFace">use-package</text:span><text:s/><text:span text:style-name="OrgSrcFontLockConstantFace">plain-org-wiki</text:span></text:p>
      <text:p text:style-name="OrgSrcBlock"><text:s/><text:s/><text:span text:style-name="OrgSrcFontLockBuiltinFace">:ensure</text:span><text:s/>t</text:p>
      <text:p text:style-name="OrgSrcBlock"><text:s/><text:s/><text:span text:style-name="OrgSrcFontLockBuiltinFace">:load-path</text:span><text:s/><text:span text:style-name="OrgSrcFontLockStringFace">"/Users/chongchonghe/dotfiles/emacs/packages/plain-org-wiki/"</text:span></text:p>
      <text:p text:style-name="OrgSrcBlock"><text:s/><text:s/><text:span text:style-name="OrgSrcFontLockBuiltinFace">:config</text:span></text:p>
      <text:p text:style-name="OrgSrcBlock"><text:s/><text:s/>(<text:span text:style-name="OrgSrcFontLockKeywordFace">setq</text:span><text:s/>plain-org-wiki-directory<text:s/><text:span text:style-name="OrgSrcFontLockStringFace">"~/org/wiki/org"</text:span>)</text:p>
      <text:p text:style-name="OrgSrcBlock"><text:s/><text:s/>(<text:span text:style-name="OrgSrcFontLockKeywordFace">setq</text:span><text:s/>plain-org-academic-directory<text:s/><text:span text:style-name="OrgSrcFontLockStringFace">"~/org/astronomy/org"</text:span>)</text:p>
      <text:p text:style-name="OrgSrcBlock"><text:s/><text:s/>(<text:span text:style-name="OrgSrcFontLockKeywordFace">setq</text:span><text:s/>plain-org-wiki-extra-dirs<text:s/>'(<text:span text:style-name="OrgSrcFontLockStringFace">"~/org/astronomy/org"</text:span>))</text:p>
      <text:p text:style-name="OrgSrcBlockLastLine"><text:s/><text:s/>(global-set-key<text:s/>(kbd<text:s/><text:span text:style-name="OrgSrcFontLockStringFace">"C-M-w"</text:span>)<text:s/>'plain-org-wiki))</text:p>
      <text:h text:style-name="Heading_20_2" text:outline-level="2" text:is-list-header="false">
<text:bookmark-start text:name="OrgXref.org3161ff0"/>
<text:bookmark text:name="org3161ff0"/>Link to a Mail message
<text:bookmark-end text:name="OrgXref.org3161ff0"/></text:h>
      <text:p text:style-name="Text_20_body">A link that opens a Mail message on macOS. The link should be in the following format:
</text:p>
      <text:p text:style-name="OrgFixedWidthBlockLastLine">[[message:&lt;message_id@domain.com&gt;][Apple Mail Link]]</text:p>
      <text:p text:style-name="OrgSrcBlock">(org-add-link-type<text:s/><text:span text:style-name="OrgSrcFontLockStringFace">"message"</text:span></text:p>
      <text:p text:style-name="OrgSrcBlock"><text:s/>(<text:span text:style-name="OrgSrcFontLockKeywordFace">lambda</text:span><text:s/>(id)</text:p>
      <text:p text:style-name="OrgSrcBlock"><text:s/><text:s/>(shell-command</text:p>
      <text:p text:style-name="OrgSrcBlock"><text:s/><text:s/><text:s/><text:span text:style-name="OrgSrcFontLockCommentDelimiterFace">;;<text:s/></text:span><text:span text:style-name="OrgSrcFontLockCommentFace">(concat<text:s/>"open<text:s/>-a<text:s/>mail.app<text:s/>message:"<text:s/>id))))</text:span></text:p>
      <text:p text:style-name="OrgSrcBlockLastLine"><text:s/><text:s/><text:s/>(concat<text:s/><text:span text:style-name="OrgSrcFontLockStringFace">"open<text:s/>message:"</text:span><text:s/>id))))</text:p>
      <text:p text:style-name="Text_20_body">Source: <text:a xlink:type="simple" xlink:href="https://emacs.stackexchange.com/a/46028/26582">https://emacs.stackexchange.com/a/46028/26582</text:a>. Original answer applied <text:span text:style-name="OrgCode">url-hexify-string</text:span> to <text:span text:style-name="OrgCode">id</text:span>: <text:span text:style-name="OrgCode">(url-hexify-string id)</text:span>. 
</text:p>
      <text:h text:style-name="Heading_20_2" text:outline-level="2" text:is-list-header="false">
<text:bookmark-start text:name="OrgXref.org1d76371"/>
<text:bookmark text:name="org1d76371"/>org-fancy-priorities
<text:bookmark-end text:name="OrgXref.org1d76371"/></text:h>
      <text:p text:style-name="OrgSrcBlock">(<text:span text:style-name="OrgSrcFontLockKeywordFace">use-package</text:span><text:s/><text:span text:style-name="OrgSrcFontLockConstantFace">org-fancy-priorities</text:span></text:p>
      <text:p text:style-name="OrgSrcBlock"><text:s/><text:s/><text:span text:style-name="OrgSrcFontLockBuiltinFace">:diminish</text:span></text:p>
      <text:p text:style-name="OrgSrcBlock"><text:s/><text:s/><text:span text:style-name="OrgSrcFontLockBuiltinFace">:ensure</text:span><text:s/>t</text:p>
      <text:p text:style-name="OrgSrcBlock"><text:s/><text:s/><text:span text:style-name="OrgSrcFontLockBuiltinFace">:hook</text:span><text:s/>(org-mode<text:s/>.<text:s/>org-fancy-priorities-mode)</text:p>
      <text:p text:style-name="OrgSrcBlock"><text:s/><text:s/><text:span text:style-name="OrgSrcFontLockBuiltinFace">:config</text:span></text:p>
      <text:p text:style-name="OrgSrcBlockLastLine"><text:s/><text:s/>(<text:span text:style-name="OrgSrcFontLockKeywordFace">setq</text:span><text:s/>org-fancy-priorities-list<text:s/>'(<text:span text:style-name="OrgSrcFontLockStringFace">"🅰"</text:span><text:s/><text:span text:style-name="OrgSrcFontLockStringFace">"🅱"</text:span><text:s/><text:span text:style-name="OrgSrcFontLockStringFace">"🅲"</text:span><text:s/><text:span text:style-name="OrgSrcFontLockStringFace">"🅳"</text:span><text:s/><text:span text:style-name="OrgSrcFontLockStringFace">"🅴"</text:span>)))</text:p>
      <text:h text:style-name="Heading_20_2" text:outline-level="2" text:is-list-header="false">
<text:bookmark-start text:name="OrgXref.org036b658"/>
<text:bookmark text:name="org036b658"/>org-reveal
<text:bookmark-end text:name="OrgXref.org036b658"/></text:h>
      <text:p text:style-name="OrgSrcBlock">(<text:span text:style-name="OrgSrcFontLockKeywordFace">use-package</text:span><text:s/><text:span text:style-name="OrgSrcFontLockConstantFace">ox-reveal</text:span>)</text:p>
      <text:p text:style-name="OrgSrcBlockLastLine">(<text:span text:style-name="OrgSrcFontLockKeywordFace">setq</text:span><text:s/>org-reveal-root<text:s/><text:span text:style-name="OrgSrcFontLockStringFace">"/Users/chongchonghe/local/reveal.js-master"</text:span>)</text:p>
      <text:h text:style-name="Heading_20_2" text:outline-level="2" text:is-list-header="false">
<text:bookmark-start text:name="OrgXref.orgbd51c0a"/>
<text:bookmark text:name="orgbd51c0a"/>org preview
<text:bookmark-end text:name="OrgXref.orgbd51c0a"/></text:h>
      <text:p text:style-name="Text_20_body">org-preview-html
</text:p>
      <text:p text:style-name="OrgSrcBlockLastLine">(<text:span text:style-name="OrgSrcFontLockKeywordFace">use-package</text:span><text:s/><text:span text:style-name="OrgSrcFontLockConstantFace">org-preview-html</text:span>)</text:p>
      <text:p text:style-name="Text_20_body">skewer-mode
</text:p>
      <text:p text:style-name="OrgSrcBlockLastLine">(<text:span text:style-name="OrgSrcFontLockKeywordFace">use-package</text:span><text:s/><text:span text:style-name="OrgSrcFontLockConstantFace">skewer-mode</text:span>)</text:p>
      <text:p text:style-name="Text_20_body">impatient-mode
</text:p>
      <text:p text:style-name="OrgSrcBlockLastLine">(<text:span text:style-name="OrgSrcFontLockKeywordFace">use-package</text:span><text:s/><text:span text:style-name="OrgSrcFontLockConstantFace">impatient-mode</text:span>)</text:p>
      <text:h text:style-name="Heading_20_2" text:outline-level="2" text:is-list-header="false">
<text:bookmark-start text:name="OrgXref.org12f7933"/>
<text:bookmark text:name="org12f7933"/>org-hugo
<text:bookmark-end text:name="OrgXref.org12f7933"/></text:h>
      <text:p text:style-name="OrgSrcBlock">(<text:span text:style-name="OrgSrcFontLockKeywordFace">use-package</text:span><text:s/><text:span text:style-name="OrgSrcFontLockConstantFace">ox-hugo</text:span></text:p>
      <text:p text:style-name="OrgSrcBlock"><text:s/><text:s/><text:span text:style-name="OrgSrcFontLockBuiltinFace">:ensure</text:span><text:s/>t<text:s/><text:s/><text:s/><text:span text:style-name="OrgSrcFontLockCommentDelimiterFace">;</text:span><text:span text:style-name="OrgSrcFontLockCommentFace">Auto-install<text:s/>the<text:s/>package<text:s/>from<text:s/>Melpa</text:span></text:p>
      <text:p text:style-name="OrgSrcBlock"><text:s/><text:s/><text:span text:style-name="OrgSrcFontLockBuiltinFace">:pin</text:span><text:s/>melpa<text:s/><text:s/><text:span text:style-name="OrgSrcFontLockCommentDelimiterFace">;</text:span><text:span text:style-name="OrgSrcFontLockCommentFace">`</text:span><text:span text:style-name="OrgSrcFontLockConstantFace">package-archives</text:span><text:span text:style-name="OrgSrcFontLockCommentFace">'<text:s/>should<text:s/>already<text:s/>have<text:s/>("melpa"<text:s/>.<text:s/>"https://melpa.</text:span><text:span text:style-name="OrgSrcWhitespaceLine">org/packages/")</text:span></text:p>
      <text:p text:style-name="OrgSrcBlockLastLine"><text:s/><text:s/><text:span text:style-name="OrgSrcFontLockBuiltinFace">:after</text:span><text:s/>ox)</text:p>
      <text:h text:style-name="Heading_20_2" text:outline-level="2" text:is-list-header="false">
<text:bookmark-start text:name="OrgXref.orgaf66b08"/>
<text:bookmark text:name="orgaf66b08"/>ox-gfm
<text:bookmark-end text:name="OrgXref.orgaf66b08"/></text:h>
      <text:p text:style-name="OrgSrcBlock">(<text:span text:style-name="OrgSrcFontLockKeywordFace">use-package</text:span><text:s/><text:span text:style-name="OrgSrcFontLockConstantFace">ox-gfm</text:span>)</text:p>
      <text:p text:style-name="OrgSrcBlock">(eval-after-load<text:s/><text:span text:style-name="OrgSrcFontLockStringFace">"org"</text:span></text:p>
      <text:p text:style-name="OrgSrcBlockLastLine"><text:s/><text:s/>'(<text:span text:style-name="OrgSrcFontLockKeywordFace">require</text:span><text:s/>'<text:span text:style-name="OrgSrcFontLockConstantFace">ox-gfm</text:span><text:s/>nil<text:s/>t))</text:p>
      <text:h text:style-name="Heading_20_2" text:outline-level="2" text:is-list-header="false">
<text:bookmark-start text:name="OrgXref.orge0b77cb"/>
<text:bookmark text:name="orge0b77cb"/>liveorg
<text:bookmark-end text:name="OrgXref.orge0b77cb"/></text:h>
      <text:p text:style-name="OrgSrcBlock"><text:span text:style-name="OrgSrcFontLockCommentDelimiterFace">;;<text:s/></text:span><text:span text:style-name="OrgSrcFontLockCommentFace">(add-to-list<text:s/>'load-path<text:s/>(expand-file-name<text:s/>"~/.emacs.d/emacs-liveorg"))</text:span></text:p>
      <text:p text:style-name="OrgSrcBlock"><text:span text:style-name="OrgSrcFontLockCommentDelimiterFace">;;<text:s/></text:span><text:span text:style-name="OrgSrcFontLockCommentFace">(require<text:s/>'liveorg)</text:span></text:p>
      <text:p text:style-name="OrgSrcBlock">(<text:span text:style-name="OrgSrcFontLockKeywordFace">use-package</text:span><text:s/><text:span text:style-name="OrgSrcFontLockConstantFace">liveorg</text:span></text:p>
      <text:p text:style-name="OrgSrcBlock"><text:s/><text:s/><text:span text:style-name="OrgSrcFontLockBuiltinFace">:defer</text:span><text:s/>5</text:p>
      <text:p text:style-name="OrgSrcBlock"><text:s/><text:s/><text:span text:style-name="OrgSrcFontLockBuiltinFace">:load-path</text:span><text:s/><text:span text:style-name="OrgSrcFontLockStringFace">"~/.emacs.d/emacs-liveorg"</text:span></text:p>
      <text:p text:style-name="OrgSrcBlock"><text:s/><text:s/><text:span text:style-name="OrgSrcFontLockBuiltinFace">:config</text:span></text:p>
      <text:p text:style-name="OrgSrcBlock"><text:s/><text:s/>(<text:span text:style-name="OrgSrcFontLockKeywordFace">setq</text:span><text:s/>liveorg-browser<text:s/><text:span text:style-name="OrgSrcFontLockStringFace">"Safari.app"</text:span>)</text:p>
      <text:p text:style-name="OrgSrcBlock"><text:s/><text:s/>(define-key<text:s/>org-mode-map<text:s/><text:span text:style-name="OrgSrcFontLockStringFace">"\C-cE"</text:span><text:s/>'liveorg-preview)</text:p>
      <text:p text:style-name="OrgSrcBlockLastLine"><text:s/><text:s/>)</text:p>
      <text:h text:style-name="Heading_20_2" text:outline-level="2" text:is-list-header="false">
<text:bookmark-start text:name="OrgXref.org5d5ca9d"/>
<text:bookmark text:name="org5d5ca9d"/>org-inline-pdf
<text:bookmark-end text:name="OrgXref.org5d5ca9d"/></text:h>
      <text:p text:style-name="Text_20_body">To enable inline PDF preview in Org buffers. Source: <text:a xlink:type="simple" xlink:href="https://github.com/shg/org-inline-pdf.el">https://github.com/shg/org-inline-pdf.el</text:a>
</text:p>
      <text:p text:style-name="OrgSrcBlock">(<text:span text:style-name="OrgSrcFontLockKeywordFace">use-package</text:span><text:s/><text:span text:style-name="OrgSrcFontLockConstantFace">org-inline-pdf</text:span></text:p>
      <text:p text:style-name="OrgSrcBlock"><text:s/><text:s/><text:span text:style-name="OrgSrcFontLockBuiltinFace">:ensure</text:span><text:s/>org</text:p>
      <text:p text:style-name="OrgSrcBlock"><text:s/><text:s/><text:span text:style-name="OrgSrcFontLockBuiltinFace">:defer</text:span><text:s/>5</text:p>
      <text:p text:style-name="OrgSrcBlock"><text:s/><text:s/><text:span text:style-name="OrgSrcFontLockBuiltinFace">:mode</text:span><text:s/>(<text:span text:style-name="OrgSrcFontLockStringFace">"\\.org\\'"</text:span><text:s/>.<text:s/>org-mode)</text:p>
      <text:p text:style-name="OrgSrcBlock"><text:s/><text:s/><text:span text:style-name="OrgSrcFontLockBuiltinFace">:config</text:span></text:p>
      <text:p text:style-name="OrgSrcBlockLastLine"><text:s/><text:s/>(add-hook<text:s/>'org-mode-hook<text:s/>#'org-inline-pdf-mode))</text:p>
      <text:h text:style-name="Heading_20_2" text:outline-level="2" text:is-list-header="false">
<text:bookmark-start text:name="OrgXref.org2db26e7"/>
<text:bookmark text:name="org2db26e7"/>LibreOffice
<text:bookmark-end text:name="OrgXref.org2db26e7"/></text:h>
      <text:p text:style-name="OrgSrcBlock"><text:span text:style-name="OrgSrcFontLockCommentDelimiterFace">;;<text:s/></text:span><text:span text:style-name="OrgSrcFontLockCommentFace">This<text:s/>setup<text:s/>is<text:s/>tested<text:s/>on<text:s/>Emacs<text:s/>24.3<text:s/>&amp;<text:s/>Emacs<text:s/>24.4<text:s/>on<text:s/>Linux/OSX</text:span></text:p>
      <text:p text:style-name="OrgSrcBlock"><text:span text:style-name="OrgSrcFontLockCommentDelimiterFace">;;<text:s/></text:span><text:span text:style-name="OrgSrcFontLockCommentFace">org<text:s/>v7<text:s/>bundled<text:s/>with<text:s/>Emacs<text:s/>24.3</text:span></text:p>
      <text:p text:style-name="OrgSrcBlock">(<text:span text:style-name="OrgSrcFontLockKeywordFace">setq</text:span><text:s/>org-export-odt-preferred-output-format<text:s/><text:span text:style-name="OrgSrcFontLockStringFace">"pdf"</text:span>)</text:p>
      <text:p text:style-name="OrgSrcBlock"><text:span text:style-name="OrgSrcFontLockCommentDelimiterFace">;;<text:s/></text:span><text:span text:style-name="OrgSrcFontLockCommentFace">org<text:s/>v8<text:s/>bundled<text:s/>with<text:s/>Emacs<text:s/>24.4</text:span></text:p>
      <text:p text:style-name="OrgSrcBlock">(<text:span text:style-name="OrgSrcFontLockKeywordFace">setq</text:span><text:s/>org-odt-preferred-output-format<text:s/><text:span text:style-name="OrgSrcFontLockStringFace">"pdf"</text:span>)</text:p>
      <text:p text:style-name="OrgSrcBlock"><text:span text:style-name="OrgSrcFontLockCommentDelimiterFace">;;<text:s/></text:span><text:span text:style-name="OrgSrcFontLockCommentFace">BTW,<text:s/>you<text:s/>can<text:s/>assign<text:s/>"pdf"<text:s/>in<text:s/>above<text:s/>variables<text:s/>if<text:s/>you<text:s/>prefer<text:s/>PDF<text:s/>format</text:span></text:p>
      <text:p text:style-name="OrgSrcBlock"><text:span text:style-name="OrgSrcFontLockCommentDelimiterFace">;;<text:s/></text:span><text:span text:style-name="OrgSrcFontLockCommentFace">"doc"<text:s/>for<text:s/>word<text:s/>document</text:span></text:p>
      <text:p text:style-name="OrgSrcBlock"/>
      <text:p text:style-name="OrgSrcBlock"><text:span text:style-name="OrgSrcFontLockCommentDelimiterFace">;;<text:s/></text:span><text:span text:style-name="OrgSrcFontLockCommentFace">Only<text:s/>OSX<text:s/>need<text:s/>below<text:s/>setup</text:span></text:p>
      <text:p text:style-name="OrgSrcBlock">(<text:span text:style-name="OrgSrcFontLockKeywordFace">defun</text:span><text:s/><text:span text:style-name="OrgSrcFontLockFunctionNameFace">my-setup-odt-org-convert-process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cmd<text:s/><text:span text:style-name="OrgSrcFontLockStringFace">"/Applications/LibreOffice.app/Contents/MacOS/soffice"</text:span>))</text:p>
      <text:p text:style-name="OrgSrcBlock"><text:s/><text:s/><text:s/><text:s/>(<text:span text:style-name="OrgSrcFontLockKeywordFace">when</text:span><text:s/>(<text:span text:style-name="OrgSrcFontLockKeywordFace">and</text:span><text:s/>(eq<text:s/>system-type<text:s/>'darwin)<text:s/>(file-exists-p<text:s/>cmd))</text:p>
      <text:p text:style-name="OrgSrcBlock"><text:s/><text:s/><text:s/><text:s/><text:s/><text:s/><text:span text:style-name="OrgSrcFontLockCommentDelimiterFace">;;<text:s/></text:span><text:span text:style-name="OrgSrcFontLockCommentFace">org<text:s/>v7</text:span></text:p>
      <text:p text:style-name="OrgSrcBlock"><text:s/><text:s/><text:s/><text:s/><text:s/><text:s/>(<text:span text:style-name="OrgSrcFontLockKeywordFace">setq</text:span><text:s/>org-export-odt-convert-processes<text:s/>'((<text:span text:style-name="OrgSrcFontLockStringFace">"LibreOffice"</text:span><text:s/><text:span text:style-name="OrgSrcFontLockStringFace">"/Applications/Lib</text:span><text:span text:style-name="OrgSrcWhitespaceLine">reOffice.app/Contents/MacOS/soffice<text:s/>--headless<text:s/>--convert-to<text:s/>%f%x<text:s/>--outdir<text:s/>%d<text:s/>%i"</text:span><text:span text:style-name="OrgSrcWhitespaceLine">)))</text:span></text:p>
      <text:p text:style-name="OrgSrcBlock"><text:s/><text:s/><text:s/><text:s/><text:s/><text:s/><text:span text:style-name="OrgSrcFontLockCommentDelimiterFace">;;<text:s/></text:span><text:span text:style-name="OrgSrcFontLockCommentFace">org<text:s/>v8</text:span></text:p>
      <text:p text:style-name="OrgSrcBlock"><text:s/><text:s/><text:s/><text:s/><text:s/><text:s/>(<text:span text:style-name="OrgSrcFontLockKeywordFace">setq</text:span><text:s/>org-odt-convert-processes<text:s/>'((<text:span text:style-name="OrgSrcFontLockStringFace">"LibreOffice"</text:span><text:s/><text:span text:style-name="OrgSrcFontLockStringFace">"/Applications/LibreOffic</text:span><text:span text:style-name="OrgSrcWhitespaceLine">e.app/Contents/MacOS/soffice<text:s/>--headless<text:s/>--convert-to<text:s/>%f%x<text:s/>--outdir<text:s/>%d<text:s/>%i"</text:span><text:span text:style-name="OrgSrcWhitespaceLine">))))</text:span></text:p>
      <text:p text:style-name="OrgSrcBlock"><text:s/><text:s/><text:s/><text:s/>))</text:p>
      <text:p text:style-name="OrgSrcBlockLastLine">(my-setup-odt-org-convert-process)</text:p>
      <text:h text:style-name="Heading_20_1" text:outline-level="1" text:is-list-header="false">
<text:bookmark-start text:name="OrgXref.orgeba21c9"/>
<text:bookmark text:name="orgeba21c9"/>yasnippet
<text:bookmark-end text:name="OrgXref.orgeba21c9"/></text:h>
      <text:p text:style-name="Text_20_body">The default snippets are located in
<text:span text:style-name="OrgCode">~/.emacs.d/elpa/yasnippet-0.12.2/snippets</text:span>. My own snippet files are
located in <text:span text:style-name="OrgCode">~/dotfiles/emacs/snippets</text:span>. To add more snippets for
auto-completion, add snippets files into that folder.
</text:p>
      <text:h text:style-name="Heading_20_2" text:outline-level="2" text:is-list-header="false">
<text:bookmark-start text:name="OrgXref.org33c3fab"/>
<text:bookmark text:name="org33c3fab"/>Usage
<text:bookmark-end text:name="OrgXref.org33c3fab"/></text:h>
      <text:section text:style-name="OrgIndentedSection-Level-0" text:name="Section5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<text:span text:style-name="OrgCode">TAB</text:span></text:p>
              </table:table-cell>
              <table:table-cell table:style-name="OrgTblCellT">
                <text:p text:style-name="OrgTableContentsLeft">hippie-expand: expand template at point</text:p>
              </table:table-cell>
            </table:table-row>
            <table:table-row>
              <table:table-cell table:style-name="OrgTblCell">
                <text:p text:style-name="OrgTableContentsLeft"><text:span text:style-name="OrgCode">M-x yas-visit-snippet-file</text:span></text:p>
              </table:table-cell>
              <table:table-cell table:style-name="OrgTblCell">
                <text:p text:style-name="OrgTableContentsLeft">yas-expand: expand template at point</text:p>
              </table:table-cell>
            </table:table-row>
            <table:table-row>
              <table:table-cell table:style-name="OrgTblCellB">
                <text:p text:style-name="OrgTableContentsLeft"><text:span text:style-name="OrgCode">M-/</text:span> (spacemacs only)</text:p>
              </table:table-cell>
              <table:table-cell table:style-name="OrgTblCellB">
                <text:p text:style-name="OrgTableContentsLeft">Edit snippet files for current mode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64523b0"/>
<text:bookmark text:name="org64523b0"/>Available snippets
<text:bookmark-end text:name="OrgXref.org64523b0"/></text:h>
      <text:section text:style-name="OrgIndentedSection-Level-0" text:name="Section6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org-mode</text:p>
              </table:table-cell>
              <table:table-cell table:style-name="OrgTblCellTB">
                <text:p text:style-name="OrgTableHeadingLeft"/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lisp</text:span></text:p>
              </table:table-cell>
              <table:table-cell table:style-name="OrgTblCellT">
                <text:p text:style-name="OrgTableContentsLeft"><text:span text:style-name="OrgCode">#+begin_src emacs-lisp</text:span> stuff</text:p>
              </table:table-cell>
            </table:table-row>
            <table:table-row>
              <table:table-cell table:style-name="OrgTblCellB">
                <text:p text:style-name="OrgTableContentsLeft"><text:span text:style-name="OrgCode">img_</text:span></text:p>
              </table:table-cell>
              <table:table-cell table:style-name="OrgTblCellB">
                <text:p text:style-name="OrgTableContentsLeft"><text:span text:style-name="OrgCode">&lt;img src=...</text:span> stuff</text:p>
              </table:table-cell>
            </table:table-row>
          </table:table-rows>
        </table:table>
      </text:section>
      <text:section text:style-name="OrgIndentedSection-Level-0" text:name="Section7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python-mode</text:p>
              </table:table-cell>
              <table:table-cell table:style-name="OrgTblCellTB">
                <text:p text:style-name="OrgTableHeadingLeft"/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np</text:span></text:p>
              </table:table-cell>
              <table:table-cell table:style-name="OrgTblCellT">
                <text:p text:style-name="OrgTableContentsLeft"><text:span text:style-name="OrgCode">import numpy as np</text:span></text:p>
              </table:table-cell>
            </table:table-row>
            <table:table-row>
              <table:table-cell table:style-name="OrgTblCell">
                <text:p text:style-name="OrgTableContentsLeft"><text:span text:style-name="OrgCode">plt</text:span></text:p>
              </table:table-cell>
              <table:table-cell table:style-name="OrgTblCell">
                <text:p text:style-name="OrgTableContentsLeft"><text:span text:style-name="OrgCode">import matplotlib.pyplot as plt</text:span></text:p>
              </table:table-cell>
            </table:table-row>
            <table:table-row>
              <table:table-cell table:style-name="OrgTblCellB">
                <text:p text:style-name="OrgTableContentsLeft"><text:span text:style-name="OrgCode">ifm</text:span></text:p>
              </table:table-cell>
              <table:table-cell table:style-name="OrgTblCellB">
                <text:p text:style-name="OrgTableContentsLeft"><text:span text:style-name="OrgCode">if __name__ == '__main__':</text:span>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9882165"/>
<text:bookmark text:name="org9882165"/>Config
<text:bookmark-end text:name="OrgXref.org9882165"/></text:h>
      <text:p text:style-name="OrgSrcBlock">(<text:span text:style-name="OrgSrcFontLockKeywordFace">setq-default</text:span><text:s/>mode-require-final-newline<text:s/>nil)</text:p>
      <text:p text:style-name="OrgSrcBlock"/>
      <text:p text:style-name="OrgSrcBlock">(<text:span text:style-name="OrgSrcFontLockKeywordFace">use-package</text:span><text:s/><text:span text:style-name="OrgSrcFontLockConstantFace">yasnippet</text:span></text:p>
      <text:p text:style-name="OrgSrcBlock"><text:s/><text:s/><text:span text:style-name="OrgSrcFontLockBuiltinFace">:diminish</text:span><text:s/>yas-minor-mode</text:p>
      <text:p text:style-name="OrgSrcBlock"><text:s/><text:s/><text:span text:style-name="OrgSrcFontLockCommentDelimiterFace">;;<text:s/></text:span><text:span text:style-name="OrgSrcFontLockCommentFace">:init<text:s/>(yas-global-mode)</text:span></text:p>
      <text:p text:style-name="OrgSrcBlock"><text:s/><text:s/><text:span text:style-name="OrgSrcFontLockBuiltinFace">:ensure</text:span><text:s/>t</text:p>
      <text:p text:style-name="OrgSrcBlock"><text:s/><text:s/><text:span text:style-name="OrgSrcFontLockBuiltinFace">:config</text:span></text:p>
      <text:p text:style-name="OrgSrcBlock"><text:s/><text:s/>(<text:span text:style-name="OrgSrcFontLockKeywordFace">setq</text:span><text:s/>yas-snippet-dirs<text:s/>'(<text:span text:style-name="OrgSrcFontLockStringFace">"~/dotfiles/emacs/snippets/yasnippet-snippets-2021010</text:span><text:span text:style-name="OrgSrcWhitespaceLine">5.1346/snippets"</text:span><text:span text:style-name="OrgSrcWhitespaceLine"><text:s/></text:span><text:span text:style-name="OrgSrcWhitespaceLine">"~/dotfiles/emacs/snippets/personal"</text:span><text:span text:style-name="OrgSrcWhitespaceLine">))</text:span></text:p>
      <text:p text:style-name="OrgSrcBlock"><text:s/><text:s/>(yas-global-mode<text:s/>1)</text:p>
      <text:p text:style-name="OrgSrcBlock"><text:s/><text:s/><text:span text:style-name="OrgSrcFontLockCommentDelimiterFace">;;<text:s/></text:span><text:span text:style-name="OrgSrcFontLockCommentFace">(add-to-list<text:s/>#'yas-snippet-dirs<text:s/>"~/dotfiles/emacs/snippets/yasnippet-snippe</text:span><text:span text:style-name="OrgSrcWhitespaceLine">ts-20210105.1346/snippets")</text:span></text:p>
      <text:p text:style-name="OrgSrcBlock"><text:s/><text:s/><text:span text:style-name="OrgSrcFontLockCommentDelimiterFace">;;<text:s/></text:span><text:span text:style-name="OrgSrcFontLockCommentFace">(add-to-list<text:s/>#'yas-snippet-dirs<text:s/>"~/dotfiles/emacs/snippets/personal")</text:span></text:p>
      <text:p text:style-name="OrgSrcBlock"><text:s/><text:s/>(yas-reload-all)</text:p>
      <text:p text:style-name="OrgSrcBlock"><text:s/><text:s/><text:span text:style-name="OrgSrcFontLockCommentDelimiterFace">;;<text:s/></text:span><text:span text:style-name="OrgSrcFontLockCommentFace">(progn</text:span></text:p>
      <text:p text:style-name="OrgSrcBlock"><text:s/><text:s/><text:span text:style-name="OrgSrcFontLockCommentDelimiterFace">;;<text:s/><text:s/><text:s/></text:span><text:span text:style-name="OrgSrcFontLockCommentFace">(add-hook<text:s/>'hippie-expand-try-functions-list<text:s/>'yas-hippie-try-expand)</text:span></text:p>
      <text:p text:style-name="OrgSrcBlock"><text:s/><text:s/><text:span text:style-name="OrgSrcFontLockCommentDelimiterFace">;;<text:s/><text:s/><text:s/></text:span><text:span text:style-name="OrgSrcFontLockCommentFace">;;<text:s/>(setq<text:s/>yas-key-syntaxes<text:s/>'("w_"<text:s/>"w_."<text:s/>"^<text:s/>"))</text:span></text:p>
      <text:p text:style-name="OrgSrcBlock"><text:s/><text:s/><text:span text:style-name="OrgSrcFontLockCommentDelimiterFace">;;<text:s/><text:s/><text:s/></text:span><text:span text:style-name="OrgSrcFontLockCommentFace">(setq<text:s/>yas-installed-snippets-dir<text:s/>"~/dotfiles/emacs/snippets")</text:span></text:p>
      <text:p text:style-name="OrgSrcBlock"><text:s/><text:s/><text:span text:style-name="OrgSrcFontLockCommentDelimiterFace">;;<text:s/><text:s/><text:s/></text:span><text:span text:style-name="OrgSrcFontLockCommentFace">(setq<text:s/>yas-expand-only-for-last-commands<text:s/>nil))</text:span></text:p>
      <text:p text:style-name="OrgSrcBlockLastLine"><text:s/><text:s/>)</text:p>
      <text:p text:style-name="Text_20_body">Not used
</text:p>
      <text:p text:style-name="OrgSrcBlock"><text:s/><text:s/>(<text:span text:style-name="OrgSrcFontLockKeywordFace">defun</text:span><text:s/><text:span text:style-name="OrgSrcFontLockFunctionNameFace">my-yasnippet-config</text:span><text:s/>()</text:p>
      <text:p text:style-name="OrgSrcBlock"><text:s/><text:s/><text:s/><text:s/>(<text:span text:style-name="OrgSrcFontLockKeywordFace">require</text:span><text:s/>'<text:span text:style-name="OrgSrcFontLockConstantFace">yasnippet</text:span>)</text:p>
      <text:p text:style-name="OrgSrcBlock"><text:s/><text:s/><text:s/><text:s/>(<text:span text:style-name="OrgSrcFontLockKeywordFace">setq</text:span><text:s/>yas-triggers-in-field<text:s/>t)</text:p>
      <text:p text:style-name="OrgSrcBlock"><text:s/><text:s/><text:span text:style-name="OrgSrcFontLockCommentDelimiterFace">;;;<text:s/></text:span><text:span text:style-name="OrgSrcFontLockCommentFace">https://superuser.com/questions/1006188/can-emacs-be-set-up-to-display-pyt</text:span><text:span text:style-name="OrgSrcWhitespaceLine">hon-code-in-python-mode-and-display-docstrings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;</text:span><text:span text:style-name="OrgSrcFontLockCommentFace">(add-to-list<text:s/>'load-path<text:s/>"~/.emacs.d/p</text:span><text:span text:style-name="OrgSrcWhitespaceLine">ython-docstring-mode")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;</text:span><text:span text:style-name="OrgSrcFontLockCommentFace">(require<text:s/>'python-docstring)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;</text:span><text:span text:style-name="OrgSrcFontLockCommentFace">(add-hook<text:s/>'python-mode-hook<text:s/>(lambda<text:s/>(</text:span><text:span text:style-name="OrgSrcWhitespaceLine">)<text:s/>(python-docstring-mode<text:s/>t)))</text:span></text:p>
      <text:p text:style-name="OrgSrcBlock"><text:s/><text:s/><text:s/><text:s/>(yas-minor-mode<text:s/>1)</text:p>
      <text:p text:style-name="OrgSrcBlock"><text:s/><text:s/><text:s/><text:s/><text:span text:style-name="OrgSrcFontLockCommentDelimiterFace">;;<text:s/></text:span><text:span text:style-name="OrgSrcFontLockCommentFace">(defun<text:s/>my/autoinsert-yas-expand()</text:span></text:p>
      <text:p text:style-name="OrgSrcBlock"><text:s/><text:s/><text:s/><text:s/><text:span text:style-name="OrgSrcFontLockCommentDelimiterFace">;;<text:s/><text:s/><text:s/></text:span><text:span text:style-name="OrgSrcFontLockCommentFace">"Replace<text:s/>text<text:s/>in<text:s/>yasnippet<text:s/>template."</text:span></text:p>
      <text:p text:style-name="OrgSrcBlock"><text:s/><text:s/><text:s/><text:s/><text:span text:style-name="OrgSrcFontLockCommentDelimiterFace">;;<text:s/><text:s/><text:s/></text:span><text:span text:style-name="OrgSrcFontLockCommentFace">(yas/expand-snippet<text:s/>(buffer-string)<text:s/>(point-min)<text:s/>(point-max)))</text:span></text:p>
      <text:p text:style-name="OrgSrcBlockLastLine"><text:s/><text:s/><text:s/><text:s/>)</text:p>
      <text:h text:style-name="Heading_20_1" text:outline-level="1" text:is-list-header="false">
<text:bookmark-start text:name="OrgXref.org5d826fb"/>
<text:bookmark text:name="org5d826fb"/>helm
<text:bookmark-end text:name="OrgXref.org5d826fb"/></text:h>
      <text:p text:style-name="Text_20_body">Before we load any helm things, need to load helm-flx so it uses flx
instead of helm’s fuzzy matching. (<text:a xlink:type="simple" xlink:href="https://github.com/dakrone/dakrone-dotfiles/blob/master/emacs.org">Ref</text:a>)
</text:p>
      <text:p text:style-name="OrgSrcBlock"><text:s/><text:s/>(<text:span text:style-name="OrgSrcFontLockKeywordFace">use-package</text:span><text:s/><text:span text:style-name="OrgSrcFontLockConstantFace">helm-flx</text:span></text:p>
      <text:p text:style-name="OrgSrcBlockLastLine"><text:s/><text:s/><text:s/><text:s/><text:span text:style-name="OrgSrcFontLockBuiltinFace">:init</text:span><text:s/>(helm-flx-mode<text:s/>+1))</text:p>
      <text:p text:style-name="Text_20_body">A good reference: <text:a xlink:type="simple" xlink:href="https://writequit.org/org/settings.html#sec-1-34">https://writequit.org/org/settings.html#sec-1-34</text:a>
</text:p>
      <text:p text:style-name="OrgSrcBlock">(<text:span text:style-name="OrgSrcFontLockKeywordFace">use-package</text:span><text:s/><text:span text:style-name="OrgSrcFontLockConstantFace">helm</text:span></text:p>
      <text:p text:style-name="OrgSrcBlock"><text:s/><text:s/><text:span text:style-name="OrgSrcFontLockCommentDelimiterFace">;;<text:s/></text:span><text:span text:style-name="OrgSrcFontLockCommentFace">:bind</text:span></text:p>
      <text:p text:style-name="OrgSrcBlock"><text:s/><text:s/><text:span text:style-name="OrgSrcFontLockCommentDelimiterFace">;;<text:s/></text:span><text:span text:style-name="OrgSrcFontLockCommentFace">(("C-M-z"<text:s/>.<text:s/>helm-resume)</text:span></text:p>
      <text:p text:style-name="OrgSrcBlock"><text:s/><text:s/><text:span text:style-name="OrgSrcFontLockCommentDelimiterFace">;;<text:s/><text:s/></text:span><text:span text:style-name="OrgSrcFontLockCommentFace">("C-x<text:s/>C-f"<text:s/>.<text:s/>helm-find-files)</text:span></text:p>
      <text:p text:style-name="OrgSrcBlock"><text:s/><text:s/><text:span text:style-name="OrgSrcFontLockCommentDelimiterFace">;;<text:s/><text:s/></text:span><text:span text:style-name="OrgSrcFontLockCommentFace">("C-h<text:s/>b"<text:s/>.<text:s/>helm-descbinds)</text:span></text:p>
      <text:p text:style-name="OrgSrcBlock"><text:s/><text:s/><text:span text:style-name="OrgSrcFontLockCommentDelimiterFace">;;<text:s/><text:s/></text:span><text:span text:style-name="OrgSrcFontLockCommentFace">("C-x<text:s/>C-r"<text:s/>.<text:s/>helm-mini)</text:span></text:p>
      <text:p text:style-name="OrgSrcBlock"><text:s/><text:s/><text:span text:style-name="OrgSrcFontLockCommentDelimiterFace">;;<text:s/><text:s/></text:span><text:span text:style-name="OrgSrcFontLockCommentFace">("C-x<text:s/>M-o"<text:s/>.<text:s/>helm-occur)</text:span></text:p>
      <text:p text:style-name="OrgSrcBlock"><text:s/><text:s/><text:span text:style-name="OrgSrcFontLockCommentDelimiterFace">;;<text:s/><text:s/></text:span><text:span text:style-name="OrgSrcFontLockCommentFace">("M-y"<text:s/>.<text:s/>helm-show-kill-ring)</text:span></text:p>
      <text:p text:style-name="OrgSrcBlock"><text:s/><text:s/><text:span text:style-name="OrgSrcFontLockCommentDelimiterFace">;;<text:s/><text:s/></text:span><text:span text:style-name="OrgSrcFontLockCommentFace">("C-h<text:s/>a"<text:s/>.<text:s/>helm-apropos)</text:span></text:p>
      <text:p text:style-name="OrgSrcBlock"><text:s/><text:s/><text:span text:style-name="OrgSrcFontLockCommentDelimiterFace">;;<text:s/><text:s/></text:span><text:span text:style-name="OrgSrcFontLockCommentFace">("C-h<text:s/>m"<text:s/>.<text:s/>helm-man-woman)</text:span></text:p>
      <text:p text:style-name="OrgSrcBlock"><text:s/><text:s/><text:span text:style-name="OrgSrcFontLockCommentDelimiterFace">;;<text:s/><text:s/></text:span><text:span text:style-name="OrgSrcFontLockCommentFace">("M-g<text:s/>&gt;"<text:s/>.<text:s/>helm-ag-this-file)</text:span></text:p>
      <text:p text:style-name="OrgSrcBlock"><text:s/><text:s/><text:span text:style-name="OrgSrcFontLockCommentDelimiterFace">;;<text:s/><text:s/></text:span><text:span text:style-name="OrgSrcFontLockCommentFace">("M-g<text:s/>,"<text:s/>.<text:s/>helm-ag-pop-stack)</text:span></text:p>
      <text:p text:style-name="OrgSrcBlock"><text:s/><text:s/><text:span text:style-name="OrgSrcFontLockCommentDelimiterFace">;;<text:s/><text:s/></text:span><text:span text:style-name="OrgSrcFontLockCommentFace">("M-g<text:s/>."<text:s/>.<text:s/>helm-do-grep)</text:span></text:p>
      <text:p text:style-name="OrgSrcBlock"><text:s/><text:s/><text:span text:style-name="OrgSrcFontLockCommentDelimiterFace">;;<text:s/><text:s/></text:span><text:span text:style-name="OrgSrcFontLockCommentFace">("C-x<text:s/>C-i"<text:s/>.<text:s/>helm-semantic-or-imenu)</text:span></text:p>
      <text:p text:style-name="OrgSrcBlock"><text:s/><text:s/><text:span text:style-name="OrgSrcFontLockCommentDelimiterFace">;;<text:s/><text:s/></text:span><text:span text:style-name="OrgSrcFontLockCommentFace">("M-x"<text:s/>.<text:s/>helm-M-x)</text:span></text:p>
      <text:p text:style-name="OrgSrcBlock"><text:s/><text:s/><text:span text:style-name="OrgSrcFontLockCommentDelimiterFace">;;<text:s/><text:s/></text:span><text:span text:style-name="OrgSrcFontLockCommentFace">("C-x<text:s/>C-b"<text:s/>.<text:s/>helm-buffers-list)</text:span></text:p>
      <text:p text:style-name="OrgSrcBlock"><text:s/><text:s/><text:span text:style-name="OrgSrcFontLockCommentDelimiterFace">;;<text:s/><text:s/></text:span><text:span text:style-name="OrgSrcFontLockCommentFace">("C-x<text:s/>C-r"<text:s/>.<text:s/>helm-mini)</text:span></text:p>
      <text:p text:style-name="OrgSrcBlock"><text:s/><text:s/><text:span text:style-name="OrgSrcFontLockCommentDelimiterFace">;;<text:s/><text:s/></text:span><text:span text:style-name="OrgSrcFontLockCommentFace">("C-x<text:s/>b"<text:s/>.<text:s/>helm-mini)</text:span></text:p>
      <text:p text:style-name="OrgSrcBlock"><text:s/><text:s/><text:span text:style-name="OrgSrcFontLockCommentDelimiterFace">;;<text:s/><text:s/></text:span><text:span text:style-name="OrgSrcFontLockCommentFace">("C-h<text:s/>t"<text:s/>.<text:s/>helm-world-time))</text:span></text:p>
      <text:p text:style-name="OrgSrcBlock"><text:s/><text:s/><text:span text:style-name="OrgSrcFontLockBuiltinFace">:init</text:span></text:p>
      <text:p text:style-name="OrgSrcBlock"><text:s/><text:s/>(helm-mode<text:s/>1)</text:p>
      <text:p text:style-name="OrgSrcBlock"><text:s/><text:s/><text:span text:style-name="OrgSrcFontLockBuiltinFace">:config</text:span></text:p>
      <text:p text:style-name="OrgSrcBlock"><text:s/><text:s/>(global-set-key<text:s/>(kbd<text:s/><text:span text:style-name="OrgSrcFontLockStringFace">"M-x"</text:span>)<text:s/>#'helm-M-x)</text:p>
      <text:p text:style-name="OrgSrcBlock"><text:s/><text:s/><text:span text:style-name="OrgSrcFontLockCommentDelimiterFace">;;<text:s/></text:span><text:span text:style-name="OrgSrcFontLockCommentFace">(global-set-key<text:s/>(kbd<text:s/>"C-x<text:s/>r<text:s/>b")<text:s/>#'helm-filtered-bookmarks)</text:span></text:p>
      <text:p text:style-name="OrgSrcBlock"><text:s/><text:s/><text:span text:style-name="OrgSrcFontLockCommentDelimiterFace">;;<text:s/></text:span><text:span text:style-name="OrgSrcFontLockCommentFace">(global-set-key<text:s/>(kbd<text:s/>"M-C-b")<text:s/>#'helm-filtered-bookmarks)</text:span></text:p>
      <text:p text:style-name="OrgSrcBlock"><text:s/><text:s/>(global-set-key<text:s/>(kbd<text:s/><text:span text:style-name="OrgSrcFontLockStringFace">"M-C-o"</text:span>)<text:s/>#'helm-filtered-bookmarks)</text:p>
      <text:p text:style-name="OrgSrcBlock"><text:s/><text:s/>(global-set-key<text:s/>(kbd<text:s/><text:span text:style-name="OrgSrcFontLockStringFace">"C-x<text:s/>C-f"</text:span>)<text:s/>#'helm-find-files)</text:p>
      <text:p text:style-name="OrgSrcBlock"><text:s/><text:s/><text:span text:style-name="OrgSrcFontLockCommentDelimiterFace">;;<text:s/></text:span><text:span text:style-name="OrgSrcFontLockCommentFace">rebind<text:s/>tab<text:s/>to<text:s/>run<text:s/>persistent<text:s/>action</text:span></text:p>
      <text:p text:style-name="OrgSrcBlock"><text:s/><text:s/>(define-key<text:s/>helm-map<text:s/>(kbd<text:s/><text:span text:style-name="OrgSrcFontLockStringFace">"&lt;tab&gt;"</text:span>)<text:s/>'helm-execute-persistent-action)</text:p>
      <text:p text:style-name="OrgSrcBlock"><text:s/><text:s/><text:span text:style-name="OrgSrcFontLockCommentDelimiterFace">;;<text:s/></text:span><text:span text:style-name="OrgSrcFontLockCommentFace">make<text:s/>TAB<text:s/>work<text:s/>in<text:s/>terminal</text:span></text:p>
      <text:p text:style-name="OrgSrcBlock"><text:s/><text:s/>(define-key<text:s/>helm-map<text:s/>(kbd<text:s/><text:span text:style-name="OrgSrcFontLockStringFace">"C-i"</text:span>)<text:s/>'helm-execute-persistent-action)</text:p>
      <text:p text:style-name="OrgSrcBlock"><text:s/><text:s/><text:span text:style-name="OrgSrcFontLockCommentDelimiterFace">;;<text:s/></text:span><text:span text:style-name="OrgSrcFontLockCommentFace">list<text:s/>actions<text:s/>using<text:s/>C-z</text:span></text:p>
      <text:p text:style-name="OrgSrcBlock"><text:s/><text:s/>(define-key<text:s/>helm-map<text:s/>(kbd<text:s/><text:span text:style-name="OrgSrcFontLockStringFace">"C-z"</text:span>)<text:s/><text:s/>'helm-select-action)</text:p>
      <text:p text:style-name="OrgSrcBlockLastLine"><text:s/><text:s/>)</text:p>
      <text:h text:style-name="Heading_20_1" text:outline-level="1" text:is-list-header="false">
<text:bookmark-start text:name="OrgXref.org2da682f"/>
<text:bookmark text:name="org2da682f"/>python
<text:bookmark-end text:name="OrgXref.org2da682f"/></text:h>
      <text:h text:style-name="Heading_20_2" text:outline-level="2" text:is-list-header="false">
<text:bookmark-start text:name="OrgXref.org1fa9b42"/>
<text:bookmark text:name="org1fa9b42"/>Basics
<text:bookmark-end text:name="OrgXref.org1fa9b42"/></text:h>
      <text:p text:style-name="OrgSrcBlock">(<text:span text:style-name="OrgSrcFontLockKeywordFace">defun</text:span><text:s/><text:span text:style-name="OrgSrcFontLockFunctionNameFace">my/turn-on-elpy-mode</text:span><text:s/>()</text:p>
      <text:p text:style-name="OrgSrcBlock"><text:s/><text:s/>(<text:span text:style-name="OrgSrcFontLockKeywordFace">interactive</text:span>)</text:p>
      <text:p text:style-name="OrgSrcBlock"><text:s/><text:s/>(elpy-mode))</text:p>
      <text:p text:style-name="OrgSrcBlock"/>
      <text:p text:style-name="OrgSrcBlock">(<text:span text:style-name="OrgSrcFontLockKeywordFace">use-package</text:span><text:s/><text:span text:style-name="OrgSrcFontLockConstantFace">python</text:span></text:p>
      <text:p text:style-name="OrgSrcBlock"><text:s/><text:s/><text:span text:style-name="OrgSrcFontLockBuiltinFace">:defer</text:span><text:s/>t</text:p>
      <text:p text:style-name="OrgSrcBlock"><text:s/><text:s/><text:span text:style-name="OrgSrcFontLockBuiltinFace">:mode</text:span><text:s/>(<text:span text:style-name="OrgSrcFontLockStringFace">"\\.py\\'"</text:span><text:s/>.<text:s/>python-mode)</text:p>
      <text:p text:style-name="OrgSrcBlock"><text:s/><text:s/><text:span text:style-name="OrgSrcFontLockBuiltinFace">:interpreter</text:span><text:s/>(<text:span text:style-name="OrgSrcFontLockStringFace">"python"</text:span><text:s/>.<text:s/>python-mode)</text:p>
      <text:p text:style-name="OrgSrcBlock"><text:s/><text:s/><text:span text:style-name="OrgSrcFontLockCommentDelimiterFace">;;<text:s/></text:span><text:span text:style-name="OrgSrcFontLockCommentFace">:hook<text:s/>hs-minor-mode</text:span></text:p>
      <text:p text:style-name="OrgSrcBlock"><text:s/><text:s/><text:span text:style-name="OrgSrcFontLockBuiltinFace">:bind</text:span><text:s/>(<text:span text:style-name="OrgSrcFontLockBuiltinFace">:map</text:span><text:s/>python-mode-map</text:p>
      <text:p text:style-name="OrgSrcBlock"><text:tab/><text:s/><text:s/><text:s/><text:s/><text:s/><text:s/>(<text:span text:style-name="OrgSrcFontLockStringFace">"C-c<text:s/>C-c"</text:span><text:s/>.<text:s/>compile)</text:p>
      <text:p text:style-name="OrgSrcBlock"><text:tab/><text:s/><text:s/><text:s/><text:s/><text:s/><text:s/>(<text:span text:style-name="OrgSrcFontLockStringFace">"s-e"</text:span><text:s/>.<text:s/>my/turn-on-elpy-mode)</text:p>
      <text:p text:style-name="OrgSrcBlock"><text:tab/><text:s/><text:s/><text:s/><text:s/><text:s/><text:s/>)</text:p>
      <text:p text:style-name="OrgSrcBlock"><text:s/><text:s/><text:span text:style-name="OrgSrcFontLockBuiltinFace">:config</text:span></text:p>
      <text:p text:style-name="OrgSrcBlock"><text:s/><text:s/>(<text:span text:style-name="OrgSrcFontLockKeywordFace">setq</text:span><text:s/>python-shell-interpreter<text:s/><text:span text:style-name="OrgSrcFontLockStringFace">"/Users/chongchonghe/anaconda3/bin/python3"</text:span>)</text:p>
      <text:p text:style-name="OrgSrcBlock"><text:s/><text:s/>(define-key<text:s/>python-mode-map<text:s/>(kbd<text:s/><text:span text:style-name="OrgSrcFontLockStringFace">"C-c<text:s/>C-z"</text:span>)<text:s/>'run-python)</text:p>
      <text:p text:style-name="OrgSrcBlock"><text:s/><text:s/>(define-key<text:s/>python-mode-map<text:s/>(kbd<text:s/><text:span text:style-name="OrgSrcFontLockStringFace">"&lt;backtab&gt;"</text:span>)<text:s/>'python-back-indent)</text:p>
      <text:p text:style-name="OrgSrcBlock"><text:s/><text:s/>(<text:span text:style-name="OrgSrcFontLockKeywordFace">setq</text:span><text:s/>python-python-command<text:s/><text:span text:style-name="OrgSrcFontLockStringFace">"/Users/chongchonghe/anaconda3/bin/python"</text:span>)</text:p>
      <text:p text:style-name="OrgSrcBlock"><text:s/><text:s/>(<text:span text:style-name="OrgSrcFontLockKeywordFace">defun</text:span><text:s/><text:span text:style-name="OrgSrcFontLockFunctionNameFace">my-insert-comments</text:span><text:s/>(string)</text:p>
      <text:p text:style-name="OrgSrcBlock"><text:s/><text:s/><text:s/><text:s/><text:span text:style-name="OrgSrcFontLockDocFace">"Insert<text:s/></text:span><text:span text:style-name="OrgSrcFontLockWarningFace">\</text:span><text:span text:style-name="OrgSrcFontLockDocFace">label{ARG}<text:s/></text:span><text:span text:style-name="OrgSrcFontLockWarningFace">\</text:span><text:span text:style-name="OrgSrcFontLockDocFace">index{\nameref{ARG}}<text:s/>at<text:s/>point"</text:span></text:p>
      <text:p text:style-name="OrgSrcBlock"><text:s/><text:s/><text:s/><text:s/>(<text:span text:style-name="OrgSrcFontLockKeywordFace">interactive</text:span><text:s/><text:span text:style-name="OrgSrcFontLockStringFace">"sString<text:s/>for<text:s/>\\label<text:s/>and<text:s/>\\nameref:<text:s/>"</text:span>)</text:p>
      <text:p text:style-name="OrgSrcBlock"><text:s/><text:s/><text:s/><text:s/>(insert<text:s/><text:span text:style-name="OrgSrcFontLockStringFace">"#####<text:s/>"</text:span><text:s/><text:s/>string<text:s/><text:s/><text:span text:style-name="OrgSrcFontLockStringFace">"<text:s/>#####"</text:span>))</text:p>
      <text:p text:style-name="OrgSrcBlock"><text:s/><text:s/>(define-key<text:s/>python-mode-map<text:s/>(kbd<text:s/><text:span text:style-name="OrgSrcFontLockStringFace">"&lt;f5&gt;"</text:span>)<text:s/>'my-insert-comments)</text:p>
      <text:p text:style-name="OrgSrcBlock"><text:s/><text:s/>(<text:span text:style-name="OrgSrcFontLockKeywordFace">defun</text:span><text:s/><text:span text:style-name="OrgSrcFontLockFunctionNameFace">my-insert-comments-block</text:span><text:s/>(string)</text:p>
      <text:p text:style-name="OrgSrcBlock"><text:s/><text:s/><text:s/><text:s/><text:span text:style-name="OrgSrcFontLockDocFace">"Insert<text:s/></text:span><text:span text:style-name="OrgSrcFontLockWarningFace">\</text:span><text:span text:style-name="OrgSrcFontLockDocFace">label{ARG}<text:s/></text:span><text:span text:style-name="OrgSrcFontLockWarningFace">\</text:span><text:span text:style-name="OrgSrcFontLockDocFace">index{\nameref{ARG}}<text:s/>at<text:s/>point"</text:span></text:p>
      <text:p text:style-name="OrgSrcBlock"><text:s/><text:s/><text:s/><text:s/>(<text:span text:style-name="OrgSrcFontLockKeywordFace">interactive</text:span><text:s/><text:span text:style-name="OrgSrcFontLockStringFace">"sString<text:s/>for<text:s/>\\label<text:s/>and<text:s/>\\nameref:<text:s/>"</text:span>)</text:p>
      <text:p text:style-name="OrgSrcBlock"><text:s/><text:s/><text:s/><text:s/>(insert<text:s/><text:span text:style-name="OrgSrcFontLockStringFace">"#<text:s/>{{{<text:s/>"</text:span><text:s/><text:s/>string<text:s/><text:s/><text:span text:style-name="OrgSrcFontLockStringFace">"<text:s/></text:span></text:p>
      <text:p text:style-name="OrgSrcBlock"><text:span text:style-name="OrgSrcFontLockStringFace"><text:s/><text:s/>#<text:s/>}}}"</text:span>))</text:p>
      <text:p text:style-name="OrgSrcBlock"><text:s/><text:s/>(define-key<text:s/>python-mode-map<text:s/>(kbd<text:s/><text:span text:style-name="OrgSrcFontLockStringFace">"&lt;f6&gt;"</text:span>)<text:s/>'my-insert-comments-block)</text:p>
      <text:p text:style-name="OrgSrcBlock"><text:s/><text:s/>)</text:p>
      <text:p text:style-name="OrgSrcBlockLastLine">(add-hook<text:s/>'python-mode-hook<text:s/>'hs-minor-mode)</text:p>
      <text:p text:style-name="OrgSrcBlock">(<text:span text:style-name="OrgSrcFontLockKeywordFace">use-package</text:span><text:s/><text:span text:style-name="OrgSrcFontLockConstantFace">python</text:span></text:p>
      <text:p text:style-name="OrgSrcBlock"><text:s/><text:s/><text:span text:style-name="OrgSrcFontLockBuiltinFace">:defer</text:span><text:s/>t</text:p>
      <text:p text:style-name="OrgSrcBlock"><text:s/><text:s/><text:span text:style-name="OrgSrcFontLockBuiltinFace">:mode</text:span><text:s/>(<text:span text:style-name="OrgSrcFontLockStringFace">"\\.py\\'"</text:span><text:s/>.<text:s/>python-mode)</text:p>
      <text:p text:style-name="OrgSrcBlock"><text:s/><text:s/><text:span text:style-name="OrgSrcFontLockBuiltinFace">:interpreter</text:span><text:s/>(<text:span text:style-name="OrgSrcFontLockStringFace">"python"</text:span><text:s/>.<text:s/>python-mode)</text:p>
      <text:p text:style-name="OrgSrcBlock"><text:s/><text:s/><text:span text:style-name="OrgSrcFontLockBuiltinFace">:init</text:span></text:p>
      <text:p text:style-name="OrgSrcBlock"><text:s/><text:s/>(<text:span text:style-name="OrgSrcFontLockKeywordFace">setq-default</text:span><text:s/>indent-tabs-mode<text:s/>nil)</text:p>
      <text:p text:style-name="OrgSrcBlock"><text:s/><text:s/><text:span text:style-name="OrgSrcFontLockBuiltinFace">:hook</text:span><text:s/>hs-minor-mode</text:p>
      <text:p text:style-name="OrgSrcBlock"><text:s/><text:s/><text:span text:style-name="OrgSrcFontLockCommentDelimiterFace">;;<text:s/></text:span><text:span text:style-name="OrgSrcFontLockCommentFace">:bind<text:s/>(:map<text:s/>python-mode-map</text:span></text:p>
      <text:p text:style-name="OrgSrcBlock"><text:s/><text:s/><text:span text:style-name="OrgSrcFontLockCommentDelimiterFace">;;<text:s/></text:span><text:span text:style-name="OrgSrcFontLockCommentFace"><text:tab/><text:s/><text:s/><text:s/><text:s/><text:s/><text:s/>("C-c<text:s/>C-c"<text:s/>.<text:s/>compile)</text:span></text:p>
      <text:p text:style-name="OrgSrcBlock"><text:s/><text:s/><text:span text:style-name="OrgSrcFontLockCommentDelimiterFace">;;<text:s/></text:span><text:span text:style-name="OrgSrcFontLockCommentFace"><text:tab/><text:s/><text:s/><text:s/><text:s/><text:s/><text:s/>((kbd<text:s/>"&lt;backtab&gt;")<text:s/>.<text:s/>python-back-indent)</text:span></text:p>
      <text:p text:style-name="OrgSrcBlock"><text:s/><text:s/><text:span text:style-name="OrgSrcFontLockCommentDelimiterFace">;;<text:s/></text:span><text:span text:style-name="OrgSrcFontLockCommentFace"><text:tab/><text:s/><text:s/><text:s/><text:s/><text:s/><text:s/>)</text:span></text:p>
      <text:p text:style-name="OrgSrcBlock"><text:s/><text:s/><text:span text:style-name="OrgSrcFontLockBuiltinFace">:config</text:span></text:p>
      <text:p text:style-name="OrgSrcBlock"><text:s/><text:s/>(<text:span text:style-name="OrgSrcFontLockKeywordFace">setq</text:span><text:s/>python-indent-offset<text:s/>4)</text:p>
      <text:p text:style-name="OrgSrcBlock"><text:s/><text:s/>(elpy-enable)</text:p>
      <text:p text:style-name="OrgSrcBlock"><text:s/><text:s/><text:span text:style-name="OrgSrcFontLockCommentDelimiterFace">;;<text:s/></text:span><text:span text:style-name="OrgSrcFontLockCommentFace">(elpy-use-ipython)</text:span></text:p>
      <text:p text:style-name="OrgSrcBlock"><text:s/><text:s/>(<text:span text:style-name="OrgSrcFontLockKeywordFace">setq</text:span><text:s/>elpy-rpc-backend<text:s/><text:span text:style-name="OrgSrcFontLockStringFace">"jedi"</text:span>)</text:p>
      <text:p text:style-name="OrgSrcBlock"><text:s/><text:s/><text:span text:style-name="OrgSrcFontLockCommentDelimiterFace">;;<text:s/></text:span><text:span text:style-name="OrgSrcFontLockCommentFace">(add-hook<text:s/>'elpy-mode-hook)<text:s/>;;'py-autopep8-enable-on-save)</text:span></text:p>
      <text:p text:style-name="OrgSrcBlock"><text:s/><text:s/>(<text:span text:style-name="OrgSrcFontLockKeywordFace">setq</text:span><text:s/>python-shell-interpreter<text:s/><text:span text:style-name="OrgSrcFontLockStringFace">"ipython"</text:span></text:p>
      <text:p text:style-name="OrgSrcBlock"><text:tab/>python-shell-interpreter-args<text:s/><text:span text:style-name="OrgSrcFontLockStringFace">"--simple-prompt<text:s/>-i"</text:span>)</text:p>
      <text:p text:style-name="OrgSrcBlock"><text:s/><text:s/>(<text:span text:style-name="OrgSrcFontLockKeywordFace">defun</text:span><text:s/><text:span text:style-name="OrgSrcFontLockFunctionNameFace">my-insert-comments</text:span><text:s/>(string)</text:p>
      <text:p text:style-name="OrgSrcBlock"><text:s/><text:s/><text:s/><text:s/><text:span text:style-name="OrgSrcFontLockDocFace">"Insert<text:s/></text:span><text:span text:style-name="OrgSrcFontLockWarningFace">\</text:span><text:span text:style-name="OrgSrcFontLockDocFace">label{ARG}<text:s/></text:span><text:span text:style-name="OrgSrcFontLockWarningFace">\</text:span><text:span text:style-name="OrgSrcFontLockDocFace">index{\nameref{ARG}}<text:s/>at<text:s/>point"</text:span></text:p>
      <text:p text:style-name="OrgSrcBlock"><text:s/><text:s/><text:s/><text:s/>(<text:span text:style-name="OrgSrcFontLockKeywordFace">interactive</text:span><text:s/><text:span text:style-name="OrgSrcFontLockStringFace">"sString<text:s/>for<text:s/>\\label<text:s/>and<text:s/>\\nameref:<text:s/>"</text:span>)</text:p>
      <text:p text:style-name="OrgSrcBlock"><text:s/><text:s/><text:s/><text:s/>(insert<text:s/><text:span text:style-name="OrgSrcFontLockStringFace">"#####<text:s/>"</text:span><text:s/><text:s/>string<text:s/><text:s/><text:span text:style-name="OrgSrcFontLockStringFace">"<text:s/>#####"</text:span>))</text:p>
      <text:p text:style-name="OrgSrcBlock"><text:s/><text:s/>(define-key<text:s/>python-mode-map<text:s/>(kbd<text:s/><text:span text:style-name="OrgSrcFontLockStringFace">"&lt;f5&gt;"</text:span>)<text:s/>'my-insert-comments)</text:p>
      <text:p text:style-name="OrgSrcBlockLastLine"><text:s/><text:s/>)</text:p>
      <text:h text:style-name="Heading_20_2" text:outline-level="2" text:is-list-header="false">
<text:bookmark-start text:name="OrgXref.orgd88c7a9"/>
<text:bookmark text:name="orgd88c7a9"/>Jedi
<text:bookmark-end text:name="OrgXref.orgd88c7a9"/></text:h>
      <text:p text:style-name="Text_20_body">elpy include jedi???
</text:p>
      <text:p text:style-name="OrgSrcBlock"><text:s/><text:s/><text:span text:style-name="OrgSrcFontLockCommentDelimiterFace">;;<text:s/></text:span><text:span text:style-name="OrgSrcFontLockCommentFace">(use-package<text:s/>jedi</text:span></text:p>
      <text:p text:style-name="OrgSrcBlockLastLine"><text:s/><text:s/><text:span text:style-name="OrgSrcFontLockCommentDelimiterFace">;;<text:s/></text:span><text:span text:style-name="OrgSrcFontLockCommentFace"><text:tab/><text:s/><text:s/><text:s/><text:s/><text:s/><text:s/>:ensure<text:s/>t)</text:span></text:p>
      <text:h text:style-name="Heading_20_2" text:outline-level="2" text:is-list-header="false">
<text:bookmark-start text:name="OrgXref.org6e9e999"/>
<text:bookmark text:name="org6e9e999"/>elpy
<text:bookmark-end text:name="OrgXref.org6e9e999"/></text:h>
      <text:p text:style-name="Text_20_body">Ref: <text:a xlink:type="simple" xlink:href="https://medium.com/analytics-vidhya/managing-a-python-development-environment-in-emacs-43897fd48c6a">https://medium.com/analytics-vidhya/managing-a-python-development-environment-in-emacs-43897fd48c6a</text:a>
</text:p>
      <text:p text:style-name="OrgSrcBlock">(<text:span text:style-name="OrgSrcFontLockKeywordFace">use-package</text:span><text:s/><text:span text:style-name="OrgSrcFontLockConstantFace">flycheck</text:span>)</text:p>
      <text:p text:style-name="OrgSrcBlock"/>
      <text:p text:style-name="OrgSrcBlock">(<text:span text:style-name="OrgSrcFontLockKeywordFace">use-package</text:span><text:s/><text:span text:style-name="OrgSrcFontLockConstantFace">elpy</text:span></text:p>
      <text:p text:style-name="OrgSrcBlock"><text:s/><text:s/><text:span text:style-name="OrgSrcFontLockBuiltinFace">:bind</text:span></text:p>
      <text:p text:style-name="OrgSrcBlock"><text:s/><text:s/>(<text:span text:style-name="OrgSrcFontLockBuiltinFace">:map</text:span><text:s/>elpy-mode-map</text:p>
      <text:p text:style-name="OrgSrcBlock"><text:tab/>(<text:span text:style-name="OrgSrcFontLockStringFace">"C-M-n"</text:span><text:s/>.<text:s/>elpy-nav-forward-block)</text:p>
      <text:p text:style-name="OrgSrcBlock"><text:tab/>(<text:span text:style-name="OrgSrcFontLockStringFace">"C-M-p"</text:span><text:s/>.<text:s/>elpy-nav-backward-block))</text:p>
      <text:p text:style-name="OrgSrcBlock"><text:s/><text:s/><text:span text:style-name="OrgSrcFontLockBuiltinFace">:hook</text:span><text:s/>((elpy-mode<text:s/>.<text:s/>flycheck-mode))</text:p>
      <text:p text:style-name="OrgSrcBlock"><text:s/><text:s/><text:span text:style-name="OrgSrcFontLockCommentDelimiterFace">;;<text:s/></text:span><text:span text:style-name="OrgSrcFontLockCommentFace">:init</text:span></text:p>
      <text:p text:style-name="OrgSrcBlock"><text:s/><text:s/><text:span text:style-name="OrgSrcFontLockCommentDelimiterFace">;;<text:s/></text:span><text:span text:style-name="OrgSrcFontLockCommentFace">(elpy-enable)</text:span></text:p>
      <text:p text:style-name="OrgSrcBlock"><text:s/><text:s/><text:span text:style-name="OrgSrcFontLockBuiltinFace">:config</text:span></text:p>
      <text:p text:style-name="OrgSrcBlock"><text:s/><text:s/>(<text:span text:style-name="OrgSrcFontLockKeywordFace">setq</text:span><text:s/>elpy-modules<text:s/>(delq<text:s/>'elpy-module-flymake<text:s/>elpy-modules))</text:p>
      <text:p text:style-name="OrgSrcBlock"><text:tab/><text:tab/><text:tab/><text:tab/><text:tab/><text:span text:style-name="OrgSrcFontLockCommentDelimiterFace">;<text:s/></text:span><text:span text:style-name="OrgSrcFontLockCommentFace">fix<text:s/>for<text:s/>MacOS,<text:s/>see<text:s/>https://github.com/</text:span><text:span text:style-name="OrgSrcWhitespaceLine">jorgenschaefer/elpy/issues/1550</text:span></text:p>
      <text:p text:style-name="OrgSrcBlock"><text:s/><text:s/>(<text:span text:style-name="OrgSrcFontLockKeywordFace">setq</text:span><text:s/>elpy-shell-echo-output<text:s/>nil)</text:p>
      <text:p text:style-name="OrgSrcBlock"><text:s/><text:s/>(<text:span text:style-name="OrgSrcFontLockKeywordFace">setq</text:span><text:s/>elpy-rpc-python-command<text:s/><text:span text:style-name="OrgSrcFontLockStringFace">"python3"</text:span>)</text:p>
      <text:p text:style-name="OrgSrcBlock"><text:s/><text:s/>(<text:span text:style-name="OrgSrcFontLockKeywordFace">setq</text:span><text:s/>elpy-rpc-timeout<text:s/>30)<text:tab/><text:tab/><text:span text:style-name="OrgSrcFontLockCommentDelimiterFace">;<text:s/></text:span><text:span text:style-name="OrgSrcFontLockCommentFace">elpy<text:s/>autopep8<text:s/>call<text:s/>timeout</text:span></text:p>
      <text:p text:style-name="OrgSrcBlock"><text:s/><text:s/>)<text:s/></text:p>
      <text:p text:style-name="OrgSrcBlock"><text:span text:style-name="OrgSrcFontLockCommentDelimiterFace">;;<text:s/></text:span><text:span text:style-name="OrgSrcFontLockCommentFace">(use-package<text:s/>elpy</text:span></text:p>
      <text:p text:style-name="OrgSrcBlock"><text:span text:style-name="OrgSrcFontLockCommentDelimiterFace">;;<text:s/><text:s/><text:s/></text:span><text:span text:style-name="OrgSrcFontLockCommentFace">:ensure<text:s/>t</text:span></text:p>
      <text:p text:style-name="OrgSrcBlock"><text:span text:style-name="OrgSrcFontLockCommentDelimiterFace">;;<text:s/><text:s/><text:s/></text:span><text:span text:style-name="OrgSrcFontLockCommentFace">:commands<text:s/>elpy-enable</text:span></text:p>
      <text:p text:style-name="OrgSrcBlock"><text:span text:style-name="OrgSrcFontLockCommentDelimiterFace">;;<text:s/><text:s/><text:s/></text:span><text:span text:style-name="OrgSrcFontLockCommentFace">:init<text:s/>(with-eval-after-load<text:s/>'python<text:s/>(elpy-enable))</text:span></text:p>
      <text:p text:style-name="OrgSrcBlockLastLine"><text:span text:style-name="OrgSrcFontLockCommentDelimiterFace">;;<text:s/><text:s/><text:s/></text:span><text:span text:style-name="OrgSrcFontLockCommentFace">)</text:span></text:p>
      <text:h text:style-name="Heading_20_2" text:outline-level="2" text:is-list-header="false">
<text:bookmark-start text:name="OrgXref.org493d0ce"/>
<text:bookmark text:name="org493d0ce"/>old
<text:bookmark-end text:name="OrgXref.org493d0ce"/></text:h>
      <text:p text:style-name="OrgSrcBlock"><text:s/><text:s/>(<text:span text:style-name="OrgSrcFontLockKeywordFace">with-eval-after-load</text:span><text:s/>'python</text:p>
      <text:p text:style-name="OrgSrcBlock"><text:tab/><text:span text:style-name="OrgSrcFontLockCommentDelimiterFace">;;<text:s/></text:span><text:span text:style-name="OrgSrcFontLockCommentFace">Disable<text:s/>elpy<text:s/>Vertical<text:s/>Guide<text:s/>Lines<text:s/>for<text:s/>Indentation</text:span></text:p>
      <text:p text:style-name="OrgSrcBlock"><text:tab/>(add-hook<text:s/>'elpy-mode-hook<text:s/>(<text:span text:style-name="OrgSrcFontLockKeywordFace">lambda</text:span><text:s/>()<text:s/>(highlight-indentation-mode<text:s/>-1)))</text:p>
      <text:p text:style-name="OrgSrcBlock"><text:tab/>(<text:span text:style-name="OrgSrcFontLockKeywordFace">when</text:span><text:s/>(<text:span text:style-name="OrgSrcFontLockKeywordFace">require</text:span><text:s/>'<text:span text:style-name="OrgSrcFontLockConstantFace">flycheck</text:span><text:s/>nil<text:s/>t)</text:p>
      <text:p text:style-name="OrgSrcBlock"><text:tab/><text:s/><text:s/>(<text:span text:style-name="OrgSrcFontLockKeywordFace">setq</text:span><text:s/>elpy-modules<text:s/>(delq<text:s/>'elpy-module-flymake<text:s/>elpy-modules))</text:p>
      <text:p text:style-name="OrgSrcBlock"><text:tab/><text:s/><text:s/>(add-hook<text:s/>'elpy-mode-hook<text:s/>'flycheck-mode))</text:p>
      <text:p text:style-name="OrgSrcBlock"><text:tab/><text:span text:style-name="OrgSrcFontLockCommentDelimiterFace">;;</text:span><text:span text:style-name="OrgSrcFontLockCommentFace">(require<text:s/>'py-autopep8)</text:span></text:p>
      <text:p text:style-name="OrgSrcBlock"><text:tab/><text:span text:style-name="OrgSrcFontLockCommentDelimiterFace">;;<text:s/></text:span><text:span text:style-name="OrgSrcFontLockCommentFace">(define-key<text:s/>ein:notebook-mode-map<text:s/>(kbd<text:s/>"C-c<text:s/>C-x<text:s/>d")</text:span></text:p>
      <text:p text:style-name="OrgSrcBlock"><text:tab/><text:span text:style-name="OrgSrcFontLockCommentDelimiterFace">;;<text:s/><text:s/><text:s/></text:span><text:span text:style-name="OrgSrcFontLockCommentFace">'ein:worksheet-delete-cell)</text:span></text:p>
      <text:p text:style-name="OrgSrcBlock"><text:tab/><text:span text:style-name="OrgSrcFontLockCommentDelimiterFace">;;<text:s/></text:span><text:span text:style-name="OrgSrcFontLockCommentFace">Autoinsert<text:s/>Python<text:s/>comments</text:span></text:p>
      <text:p text:style-name="OrgSrcBlock"><text:tab/><text:span text:style-name="OrgSrcFontLockCommentDelimiterFace">;;</text:span><text:span text:style-name="OrgSrcFontLockCommentFace">(global-set-key<text:s/>(kbd<text:s/>"&lt;f6&gt;")<text:s/>'my-insert-docstring)</text:span></text:p>
      <text:p text:style-name="OrgSrcBlock"><text:tab/><text:span text:style-name="OrgSrcFontLockCommentDelimiterFace">;;</text:span><text:span text:style-name="OrgSrcFontLockCommentFace">(defun<text:s/>my-insert-docstring<text:s/>(string)</text:span></text:p>
      <text:p text:style-name="OrgSrcBlock"><text:tab/><text:span text:style-name="OrgSrcFontLockCommentDelimiterFace">;;<text:s/><text:s/></text:span><text:span text:style-name="OrgSrcFontLockCommentFace">"Insert<text:s/>\label{ARG}<text:s/>\index{\nameref{ARG}}<text:s/>at<text:s/>point"</text:span></text:p>
      <text:p text:style-name="OrgSrcBlock"><text:tab/><text:span text:style-name="OrgSrcFontLockCommentDelimiterFace">;;<text:s/><text:s/></text:span><text:span text:style-name="OrgSrcFontLockCommentFace">(interactive<text:s/>"sString<text:s/>for<text:s/>\\label<text:s/>and<text:s/>\\nameref:<text:s/>")</text:span></text:p>
      <text:p text:style-name="OrgSrcBlock"><text:tab/><text:span text:style-name="OrgSrcFontLockCommentDelimiterFace">;;<text:s/><text:s/></text:span><text:span text:style-name="OrgSrcFontLockCommentFace">(insert<text:s/>'"""<text:s/>'<text:s/><text:s/>string<text:s/><text:s/>'<text:s/>"""'))</text:span></text:p>
      <text:p text:style-name="OrgSrcBlock"><text:tab/><text:span text:style-name="OrgSrcFontLockCommentDelimiterFace">;;<text:s/></text:span><text:span text:style-name="OrgSrcFontLockCommentFace">jedi,<text:s/>replaced<text:s/>by<text:s/>(setq<text:s/>elpy-rpc-backend<text:s/>"jedi")</text:span></text:p>
      <text:p text:style-name="OrgSrcBlock"><text:tab/><text:span text:style-name="OrgSrcFontLockCommentDelimiterFace">;;<text:s/></text:span><text:span text:style-name="OrgSrcFontLockCommentFace">(add-hook<text:s/>'python-mode-hook<text:s/>'jedi:setup)</text:span></text:p>
      <text:p text:style-name="OrgSrcBlock"><text:tab/><text:span text:style-name="OrgSrcFontLockCommentDelimiterFace">;;<text:s/></text:span><text:span text:style-name="OrgSrcFontLockCommentFace">(setq<text:s/>jedi:complete-on-dot<text:s/>t)</text:span></text:p>
      <text:p text:style-name="OrgSrcBlock"><text:tab/>(<text:span text:style-name="OrgSrcFontLockKeywordFace">setq</text:span><text:s/>elpy-rpc-ignored-buffer-size<text:s/>204800)</text:p>
      <text:p text:style-name="OrgSrcBlockLastLine"><text:tab/>)</text:p>
      <text:p text:style-name="Text_20_body">Auto-insert (disabled). <text:a xlink:type="simple" xlink:href="https://emacs.stackexchange.com/questions/36721/evil-mode-interacting-with-python-el-invoking-skeletons">Ref</text:a>. Replaced by yasnippet
</text:p>
      <text:p text:style-name="OrgSrcBlock"><text:s/><text:s/><text:span text:style-name="OrgSrcFontLockCommentDelimiterFace">;;<text:s/></text:span><text:span text:style-name="OrgSrcFontLockCommentFace">ref:<text:s/>https://www.webscalability.com/blog/2018/07/auto-insert-snippet-for-py</text:span><text:span text:style-name="OrgSrcWhitespaceLine">thon-emacs/</text:span></text:p>
      <text:p text:style-name="OrgSrcBlock"><text:s/><text:s/><text:span text:style-name="OrgSrcFontLockCommentDelimiterFace">;;<text:s/></text:span><text:span text:style-name="OrgSrcFontLockCommentFace">insert<text:s/>python<text:s/>skeleton<text:s/>with<text:s/>auto-insert</text:span></text:p>
      <text:p text:style-name="OrgSrcBlock"><text:s/><text:s/><text:span text:style-name="OrgSrcFontLockCommentDelimiterFace">;;<text:s/></text:span><text:span text:style-name="OrgSrcFontLockCommentFace">(setq<text:s/>python-skeleton-autoinsert<text:s/>nil)</text:span></text:p>
      <text:p text:style-name="OrgSrcBlock"><text:s/><text:s/><text:span text:style-name="OrgSrcFontLockCommentDelimiterFace">;;<text:s/></text:span><text:span text:style-name="OrgSrcFontLockCommentFace">(eval-after-load<text:s/>'autoinsert</text:span></text:p>
      <text:p text:style-name="OrgSrcBlock"><text:s/><text:s/><text:span text:style-name="OrgSrcFontLockCommentDelimiterFace">;;<text:s/><text:s/><text:s/></text:span><text:span text:style-name="OrgSrcFontLockCommentFace">'(define-auto-insert</text:span></text:p>
      <text:p text:style-name="OrgSrcBlock"><text:s/><text:s/><text:span text:style-name="OrgSrcFontLockCommentDelimiterFace">;;<text:s/><text:s/><text:s/><text:s/><text:s/><text:s/></text:span><text:span text:style-name="OrgSrcFontLockCommentFace">'("\\.\\py\\'"<text:s/>.<text:s/>"python<text:s/>skeleton")</text:span></text:p>
      <text:p text:style-name="OrgSrcBlock"><text:s/><text:s/><text:span text:style-name="OrgSrcFontLockCommentDelimiterFace">;;<text:s/><text:s/><text:s/><text:s/><text:s/><text:s/></text:span><text:span text:style-name="OrgSrcFontLockCommentFace">'(""</text:span></text:p>
      <text:p text:style-name="OrgSrcBlock"><text:s/><text:s/><text:span text:style-name="OrgSrcFontLockCommentDelimiterFace">;;<text:s/><text:s/><text:s/><text:s/><text:s/><text:s/><text:s/><text:s/></text:span><text:span text:style-name="OrgSrcFontLockCommentFace">"#!/usr/bin/env<text:s/>python"<text:s/>\n</text:span></text:p>
      <text:p text:style-name="OrgSrcBlock"><text:s/><text:s/><text:span text:style-name="OrgSrcFontLockCommentDelimiterFace">;;<text:s/><text:s/><text:s/><text:s/><text:s/><text:s/><text:s/><text:s/></text:span><text:span text:style-name="OrgSrcFontLockCommentFace">"\"\"\"<text:s/>"</text:span></text:p>
      <text:p text:style-name="OrgSrcBlock"><text:s/><text:s/><text:span text:style-name="OrgSrcFontLockCommentDelimiterFace">;;<text:s/><text:s/><text:s/><text:s/><text:s/><text:s/><text:s/><text:s/></text:span><text:span text:style-name="OrgSrcFontLockCommentFace">(file-name-nondirectory<text:s/>(buffer-file-name))<text:s/>\n<text:s/>\n</text:span></text:p>
      <text:p text:style-name="OrgSrcBlock"><text:s/><text:s/><text:span text:style-name="OrgSrcFontLockCommentDelimiterFace">;;<text:s/><text:s/><text:s/><text:s/><text:s/><text:s/><text:s/><text:s/></text:span><text:span text:style-name="OrgSrcFontLockCommentFace">"Author:<text:s/>Chong-Chong<text:s/>He<text:s/>(che1234@umd.edu)"<text:s/>\n</text:span></text:p>
      <text:p text:style-name="OrgSrcBlock"><text:s/><text:s/><text:span text:style-name="OrgSrcFontLockCommentDelimiterFace">;;<text:s/><text:s/><text:s/><text:s/><text:s/><text:s/><text:s/><text:s/></text:span><text:span text:style-name="OrgSrcFontLockCommentFace">"Written<text:s/>on<text:s/>"<text:s/>(format-time-string<text:s/>"%a,<text:s/>%e<text:s/>%b<text:s/>%Y.")<text:s/>\n</text:span></text:p>
      <text:p text:style-name="OrgSrcBlock"><text:s/><text:s/><text:span text:style-name="OrgSrcFontLockCommentDelimiterFace">;;<text:s/><text:s/><text:s/><text:s/><text:s/><text:s/><text:s/><text:s/></text:span><text:span text:style-name="OrgSrcFontLockCommentFace">"\"\"\""<text:s/>\n</text:span></text:p>
      <text:p text:style-name="OrgSrcBlock"><text:s/><text:s/><text:span text:style-name="OrgSrcFontLockCommentDelimiterFace">;;<text:s/><text:s/><text:s/><text:s/><text:s/><text:s/><text:s/><text:s/></text:span><text:span text:style-name="OrgSrcFontLockCommentFace">\n</text:span></text:p>
      <text:p text:style-name="OrgSrcBlock"><text:s/><text:s/><text:span text:style-name="OrgSrcFontLockCommentDelimiterFace">;;<text:s/><text:s/><text:s/><text:s/><text:s/><text:s/><text:s/><text:s/></text:span><text:span text:style-name="OrgSrcFontLockCommentFace">"import<text:s/>numpy<text:s/>as<text:s/>np"<text:s/>\n</text:span></text:p>
      <text:p text:style-name="OrgSrcBlock"><text:s/><text:s/><text:span text:style-name="OrgSrcFontLockCommentDelimiterFace">;;<text:s/><text:s/><text:s/><text:s/><text:s/><text:s/><text:s/><text:s/></text:span><text:span text:style-name="OrgSrcFontLockCommentFace">"import<text:s/>matplotlib.pyplot<text:s/>as<text:s/>plt"<text:s/>\n</text:span></text:p>
      <text:p text:style-name="OrgSrcBlock"><text:s/><text:s/><text:span text:style-name="OrgSrcFontLockCommentDelimiterFace">;;<text:s/><text:s/><text:s/><text:s/><text:s/><text:s/><text:s/><text:s/></text:span><text:span text:style-name="OrgSrcFontLockCommentFace">\n</text:span></text:p>
      <text:p text:style-name="OrgSrcBlock"><text:s/><text:s/><text:span text:style-name="OrgSrcFontLockCommentDelimiterFace">;;<text:s/><text:s/><text:s/><text:s/><text:s/><text:s/><text:s/><text:s/></text:span><text:span text:style-name="OrgSrcFontLockCommentFace">&gt;<text:s/>_<text:s/>\n</text:span></text:p>
      <text:p text:style-name="OrgSrcBlock"><text:s/><text:s/><text:span text:style-name="OrgSrcFontLockCommentDelimiterFace">;;<text:s/><text:s/><text:s/><text:s/><text:s/><text:s/><text:s/><text:s/></text:span><text:span text:style-name="OrgSrcFontLockCommentFace">\n</text:span></text:p>
      <text:p text:style-name="OrgSrcBlock"><text:s/><text:s/><text:span text:style-name="OrgSrcFontLockCommentDelimiterFace">;;<text:s/><text:s/><text:s/><text:s/><text:s/><text:s/><text:s/><text:s/></text:span><text:span text:style-name="OrgSrcFontLockCommentFace">"if<text:s/>__name__<text:s/>==<text:s/>'</text:span><text:span text:style-name="OrgSrcFontLockConstantFace">__main__</text:span><text:span text:style-name="OrgSrcFontLockCommentFace">':"<text:s/>\n</text:span></text:p>
      <text:p text:style-name="OrgSrcBlockLastLine"><text:s/><text:s/><text:span text:style-name="OrgSrcFontLockCommentDelimiterFace">;;<text:s/><text:s/><text:s/><text:s/><text:s/><text:s/><text:s/><text:s/></text:span><text:span text:style-name="OrgSrcFontLockCommentFace">"pass"<text:s/>\n<text:s/>\n)))</text:span></text:p>
      <text:h text:style-name="Heading_20_2" text:outline-level="2" text:is-list-header="false">
<text:bookmark-start text:name="OrgXref.orga6374a2"/>
<text:bookmark text:name="orga6374a2"/>Snippets
<text:bookmark-end text:name="OrgXref.orga6374a2"/></text:h>
      <text:p text:style-name="Text_20_body">Usage: <text:span text:style-name="OrgCode">defg&lt;tab&gt;</text:span>. Ref: stackexchange, <text:a xlink:type="simple" xlink:href="https://emacs.stackexchange.com/a/19471/26582">Library for automatically inserting python docstring in Google style</text:a>
</text:p>
      <text:p text:style-name="OrgSrcBlock"><text:s/><text:s/>(<text:span text:style-name="OrgSrcFontLockKeywordFace">defun</text:span><text:s/><text:span text:style-name="OrgSrcFontLockFunctionNameFace">python-args-to-google-docstring</text:span><text:s/>(text<text:s/><text:span text:style-name="OrgSrcFontLockTypeFace">&amp;optional</text:span><text:s/>make-fields)</text:p>
      <text:p text:style-name="OrgSrcBlock"><text:tab/><text:span text:style-name="OrgSrcFontLockDocFace">"Return<text:s/>a<text:s/>reST<text:s/>docstring<text:s/>format<text:s/>for<text:s/>the<text:s/>python<text:s/>arguments<text:s/>in<text:s/>yas-text."</text:span></text:p>
      <text:p text:style-name="OrgSrcBlock"><text:tab/>(<text:span text:style-name="OrgSrcFontLockKeywordFace">let*</text:span><text:s/>((indent<text:s/>(concat<text:s/><text:span text:style-name="OrgSrcFontLockStringFace">"\n"</text:span><text:s/>(make-string<text:s/>(current-column)<text:s/>32)))</text:p>
      <text:p text:style-name="OrgSrcBlock"><text:tab/><text:tab/><text:s/><text:s/><text:s/>(args<text:s/>(python-split-args<text:s/>text))</text:p>
      <text:p text:style-name="OrgSrcBlock"><text:tab/><text:s/><text:s/><text:s/>(nr<text:s/>0)</text:p>
      <text:p text:style-name="OrgSrcBlock"><text:tab/><text:tab/><text:s/><text:s/><text:s/>(formatted-args</text:p>
      <text:p text:style-name="OrgSrcBlock"><text:tab/><text:tab/>(mapconcat</text:p>
      <text:p text:style-name="OrgSrcBlock"><text:tab/><text:tab/><text:s/>(<text:span text:style-name="OrgSrcFontLockKeywordFace">lambda</text:span><text:s/>(x)</text:p>
      <text:p text:style-name="OrgSrcBlock"><text:tab/><text:tab/><text:s/><text:s/><text:s/>(concat<text:s/><text:span text:style-name="OrgSrcFontLockStringFace">"<text:s/><text:s/><text:s/><text:s/>"</text:span><text:s/>(nth<text:s/>0<text:s/>x)</text:p>
      <text:p text:style-name="OrgSrcBlock"><text:tab/><text:tab/><text:tab/><text:s/><text:s/><text:s/>(<text:span text:style-name="OrgSrcFontLockKeywordFace">if</text:span><text:s/>make-fields<text:s/>(format<text:s/><text:span text:style-name="OrgSrcFontLockStringFace">"<text:s/>${%d:arg%d}"</text:span><text:s/>(<text:span text:style-name="OrgSrcFontLockKeywordFace">cl-incf</text:span><text:s/>nr)<text:s/>n<text:span text:style-name="OrgSrcWhitespaceLine">r))</text:span></text:p>
      <text:p text:style-name="OrgSrcBlock"><text:tab/><text:tab/><text:tab/><text:s/><text:s/><text:s/>(<text:span text:style-name="OrgSrcFontLockKeywordFace">if</text:span><text:s/>(nth<text:s/>1<text:s/>x)<text:s/>(concat<text:s/><text:span text:style-name="OrgSrcFontLockStringFace">"<text:s/></text:span><text:span text:style-name="OrgSrcFontLockWarningFace">\</text:span><text:span text:style-name="OrgSrcFontLockStringFace">(default<text:s/>"</text:span><text:s/>(nth<text:s/>1<text:s/>x)<text:s/><text:span text:style-name="OrgSrcFontLockStringFace">"</text:span><text:span text:style-name="OrgSrcFontLockWarningFace">\</text:span><text:span text:style-name="OrgSrcFontLockStringFace">)"</text:span>)))<text:span text:style-name="OrgSrcWhitespaceLine">)</text:span></text:p>
      <text:p text:style-name="OrgSrcBlock"><text:tab/><text:tab/><text:s/>args</text:p>
      <text:p text:style-name="OrgSrcBlock"><text:tab/><text:tab/><text:s/>indent)))</text:p>
      <text:p text:style-name="OrgSrcBlock"><text:tab/><text:s/><text:s/>(<text:span text:style-name="OrgSrcFontLockKeywordFace">unless</text:span><text:s/>(string=<text:s/>formatted-args<text:s/><text:span text:style-name="OrgSrcFontLockStringFace">""</text:span>)</text:p>
      <text:p text:style-name="OrgSrcBlock"><text:tab/><text:tab/>(concat</text:p>
      <text:p text:style-name="OrgSrcBlock"><text:tab/><text:tab/><text:s/>(mapconcat<text:s/>'identity</text:p>
      <text:p text:style-name="OrgSrcBlock"><text:tab/><text:tab/><text:tab/>(list<text:s/><text:span text:style-name="OrgSrcFontLockStringFace">""</text:span><text:s/><text:span text:style-name="OrgSrcFontLockStringFace">"Args:"</text:span><text:s/>formatted-args)</text:p>
      <text:p text:style-name="OrgSrcBlock"><text:tab/><text:tab/><text:tab/>indent)</text:p>
      <text:p text:style-name="OrgSrcBlockLastLine"><text:tab/><text:tab/><text:s/><text:span text:style-name="OrgSrcFontLockStringFace">"\n"</text:span>))))</text:p>
      <text:h text:style-name="Heading_20_2" text:outline-level="2" text:is-list-header="false">
<text:bookmark-start text:name="OrgXref.org4ef2d3b"/>
<text:bookmark text:name="org4ef2d3b"/>Anaconda-mode
<text:bookmark-end text:name="OrgXref.org4ef2d3b"/></text:h>
      <text:p text:style-name="OrgSrcBlockLastLine"><text:s/><text:s/>(<text:span text:style-name="OrgSrcFontLockKeywordFace">use-package</text:span><text:s/><text:span text:style-name="OrgSrcFontLockConstantFace">anaconda-mode</text:span>)</text:p>
      <text:h text:style-name="Heading_20_1" text:outline-level="1" text:is-list-header="false">
<text:bookmark-start text:name="OrgXref.org6c44489"/>
<text:bookmark text:name="org6c44489"/>Julia mode
<text:bookmark-end text:name="OrgXref.org6c44489"/></text:h>
      <text:p text:style-name="OrgSrcBlockLastLine">(<text:span text:style-name="OrgSrcFontLockKeywordFace">use-package</text:span><text:s/><text:span text:style-name="OrgSrcFontLockConstantFace">julia-mode</text:span>)</text:p>
      <text:h text:style-name="Heading_20_1" text:outline-level="1" text:is-list-header="false">
<text:bookmark-start text:name="OrgXref.org5d1cf25"/>
<text:bookmark text:name="org5d1cf25"/>Markdown
<text:bookmark-end text:name="OrgXref.org5d1cf25"/></text:h>
      <text:h text:style-name="Heading_20_2" text:outline-level="2" text:is-list-header="false">
<text:bookmark-start text:name="OrgXref.org7544e47"/>
<text:bookmark text:name="org7544e47"/>Links
<text:bookmark-end text:name="OrgXref.org7544e47"/></text:h>
      <text:list text:style-name="OrgBulletedList" text:continue-numbering="false">
        <text:list-item>
          <text:p text:style-name="Text_20_body"><text:a xlink:type="simple" xlink:href="https://jblevins.org/projects/markdown-mode/">https://jblevins.org/projects/markdown-mode/</text:a>
</text:p>
        </text:list-item>
      </text:list>
      <text:h text:style-name="Heading_20_2" text:outline-level="2" text:is-list-header="false">
<text:bookmark-start text:name="OrgXref.orgd77e97f"/>
<text:bookmark text:name="orgd77e97f"/>Key-bindings
<text:bookmark-end text:name="OrgXref.orgd77e97f"/></text:h>
      <text:section text:style-name="OrgIndentedSection-Level-0" text:name="Section8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C-c LEFT/RIGHT</text:p>
              </table:table-cell>
              <table:table-cell table:style-name="OrgTblCellT">
                <text:p text:style-name="OrgTableContentsLeft">Downmote/Promote heading, list, etc</text:p>
              </table:table-cell>
            </table:table-row>
            <table:table-row>
              <table:table-cell table:style-name="OrgTblCellB">
                <text:p text:style-name="OrgTableContentsLeft">C-c C-x C-m</text:p>
              </table:table-cell>
              <table:table-cell table:style-name="OrgTblCellB">
                <text:p text:style-name="OrgTableContentsLeft">markdown-toggle-markup-hiding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82d0b34"/>
<text:bookmark text:name="org82d0b34"/>Basic configures
<text:bookmark-end text:name="OrgXref.org82d0b34"/></text:h>
      <text:p text:style-name="OrgSrcBlock">(<text:span text:style-name="OrgSrcFontLockKeywordFace">use-package</text:span><text:s/><text:span text:style-name="OrgSrcFontLockConstantFace">markdown-mode</text:span></text:p>
      <text:p text:style-name="OrgSrcBlock"><text:s/><text:s/><text:span text:style-name="OrgSrcFontLockBuiltinFace">:ensure</text:span><text:s/>t</text:p>
      <text:p text:style-name="OrgSrcBlock"><text:s/><text:s/><text:span text:style-name="OrgSrcFontLockBuiltinFace">:mode</text:span><text:s/>(<text:span text:style-name="OrgSrcFontLockStringFace">"README\\.md\\'"</text:span><text:s/>.<text:s/>gfm-mode)</text:p>
      <text:p text:style-name="OrgSrcBlock"><text:s/><text:s/><text:span text:style-name="OrgSrcFontLockBuiltinFace">:init</text:span></text:p>
      <text:p text:style-name="OrgSrcBlock"><text:s/><text:s/>(<text:span text:style-name="OrgSrcFontLockKeywordFace">setq</text:span><text:s/>markdown-command<text:s/><text:span text:style-name="OrgSrcFontLockStringFace">"multimarkdown"</text:span>)</text:p>
      <text:p text:style-name="OrgSrcBlock">)</text:p>
      <text:p text:style-name="OrgSrcBlock">(eval-after-load<text:s/>'markdown-mode</text:p>
      <text:p text:style-name="OrgSrcBlock">'(progn</text:p>
      <text:p text:style-name="OrgSrcBlock"><text:s/><text:s/>(define-key<text:s/>evil-normal-state-map<text:s/>(kbd<text:s/><text:span text:style-name="OrgSrcFontLockStringFace">"TAB"</text:span>)<text:s/>'markdown-cycle)</text:p>
      <text:p text:style-name="OrgSrcBlock">(define-key<text:s/>markdown-mode-map<text:s/>(kbd<text:s/><text:span text:style-name="OrgSrcFontLockStringFace">"M-n"</text:span>)<text:s/>'markdown-outline-next)</text:p>
      <text:p text:style-name="OrgSrcBlock">(define-key<text:s/>markdown-mode-map<text:s/>(kbd<text:s/><text:span text:style-name="OrgSrcFontLockStringFace">"M-p"</text:span>)<text:s/>'markdown-outline-previous))</text:p>
      <text:p text:style-name="OrgSrcBlockLastLine">)</text:p>
      <text:p text:style-name="Text_20_body">Keybindings
</text:p>
      <text:p text:style-name="OrgSrcBlockLastLine"/>
      <text:p text:style-name="Text_20_body">Use tab as indent:
</text:p>
      <text:p text:style-name="OrgSrcBlock"><text:s/><text:s/>(add-hook<text:s/>'text-mode-hook</text:p>
      <text:p text:style-name="OrgSrcBlock"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(<text:span text:style-name="OrgSrcFontLockKeywordFace">setq</text:span><text:s/>indent-tabs-mode<text:s/>t)</text:p>
      <text:p text:style-name="OrgSrcBlockLastLine"><text:s/><text:s/><text:s/><text:s/><text:s/><text:s/><text:s/><text:s/><text:s/><text:s/><text:s/><text:s/><text:s/>(<text:span text:style-name="OrgSrcFontLockKeywordFace">setq</text:span><text:s/>tab-width<text:s/>4)))</text:p>
      <text:h text:style-name="Heading_20_2" text:outline-level="2" text:is-list-header="false">
<text:bookmark-start text:name="OrgXref.org83d3ba5"/>
<text:bookmark text:name="org83d3ba5"/>Livedown
<text:bookmark-end text:name="OrgXref.org83d3ba5"/></text:h>
      <text:p text:style-name="OrgSrcBlock">(add-to-list<text:s/>'load-path<text:s/>(expand-file-name<text:s/><text:span text:style-name="OrgSrcFontLockStringFace">"~/.emacs.d/emacs-livedown"</text:span>))</text:p>
      <text:p text:style-name="OrgSrcBlockLastLine">(<text:span text:style-name="OrgSrcFontLockKeywordFace">require</text:span><text:s/>'<text:span text:style-name="OrgSrcFontLockConstantFace">livedown</text:span>)</text:p>
      <text:h text:style-name="Heading_20_2" text:outline-level="2" text:is-list-header="false">
<text:bookmark-start text:name="OrgXref.org93d3bf3"/>
<text:bookmark text:name="org93d3bf3"/>Marked 2.app
<text:bookmark-end text:name="OrgXref.org93d3bf3"/></text:h>
      <text:p text:style-name="Text_20_body">Source: <text:a xlink:type="simple" xlink:href="https://www.nistara.net/post/2016-07-21-emacs-marked/">https://www.nistara.net/post/2016-07-21-emacs-marked/</text:a>
</text:p>
      <text:p text:style-name="OrgSrcBlock"><text:span text:style-name="OrgSrcFontLockCommentDelimiterFace">;;<text:s/></text:span><text:span text:style-name="OrgSrcFontLockCommentFace">Getting<text:s/>emacs<text:s/>to<text:s/>use<text:s/>the<text:s/>'</text:span><text:span text:style-name="OrgSrcFontLockConstantFace">Marked</text:span><text:span text:style-name="OrgSrcFontLockCommentFace">'<text:s/>app</text:span></text:p>
      <text:p text:style-name="OrgSrcBlock">(<text:span text:style-name="OrgSrcFontLockKeywordFace">defun</text:span><text:s/><text:span text:style-name="OrgSrcFontLockFunctionNameFace">markdown-preview-file</text:span><text:s/>()</text:p>
      <text:p text:style-name="OrgSrcBlock"><text:s/><text:s/><text:span text:style-name="OrgSrcFontLockDocFace">"run<text:s/>Marked<text:s/>on<text:s/>the<text:s/>current<text:s/>file<text:s/>and<text:s/>revert<text:s/>the<text:s/>buffer"</text:span></text:p>
      <text:p text:style-name="OrgSrcBlock"><text:s/><text:s/>(<text:span text:style-name="OrgSrcFontLockKeywordFace">interactive</text:span>)</text:p>
      <text:p text:style-name="OrgSrcBlock"><text:s/><text:s/>(shell-command</text:p>
      <text:p text:style-name="OrgSrcBlock"><text:s/><text:s/><text:s/>(format<text:s/><text:span text:style-name="OrgSrcFontLockStringFace">"open<text:s/>-a<text:s/>/Applications/Marked\\<text:s/>2.app<text:s/>%s"</text:span></text:p>
      <text:p text:style-name="OrgSrcBlock"><text:s/><text:s/><text:s/><text:s/><text:s/><text:s/><text:s/>(shell-quote-argument<text:s/>(buffer-file-name))))</text:p>
      <text:p text:style-name="OrgSrcBlock">)</text:p>
      <text:p text:style-name="OrgSrcBlock">(eval-after-load<text:s/>'markdown-mode</text:p>
      <text:p text:style-name="OrgSrcBlock"><text:s/><text:s/>'(define-key<text:s/>markdown-mode-map<text:s/>(kbd<text:s/><text:span text:style-name="OrgSrcFontLockStringFace">"C-c<text:s/>m"</text:span>)<text:s/>'markdown-preview-file))</text:p>
      <text:p text:style-name="OrgSrcBlockLastLine">(<text:span text:style-name="OrgSrcFontLockKeywordFace">defalias</text:span><text:s/>'<text:span text:style-name="OrgSrcFontLockFunctionNameFace">marked</text:span><text:s/>'markdown-preview-file)</text:p>
      <text:h text:style-name="Heading_20_2" text:outline-level="2" text:is-list-header="false">
<text:bookmark-start text:name="OrgXref.org598b04b"/>
<text:bookmark text:name="org598b04b"/>Beautify
<text:bookmark-end text:name="OrgXref.org598b04b"/></text:h>
      <text:p text:style-name="Text_20_body"><text:a xlink:type="simple" xlink:href="https://emacs.stackexchange.com/questions/14740/how-to-configure-markdown-mode-to-render-headings-like-org-mode">https://emacs.stackexchange.com/questions/14740/how-to-configure-markdown-mode-to-render-headings-like-org-mode</text:a>
</text:p>
      <text:p text:style-name="Text_20_body"><text:span text:style-name="OrgCode">C-c C-x C-m</text:span> to toggle markup hiding. 
</text:p>
      <text:h text:style-name="Heading_20_1" text:outline-level="1" text:is-list-header="false">
<text:bookmark-start text:name="OrgXref.orga579c10"/>
<text:bookmark text:name="orga579c10"/>Latex
<text:bookmark-end text:name="OrgXref.orga579c10"/></text:h>
      <text:h text:style-name="Heading_20_2" text:outline-level="2" text:is-list-header="false">
<text:bookmark-start text:name="OrgXref.org71b1602"/>
<text:bookmark text:name="org71b1602"/>Basics
<text:bookmark-end text:name="OrgXref.org71b1602"/></text:h>
      <text:p text:style-name="OrgSrcBlock">(<text:span text:style-name="OrgSrcFontLockKeywordFace">use-package</text:span><text:s/><text:span text:style-name="OrgSrcFontLockConstantFace">latex</text:span></text:p>
      <text:p text:style-name="OrgSrcBlock"><text:s/><text:s/><text:span text:style-name="OrgSrcFontLockBuiltinFace">:defer</text:span><text:s/>t</text:p>
      <text:p text:style-name="OrgSrcBlock"><text:s/><text:s/><text:span text:style-name="OrgSrcFontLockBuiltinFace">:ensure</text:span><text:s/>auctex</text:p>
      <text:p text:style-name="OrgSrcBlock"><text:s/><text:s/><text:span text:style-name="OrgSrcFontLockBuiltinFace">:mode</text:span><text:s/>(<text:span text:style-name="OrgSrcFontLockStringFace">"\\.tex\\'"</text:span><text:s/>.<text:s/>LaTeX-mode)</text:p>
      <text:p text:style-name="OrgSrcBlock"><text:s/><text:s/><text:span text:style-name="OrgSrcFontLockBuiltinFace">:bind</text:span></text:p>
      <text:p text:style-name="OrgSrcBlock"><text:s/><text:s/>(<text:span text:style-name="OrgSrcFontLockBuiltinFace">:map</text:span><text:s/>LaTeX-mode-map</text:p>
      <text:p text:style-name="OrgSrcBlock"><text:tab/>(<text:span text:style-name="OrgSrcFontLockStringFace">"M-n"</text:span><text:s/>.<text:s/>outline-next-heading)</text:p>
      <text:p text:style-name="OrgSrcBlock"><text:tab/>(<text:span text:style-name="OrgSrcFontLockStringFace">"M-p"</text:span><text:s/>.<text:s/>outline-previous-heading)</text:p>
      <text:p text:style-name="OrgSrcBlock"><text:tab/>(<text:span text:style-name="OrgSrcFontLockStringFace">"C-c<text:s/>C-c"</text:span><text:s/>.<text:s/>TeX-command-run-all)</text:p>
      <text:p text:style-name="OrgSrcBlock"><text:tab/>(<text:span text:style-name="OrgSrcFontLockStringFace">"C-c<text:s/>l"</text:span><text:s/>.<text:s/>TeX-error-overview)</text:p>
      <text:p text:style-name="OrgSrcBlock"><text:tab/><text:span text:style-name="OrgSrcFontLockCommentDelimiterFace">;;<text:s/></text:span><text:span text:style-name="OrgSrcFontLockCommentFace">((kbd<text:s/>"C-tab")<text:s/>.<text:s/>TeX-complete-symbol)<text:s/></text:span></text:p>
      <text:p text:style-name="OrgSrcBlock"><text:tab/>(<text:span text:style-name="OrgSrcFontLockStringFace">"C-c<text:s/>w"</text:span><text:s/>.<text:s/>juanjo:textcount))</text:p>
      <text:p text:style-name="OrgSrcBlock"><text:s/><text:s/><text:span text:style-name="OrgSrcFontLockBuiltinFace">:config</text:span></text:p>
      <text:p text:style-name="OrgSrcBlock"><text:s/><text:s/>(<text:span text:style-name="OrgSrcFontLockKeywordFace">setq</text:span><text:s/>TeX-auto-save<text:s/>t)</text:p>
      <text:p text:style-name="OrgSrcBlock"><text:s/><text:s/>(<text:span text:style-name="OrgSrcFontLockKeywordFace">setq</text:span><text:s/>TeX-auto-save<text:s/>t)</text:p>
      <text:p text:style-name="OrgSrcBlock"><text:s/><text:s/>(<text:span text:style-name="OrgSrcFontLockKeywordFace">setq</text:span><text:s/>TeX-PDF-mode<text:s/>t)<text:tab/><text:s/><text:s/><text:s/><text:s/><text:s/><text:s/><text:span text:style-name="OrgSrcFontLockCommentDelimiterFace">;;<text:s/></text:span><text:span text:style-name="OrgSrcFontLockCommentFace">Compile<text:s/>documents<text:s/>to<text:s/>PDF<text:s/>by<text:s/>default</text:span></text:p>
      <text:p text:style-name="OrgSrcBlock"><text:s/><text:s/>(<text:span text:style-name="OrgSrcFontLockKeywordFace">setq</text:span><text:s/>TeX-parse-self<text:s/>t)</text:p>
      <text:p text:style-name="OrgSrcBlock"><text:s/><text:s/>(<text:span text:style-name="OrgSrcFontLockKeywordFace">setq</text:span><text:s/>TeX-save-query<text:s/>nil)</text:p>
      <text:p text:style-name="OrgSrcBlock"><text:s/><text:s/><text:span text:style-name="OrgSrcFontLockCommentDelimiterFace">;;<text:s/></text:span><text:span text:style-name="OrgSrcFontLockCommentFace">(setq-default<text:s/>TeX-master<text:s/>nil)<text:s/>;;<text:s/>Make<text:s/>emacs<text:s/>aware<text:s/>of<text:s/>multi-file<text:s/>projects</text:span></text:p>
      <text:p text:style-name="OrgSrcBlock"><text:s/><text:s/>(add-hook<text:s/>'LaTeX-mode-hook<text:s/>#'visual-line-mode)</text:p>
      <text:p text:style-name="OrgSrcBlock"><text:s/><text:s/>(add-hook<text:s/>'LaTeX-mode-hook<text:s/>#'no-auto-fill)</text:p>
      <text:p text:style-name="OrgSrcBlock"><text:s/><text:s/>(add-hook<text:s/>'LaTeX-mode-hook<text:s/>'hs-minor-mode)</text:p>
      <text:p text:style-name="OrgSrcBlock"><text:s/><text:s/>(add-hook<text:s/>'LaTeX-mode-hook<text:s/>'outline-minor-mode)</text:p>
      <text:p text:style-name="OrgSrcBlock"><text:s/><text:s/>(add-hook<text:s/>'LaTeX-mode-hook<text:s/>'flyspell-mode)</text:p>
      <text:p text:style-name="OrgSrcBlock"><text:s/><text:s/>(add-hook<text:s/>'LaTeX-mode-hook<text:s/>'LaTeX-math-mode)</text:p>
      <text:p text:style-name="OrgSrcBlock"><text:s/><text:s/>(<text:span text:style-name="OrgSrcFontLockKeywordFace">evil-define-key</text:span><text:s/>'normal<text:s/>outline-minor-mode-map<text:s/>(kbd<text:s/><text:span text:style-name="OrgSrcFontLockStringFace">"SPC"</text:span>)<text:s/>'evil-toggle-fold)</text:p>
      <text:p text:style-name="OrgSrcBlock"><text:s/><text:s/><text:span text:style-name="OrgSrcFontLockCommentDelimiterFace">;;<text:s/></text:span><text:span text:style-name="OrgSrcFontLockCommentFace">CDLaTeX</text:span></text:p>
      <text:p text:style-name="OrgSrcBlock"><text:s/><text:s/>(add-hook<text:s/>'LaTeX-mode-hook<text:s/>'turn-on-cdlatex)<text:s/><text:s/><text:s/><text:span text:style-name="OrgSrcFontLockCommentDelimiterFace">;<text:s/></text:span><text:span text:style-name="OrgSrcFontLockCommentFace">with<text:s/>AUCTeX<text:s/>LaTeX<text:s/>mode</text:span></text:p>
      <text:p text:style-name="OrgSrcBlock"><text:s/><text:s/><text:span text:style-name="OrgSrcFontLockCommentDelimiterFace">;;<text:s/></text:span><text:span text:style-name="OrgSrcFontLockCommentFace">(setq<text:s/>reftex-plug-into-auctex<text:s/>t)</text:span></text:p>
      <text:p text:style-name="OrgSrcBlock"><text:s/><text:s/>(add-hook<text:s/>'LaTeX-mode-hook<text:s/>'turn-on-reftex)</text:p>
      <text:p text:style-name="OrgSrcBlock"><text:s/><text:s/>(<text:span text:style-name="OrgSrcFontLockKeywordFace">setq</text:span><text:s/>reftex-plug-into-AUCTeX<text:s/>t)</text:p>
      <text:p text:style-name="OrgSrcBlock"><text:s/><text:s/>(autoload<text:s/>'helm-bibtex<text:s/><text:span text:style-name="OrgSrcFontLockStringFace">"helm-bibtex"</text:span><text:s/><text:span text:style-name="OrgSrcFontLockDocFace">""</text:span><text:s/>t)</text:p>
      <text:p text:style-name="OrgSrcBlock"><text:s/><text:s/>(electric-pair-mode)</text:p>
      <text:p text:style-name="OrgSrcBlock"><text:s/><text:s/><text:span text:style-name="OrgSrcFontLockCommentDelimiterFace">;;<text:s/></text:span><text:span text:style-name="OrgSrcFontLockCommentFace">compile</text:span></text:p>
      <text:p text:style-name="OrgSrcBlock"><text:s/><text:s/><text:span text:style-name="OrgSrcFontLockCommentDelimiterFace">;;<text:s/></text:span><text:span text:style-name="OrgSrcFontLockCommentFace">(evil-define-key<text:s/>'normal<text:s/>LaTeX-mode-map<text:s/>(kbd<text:s/>",<text:s/>l")<text:s/>'TeX-command-master)</text:span></text:p>
      <text:p text:style-name="OrgSrcBlock"><text:s/><text:s/><text:span text:style-name="OrgSrcFontLockCommentDelimiterFace">;;<text:s/></text:span><text:span text:style-name="OrgSrcFontLockCommentFace">do<text:s/>not<text:s/>query<text:s/>the<text:s/>user<text:s/>before<text:s/>saving<text:s/>each<text:s/>file<text:s/>with<text:s/>TeX-save-document</text:span></text:p>
      <text:p text:style-name="OrgSrcBlock"><text:s/><text:s/>(<text:span text:style-name="OrgSrcFontLockKeywordFace">setq</text:span><text:s/>TeX-save-query<text:s/>nil)<text:s/></text:p>
      <text:p text:style-name="OrgSrcBlock"><text:s/><text:s/>(<text:span text:style-name="OrgSrcFontLockKeywordFace">evil-define-key</text:span><text:s/>'normal<text:s/>LaTeX-mode-map<text:s/>(kbd<text:s/><text:span text:style-name="OrgSrcFontLockStringFace">",<text:s/>l"</text:span>)<text:s/>'TeX-command-run-all)</text:p>
      <text:p text:style-name="OrgSrcBlock"><text:s/><text:s/>(<text:span text:style-name="OrgSrcFontLockKeywordFace">evil-define-key</text:span><text:s/>'normal<text:s/>LaTeX-mode-map<text:s/>(kbd<text:s/><text:span text:style-name="OrgSrcFontLockStringFace">",<text:s/>v"</text:span>)<text:s/>'TeX-view)</text:p>
      <text:p text:style-name="OrgSrcBlock"><text:s/><text:s/>(<text:span text:style-name="OrgSrcFontLockKeywordFace">evil-define-key</text:span><text:s/>'normal<text:s/>LaTeX-mode-map<text:s/>(kbd<text:s/><text:span text:style-name="OrgSrcFontLockStringFace">"M-w"</text:span>)<text:s/>'LaTeX-fill-region)</text:p>
      <text:p text:style-name="OrgSrcBlock"><text:s/><text:s/><text:span text:style-name="OrgSrcFontLockCommentDelimiterFace">;;<text:s/></text:span><text:span text:style-name="OrgSrcFontLockCommentFace">sync</text:span></text:p>
      <text:p text:style-name="OrgSrcBlock"><text:s/><text:s/><text:span text:style-name="OrgSrcFontLockCommentDelimiterFace">;;<text:s/></text:span><text:span text:style-name="OrgSrcFontLockCommentFace">Enable<text:s/>the<text:s/>clicking<text:s/>feature<text:s/>of<text:s/>the<text:s/>sync</text:span></text:p>
      <text:p text:style-name="OrgSrcBlock"><text:s/><text:s/>(add-hook<text:s/>'LaTeX-mode-hook</text:p>
      <text:p text:style-name="OrgSrcBlock"><text:tab/><text:s/><text:s/><text:s/><text:s/>(<text:span text:style-name="OrgSrcFontLockKeywordFace">lambda</text:span><text:s/>()<text:s/>(local-set-key<text:s/>(kbd<text:s/><text:span text:style-name="OrgSrcFontLockStringFace">"&lt;S-s-mouse-1&gt;"</text:span>)<text:s/>#'TeX-view))</text:p>
      <text:p text:style-name="OrgSrcBlock"><text:tab/><text:s/><text:s/><text:s/><text:s/>)</text:p>
      <text:p text:style-name="OrgSrcBlock"><text:s/><text:s/>(<text:span text:style-name="OrgSrcFontLockKeywordFace">setq</text:span><text:s/>TeX-PDF-mode<text:s/>t)<text:tab/><text:s/><text:s/><text:s/><text:s/><text:s/><text:s/><text:span text:style-name="OrgSrcFontLockCommentDelimiterFace">;;<text:s/></text:span><text:span text:style-name="OrgSrcFontLockCommentFace">Compile<text:s/>documents<text:s/>to<text:s/>PDF<text:s/>by<text:s/>default</text:span></text:p>
      <text:p text:style-name="OrgSrcBlock"><text:s/><text:s/><text:span text:style-name="OrgSrcFontLockCommentDelimiterFace">;;<text:s/></text:span><text:span text:style-name="OrgSrcFontLockCommentFace">Use<text:s/>Skim<text:s/>as<text:s/>viewer,<text:s/>enable<text:s/>source<text:s/>&lt;-&gt;<text:s/>PDF<text:s/>sync</text:span></text:p>
      <text:p text:style-name="OrgSrcBlock"><text:s/><text:s/><text:span text:style-name="OrgSrcFontLockCommentDelimiterFace">;;<text:s/></text:span><text:span text:style-name="OrgSrcFontLockCommentFace">make<text:s/>latexmk<text:s/>available<text:s/>via<text:s/>C-c<text:s/>C-c</text:span></text:p>
      <text:p text:style-name="OrgSrcBlock"><text:s/><text:s/><text:span text:style-name="OrgSrcFontLockCommentDelimiterFace">;;<text:s/></text:span><text:span text:style-name="OrgSrcFontLockCommentFace">Note:<text:s/>SyncTeX<text:s/>is<text:s/>setup<text:s/>via<text:s/>~/.latexmkrc<text:s/>(see<text:s/>below)</text:span></text:p>
      <text:p text:style-name="OrgSrcBlock"><text:s/><text:s/>(add-hook<text:s/>'LaTeX-mode-hook<text:s/>(<text:span text:style-name="OrgSrcFontLockKeywordFace">lambda</text:span><text:s/>()</text:p>
      <text:p text:style-name="OrgSrcBlock"><text:tab/><text:tab/><text:tab/><text:s/><text:s/><text:s/><text:s/><text:s/><text:s/><text:s/>(<text:span text:style-name="OrgSrcFontLockKeywordFace">push</text:span></text:p>
      <text:p text:style-name="OrgSrcBlock"><text:tab/><text:tab/><text:tab/><text:tab/>'(<text:span text:style-name="OrgSrcFontLockStringFace">"latexmk"</text:span><text:s/><text:span text:style-name="OrgSrcFontLockStringFace">"latexmk<text:s/>-pdf<text:s/>%s"</text:span><text:s/>TeX-run-TeX<text:s/>nil<text:s/>t<text:s/><text:span text:style-name="OrgSrcWhitespaceLine">:help</text:span><text:span text:style-name="OrgSrcWhitespaceLine"><text:s/></text:span><text:span text:style-name="OrgSrcWhitespaceLine">"Run<text:s/>latexmk<text:s/>on<text:s/>file"</text:span><text:span text:style-name="OrgSrcWhitespaceLine">)</text:span></text:p>
      <text:p text:style-name="OrgSrcBlock"><text:tab/><text:tab/><text:tab/><text:tab/>TeX-command-list)))</text:p>
      <text:p text:style-name="OrgSrcBlock"><text:s/><text:s/>(add-hook<text:s/>'TeX-mode-hook<text:s/>'(lambda<text:s/>()<text:s/>(<text:span text:style-name="OrgSrcFontLockKeywordFace">setq</text:span><text:s/>TeX-command-default<text:s/><text:span text:style-name="OrgSrcFontLockStringFace">"latexmk"</text:span>)))</text:p>
      <text:p text:style-name="OrgSrcBlock"><text:s/><text:s/><text:span text:style-name="OrgSrcFontLockCommentDelimiterFace">;;<text:s/></text:span><text:span text:style-name="OrgSrcFontLockCommentFace">use<text:s/>Skim<text:s/>as<text:s/>default<text:s/>pdf<text:s/>viewer</text:span></text:p>
      <text:p text:style-name="OrgSrcBlock"><text:s/><text:s/><text:span text:style-name="OrgSrcFontLockCommentDelimiterFace">;;<text:s/></text:span><text:span text:style-name="OrgSrcFontLockCommentFace">Skim's<text:s/>displayline<text:s/>is<text:s/>used<text:s/>for<text:s/>forward<text:s/>search<text:s/>(from<text:s/>.tex<text:s/>to<text:s/>.pdf)</text:span></text:p>
      <text:p text:style-name="OrgSrcBlock"><text:s/><text:s/><text:span text:style-name="OrgSrcFontLockCommentDelimiterFace">;;<text:s/></text:span><text:span text:style-name="OrgSrcFontLockCommentFace">option<text:s/>-b<text:s/>highlights<text:s/>the<text:s/>current<text:s/>line;<text:s/>option<text:s/>-g<text:s/>opens<text:s/>Skim<text:s/>in<text:s/>the<text:s/>backgrou</text:span><text:span text:style-name="OrgSrcWhitespaceLine">nd</text:span></text:p>
      <text:p text:style-name="OrgSrcBlock"><text:s/><text:s/>(<text:span text:style-name="OrgSrcFontLockKeywordFace">setq</text:span><text:s/>TeX-view-program-selection<text:s/>'((output-pdf<text:s/><text:span text:style-name="OrgSrcFontLockStringFace">"PDF<text:s/>Viewer"</text:span>)))</text:p>
      <text:p text:style-name="OrgSrcBlock"><text:s/><text:s/>(<text:span text:style-name="OrgSrcFontLockKeywordFace">setq</text:span><text:s/>TeX-view-program-list</text:p>
      <text:p text:style-name="OrgSrcBlock"><text:tab/>'((<text:span text:style-name="OrgSrcFontLockStringFace">"PDF<text:s/>Viewer"</text:span><text:s/><text:span text:style-name="OrgSrcFontLockStringFace">"/Applications/Skim.app/Contents/SharedSupport/displayli</text:span><text:span text:style-name="OrgSrcWhitespaceLine">ne<text:s/>-b<text:s/>-g<text:s/>%n<text:s/>%o<text:s/>%b"</text:span><text:span text:style-name="OrgSrcWhitespaceLine">)))</text:span></text:p>
      <text:p text:style-name="OrgSrcBlock"><text:s/><text:s/><text:span text:style-name="OrgSrcFontLockCommentDelimiterFace">;;<text:s/></text:span><text:span text:style-name="OrgSrcFontLockCommentFace">keybindings</text:span></text:p>
      <text:p text:style-name="OrgSrcBlock"><text:s/><text:s/><text:span text:style-name="OrgSrcFontLockCommentDelimiterFace">;;<text:s/></text:span><text:span text:style-name="OrgSrcFontLockCommentFace">(define-key<text:s/>outline-mode-map<text:s/>[M-left]<text:s/>'outline-hide-body)</text:span></text:p>
      <text:p text:style-name="OrgSrcBlock"><text:s/><text:s/><text:span text:style-name="OrgSrcFontLockCommentDelimiterFace">;;<text:s/></text:span><text:span text:style-name="OrgSrcFontLockCommentFace">(define-key<text:s/>outline-mode-map<text:s/>[M-right]<text:s/>'outline-show-all)</text:span></text:p>
      <text:p text:style-name="OrgSrcBlock"><text:s/><text:s/><text:span text:style-name="OrgSrcFontLockCommentDelimiterFace">;;<text:s/></text:span><text:span text:style-name="OrgSrcFontLockCommentFace">(define-key<text:s/>outline-mode-map<text:s/>[M-up]<text:s/>'outline-previous-heading)</text:span></text:p>
      <text:p text:style-name="OrgSrcBlock"><text:s/><text:s/><text:span text:style-name="OrgSrcFontLockCommentDelimiterFace">;;<text:s/></text:span><text:span text:style-name="OrgSrcFontLockCommentFace">(define-key<text:s/>outline-mode-map<text:s/>[M-down]<text:s/>'outline-next-heading)</text:span></text:p>
      <text:p text:style-name="OrgSrcBlock"><text:s/><text:s/><text:span text:style-name="OrgSrcFontLockCommentDelimiterFace">;;<text:s/></text:span><text:span text:style-name="OrgSrcFontLockCommentFace">(define-key<text:s/>outline-mode-map<text:s/>[C-M-left]<text:s/>'outline-hide-sublevels)</text:span></text:p>
      <text:p text:style-name="OrgSrcBlock"><text:s/><text:s/><text:span text:style-name="OrgSrcFontLockCommentDelimiterFace">;;<text:s/></text:span><text:span text:style-name="OrgSrcFontLockCommentFace">(define-key<text:s/>outline-mode-map<text:s/>[C-M-right]<text:s/>'outline-show-children)</text:span></text:p>
      <text:p text:style-name="OrgSrcBlock"><text:s/><text:s/><text:span text:style-name="OrgSrcFontLockCommentDelimiterFace">;;<text:s/></text:span><text:span text:style-name="OrgSrcFontLockCommentFace">(define-key<text:s/>outline-mode-map<text:s/>[C-M-up]<text:s/>'outline-previous-visible-heading)</text:span></text:p>
      <text:p text:style-name="OrgSrcBlock"><text:s/><text:s/><text:span text:style-name="OrgSrcFontLockCommentDelimiterFace">;;<text:s/></text:span><text:span text:style-name="OrgSrcFontLockCommentFace">(define-key<text:s/>outline-mode-map<text:s/>[C-M-down]<text:s/>'outline-next-visible-heading)</text:span></text:p>
      <text:p text:style-name="OrgSrcBlock"><text:s/><text:s/>(<text:span text:style-name="OrgSrcFontLockKeywordFace">defun</text:span><text:s/><text:span text:style-name="OrgSrcFontLockFunctionNameFace">turn-on-outline-minor-mode</text:span><text:s/>()<text:s/>(outline-minor-mode<text:s/>1))</text:p>
      <text:p text:style-name="OrgSrcBlock"><text:s/><text:s/>(add-hook<text:s/>'LaTeX-mode-hook<text:s/>'turn-on-outline-minor-mode)</text:p>
      <text:p text:style-name="OrgSrcBlock"><text:s/><text:s/>(add-hook<text:s/>'LaTeX-mode-hook<text:s/>'turn-on-outline-minor-mode)</text:p>
      <text:p text:style-name="OrgSrcBlock"><text:s/><text:s/>(<text:span text:style-name="OrgSrcFontLockKeywordFace">defun</text:span><text:s/><text:span text:style-name="OrgSrcFontLockFunctionNameFace">turn-on-flycheck-mode</text:span><text:s/>()<text:s/>(flycheck-mode<text:s/>1))</text:p>
      <text:p text:style-name="OrgSrcBlock"><text:s/><text:s/>(add-hook<text:s/>'LaTeX-mode-hook<text:s/>'turn-on-flycheck-mode)</text:p>
      <text:p text:style-name="OrgSrcBlockLastLine"><text:s/><text:s/>)</text:p>
      <text:p text:style-name="Text_20_body">Set preview image format as svg. Note: this rely on the use of <text:a xlink:type="simple" xlink:href="https://github.com/railwaycat/homebrew-emacsmacport/releases">Yamamoto's Emacs a.k.a. Emacs Mac Port</text:a>, which has <text:span text:style-name="OrgCode">svg</text:span> support. Regular emacs downloaded from emacsformacosx.com will not work.
</text:p>
      <text:p text:style-name="Text_20_body">Source: <text:a xlink:type="simple" xlink:href="https://emacs.stackexchange.com/a/34085">https://emacs.stackexchange.com/a/34085</text:a>
</text:p>
      <text:p text:style-name="OrgSrcBlock">(<text:span text:style-name="OrgSrcFontLockKeywordFace">setq</text:span><text:s/>org-latex-create-formula-image-program<text:s/>'dvisvgm)</text:p>
      <text:p text:style-name="OrgSrcBlock">(<text:span text:style-name="OrgSrcFontLockKeywordFace">setq</text:span><text:s/>org-preview-latex-default-process<text:s/>'dvisvgm)</text:p>
      <text:p text:style-name="OrgSrcBlock"><text:span text:style-name="OrgSrcFontLockCommentDelimiterFace">;;<text:s/></text:span><text:span text:style-name="OrgSrcFontLockCommentFace">(setq<text:s/>org-preview-latex-default-process<text:s/>'divpng)</text:span></text:p>
      <text:p text:style-name="OrgSrcBlock"><text:span text:style-name="OrgSrcFontLockCommentDelimiterFace">;;<text:s/></text:span><text:span text:style-name="OrgSrcFontLockCommentFace">(setq<text:s/>my:dvi-to-svg</text:span></text:p>
      <text:p text:style-name="OrgSrcBlock"><text:span text:style-name="OrgSrcFontLockCommentDelimiterFace">;;<text:s/><text:s/><text:s/><text:s/><text:s/></text:span><text:span text:style-name="OrgSrcFontLockCommentFace">(my:dvi-to-svg<text:s/>:programs</text:span></text:p>
      <text:p text:style-name="OrgSrcBlock"><text:span text:style-name="OrgSrcFontLockCommentDelimiterFace">;;<text:s/><text:s/><text:s/><text:s/><text:s/><text:s/><text:s/><text:s/><text:s/></text:span><text:span text:style-name="OrgSrcFontLockCommentFace">("latex"<text:s/>"dvisvgm")</text:span></text:p>
      <text:p text:style-name="OrgSrcBlock"><text:span text:style-name="OrgSrcFontLockCommentDelimiterFace">;;<text:s/><text:s/><text:s/><text:s/><text:s/><text:s/><text:s/><text:s/><text:s/><text:s/><text:s/><text:s/></text:span><text:span text:style-name="OrgSrcFontLockCommentFace">:description<text:s/>"dvi<text:s/>&gt;<text:s/>svg"</text:span></text:p>
      <text:p text:style-name="OrgSrcBlock"><text:span text:style-name="OrgSrcFontLockCommentDelimiterFace">;;<text:s/><text:s/><text:s/><text:s/><text:s/><text:s/><text:s/><text:s/><text:s/><text:s/><text:s/><text:s/></text:span><text:span text:style-name="OrgSrcFontLockCommentFace">:message<text:s/>"you<text:s/>need<text:s/>to<text:s/>install<text:s/>the<text:s/>programs:<text:s/>latex<text:s/>and<text:s/>dvisvgm."</text:span></text:p>
      <text:p text:style-name="OrgSrcBlock"><text:span text:style-name="OrgSrcFontLockCommentDelimiterFace">;;<text:s/><text:s/><text:s/><text:s/><text:s/><text:s/><text:s/><text:s/><text:s/><text:s/><text:s/><text:s/></text:span><text:span text:style-name="OrgSrcFontLockCommentFace">:use-xcolor<text:s/>t</text:span></text:p>
      <text:p text:style-name="OrgSrcBlock"><text:span text:style-name="OrgSrcFontLockCommentDelimiterFace">;;<text:s/><text:s/><text:s/><text:s/><text:s/><text:s/><text:s/><text:s/><text:s/><text:s/><text:s/><text:s/></text:span><text:span text:style-name="OrgSrcFontLockCommentFace">:image-input-type<text:s/>"dvi"</text:span></text:p>
      <text:p text:style-name="OrgSrcBlock"><text:span text:style-name="OrgSrcFontLockCommentDelimiterFace">;;<text:s/><text:s/><text:s/><text:s/><text:s/><text:s/><text:s/><text:s/><text:s/><text:s/><text:s/><text:s/></text:span><text:span text:style-name="OrgSrcFontLockCommentFace">:image-output-type<text:s/>"svg"</text:span></text:p>
      <text:p text:style-name="OrgSrcBlock"><text:span text:style-name="OrgSrcFontLockCommentDelimiterFace">;;<text:s/><text:s/><text:s/><text:s/><text:s/><text:s/><text:s/><text:s/><text:s/><text:s/><text:s/><text:s/></text:span><text:span text:style-name="OrgSrcFontLockCommentFace">:image-size-adjust<text:s/>(1.7<text:s/>.<text:s/>1.5)</text:span></text:p>
      <text:p text:style-name="OrgSrcBlock"><text:span text:style-name="OrgSrcFontLockCommentDelimiterFace">;;<text:s/><text:s/><text:s/><text:s/><text:s/><text:s/><text:s/><text:s/><text:s/><text:s/><text:s/><text:s/></text:span><text:span text:style-name="OrgSrcFontLockCommentFace">:latex-compiler<text:s/>("latex<text:s/>-interaction<text:s/>nonstopmode<text:s/>-output-directory</text:span><text:span text:style-name="OrgSrcWhitespaceLine"><text:s/>%o<text:s/>%f")</text:span></text:p>
      <text:p text:style-name="OrgSrcBlock"><text:span text:style-name="OrgSrcFontLockCommentDelimiterFace">;;<text:s/><text:s/><text:s/><text:s/><text:s/><text:s/><text:s/><text:s/><text:s/><text:s/><text:s/><text:s/></text:span><text:span text:style-name="OrgSrcFontLockCommentFace">:image-converter<text:s/>("dvisvgm<text:s/>%f<text:s/>-e<text:s/>-n<text:s/>-b<text:s/>min<text:s/>-c<text:s/>%S<text:s/>-o<text:s/>%O")))</text:span></text:p>
      <text:p text:style-name="OrgSrcBlock"><text:span text:style-name="OrgSrcFontLockCommentDelimiterFace">;;<text:s/></text:span><text:span text:style-name="OrgSrcFontLockCommentFace">(with-eval-after-load<text:s/>'ox-latex</text:span></text:p>
      <text:p text:style-name="OrgSrcBlock"><text:span text:style-name="OrgSrcFontLockCommentDelimiterFace">;;<text:s/><text:s/><text:s/><text:s/><text:s/></text:span><text:span text:style-name="OrgSrcFontLockCommentFace">(add-to-list<text:s/>'org-preview-latex-process-alist<text:s/>my:dvi-to-svg)</text:span></text:p>
      <text:p text:style-name="OrgSrcBlockLastLine"><text:span text:style-name="OrgSrcFontLockCommentDelimiterFace">;;<text:s/><text:s/><text:s/><text:s/><text:s/></text:span><text:span text:style-name="OrgSrcFontLockCommentFace">(setq<text:s/>org-preview-latex-default-process<text:s/>'my:dvi-to-svg))</text:span></text:p>
      <text:p text:style-name="OrgSrcBlockLastLine">(<text:span text:style-name="OrgSrcFontLockKeywordFace">use-package</text:span><text:s/><text:span text:style-name="OrgSrcFontLockConstantFace">preview-dvisvgm</text:span>)</text:p>
      <text:p text:style-name="OrgSrcBlock"><text:s/><text:s/><text:span text:style-name="OrgSrcFontLockCommentDelimiterFace">;;<text:s/></text:span><text:span text:style-name="OrgSrcFontLockCommentFace">not<text:s/>used</text:span></text:p>
      <text:p text:style-name="OrgSrcBlock"/>
      <text:p text:style-name="OrgSrcBlock"><text:s/><text:s/>(global-set-key<text:s/>[M-left]<text:s/>'outline-hide-body)</text:p>
      <text:p text:style-name="OrgSrcBlock"><text:s/><text:s/>(global-set-key<text:s/>[M-right]<text:s/>'outline-show-all)</text:p>
      <text:p text:style-name="OrgSrcBlock"><text:s/><text:s/>(global-set-key<text:s/>[M-up]<text:s/>'outline-previous-heading)</text:p>
      <text:p text:style-name="OrgSrcBlock"><text:s/><text:s/>(global-set-key<text:s/>[M-down]<text:s/>'outline-next-heading)</text:p>
      <text:p text:style-name="OrgSrcBlock"><text:s/><text:s/>(global-set-key<text:s/>[C-M-left]<text:s/>'outline-hide-sublevels)</text:p>
      <text:p text:style-name="OrgSrcBlock"><text:s/><text:s/>(global-set-key<text:s/>[C-M-right]<text:s/>'outline-show-children)</text:p>
      <text:p text:style-name="OrgSrcBlock"><text:s/><text:s/>(global-set-key<text:s/>[C-M-up]<text:s/>'outline-previous-visible-heading)</text:p>
      <text:p text:style-name="OrgSrcBlock"><text:s/><text:s/>(global-set-key<text:s/>[C-M-down]<text:s/>'outline-next-visible-heading)</text:p>
      <text:p text:style-name="OrgSrcBlock"/>
      <text:p text:style-name="OrgSrcBlock"><text:s/><text:s/><text:span text:style-name="OrgSrcFontLockCommentDelimiterFace">;;<text:s/></text:span><text:span text:style-name="OrgSrcFontLockCommentFace">AucTeX</text:span></text:p>
      <text:p text:style-name="OrgSrcBlock"><text:s/><text:s/>(<text:span text:style-name="OrgSrcFontLockKeywordFace">setq</text:span><text:s/>reftex-default-bibliography<text:s/>'(<text:span text:style-name="OrgSrcFontLockStringFace">"/Users/chongchonghe/Academics/Bib/BIB_HE.</text:span><text:span text:style-name="OrgSrcWhitespaceLine">bib"</text:span><text:span text:style-name="OrgSrcWhitespaceLine">)<text:s/>)</text:span></text:p>
      <text:p text:style-name="OrgSrcBlock"><text:s/><text:s/>(<text:span text:style-name="OrgSrcFontLockKeywordFace">setq</text:span><text:s/>helm-bibtex-bibliography<text:s/>'(<text:span text:style-name="OrgSrcFontLockStringFace">"/Users/chongchonghe/Academics/Bib/BIB_HE.bib</text:span><text:span text:style-name="OrgSrcWhitespaceLine">"</text:span><text:span text:style-name="OrgSrcWhitespaceLine">)<text:s/>)</text:span></text:p>
      <text:p text:style-name="OrgSrcBlock"><text:s/><text:s/>(<text:span text:style-name="OrgSrcFontLockKeywordFace">setq</text:span><text:s/>reftex-default-bibliography<text:s/>'(<text:span text:style-name="OrgSrcFontLockStringFace">"/Users/chongchonghe/Academics/Bib/BIB_HE.</text:span><text:span text:style-name="OrgSrcWhitespaceLine">bib"</text:span><text:span text:style-name="OrgSrcWhitespaceLine">))</text:span></text:p>
      <text:p text:style-name="OrgSrcBlock"><text:s/><text:s/>(<text:span text:style-name="OrgSrcFontLockKeywordFace">setq</text:span><text:s/>helm-bibtex-bibliography<text:s/>'(<text:span text:style-name="OrgSrcFontLockStringFace">"/Users/chongchonghe/Academics/Bib/BIB_HE.bib</text:span><text:span text:style-name="OrgSrcWhitespaceLine">"</text:span><text:span text:style-name="OrgSrcWhitespaceLine">))</text:span></text:p>
      <text:p text:style-name="OrgSrcBlock"/>
      <text:p text:style-name="OrgSrcBlock"/>
      <text:p text:style-name="OrgSrcBlock"><text:s/><text:s/>(add-hook<text:s/>'LaTeX-mode-hook</text:p>
      <text:p text:style-name="OrgSrcBlock"><text:tab/><text:tab/><text:tab/><text:tab/>'(lambda<text:s/>()</text:p>
      <text:p text:style-name="OrgSrcBlock"><text:tab/><text:tab/><text:s/><text:s/><text:s/>(define-key<text:s/>LaTeX-mode-map<text:s/>(kbd<text:s/><text:span text:style-name="OrgSrcFontLockStringFace">"$"</text:span>)<text:s/>'self-insert-command)</text:p>
      <text:p text:style-name="OrgSrcBlock"><text:tab/><text:tab/><text:s/><text:s/><text:s/>))</text:p>
      <text:p text:style-name="OrgSrcBlock"/>
      <text:p text:style-name="OrgSrcBlock"/>
      <text:p text:style-name="OrgSrcBlock"><text:s/><text:s/>(<text:span text:style-name="OrgSrcFontLockKeywordFace">require</text:span><text:s/>'<text:span text:style-name="OrgSrcFontLockConstantFace">smartparens-config</text:span>)</text:p>
      <text:p text:style-name="OrgSrcBlockLastLine"><text:s/><text:s/>(add-hook<text:s/>'LaTex-mode-hook<text:s/>#'smartparens-mode)</text:p>
      <text:h text:style-name="Heading_20_2" text:outline-level="2" text:is-list-header="false">
<text:bookmark-start text:name="OrgXref.org6025249"/>
<text:bookmark text:name="org6025249"/>citation
<text:bookmark-end text:name="OrgXref.org6025249"/></text:h>
      <text:p text:style-name="OrgSrcBlock">(<text:span text:style-name="OrgSrcFontLockKeywordFace">use-package</text:span><text:s/><text:span text:style-name="OrgSrcFontLockConstantFace">reftex</text:span>)</text:p>
      <text:p text:style-name="OrgSrcBlock">(<text:span text:style-name="OrgSrcFontLockKeywordFace">setq</text:span><text:s/>reftex-default-bibliography</text:p>
      <text:p text:style-name="OrgSrcBlock"><text:s/><text:s/><text:s/><text:s/><text:s/><text:s/>'(<text:span text:style-name="OrgSrcFontLockStringFace">"/Users/chongchonghe/Academics/Bib/BIB_HE.bib"</text:span>))</text:p>
      <text:p text:style-name="OrgSrcBlock"><text:span text:style-name="OrgSrcFontLockCommentDelimiterFace">;;<text:s/></text:span><text:span text:style-name="OrgSrcFontLockCommentFace">(setq<text:s/>reftex-default-bibliography</text:span></text:p>
      <text:p text:style-name="OrgSrcBlock"><text:span text:style-name="OrgSrcFontLockCommentDelimiterFace">;;<text:s/></text:span><text:span text:style-name="OrgSrcFontLockCommentFace"><text:tab/><text:s/><text:s/><text:s/><text:s/><text:s/><text:s/>'("/Users/chongchonghe/Academics/Bib/BIB_HE.bib",</text:span></text:p>
      <text:p text:style-name="OrgSrcBlock"><text:span text:style-name="OrgSrcFontLockCommentDelimiterFace">;;<text:s/></text:span><text:span text:style-name="OrgSrcFontLockCommentFace"><text:tab/>"/Users/chongchonghe/Academics/Bib/Books.bib",</text:span></text:p>
      <text:p text:style-name="OrgSrcBlock"><text:span text:style-name="OrgSrcFontLockCommentDelimiterFace">;;<text:s/></text:span><text:span text:style-name="OrgSrcFontLockCommentFace"><text:tab/>"/Users/chongchonghe/Academics/Bib/Bib_HE_PhD.bib"))</text:span></text:p>
      <text:p text:style-name="OrgSrcBlock"/>
      <text:p text:style-name="OrgSrcBlock">(<text:span text:style-name="OrgSrcFontLockKeywordFace">setq</text:span><text:s/>reftex-external-file-finders</text:p>
      <text:p text:style-name="OrgSrcBlock"><text:s/><text:s/><text:s/><text:s/><text:s/><text:s/>'((<text:span text:style-name="OrgSrcFontLockStringFace">"tex"</text:span><text:s/>.<text:s/><text:span text:style-name="OrgSrcFontLockStringFace">"/path/to/kpsewhich<text:s/>-format=.tex<text:s/>%f"</text:span>)</text:p>
      <text:p text:style-name="OrgSrcBlockLastLine"><text:tab/>(<text:span text:style-name="OrgSrcFontLockStringFace">"bib"</text:span><text:s/>.<text:s/><text:span text:style-name="OrgSrcFontLockStringFace">"/path/to/kpsewhich<text:s/>-format=.bib<text:s/>%f"</text:span>)))</text:p>
      <text:h text:style-name="Heading_20_1" text:outline-level="1" text:is-list-header="false">
<text:bookmark-start text:name="OrgXref.org5239f31"/>
<text:bookmark text:name="org5239f31"/>Other packages
<text:bookmark-end text:name="OrgXref.org5239f31"/></text:h>
      <text:h text:style-name="Heading_20_2" text:outline-level="2" text:is-list-header="false">
<text:bookmark-start text:name="OrgXref.org0f321b7"/>
<text:bookmark text:name="org0f321b7"/>windresize
<text:bookmark-end text:name="OrgXref.org0f321b7"/></text:h>
      <text:p text:style-name="OrgSrcBlock"><text:s/><text:s/>(<text:span text:style-name="OrgSrcFontLockKeywordFace">use-package</text:span><text:s/><text:span text:style-name="OrgSrcFontLockConstantFace">windresize</text:span></text:p>
      <text:p text:style-name="OrgSrcBlock"><text:tab/><text:tab/><text:span text:style-name="OrgSrcFontLockBuiltinFace">:defer</text:span><text:s/>t</text:p>
      <text:p text:style-name="OrgSrcBlock"><text:tab/><text:tab/><text:span text:style-name="OrgSrcFontLockBuiltinFace">:bind</text:span></text:p>
      <text:p text:style-name="OrgSrcBlock"><text:tab/><text:tab/>(<text:span text:style-name="OrgSrcFontLockStringFace">"C-c<text:s/>w"</text:span><text:s/>.<text:s/>windresize)</text:p>
      <text:p text:style-name="OrgSrcBlockLastLine"><text:tab/><text:tab/>)</text:p>
      <text:h text:style-name="Heading_20_2" text:outline-level="2" text:is-list-header="false">
<text:bookmark-start text:name="OrgXref.org7ad818b"/>
<text:bookmark text:name="org7ad818b"/>clipboard2org (not working)
<text:bookmark-end text:name="OrgXref.org7ad818b"/></text:h>
      <text:p text:style-name="Text_20_body"><text:a xlink:type="simple" xlink:href="https://github.com/itf/clipboard2org">https://github.com/itf/clipboard2org</text:a>
</text:p>
      <text:p text:style-name="OrgSrcBlock">(<text:span text:style-name="OrgSrcFontLockKeywordFace">use-package</text:span><text:s/><text:span text:style-name="OrgSrcFontLockConstantFace">clipboard2org</text:span></text:p>
      <text:p text:style-name="OrgSrcBlockLastLine"><text:s/><text:s/><text:span text:style-name="OrgSrcFontLockBuiltinFace">:load-path</text:span><text:s/><text:span text:style-name="OrgSrcFontLockStringFace">"/Users/chongchonghe/.emacs.d/pkgs"</text:span>)</text:p>
      <text:h text:style-name="Heading_20_2" text:outline-level="2" text:is-list-header="false">
<text:bookmark-start text:name="OrgXref.org000f3fc"/>
<text:bookmark text:name="org000f3fc"/>html2org-clipboard
<text:bookmark-end text:name="OrgXref.org000f3fc"/></text:h>
      <text:p text:style-name="Text_20_body">Source: <text:a xlink:type="simple" xlink:href="https://stackoverflow.com/a/64408897">https://stackoverflow.com/a/64408897</text:a>
Source2: <text:a xlink:type="simple" xlink:href="https://emacs.stackexchange.com/questions/12121/org-mode-parsing-rich-html-directly-when-pasting">https://emacs.stackexchange.com/questions/12121/org-mode-parsing-rich-html-directly-when-pasting</text:a>
</text:p>
      <text:p text:style-name="OrgSrcBlock">(<text:span text:style-name="OrgSrcFontLockKeywordFace">defun</text:span><text:s/><text:span text:style-name="OrgSrcFontLockFunctionNameFace">my-html2org-clipboard</text:span><text:s/>()</text:p>
      <text:p text:style-name="OrgSrcBlock"><text:s/><text:s/><text:span text:style-name="OrgSrcFontLockDocFace">"Convert<text:s/>clipboard<text:s/>contents<text:s/>from<text:s/>HTML<text:s/>to<text:s/>Org<text:s/>and<text:s/>then<text:s/>paste<text:s/>(yank)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cmd<text:s/><text:span text:style-name="OrgSrcFontLockStringFace">"osascript<text:s/>-e<text:s/>'the<text:s/>clipboard<text:s/>as<text:s/>\"HTML\"'<text:s/>|<text:s/>perl<text:s/>-ne<text:s/>'print<text:s/>chr<text:s/>fore</text:span><text:span text:style-name="OrgSrcWhitespaceLine">ach<text:s/>unpack(\"C*\",pack(\"H*\",substr($_,11,-3)))'<text:s/>|<text:s/>pandoc<text:s/>-f<text:s/>html<text:s/>-t<text:s/>json<text:s/>|<text:s/>pandoc<text:s/>-f<text:s/>json<text:s/>-t<text:s/>org<text:s/>--wrap=none"</text:span><text:span text:style-name="OrgSrcWhitespaceLine">)</text:span></text:p>
      <text:p text:style-name="OrgSrcBlock"><text:s/><text:s/>(kill-new<text:s/>(shell-command-to-string<text:s/>cmd))</text:p>
      <text:p text:style-name="OrgSrcBlock"><text:s/><text:s/>(yank))</text:p>
      <text:p text:style-name="OrgSrcBlock"/>
      <text:p text:style-name="OrgSrcBlockLastLine">(define-key<text:s/>org-mode-map<text:s/>(kbd<text:s/><text:span text:style-name="OrgSrcFontLockStringFace">"s-V"</text:span>)<text:s/>#'my-html2org-clipboard)</text:p>
      <text:h text:style-name="Heading_20_1" text:outline-level="1" text:is-list-header="false">
<text:bookmark-start text:name="OrgXref.org0c1a91b"/>
<text:bookmark text:name="org0c1a91b"/>Keybindings
<text:bookmark-end text:name="OrgXref.org0c1a91b"/></text:h>
      <text:h text:style-name="Heading_20_2" text:outline-level="2" text:is-list-header="false">
<text:bookmark-start text:name="OrgXref.orgc3dc1a1"/>
<text:bookmark text:name="orgc3dc1a1"/>Make swithing windows easier
<text:bookmark-end text:name="OrgXref.orgc3dc1a1"/></text:h>
      <text:p text:style-name="OrgSrcBlock"><text:s/><text:s/><text:span text:style-name="OrgSrcFontLockCommentDelimiterFace">;;<text:s/></text:span><text:span text:style-name="OrgSrcFontLockCommentFace">;;<text:s/>make<text:s/>swithing<text:s/>windows<text:s/>easier</text:span></text:p>
      <text:p text:style-name="OrgSrcBlock"><text:s/><text:s/>(global-set-key<text:s/>(kbd<text:s/><text:span text:style-name="OrgSrcFontLockStringFace">"M-p"</text:span>)<text:s/>(kbd<text:s/><text:span text:style-name="OrgSrcFontLockStringFace">"C--<text:s/>C-x<text:s/>o"</text:span>))</text:p>
      <text:p text:style-name="OrgSrcBlock"><text:s/><text:s/>(global-set-key<text:s/>(kbd<text:s/><text:span text:style-name="OrgSrcFontLockStringFace">"M-n"</text:span>)<text:s/>(kbd<text:s/><text:span text:style-name="OrgSrcFontLockStringFace">"C-x<text:s/>o"</text:span>))</text:p>
      <text:p text:style-name="OrgSrcBlock"><text:s/><text:s/>(global-set-key<text:s/>(kbd<text:s/><text:span text:style-name="OrgSrcFontLockStringFace">"M-j"</text:span>)<text:s/>'windmove-down)</text:p>
      <text:p text:style-name="OrgSrcBlock"><text:s/><text:s/>(global-set-key<text:s/>(kbd<text:s/><text:span text:style-name="OrgSrcFontLockStringFace">"M-k"</text:span>)<text:s/>'windmove-up)</text:p>
      <text:p text:style-name="OrgSrcBlock"><text:s/><text:s/>(global-set-key<text:s/>(kbd<text:s/><text:span text:style-name="OrgSrcFontLockStringFace">"M-h"</text:span>)<text:s/>'windmove-left)</text:p>
      <text:p text:style-name="OrgSrcBlock"><text:s/><text:s/>(global-set-key<text:s/>(kbd<text:s/><text:span text:style-name="OrgSrcFontLockStringFace">"M-l"</text:span>)<text:s/>'windmove-right)</text:p>
      <text:p text:style-name="OrgSrcBlock"><text:s/><text:s/><text:span text:style-name="OrgSrcFontLockCommentDelimiterFace">;;<text:s/></text:span><text:span text:style-name="OrgSrcFontLockCommentFace">(global-set-key<text:s/>(kbd<text:s/>"M-j")<text:s/>'evil-window-down)</text:span></text:p>
      <text:p text:style-name="OrgSrcBlock"><text:s/><text:s/><text:span text:style-name="OrgSrcFontLockCommentDelimiterFace">;;<text:s/></text:span><text:span text:style-name="OrgSrcFontLockCommentFace">(global-set-key<text:s/>(kbd<text:s/>"M-k")<text:s/>'evil-window-up)</text:span></text:p>
      <text:p text:style-name="OrgSrcBlock"><text:s/><text:s/><text:span text:style-name="OrgSrcFontLockCommentDelimiterFace">;;<text:s/></text:span><text:span text:style-name="OrgSrcFontLockCommentFace">(global-set-key<text:s/>(kbd<text:s/>"M-h")<text:s/>'evil-window-left)</text:span></text:p>
      <text:p text:style-name="OrgSrcBlock"><text:s/><text:s/><text:span text:style-name="OrgSrcFontLockCommentDelimiterFace">;;<text:s/></text:span><text:span text:style-name="OrgSrcFontLockCommentFace">(global-set-key<text:s/>(kbd<text:s/>"M-l")<text:s/>'evil-window-right)</text:span></text:p>
      <text:p text:style-name="OrgSrcBlock"><text:s/><text:s/>(define-key<text:s/>evil-normal-state-map<text:s/>(kbd<text:s/><text:span text:style-name="OrgSrcFontLockStringFace">"M-h"</text:span>)<text:s/>#'evil-window-left)</text:p>
      <text:p text:style-name="OrgSrcBlock"><text:s/><text:s/>(define-key<text:s/>evil-normal-state-map<text:s/>(kbd<text:s/><text:span text:style-name="OrgSrcFontLockStringFace">"M-j"</text:span>)<text:s/>#'evil-window-down)</text:p>
      <text:p text:style-name="OrgSrcBlock"><text:s/><text:s/>(define-key<text:s/>evil-normal-state-map<text:s/>(kbd<text:s/><text:span text:style-name="OrgSrcFontLockStringFace">"M-k"</text:span>)<text:s/>#'evil-window-up)</text:p>
      <text:p text:style-name="OrgSrcBlockLastLine"><text:s/><text:s/>(define-key<text:s/>evil-normal-state-map<text:s/>(kbd<text:s/><text:span text:style-name="OrgSrcFontLockStringFace">"M-l"</text:span>)<text:s/>#'evil-window-right)</text:p>
      <text:p text:style-name="OrgSrcBlockLastLine"><text:s/><text:s/>(<text:span text:style-name="OrgSrcFontLockKeywordFace">use-package</text:span><text:s/><text:span text:style-name="OrgSrcFontLockConstantFace">transpose-frame</text:span>)</text:p>
      <text:p text:style-name="OrgSrcBlock"><text:s/><text:s/>(global-set-key<text:s/>(kbd<text:s/><text:span text:style-name="OrgSrcFontLockStringFace">"&lt;f12&gt;"</text:span>)<text:s/>'next-buffer)</text:p>
      <text:p text:style-name="OrgSrcBlockLastLine"><text:s/><text:s/>(global-set-key<text:s/>(kbd<text:s/><text:span text:style-name="OrgSrcFontLockStringFace">"&lt;f11&gt;"</text:span>)<text:s/>'previous-buffer)</text:p>
      <text:h text:style-name="Heading_20_2" text:outline-level="2" text:is-list-header="false">
<text:bookmark-start text:name="OrgXref.orgfe33938"/>
<text:bookmark text:name="orgfe33938"/>super keys
<text:bookmark-end text:name="OrgXref.orgfe33938"/></text:h>
      <text:p text:style-name="OrgSrcBlock"><text:s/><text:s/>(global-set-key<text:s/>(kbd<text:s/><text:span text:style-name="OrgSrcFontLockStringFace">"s-v"</text:span>)<text:s/>'clipboard-yank)</text:p>
      <text:p text:style-name="OrgSrcBlock"><text:s/><text:s/>(global-set-key<text:s/>(kbd<text:s/><text:span text:style-name="OrgSrcFontLockStringFace">"s-k"</text:span>)<text:s/>'kill-current-buffer)</text:p>
      <text:p text:style-name="OrgSrcBlock"><text:s/><text:s/>(global-set-key<text:s/>(kbd<text:s/><text:span text:style-name="OrgSrcFontLockStringFace">"s-e"</text:span>)<text:s/>'eval-region)</text:p>
      <text:p text:style-name="OrgSrcBlock"><text:s/><text:s/>(global-set-key<text:s/>(kbd<text:s/><text:span text:style-name="OrgSrcFontLockStringFace">"s-b"</text:span>)<text:s/>'eval-buffer)</text:p>
      <text:p text:style-name="OrgSrcBlock"><text:s/><text:s/>(global-set-key<text:s/>(kbd<text:s/><text:span text:style-name="OrgSrcFontLockStringFace">"s-c"</text:span>)<text:s/>'compile)</text:p>
      <text:p text:style-name="OrgSrcBlock"><text:s/><text:s/>(global-set-key<text:s/>(kbd<text:s/><text:span text:style-name="OrgSrcFontLockStringFace">"s-r"</text:span>)<text:s/>'recompile)</text:p>
      <text:p text:style-name="OrgSrcBlock"><text:s/><text:s/>(global-set-key<text:s/>(kbd<text:s/><text:span text:style-name="OrgSrcFontLockStringFace">"s-,"</text:span>)<text:s/>'previous-buffer)</text:p>
      <text:p text:style-name="OrgSrcBlock"><text:s/><text:s/>(global-set-key<text:s/>(kbd<text:s/><text:span text:style-name="OrgSrcFontLockStringFace">"s-."</text:span>)<text:s/>'next-buffer)</text:p>
      <text:p text:style-name="OrgSrcBlock"><text:s/><text:s/><text:span text:style-name="OrgSrcFontLockCommentDelimiterFace">;;<text:s/></text:span><text:span text:style-name="OrgSrcFontLockCommentFace">(global-unset-key<text:s/>(kbd<text:s/>"s-j"))</text:span></text:p>
      <text:p text:style-name="OrgSrcBlockLastLine"><text:s/><text:s/><text:span text:style-name="OrgSrcFontLockCommentDelimiterFace">;;<text:s/></text:span><text:span text:style-name="OrgSrcFontLockCommentFace">(global-set-key<text:s/>(kbd<text:s/>"s-j")<text:s/>'jump-to-register)</text:span></text:p>
      <text:p text:style-name="OrgSrcBlockLastLine"><text:s/><text:s/><text:span text:style-name="OrgSrcFontLockCommentDelimiterFace">;;<text:s/></text:span><text:span text:style-name="OrgSrcFontLockCommentFace">(global-set-key<text:s/>(kbd<text:s/>"M-v")<text:s/>'evil-paste-after)</text:span></text:p>
      <text:h text:style-name="Heading_20_2" text:outline-level="2" text:is-list-header="false">
<text:bookmark-start text:name="OrgXref.org1d10081"/>
<text:bookmark text:name="org1d10081"/>Clipboard
<text:bookmark-end text:name="OrgXref.org1d10081"/></text:h>
      <text:p text:style-name="OrgSrcBlockLastLine"><text:s/><text:s/>(global-set-key<text:s/>(kbd<text:s/><text:span text:style-name="OrgSrcFontLockStringFace">"M-v"</text:span>)<text:s/>'clipboard-yank)</text:p>
      <text:h text:style-name="Heading_20_2" text:outline-level="2" text:is-list-header="false">
<text:bookmark-start text:name="OrgXref.org2ce4c7c"/>
<text:bookmark text:name="org2ce4c7c"/>Adjust window size
<text:bookmark-end text:name="OrgXref.org2ce4c7c"/></text:h>
      <text:p text:style-name="OrgSrcBlockLastLine">(fset<text:s/>'my/shrink<text:s/>(kbd<text:s/><text:span text:style-name="OrgSrcFontLockStringFace">"C-u<text:s/>39<text:s/>C-x<text:s/>{"</text:span>))</text:p>
      <text:h text:style-name="Heading_20_1" text:outline-level="1" text:is-list-header="false">
<text:bookmark-start text:name="OrgXref.org2445a59"/>
<text:bookmark text:name="org2445a59"/>Smooth scroll
<text:bookmark-end text:name="OrgXref.org2445a59"/></text:h>
      <text:p text:style-name="OrgSrcBlock"><text:s/><text:s/><text:span text:style-name="OrgSrcFontLockCommentDelimiterFace">;;<text:s/></text:span><text:span text:style-name="OrgSrcFontLockCommentFace">(use-package<text:s/>smooth-scroll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:config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(smooth-scroll-mode<text:s/>1)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(setq<text:s/>smooth-scroll/vscroll-step-size<text:s/>5)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)</text:span></text:p>
      <text:p text:style-name="OrgSrcBlock"><text:s/><text:s/><text:span text:style-name="OrgSrcFontLockCommentDelimiterFace">;;<text:s/></text:span><text:span text:style-name="OrgSrcFontLockCommentFace">(use-package<text:s/>smooth-scrolling</text:span></text:p>
      <text:p text:style-name="OrgSrcBlock"><text:s/><text:s/><text:span text:style-name="OrgSrcFontLockCommentDelimiterFace">;;<text:s/></text:span><text:span text:style-name="OrgSrcFontLockCommentFace"><text:tab/><text:s/><text:s/><text:s/><text:s/><text:s/><text:s/>:config</text:span></text:p>
      <text:p text:style-name="OrgSrcBlockLastLine"><text:s/><text:s/><text:span text:style-name="OrgSrcFontLockCommentDelimiterFace">;;<text:s/></text:span><text:span text:style-name="OrgSrcFontLockCommentFace"><text:tab/><text:s/><text:s/><text:s/><text:s/><text:s/><text:s/>(smooth-scrolling-mode<text:s/>1))</text:span></text:p>
      <text:h text:style-name="Heading_20_1" text:outline-level="1" text:is-list-header="false">
<text:bookmark-start text:name="OrgXref.orgd9c88be"/>
<text:bookmark text:name="orgd9c88be"/>tramp
<text:bookmark-end text:name="OrgXref.orgd9c88be"/></text:h>
      <text:p text:style-name="Text_20_body">Make tramp faster:
</text:p>
      <text:p text:style-name="OrgSrcBlock"><text:s/><text:s/>(<text:span text:style-name="OrgSrcFontLockKeywordFace">setq</text:span><text:s/>remote-file-name-inhibit-cache<text:s/>nil)</text:p>
      <text:p text:style-name="OrgSrcBlock"><text:s/><text:s/>(<text:span text:style-name="OrgSrcFontLockKeywordFace">setq</text:span><text:s/>vc-ignore-dir-regexp</text:p>
      <text:p text:style-name="OrgSrcBlock"><text:tab/><text:tab/><text:tab/>(format<text:s/><text:span text:style-name="OrgSrcFontLockStringFace">"%s</text:span><text:span text:style-name="OrgSrcFontLockRegexpGroupingBackslash">\\</text:span><text:span text:style-name="OrgSrcFontLockRegexpGroupingConstruct">|</text:span><text:span text:style-name="OrgSrcFontLockStringFace">%s"</text:span></text:p>
      <text:p text:style-name="OrgSrcBlock"><text:tab/><text:tab/><text:tab/><text:tab/><text:tab/><text:s/><text:s/>vc-ignore-dir-regexp</text:p>
      <text:p text:style-name="OrgSrcBlock"><text:tab/><text:tab/><text:tab/><text:tab/><text:tab/><text:s/><text:s/>tramp-file-name-regexp))</text:p>
      <text:p text:style-name="OrgSrcBlockLastLine"><text:s/><text:s/>(<text:span text:style-name="OrgSrcFontLockKeywordFace">setq</text:span><text:s/>tramp-verbose<text:s/>1)</text:p>
      <text:p text:style-name="OrgSrcBlock">(<text:span text:style-name="OrgSrcFontLockKeywordFace">setq</text:span><text:s/>server-use-tcp<text:s/>t</text:p>
      <text:p text:style-name="OrgSrcBlock"><text:s/><text:s/><text:s/><text:s/><text:s/><text:s/>server-port<text:s/><text:s/><text:s/><text:s/>9999)</text:p>
      <text:p text:style-name="OrgSrcBlock">(<text:span text:style-name="OrgSrcFontLockKeywordFace">defun</text:span><text:s/><text:span text:style-name="OrgSrcFontLockFunctionNameFace">server-start-and-copy</text:span><text:s/>()</text:p>
      <text:p text:style-name="OrgSrcBlock"><text:s/><text:s/>(server-start)</text:p>
      <text:p text:style-name="OrgSrcBlock"><text:s/><text:s/>(copy-file<text:s/><text:span text:style-name="OrgSrcFontLockStringFace">"~/.emacs.d/server/server"</text:span><text:s/><text:span text:style-name="OrgSrcFontLockStringFace">"/des:.emacs.d/server/server"</text:span><text:s/>t))</text:p>
      <text:p text:style-name="OrgSrcBlockLastLine">(add-hook<text:s/>'emacs-startup-hook<text:s/>'server-start-and-copy)</text:p>
      <text:h text:style-name="Heading_20_1" text:outline-level="1" text:is-list-header="false">
<text:bookmark-start text:name="OrgXref.orgd76ef7c"/>
<text:bookmark text:name="orgd76ef7c"/>hide-show
<text:bookmark-end text:name="OrgXref.orgd76ef7c"/></text:h>
      <text:p text:style-name="OrgSrcBlock"><text:s/><text:s/>(add-hook<text:s/>'hs-minor-mode-hook</text:p>
      <text:p text:style-name="OrgSrcBlock"><text:tab/><text:tab/>(<text:span text:style-name="OrgSrcFontLockKeywordFace">lambda</text:span><text:s/>()</text:p>
      <text:p text:style-name="OrgSrcBlock"><text:tab/><text:tab/><text:s/><text:s/><text:span text:style-name="OrgSrcFontLockCommentDelimiterFace">;;</text:span><text:span text:style-name="OrgSrcFontLockCommentFace">(local-set-key<text:s/>(kbd<text:s/>"C-c<text:s/>p")<text:s/>'hs-toggle-hiding)</text:span></text:p>
      <text:p text:style-name="OrgSrcBlock"><text:tab/><text:tab/><text:s/><text:s/><text:span text:style-name="OrgSrcFontLockCommentDelimiterFace">;;<text:s/></text:span><text:span text:style-name="OrgSrcFontLockCommentFace">(local-set-key<text:s/>(kbd<text:s/>"SPC")<text:s/>'hs-toggle-hiding)</text:span></text:p>
      <text:p text:style-name="OrgSrcBlock"><text:tab/><text:tab/><text:s/><text:s/>(local-set-key<text:s/>(kbd<text:s/><text:span text:style-name="OrgSrcFontLockStringFace">"C-c<text:s/>h"</text:span>)<text:s/>'hs-hide-all)</text:p>
      <text:p text:style-name="OrgSrcBlock"><text:tab/><text:tab/><text:s/><text:s/>(local-set-key<text:s/>(kbd<text:s/><text:span text:style-name="OrgSrcFontLockStringFace">"C-c<text:s/>s"</text:span>)<text:s/>'hs-show-all)</text:p>
      <text:p text:style-name="OrgSrcBlock"><text:tab/><text:tab/><text:s/><text:s/>(local-set-key<text:s/>(kbd<text:s/><text:span text:style-name="OrgSrcFontLockStringFace">"C-c<text:s/>l"</text:span>)<text:s/>'hs-hide-level)))</text:p>
      <text:p text:style-name="OrgSrcBlock"><text:s/><text:s/>(add-hook<text:s/>'emacs-lisp-mode-hook<text:s/>'hs-minor-mode)</text:p>
      <text:p text:style-name="OrgSrcBlock"><text:s/><text:s/>(<text:span text:style-name="OrgSrcFontLockKeywordFace">evil-define-key</text:span><text:s/>'normal<text:s/>hs-minor-mode-map<text:s/>(kbd<text:s/><text:span text:style-name="OrgSrcFontLockStringFace">"SPC"</text:span>)<text:s/>'hs-toggle-hiding)</text:p>
      <text:p text:style-name="OrgSrcBlock"/>
      <text:p text:style-name="OrgSrcBlock"><text:s/><text:s/><text:span text:style-name="OrgSrcFontLockCommentDelimiterFace">;;<text:s/></text:span><text:span text:style-name="OrgSrcFontLockCommentFace">(add-hook<text:s/>'hs-minor-mode-hook<text:s/>'my-hideshow-config)</text:span></text:p>
      <text:p text:style-name="OrgSrcBlock"><text:s/><text:s/><text:span text:style-name="OrgSrcFontLockCommentDelimiterFace">;;<text:s/></text:span><text:span text:style-name="OrgSrcFontLockCommentFace">(defun<text:s/>my-hideshow-config<text:s/>()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"For<text:s/>use<text:s/>in<text:s/>'</text:span><text:span text:style-name="OrgSrcFontLockConstantFace">hs-minor-mode-hook</text:span><text:span text:style-name="OrgSrcFontLockCommentFace">'."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;;(local-set-key<text:s/>(kbd<text:s/>"C-c<text:s/>p")<text:s/>'hs-toggle-hiding)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;;<text:s/>(local-set-key<text:s/>(kbd<text:s/>"SPC")<text:s/>'hs-toggle-hiding)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(local-set-key<text:s/>(kbd<text:s/>"C-c<text:s/>h")<text:s/>'hs-hide-all)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(local-set-key<text:s/>(kbd<text:s/>"C-c<text:s/>s")<text:s/>'hs-show-all)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(local-set-key<text:s/>(kbd<text:s/>"C-c<text:s/>l")<text:s/>'hs-hide-level)</text:span></text:p>
      <text:p text:style-name="OrgSrcBlock"><text:s/><text:s/><text:span text:style-name="OrgSrcFontLockCommentDelimiterFace">;;<text:s/><text:s/><text:s/><text:s/><text:s/><text:s/><text:s/></text:span><text:span text:style-name="OrgSrcFontLockCommentFace">)</text:span></text:p>
      <text:p text:style-name="OrgSrcBlock"><text:s/><text:s/><text:span text:style-name="OrgSrcFontLockCommentDelimiterFace">;;<text:s/></text:span><text:span text:style-name="OrgSrcFontLockCommentFace">(add-hook<text:s/>'emacs-lisp-mode-hook<text:s/>'hs-minor-mode)</text:span></text:p>
      <text:p text:style-name="OrgSrcBlockLastLine"><text:s/><text:s/><text:span text:style-name="OrgSrcFontLockCommentDelimiterFace">;;<text:s/></text:span><text:span text:style-name="OrgSrcFontLockCommentFace">(evil-define-key<text:s/>'normal<text:s/>hs-minor-mode-map<text:s/>(kbd<text:s/>"SPC")<text:s/>'hs-toggle-hiding)</text:span></text:p>
      <text:h text:style-name="Heading_20_1" text:outline-level="1" text:is-list-header="false">
<text:bookmark-start text:name="OrgXref.orgf738db7"/>
<text:bookmark text:name="orgf738db7"/>Some Automatics
<text:bookmark-end text:name="OrgXref.orgf738db7"/></text:h>
      <text:h text:style-name="Heading_20_2" text:outline-level="2" text:is-list-header="false">
<text:bookmark-start text:name="OrgXref.org995ec4e"/>
<text:bookmark text:name="org995ec4e"/>Initial my tasks.org view
<text:bookmark-end text:name="OrgXref.org995ec4e"/></text:h>
      <text:p text:style-name="Text_20_body">Not working…
</text:p>
      <text:p text:style-name="OrgSrcBlock"><text:s/><text:s/>(<text:span text:style-name="OrgSrcFontLockKeywordFace">defun</text:span><text:s/><text:span text:style-name="OrgSrcFontLockFunctionNameFace">taskinit</text:span><text:s/>()</text:p>
      <text:p text:style-name="OrgSrcBlock"><text:tab/><text:tab/>(<text:span text:style-name="OrgSrcFontLockKeywordFace">interactive</text:span>)</text:p>
      <text:p text:style-name="OrgSrcBlock"><text:tab/><text:tab/>(split-window-right)</text:p>
      <text:p text:style-name="OrgSrcBlock"><text:tab/><text:tab/>((kbd<text:s/><text:span text:style-name="OrgSrcFontLockStringFace">"C-u<text:s/>10<text:s/>C-x<text:s/>{"</text:span>))</text:p>
      <text:p text:style-name="OrgSrcBlock"><text:tab/><text:tab/>(set-frame-height<text:s/>(selected-frame)<text:s/>60)</text:p>
      <text:p text:style-name="OrgSrcBlockLastLine"><text:tab/><text:tab/>)</text:p>
      <text:p text:style-name="OrgSrcBlockLastLine"/>
      <text:h text:style-name="Heading_20_1" text:outline-level="1" text:is-list-header="false">
<text:bookmark-start text:name="OrgXref.orgcbd08b0"/>
<text:bookmark text:name="orgcbd08b0"/>dashboard
<text:bookmark-end text:name="OrgXref.orgcbd08b0"/></text:h>
      <text:list text:style-name="OrgBulletedList" text:continue-numbering="false">
        <text:list-item>
          <text:p text:style-name="Text_20_body"><text:a xlink:type="simple" xlink:href="https://github.com/rakanalh/emacs-dashboard">https://github.com/rakanalh/emacs-dashboard</text:a>
</text:p>
        </text:list-item>
        <text:list-item>
          <text:p text:style-name="Text_20_body"><text:a xlink:type="simple" xlink:href="https://emacs.stackexchange.com/questions/14282/replace-splash-screen-with-list-of-recentf">https://emacs.stackexchange.com/questions/14282/replace-splash-screen-with-list-of-recentf</text:a>
</text:p>
        </text:list-item>
      </text:list>
      <text:p text:style-name="OrgSrcBlock">(<text:span text:style-name="OrgSrcFontLockKeywordFace">use-package</text:span><text:s/><text:span text:style-name="OrgSrcFontLockConstantFace">dashboard</text:span></text:p>
      <text:p text:style-name="OrgSrcBlock"><text:s/><text:s/><text:span text:style-name="OrgSrcFontLockBuiltinFace">:ensure</text:span><text:s/>t</text:p>
      <text:p text:style-name="OrgSrcBlock"><text:s/><text:s/><text:span text:style-name="OrgSrcFontLockBuiltinFace">:diminish</text:span><text:s/>dashboard-mode</text:p>
      <text:p text:style-name="OrgSrcBlock"><text:s/><text:s/><text:span text:style-name="OrgSrcFontLockBuiltinFace">:config</text:span></text:p>
      <text:p text:style-name="OrgSrcBlock"><text:s/><text:s/>(<text:span text:style-name="OrgSrcFontLockKeywordFace">setq</text:span><text:s/>dashboard-banner-logo-title<text:s/><text:span text:style-name="OrgSrcFontLockStringFace">"Welcome!<text:s/>Work<text:s/>day."</text:span>)</text:p>
      <text:p text:style-name="OrgSrcBlock"><text:s/><text:s/><text:span text:style-name="OrgSrcFontLockCommentDelimiterFace">;;<text:s/></text:span><text:span text:style-name="OrgSrcFontLockCommentFace">(setq<text:s/>dashboard-startup-banner<text:s/>"/path/to/image")</text:span></text:p>
      <text:p text:style-name="OrgSrcBlock"><text:s/><text:s/>(<text:span text:style-name="OrgSrcFontLockKeywordFace">setq</text:span><text:s/>dashboard-items<text:s/>'((recents<text:s/><text:s/>.<text:s/>10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bookmarks<text:s/>.<text:s/>10)))</text:p>
      <text:p text:style-name="OrgSrcBlock"><text:s/><text:s/>(dashboard-setup-startup-hook)</text:p>
      <text:p text:style-name="OrgSrcBlockLastLine"><text:s/><text:s/>)</text:p>
      <text:h text:style-name="Heading_20_1" text:outline-level="1" text:is-list-header="false">
<text:bookmark-start text:name="OrgXref.orge91b9dd"/>
<text:bookmark text:name="orge91b9dd"/>Folding mode
<text:bookmark-end text:name="OrgXref.orge91b9dd"/></text:h>
      <text:h text:style-name="Heading_20_2" text:outline-level="2" text:is-list-header="false">
<text:bookmark-start text:name="OrgXref.orgaf8a71e"/>
<text:bookmark text:name="orgaf8a71e"/>Usage
<text:bookmark-end text:name="OrgXref.orgaf8a71e"/></text:h>
      <text:p text:style-name="Text_20_body">Folding block are defined as <text:span text:style-name="OrgCode"># {{{</text:span> and <text:span text:style-name="OrgCode"># }}}</text:span> pairs (in python mode). Use the snippet '#{&lt;tab&gt;' to quick insert. Use &lt;F9&gt; to toggle folding.
</text:p>
      <text:p text:style-name="Text_20_body">Source: <text:a xlink:type="simple" xlink:href="https://www.emacswiki.org/emacs/FoldingMode#toc6">https://www.emacswiki.org/emacs/FoldingMode#toc6</text:a>
</text:p>
      <text:h text:style-name="Heading_20_2" text:outline-level="2" text:is-list-header="false">
<text:bookmark-start text:name="OrgXref.orgdcf5cfe"/>
<text:bookmark text:name="orgdcf5cfe"/>Config
<text:bookmark-end text:name="OrgXref.orgdcf5cfe"/></text:h>
      <text:p text:style-name="OrgSrcBlock"><text:s/><text:s/>(<text:span text:style-name="OrgSrcFontLockKeywordFace">use-package</text:span><text:s/><text:span text:style-name="OrgSrcFontLockConstantFace">folding</text:span></text:p>
      <text:p text:style-name="OrgSrcBlock"><text:tab/><text:span text:style-name="OrgSrcFontLockBuiltinFace">:ensure</text:span><text:s/>t</text:p>
      <text:p text:style-name="OrgSrcBlock"><text:tab/><text:span text:style-name="OrgSrcFontLockBuiltinFace">:load-path</text:span><text:s/><text:span text:style-name="OrgSrcFontLockStringFace">"/Users/chongchonghe/dotfiles/emacs/packages/project-emacs--f</text:span><text:span text:style-name="OrgSrcWhitespaceLine">olding-mode"</text:span></text:p>
      <text:p text:style-name="OrgSrcBlock"><text:tab/><text:span text:style-name="OrgSrcFontLockBuiltinFace">:config</text:span></text:p>
      <text:p text:style-name="OrgSrcBlock"><text:tab/>(folding-mode-add-find-file-hook)</text:p>
      <text:p text:style-name="OrgSrcBlock"><text:tab/>(add-hook<text:s/>'folding-mode</text:p>
      <text:p text:style-name="OrgSrcBlock"><text:tab/><text:tab/><text:s/><text:s/>(<text:span text:style-name="OrgSrcFontLockKeywordFace">lambda</text:span><text:s/>()<text:s/>(local-set-key<text:s/>[f9]<text:s/>'folding-toggle-show-hide)))</text:p>
      <text:p text:style-name="OrgSrcBlockLastLine"><text:tab/>)</text:p>
      <text:h text:style-name="Heading_20_1" text:outline-level="1" text:is-list-header="false">
<text:bookmark-start text:name="OrgXref.orgc97c93b"/>
<text:bookmark text:name="orgc97c93b"/>f.el
<text:bookmark-end text:name="OrgXref.orgc97c93b"/></text:h>
      <text:p text:style-name="OrgSrcBlock"><text:s/><text:s/>(<text:span text:style-name="OrgSrcFontLockKeywordFace">use-package</text:span><text:s/><text:span text:style-name="OrgSrcFontLockConstantFace">helm-org</text:span>)</text:p>
      <text:p text:style-name="OrgSrcBlockLastLine"><text:s/><text:s/>(<text:span text:style-name="OrgSrcFontLockKeywordFace">use-package</text:span><text:s/><text:span text:style-name="OrgSrcFontLockConstantFace">f</text:span>)</text:p>
      <text:h text:style-name="Heading_20_1" text:outline-level="1" text:is-list-header="false">
<text:bookmark-start text:name="OrgXref.orgaf4ef19"/>
<text:bookmark text:name="orgaf4ef19"/>layout-restore.el
<text:bookmark-end text:name="OrgXref.orgaf4ef19"/></text:h>
      <text:p text:style-name="Text_20_body">Old and causing problem. Not using.
</text:p>
      <text:p text:style-name="Text_20_body">Ref: <text:a xlink:type="simple" xlink:href="https://www.emacswiki.org/emacs/layout-restore.el">https://www.emacswiki.org/emacs/layout-restore.el</text:a>
</text:p>
      <text:p text:style-name="OrgSrcBlock"><text:span text:style-name="OrgSrcFontLockCommentDelimiterFace">;;<text:s/></text:span><text:span text:style-name="OrgSrcFontLockCommentFace">(use-package<text:s/>layout-restore</text:span></text:p>
      <text:p text:style-name="OrgSrcBlock"><text:span text:style-name="OrgSrcFontLockCommentDelimiterFace">;;<text:s/><text:s/><text:s/></text:span><text:span text:style-name="OrgSrcFontLockCommentFace">:defer<text:s/>nil</text:span></text:p>
      <text:p text:style-name="OrgSrcBlock"><text:span text:style-name="OrgSrcFontLockCommentDelimiterFace">;;<text:s/><text:s/><text:s/></text:span><text:span text:style-name="OrgSrcFontLockCommentFace">:load-path<text:s/>"~/dotfiles/emacs/packages/layout-restore.el"</text:span></text:p>
      <text:p text:style-name="OrgSrcBlock"><text:span text:style-name="OrgSrcFontLockCommentDelimiterFace">;;<text:s/><text:s/><text:s/></text:span><text:span text:style-name="OrgSrcFontLockCommentFace">:config</text:span></text:p>
      <text:p text:style-name="OrgSrcBlock"><text:span text:style-name="OrgSrcFontLockCommentDelimiterFace">;;<text:s/><text:s/><text:s/></text:span><text:span text:style-name="OrgSrcFontLockCommentFace">(global-set-key<text:s/>(kbd<text:s/>"C-c<text:s/>l")<text:s/>'layout-save-current)</text:span></text:p>
      <text:p text:style-name="OrgSrcBlock"><text:span text:style-name="OrgSrcFontLockCommentDelimiterFace">;;<text:s/><text:s/><text:s/></text:span><text:span text:style-name="OrgSrcFontLockCommentFace">(global-set-key<text:s/>(kbd<text:s/>"C-c<text:s/>r")<text:s/>'layout-restore)</text:span></text:p>
      <text:p text:style-name="OrgSrcBlock"><text:span text:style-name="OrgSrcFontLockCommentDelimiterFace">;;<text:s/><text:s/><text:s/></text:span><text:span text:style-name="OrgSrcFontLockCommentFace">(global-set-key<text:s/>(kbd<text:s/>"C-c<text:s/>d")<text:s/>'layout-delete-current)</text:span></text:p>
      <text:p text:style-name="OrgSrcBlock"><text:span text:style-name="OrgSrcFontLockCommentDelimiterFace">;;<text:s/><text:s/><text:s/></text:span><text:span text:style-name="OrgSrcFontLockCommentFace">)</text:span></text:p>
      <text:p text:style-name="OrgSrcBlock"/>
      <text:p text:style-name="OrgSrcBlock"><text:span text:style-name="OrgSrcFontLockCommentDelimiterFace">;;<text:s/></text:span><text:span text:style-name="OrgSrcFontLockCommentFace">(require<text:s/>'layout-restore)</text:span></text:p>
      <text:p text:style-name="OrgSrcBlock"><text:span text:style-name="OrgSrcFontLockCommentDelimiterFace">;;<text:s/></text:span><text:span text:style-name="OrgSrcFontLockCommentFace">(global-set-key<text:s/>(kbd<text:s/>"C-c<text:s/>l")<text:s/>'layout-save-current)</text:span></text:p>
      <text:p text:style-name="OrgSrcBlock"><text:span text:style-name="OrgSrcFontLockCommentDelimiterFace">;;<text:s/></text:span><text:span text:style-name="OrgSrcFontLockCommentFace">(global-set-key<text:s/>(kbd<text:s/>"C-c<text:s/>r")<text:s/>'layout-restore)</text:span></text:p>
      <text:p text:style-name="OrgSrcBlockLastLine"><text:span text:style-name="OrgSrcFontLockCommentDelimiterFace">;;<text:s/></text:span><text:span text:style-name="OrgSrcFontLockCommentFace">(global-set-key<text:s/>(kbd<text:s/>"C-c<text:s/>d")<text:s/>'layout-delete-current)</text:span></text:p>
      <text:h text:style-name="Heading_20_1" text:outline-level="1" text:is-list-header="false">
<text:bookmark-start text:name="OrgXref.org2aca0a3"/>
<text:bookmark text:name="org2aca0a3"/>Neotree
<text:bookmark-end text:name="OrgXref.org2aca0a3"/></text:h>
      <text:p text:style-name="OrgSrcBlock">(<text:span text:style-name="OrgSrcFontLockKeywordFace">use-package</text:span><text:s/><text:span text:style-name="OrgSrcFontLockConstantFace">neotree</text:span></text:p>
      <text:p text:style-name="OrgSrcBlock"><text:s/><text:s/><text:span text:style-name="OrgSrcFontLockBuiltinFace">:config</text:span></text:p>
      <text:p text:style-name="OrgSrcBlock"><text:s/><text:s/>(<text:span text:style-name="OrgSrcFontLockKeywordFace">defun</text:span><text:s/><text:span text:style-name="OrgSrcFontLockFunctionNameFace">my-neotree-mode-config</text:span><text:s/>()</text:p>
      <text:p text:style-name="OrgSrcBlock"><text:s/><text:s/><text:s/><text:s/><text:span text:style-name="OrgSrcFontLockDocFace">"For<text:s/>use<text:s/>in<text:s/>'</text:span><text:span text:style-name="OrgSrcFontLockConstantFace">neotree-mode-hook</text:span><text:span text:style-name="OrgSrcFontLockDocFace">'."</text:span></text:p>
      <text:p text:style-name="OrgSrcBlock"><text:s/><text:s/><text:s/><text:s/><text:span text:style-name="OrgSrcFontLockCommentDelimiterFace">;;<text:s/></text:span><text:span text:style-name="OrgSrcFontLockCommentFace">(local-set-key<text:s/>(kbd<text:s/>"j")<text:s/>'neotree-next-line)</text:span></text:p>
      <text:p text:style-name="OrgSrcBlock"><text:s/><text:s/><text:s/><text:s/><text:span text:style-name="OrgSrcFontLockCommentDelimiterFace">;;<text:s/></text:span><text:span text:style-name="OrgSrcFontLockCommentFace">(local-set-key<text:s/>(kbd<text:s/>"k")<text:s/>'neotree-previous-line)</text:span></text:p>
      <text:p text:style-name="OrgSrcBlock"><text:s/><text:s/><text:s/><text:s/>(local-set-key<text:s/>(kbd<text:s/><text:span text:style-name="OrgSrcFontLockStringFace">"C-j"</text:span>)<text:s/>'neotree-change-root)</text:p>
      <text:p text:style-name="OrgSrcBlock"><text:s/><text:s/><text:s/><text:s/>(local-set-key<text:s/>(kbd<text:s/><text:span text:style-name="OrgSrcFontLockStringFace">"C-k"</text:span>)<text:s/>'neotree-select-up-node)</text:p>
      <text:p text:style-name="OrgSrcBlock"><text:s/><text:s/><text:s/><text:s/>(local-set-key<text:s/>(kbd<text:s/><text:span text:style-name="OrgSrcFontLockStringFace">"&lt;return&gt;"</text:span>)<text:s/>'neotree-enter)</text:p>
      <text:p text:style-name="OrgSrcBlock"><text:s/><text:s/><text:s/><text:s/><text:span text:style-name="OrgSrcFontLockCommentDelimiterFace">;;<text:s/></text:span><text:span text:style-name="OrgSrcFontLockCommentFace">(local-set-key<text:s/>(kbd<text:s/>"SPC")<text:s/>'neotree-quick-look)</text:span></text:p>
      <text:p text:style-name="OrgSrcBlock"><text:s/><text:s/><text:s/><text:s/>(<text:span text:style-name="OrgSrcFontLockKeywordFace">evil-define-key</text:span><text:s/>'normal<text:s/>neotree-mode-map<text:s/>(kbd<text:s/><text:span text:style-name="OrgSrcFontLockStringFace">"SPC"</text:span>)<text:s/>'neotree-quick-look)</text:p>
      <text:p text:style-name="OrgSrcBlock"><text:s/><text:s/><text:s/><text:s/><text:span text:style-name="OrgSrcFontLockCommentDelimiterFace">;;<text:s/></text:span><text:span text:style-name="OrgSrcFontLockCommentFace">(with-eval-after-load<text:s/>'neotree</text:span></text:p>
      <text:p text:style-name="OrgSrcBlock"><text:s/><text:s/><text:s/><text:s/><text:span text:style-name="OrgSrcFontLockCommentDelimiterFace">;;<text:s/><text:s/><text:s/></text:span><text:span text:style-name="OrgSrcFontLockCommentFace">(define-key<text:s/>neotree-mode-map<text:s/>(kbd<text:s/>"&lt;return&gt;")<text:s/>'neotree-enter))</text:span></text:p>
      <text:p text:style-name="OrgSrcBlock"><text:s/><text:s/><text:s/><text:s/>(define-key<text:s/>evil-normal-state-local-map<text:s/>(kbd<text:s/><text:span text:style-name="OrgSrcFontLockStringFace">"q"</text:span>)<text:s/>'neotree-hide)</text:p>
      <text:p text:style-name="OrgSrcBlock"><text:s/><text:s/><text:s/><text:s/>(define-key<text:s/>evil-normal-state-local-map<text:s/>(kbd<text:s/><text:span text:style-name="OrgSrcFontLockStringFace">"g"</text:span>)<text:s/>'neotree-refresh)</text:p>
      <text:p text:style-name="OrgSrcBlock"><text:s/><text:s/><text:s/><text:s/>(define-key<text:s/>evil-normal-state-local-map<text:s/>(kbd<text:s/><text:span text:style-name="OrgSrcFontLockStringFace">"A"</text:span>)<text:s/>'neotree-stretch-toggle)</text:p>
      <text:p text:style-name="OrgSrcBlock"><text:s/><text:s/><text:s/><text:s/>(define-key<text:s/>evil-normal-state-local-map<text:s/>(kbd<text:s/><text:span text:style-name="OrgSrcFontLockStringFace">"H"</text:span>)<text:s/>'neotree-hidden-file-toggl<text:span text:style-name="OrgSrcWhitespaceLine">e)</text:span></text:p>
      <text:p text:style-name="OrgSrcBlock"><text:s/><text:s/><text:s/><text:s/>)</text:p>
      <text:p text:style-name="OrgSrcBlockLastLine"><text:s/><text:s/>(add-hook<text:s/>'neotree-mode-hook<text:s/>'my-neotree-mode-config))</text:p>
      <text:p text:style-name="OrgSrcBlock">(add-hook<text:s/>'neotree-mode-hook</text:p>
      <text:p text:style-name="OrgSrcBlockLastLine"><text:tab/><text:s/><text:s/>(<text:span text:style-name="OrgSrcFontLockKeywordFace">lambda</text:span><text:s/>()<text:s/>(define-key<text:s/>evil-motion-state-local-map<text:s/>(kbd<text:s/><text:span text:style-name="OrgSrcFontLockStringFace">"g"</text:span>)<text:s/>'neotree-<text:span text:style-name="OrgSrcWhitespaceLine">refresh)))</text:span></text:p>
      <text:h text:style-name="Heading_20_1" text:outline-level="1" text:is-list-header="false">
<text:bookmark-start text:name="OrgXref.org845ace6"/>
<text:bookmark text:name="org845ace6"/>Other major and minor modes
<text:bookmark-end text:name="OrgXref.org845ace6"/></text:h>
      <text:h text:style-name="Heading_20_2" text:outline-level="2" text:is-list-header="false">
<text:bookmark-start text:name="OrgXref.orgf15b43f"/>
<text:bookmark text:name="orgf15b43f"/>matlab
<text:bookmark-end text:name="OrgXref.orgf15b43f"/></text:h>
      <text:p text:style-name="OrgSrcBlockLastLine"><text:span text:style-name="OrgSrcFontLockCommentDelimiterFace">;;<text:s/></text:span><text:span text:style-name="OrgSrcFontLockCommentFace">(use-package<text:s/>matlab-mode)</text:span></text:p>
      <text:h text:style-name="Heading_20_1" text:outline-level="1" text:is-list-header="false">
<text:bookmark-start text:name="OrgXref.org3093493"/>
<text:bookmark text:name="org3093493"/>Themes and fonts
<text:bookmark-end text:name="OrgXref.org3093493"/></text:h>
      <text:h text:style-name="Heading_20_2" text:outline-level="2" text:is-list-header="false">
<text:bookmark-start text:name="OrgXref.org922ea4d"/>
<text:bookmark text:name="org922ea4d"/>Not used
<text:bookmark-end text:name="OrgXref.org922ea4d"/></text:h>
      <text:p text:style-name="Text_20_body">The following is an example of installing a theme
</text:p>
      <text:p text:style-name="OrgSrcBlock"><text:span text:style-name="OrgSrcFontLockCommentDelimiterFace">;;</text:span><text:span text:style-name="OrgSrcFontLockCommentFace">customize<text:s/>theme</text:span></text:p>
      <text:p text:style-name="OrgSrcBlock">(add-to-list<text:s/>'custom-theme-load-path<text:s/><text:span text:style-name="OrgSrcFontLockStringFace">"~/.emacs.d/moe-theme.el/"</text:span>)</text:p>
      <text:p text:style-name="OrgSrcBlock">(add-to-list<text:s/>'load-path<text:s/><text:span text:style-name="OrgSrcFontLockStringFace">"~/.emacs.d/moe-theme.el/"</text:span>)</text:p>
      <text:p text:style-name="OrgSrcBlockLastLine">(<text:span text:style-name="OrgSrcFontLockKeywordFace">require</text:span><text:s/>'<text:span text:style-name="OrgSrcFontLockConstantFace">moe-theme</text:span>)</text:p>
      <text:p text:style-name="Text_20_body">The tsdh theme (disabled, replaced with doom theme)
</text:p>
      <text:p text:style-name="OrgSrcBlock"><text:span text:style-name="OrgSrcFontLockCommentDelimiterFace">;;</text:span><text:span text:style-name="OrgSrcFontLockCommentFace">customize<text:s/>theme</text:span></text:p>
      <text:p text:style-name="OrgSrcBlock">(add-to-list<text:s/>'custom-theme-load-path<text:s/><text:span text:style-name="OrgSrcFontLockStringFace">"~/.emacs.d/themes/"</text:span>)</text:p>
      <text:p text:style-name="OrgSrcBlock">(add-to-list<text:s/>'load-path<text:s/><text:span text:style-name="OrgSrcFontLockStringFace">"~/.emacs.d/themes/"</text:span>)</text:p>
      <text:p text:style-name="OrgSrcBlock">(<text:span text:style-name="OrgSrcFontLockKeywordFace">require</text:span><text:s/>'<text:span text:style-name="OrgSrcFontLockConstantFace">tsdh-light-theme</text:span>)</text:p>
      <text:p text:style-name="OrgSrcBlock"><text:span text:style-name="OrgSrcFontLockCommentDelimiterFace">;;<text:s/></text:span><text:span text:style-name="OrgSrcFontLockCommentFace">(set-background-color<text:s/>"#d4cec3")</text:span></text:p>
      <text:p text:style-name="OrgSrcBlock"><text:span text:style-name="OrgSrcFontLockCommentDelimiterFace">;;<text:s/></text:span><text:span text:style-name="OrgSrcFontLockCommentFace">(set-background-color<text:s/>"#e6e3df")</text:span></text:p>
      <text:p text:style-name="OrgSrcBlockLastLine">(set-background-color<text:s/><text:span text:style-name="OrgSrcFontLockStringFace">"#f5efe6"</text:span>)</text:p>
      <text:h text:style-name="Heading_20_2" text:outline-level="2" text:is-list-header="false">
<text:bookmark-start text:name="OrgXref.org1af031d"/>
<text:bookmark text:name="org1af031d"/>Doom theme
<text:bookmark-end text:name="OrgXref.org1af031d"/></text:h>
      <text:p text:style-name="OrgSrcBlock">(<text:span text:style-name="OrgSrcFontLockKeywordFace">defun</text:span><text:s/><text:span text:style-name="OrgSrcFontLockFunctionNameFace">my-light-theme</text:span><text:s/>()</text:p>
      <text:p text:style-name="OrgSrcBlock"><text:s/><text:s/>(<text:span text:style-name="OrgSrcFontLockKeywordFace">interactive</text:span>)</text:p>
      <text:p text:style-name="OrgSrcBlock"><text:s/><text:s/>(load-theme<text:s/>'doom-one-light<text:s/>t)</text:p>
      <text:p text:style-name="OrgSrcBlock"><text:s/><text:s/><text:span text:style-name="OrgSrcFontLockCommentDelimiterFace">;;<text:s/></text:span><text:span text:style-name="OrgSrcFontLockCommentFace">(set-background-color<text:s/>"#e6e3df")</text:span></text:p>
      <text:p text:style-name="OrgSrcBlock"><text:s/><text:s/>(set-background-color<text:s/><text:span text:style-name="OrgSrcFontLockStringFace">"#fffcf7"</text:span>)</text:p>
      <text:p text:style-name="OrgSrcBlock"><text:s/><text:s/>(my-org-set-light-todo-faces)</text:p>
      <text:p text:style-name="OrgSrcBlock"><text:s/><text:s/>)</text:p>
      <text:p text:style-name="OrgSrcBlock">(<text:span text:style-name="OrgSrcFontLockKeywordFace">defun</text:span><text:s/><text:span text:style-name="OrgSrcFontLockFunctionNameFace">my-dark-theme</text:span><text:s/>()</text:p>
      <text:p text:style-name="OrgSrcBlock"><text:s/><text:s/>(<text:span text:style-name="OrgSrcFontLockKeywordFace">interactive</text:span>)</text:p>
      <text:p text:style-name="OrgSrcBlock"><text:s/><text:s/>(load-theme<text:s/>'doom-one<text:s/>t)</text:p>
      <text:p text:style-name="OrgSrcBlock"><text:s/><text:s/>(set-foreground-color<text:s/><text:span text:style-name="OrgSrcFontLockStringFace">"#eee"</text:span>)</text:p>
      <text:p text:style-name="OrgSrcBlock"><text:s/><text:s/>(my-org-set-dark-todo-faces)</text:p>
      <text:p text:style-name="OrgSrcBlock"><text:s/><text:s/>)</text:p>
      <text:p text:style-name="OrgSrcBlock">(<text:span text:style-name="OrgSrcFontLockKeywordFace">use-package</text:span><text:s/><text:span text:style-name="OrgSrcFontLockConstantFace">doom-themes</text:span></text:p>
      <text:p text:style-name="OrgSrcBlock"><text:s/><text:s/><text:span text:style-name="OrgSrcFontLockBuiltinFace">:ensure</text:span><text:s/>t</text:p>
      <text:p text:style-name="OrgSrcBlock"><text:s/><text:s/><text:span text:style-name="OrgSrcFontLockBuiltinFace">:config</text:span></text:p>
      <text:p text:style-name="OrgSrcBlock"><text:s/><text:s/><text:span text:style-name="OrgSrcFontLockCommentDelimiterFace">;;<text:s/></text:span><text:span text:style-name="OrgSrcFontLockCommentFace">Global<text:s/>settings<text:s/>(defaults)</text:span></text:p>
      <text:p text:style-name="OrgSrcBlock"><text:s/><text:s/>(<text:span text:style-name="OrgSrcFontLockKeywordFace">setq</text:span><text:s/>doom-themes-enable-bold<text:s/>t<text:s/><text:s/><text:s/><text:s/><text:span text:style-name="OrgSrcFontLockCommentDelimiterFace">;<text:s/></text:span><text:span text:style-name="OrgSrcFontLockCommentFace">if<text:s/>nil,<text:s/>bold<text:s/>is<text:s/>universally<text:s/>disabled</text:span></text:p>
      <text:p text:style-name="OrgSrcBlock"><text:tab/>doom-themes-enable-italic<text:s/>t)<text:s/><text:span text:style-name="OrgSrcFontLockCommentDelimiterFace">;<text:s/></text:span><text:span text:style-name="OrgSrcFontLockCommentFace">if<text:s/>nil,<text:s/>italics<text:s/>is<text:s/>universally<text:s/>disabled</text:span></text:p>
      <text:p text:style-name="OrgSrcBlock"><text:s/><text:s/><text:span text:style-name="OrgSrcFontLockCommentDelimiterFace">;;<text:s/></text:span><text:span text:style-name="OrgSrcFontLockCommentFace">(load-theme<text:s/>'doom-one<text:s/>t)</text:span></text:p>
      <text:p text:style-name="OrgSrcBlock"><text:s/><text:s/><text:span text:style-name="OrgSrcFontLockCommentDelimiterFace">;;<text:s/></text:span><text:span text:style-name="OrgSrcFontLockCommentFace">(load-theme<text:s/>'doom-one-light<text:s/>t)</text:span></text:p>
      <text:p text:style-name="OrgSrcBlock"><text:s/><text:s/>(my-light-theme)</text:p>
      <text:p text:style-name="OrgSrcBlock"><text:s/><text:s/>)</text:p>
      <text:p text:style-name="OrgSrcBlock"><text:span text:style-name="OrgSrcFontLockCommentDelimiterFace">;;<text:s/></text:span><text:span text:style-name="OrgSrcFontLockCommentFace">Default<text:s/>font</text:span></text:p>
      <text:p text:style-name="OrgSrcBlockLastLine">(set-face-attribute<text:s/>'default<text:s/>nil<text:s/><text:span text:style-name="OrgSrcFontLockBuiltinFace">:font</text:span><text:s/><text:span text:style-name="OrgSrcFontLockStringFace">"Monaco-16"</text:span>)</text:p>
      <text:h text:style-name="Heading_20_2" text:outline-level="2" text:is-list-header="false">
<text:bookmark-start text:name="OrgXref.org62745e8"/>
<text:bookmark text:name="org62745e8"/>Mixed-pitch
<text:bookmark-end text:name="OrgXref.org62745e8"/></text:h>
      <text:p text:style-name="Text_20_body">Ref: <text:a xlink:type="simple" xlink:href="https://gitlab.com/jabranham/mixed-pitch">https://gitlab.com/jabranham/mixed-pitch</text:a>
</text:p>
      <text:p text:style-name="OrgSrcBlock"><text:span text:style-name="OrgSrcFontLockCommentDelimiterFace">;;<text:s/></text:span><text:span text:style-name="OrgSrcFontLockCommentFace">mixed-pitch</text:span></text:p>
      <text:p text:style-name="OrgSrcBlock">(<text:span text:style-name="OrgSrcFontLockKeywordFace">use-package</text:span><text:s/><text:span text:style-name="OrgSrcFontLockConstantFace">mixed-pitch</text:span></text:p>
      <text:p text:style-name="OrgSrcBlock"><text:s/><text:s/><text:span text:style-name="OrgSrcFontLockBuiltinFace">:hook</text:span></text:p>
      <text:p text:style-name="OrgSrcBlock"><text:s/><text:s/><text:span text:style-name="OrgSrcFontLockCommentDelimiterFace">;;<text:s/></text:span><text:span text:style-name="OrgSrcFontLockCommentFace">If<text:s/>you<text:s/>want<text:s/>it<text:s/>in<text:s/>all<text:s/>text<text:s/>modes:</text:span></text:p>
      <text:p text:style-name="OrgSrcBlock"><text:s/><text:s/>(text-mode<text:s/>.<text:s/>mixed-pitch-mode)</text:p>
      <text:p text:style-name="OrgSrcBlock"><text:s/><text:s/><text:span text:style-name="OrgSrcFontLockCommentDelimiterFace">;;<text:s/></text:span><text:span text:style-name="OrgSrcFontLockCommentFace">not<text:s/>sure.<text:s/>ref:<text:s/>https://emacs-china.org/t/doom-emacs-mixed-pitch-set-height-</text:span><text:span text:style-name="OrgSrcWhitespaceLine">org/16558</text:span></text:p>
      <text:p text:style-name="OrgSrcBlock"><text:s/><text:s/><text:span text:style-name="OrgSrcFontLockCommentDelimiterFace">;;<text:s/></text:span><text:span text:style-name="OrgSrcFontLockCommentFace">(mixed-pitch-mode<text:s/>.<text:s/>#'solaire-mode-reset)</text:span></text:p>
      <text:p text:style-name="OrgSrcBlock"><text:s/><text:s/><text:span text:style-name="OrgSrcFontLockBuiltinFace">:config</text:span></text:p>
      <text:p text:style-name="OrgSrcBlock"><text:s/><text:s/>(set-face-attribute<text:s/>'variable-pitch<text:s/>nil<text:s/><text:span text:style-name="OrgSrcFontLockBuiltinFace">:family</text:span><text:s/><text:span text:style-name="OrgSrcFontLockStringFace">"Helvetica<text:s/>Neue"</text:span><text:s/><text:span text:style-name="OrgSrcFontLockBuiltinFace">:height</text:span><text:s/>1.2)</text:p>
      <text:p text:style-name="OrgSrcBlock"><text:s/><text:s/>(set-face-attribute<text:s/>'fixed-pitch<text:s/>nil<text:s/><text:span text:style-name="OrgSrcFontLockBuiltinFace">:family</text:span><text:s/><text:span text:style-name="OrgSrcFontLockStringFace">"Monaco"</text:span><text:s/><text:span text:style-name="OrgSrcFontLockBuiltinFace">:height</text:span><text:s/>1.0)</text:p>
      <text:p text:style-name="OrgSrcBlock"><text:s/><text:s/><text:span text:style-name="OrgSrcFontLockCommentDelimiterFace">;;<text:s/></text:span><text:span text:style-name="OrgSrcFontLockCommentFace">bigger<text:s/>text<text:s/>for<text:s/>org-mode<text:s/>headings</text:span></text:p>
      <text:p text:style-name="OrgSrcBlock"><text:s/><text:s/>(custom-theme-set-faces</text:p>
      <text:p text:style-name="OrgSrcBlock"><text:s/><text:s/><text:s/>'user</text:p>
      <text:p text:style-name="OrgSrcBlock"><text:s/><text:s/><text:s/>`(org-level-4<text:s/>((t<text:s/>(<text:span text:style-name="OrgSrcFontLockBuiltinFace">:inherit</text:span><text:s/>outline-4<text:s/><text:span text:style-name="OrgSrcFontLockBuiltinFace">:height</text:span><text:s/>1.0))))</text:p>
      <text:p text:style-name="OrgSrcBlock"><text:s/><text:s/><text:s/>`(org-level-3<text:s/>((t<text:s/>(<text:span text:style-name="OrgSrcFontLockBuiltinFace">:inherit</text:span><text:s/>outline-3<text:s/><text:span text:style-name="OrgSrcFontLockBuiltinFace">:height</text:span><text:s/>1.1))))</text:p>
      <text:p text:style-name="OrgSrcBlock"><text:s/><text:s/><text:s/>`(org-level-2<text:s/>((t<text:s/>(<text:span text:style-name="OrgSrcFontLockBuiltinFace">:inherit</text:span><text:s/>outline-2<text:s/><text:span text:style-name="OrgSrcFontLockBuiltinFace">:height</text:span><text:s/>1.2))))</text:p>
      <text:p text:style-name="OrgSrcBlock"><text:s/><text:s/><text:s/>`(org-level-1<text:s/>((t<text:s/>(<text:span text:style-name="OrgSrcFontLockBuiltinFace">:inherit</text:span><text:s/>outline-1<text:s/><text:span text:style-name="OrgSrcFontLockBuiltinFace">:height</text:span><text:s/>1.3))))</text:p>
      <text:p text:style-name="OrgSrcBlock"><text:s/><text:s/><text:s/>`(org-document-title<text:s/>((t<text:s/>(<text:span text:style-name="OrgSrcFontLockBuiltinFace">:family</text:span><text:s/><text:span text:style-name="OrgSrcFontLockStringFace">"Helvetica<text:s/>Neue"</text:span><text:s/><text:span text:style-name="OrgSrcFontLockBuiltinFace">:height</text:span><text:s/>1.6<text:s/><text:span text:style-name="OrgSrcFontLockBuiltinFace">:underline</text:span><text:s/>nil<text:span text:style-name="OrgSrcWhitespaceLine">))))</text:span></text:p>
      <text:p text:style-name="OrgSrcBlock"><text:s/><text:s/><text:s/>)</text:p>
      <text:p text:style-name="OrgSrcBlock"><text:s/><text:s/>(<text:span text:style-name="OrgSrcFontLockKeywordFace">setq</text:span><text:s/>mixed-pitch-set-height<text:s/>t)</text:p>
      <text:p text:style-name="OrgSrcBlockLastLine"><text:s/><text:s/>)</text:p>
      <text:h text:style-name="Heading_20_2" text:outline-level="2" text:is-list-header="false">
<text:bookmark-start text:name="OrgXref.org832daeb"/>
<text:bookmark text:name="org832daeb"/>Chinese font
<text:bookmark-end text:name="OrgXref.org832daeb"/></text:h>
      <text:p text:style-name="OrgSrcBlock"><text:span text:style-name="OrgSrcFontLockCommentDelimiterFace">;;;</text:span><text:span text:style-name="OrgSrcFontLockCommentFace">中文与英文字体设置</text:span></text:p>
      <text:p text:style-name="OrgSrcBlock"><text:span text:style-name="OrgSrcFontLockCommentDelimiterFace">;;<text:s/></text:span><text:span text:style-name="OrgSrcFontLockCommentFace">Setting<text:s/>English<text:s/>Font</text:span></text:p>
      <text:p text:style-name="OrgSrcBlock"><text:span text:style-name="OrgSrcFontLockCommentDelimiterFace">;;<text:s/></text:span><text:span text:style-name="OrgSrcFontLockCommentFace">(set-face-attribute</text:span></text:p>
      <text:p text:style-name="OrgSrcBlock"><text:span text:style-name="OrgSrcFontLockCommentDelimiterFace">;;<text:s/><text:s/></text:span><text:span text:style-name="OrgSrcFontLockCommentFace">'default<text:s/>nil<text:s/>:font<text:s/>"Monaco<text:s/>14")</text:span></text:p>
      <text:p text:style-name="OrgSrcBlock"><text:span text:style-name="OrgSrcFontLockCommentDelimiterFace">;;<text:s/></text:span><text:span text:style-name="OrgSrcFontLockCommentFace">Chinese<text:s/>Font</text:span></text:p>
      <text:p text:style-name="OrgSrcBlock">(<text:span text:style-name="OrgSrcFontLockKeywordFace">dolist</text:span><text:s/>(charset<text:s/>'(kana<text:s/>han<text:s/>symbol<text:s/>cjk-misc<text:s/>bopomofo))</text:p>
      <text:p text:style-name="OrgSrcBlock"><text:s/><text:s/>(set-fontset-font<text:s/>(frame-parameter<text:s/>nil<text:s/>'font)</text:p>
      <text:p text:style-name="OrgSrcBlock"><text:tab/><text:tab/><text:s/><text:s/><text:s/><text:s/>charset<text:s/>(font-spec<text:s/><text:span text:style-name="OrgSrcFontLockBuiltinFace">:family</text:span><text:s/><text:span text:style-name="OrgSrcFontLockStringFace">"STHeiti"</text:span><text:s/><text:span text:style-name="OrgSrcFontLockBuiltinFace">:height</text:span><text:s/>1.0)))</text:p>
      <text:p text:style-name="OrgSrcBlock"><text:span text:style-name="OrgSrcFontLockCommentDelimiterFace">;;<text:s/></text:span><text:span text:style-name="OrgSrcFontLockCommentFace">more<text:s/>options:</text:span></text:p>
      <text:p text:style-name="OrgSrcBlock"><text:span text:style-name="OrgSrcFontLockCommentDelimiterFace">;;<text:s/></text:span><text:span text:style-name="OrgSrcFontLockCommentFace">"PingFang<text:s/>SC":<text:s/>ugly</text:span></text:p>
      <text:p text:style-name="OrgSrcBlockLastLine"><text:span text:style-name="OrgSrcFontLockCommentDelimiterFace">;;<text:s/></text:span><text:span text:style-name="OrgSrcFontLockCommentFace">"STXihei":<text:s/>thicker</text:span></text:p>
      <text:h text:style-name="Heading_20_2" text:outline-level="2" text:is-list-header="false">
<text:bookmark-start text:name="OrgXref.org23be9c6"/>
<text:bookmark text:name="org23be9c6"/>Window size and more
<text:bookmark-end text:name="OrgXref.org23be9c6"/></text:h>
      <text:p text:style-name="Text_20_body">Window size (wide high, in chars)
</text:p>
      <text:p text:style-name="OrgSrcBlockLastLine">(<text:span text:style-name="OrgSrcFontLockKeywordFace">when</text:span><text:s/>window-system<text:s/>(set-frame-size<text:s/>(selected-frame)<text:s/>130<text:s/>50))</text:p>
      <text:p text:style-name="Text_20_body">Here are some more sofisticated config (not being used)
</text:p>
      <text:p text:style-name="OrgSrcBlock"><text:s/><text:s/><text:span text:style-name="OrgSrcFontLockCommentDelimiterFace">;;<text:s/></text:span><text:span text:style-name="OrgSrcFontLockCommentFace">Define<text:s/>variable<text:s/>font</text:span></text:p>
      <text:p text:style-name="OrgSrcBlock"><text:s/><text:s/>(<text:span text:style-name="OrgSrcFontLockKeywordFace">let*</text:span><text:s/>((variable-tuple</text:p>
      <text:p text:style-name="OrgSrcBlock"><text:s/><text:s/><text:s/><text:s/><text:s/><text:s/><text:s/><text:s/><text:s/><text:s/>(<text:span text:style-name="OrgSrcFontLockKeywordFace">cond</text:span><text:s/>((x-list-fonts<text:s/><text:span text:style-name="OrgSrcFontLockStringFace">"ETBembo"</text:span>)<text:s/><text:s/><text:s/><text:s/><text:s/><text:s/><text:s/><text:s/><text:s/>'(<text:span text:style-name="OrgSrcFontLockBuiltinFace">:font</text:span><text:s/><text:span text:style-name="OrgSrcFontLockStringFace">"ETBembo"</text:span>))</text:p>
      <text:p text:style-name="OrgSrcBlock"><text:s/><text:s/><text:s/><text:s/><text:s/><text:s/><text:s/><text:s/><text:s/><text:s/><text:s/><text:s/><text:s/><text:s/><text:s/><text:s/>((x-list-fonts<text:s/><text:span text:style-name="OrgSrcFontLockStringFace">"Source<text:s/>Sans<text:s/>Pro"</text:span>)<text:s/>'(<text:span text:style-name="OrgSrcFontLockBuiltinFace">:font</text:span><text:s/><text:span text:style-name="OrgSrcFontLockStringFace">"Source<text:s/>Sans<text:s/>Pro"</text:span>))</text:p>
      <text:p text:style-name="OrgSrcBlock"><text:s/><text:s/><text:s/><text:s/><text:s/><text:s/><text:s/><text:s/><text:s/><text:s/><text:s/><text:s/><text:s/><text:s/><text:s/><text:s/>((x-list-fonts<text:s/><text:span text:style-name="OrgSrcFontLockStringFace">"Lucida<text:s/>Grande"</text:span>)<text:s/><text:s/><text:s/>'(<text:span text:style-name="OrgSrcFontLockBuiltinFace">:font</text:span><text:s/><text:span text:style-name="OrgSrcFontLockStringFace">"Lucida<text:s/>Grande"</text:span>))</text:p>
      <text:p text:style-name="OrgSrcBlock"><text:s/><text:s/><text:s/><text:s/><text:s/><text:s/><text:s/><text:s/><text:s/><text:s/><text:s/><text:s/><text:s/><text:s/><text:s/><text:s/>((x-list-fonts<text:s/><text:span text:style-name="OrgSrcFontLockStringFace">"Verdana"</text:span>)<text:s/><text:s/><text:s/><text:s/><text:s/><text:s/><text:s/><text:s/><text:s/>'(<text:span text:style-name="OrgSrcFontLockBuiltinFace">:font</text:span><text:s/><text:span text:style-name="OrgSrcFontLockStringFace">"Verdana"</text:span>))</text:p>
      <text:p text:style-name="OrgSrcBlock"><text:s/><text:s/><text:s/><text:s/><text:s/><text:s/><text:s/><text:s/><text:s/><text:s/><text:s/><text:s/><text:s/><text:s/><text:s/><text:s/>((x-family-fonts<text:s/><text:span text:style-name="OrgSrcFontLockStringFace">"Sans<text:s/>Serif"</text:span>)<text:s/><text:s/><text:s/><text:s/>'(<text:span text:style-name="OrgSrcFontLockBuiltinFace">:family</text:span><text:s/><text:span text:style-name="OrgSrcFontLockStringFace">"Sans<text:s/>Serif"</text:span>))</text:p>
      <text:p text:style-name="OrgSrcBlock"><text:s/><text:s/><text:s/><text:s/><text:s/><text:s/><text:s/><text:s/><text:s/><text:s/><text:s/><text:s/><text:s/><text:s/><text:s/><text:s/>(nil<text:s/>(<text:span text:style-name="OrgSrcFontLockWarningFace">warn</text:span><text:s/><text:span text:style-name="OrgSrcFontLockStringFace">"Cannot<text:s/>find<text:s/>a<text:s/>Sans<text:s/>Serif<text:s/>Font.<text:s/><text:s/>Install<text:s/>Source<text:s/>Sans<text:s/></text:span><text:span text:style-name="OrgSrcWhitespaceLine">Pro."</text:span><text:span text:style-name="OrgSrcWhitespaceLine">)))))</text:span></text:p>
      <text:p text:style-name="OrgSrcBlock"/>
      <text:p text:style-name="OrgSrcBlock"><text:s/><text:s/><text:s/><text:s/>(custom-theme-set-faces</text:p>
      <text:p text:style-name="OrgSrcBlock"><text:s/><text:s/><text:s/><text:s/><text:s/>'user</text:p>
      <text:p text:style-name="OrgSrcBlock"><text:s/><text:s/><text:s/><text:s/><text:s/>`(org-level-7<text:s/>((t<text:s/>(<text:span text:style-name="OrgSrcFontLockBuiltinFace">:inherit</text:span><text:s/>outline-7<text:s/>,@variable-tuple))))</text:p>
      <text:p text:style-name="OrgSrcBlock"><text:s/><text:s/><text:s/><text:s/><text:s/>`(org-level-6<text:s/>((t<text:s/>(<text:span text:style-name="OrgSrcFontLockBuiltinFace">:inherit</text:span><text:s/>outline-6<text:s/>,@variable-tuple))))</text:p>
      <text:p text:style-name="OrgSrcBlock"><text:s/><text:s/><text:s/><text:s/><text:s/>`(org-level-5<text:s/>((t<text:s/>(<text:span text:style-name="OrgSrcFontLockBuiltinFace">:inherit</text:span><text:s/>outline-5<text:s/>,@variable-tuple))))</text:p>
      <text:p text:style-name="OrgSrcBlock"><text:s/><text:s/><text:s/><text:s/><text:s/>`(org-level-4<text:s/>((t<text:s/>(<text:span text:style-name="OrgSrcFontLockBuiltinFace">:inherit</text:span><text:s/>outline-4<text:s/>,@variable-tuple<text:s/><text:span text:style-name="OrgSrcFontLockBuiltinFace">:height</text:span><text:s/>1.1))))</text:p>
      <text:p text:style-name="OrgSrcBlock"><text:s/><text:s/><text:s/><text:s/><text:s/>`(org-level-3<text:s/>((t<text:s/>(<text:span text:style-name="OrgSrcFontLockBuiltinFace">:inherit</text:span><text:s/>outline-3<text:s/>,@variable-tuple<text:s/><text:span text:style-name="OrgSrcFontLockBuiltinFace">:height</text:span><text:s/>1.25))))</text:p>
      <text:p text:style-name="OrgSrcBlock"><text:s/><text:s/><text:s/><text:s/><text:s/>`(org-level-2<text:s/>((t<text:s/>(<text:span text:style-name="OrgSrcFontLockBuiltinFace">:inherit</text:span><text:s/>outline-2<text:s/>,@variable-tuple<text:s/><text:span text:style-name="OrgSrcFontLockBuiltinFace">:height</text:span><text:s/>1.5))))</text:p>
      <text:p text:style-name="OrgSrcBlock"><text:s/><text:s/><text:s/><text:s/><text:s/>`(org-level-1<text:s/>((t<text:s/>(<text:span text:style-name="OrgSrcFontLockBuiltinFace">:inherit</text:span><text:s/>outline-1<text:s/>,@variable-tuple<text:s/><text:span text:style-name="OrgSrcFontLockBuiltinFace">:height</text:span><text:s/>1.75))))</text:p>
      <text:p text:style-name="OrgSrcBlock"><text:s/><text:s/><text:s/><text:s/><text:s/>`(org-document-title<text:s/>((t<text:s/>(,@variable-tuple<text:s/><text:span text:style-name="OrgSrcFontLockBuiltinFace">:height</text:span><text:s/>2.0<text:s/><text:span text:style-name="OrgSrcFontLockBuiltinFace">:underline</text:span><text:s/>nil))))</text:p>
      <text:p text:style-name="OrgSrcBlock"><text:s/><text:s/><text:s/><text:s/><text:s/>))</text:p>
      <text:p text:style-name="OrgSrcBlock"/>
      <text:p text:style-name="OrgSrcBlock"><text:s/><text:s/></text:p>
      <text:p text:style-name="OrgSrcBlock"><text:s/><text:s/><text:span text:style-name="OrgSrcFontLockCommentDelimiterFace">;;<text:s/></text:span><text:span text:style-name="OrgSrcFontLockCommentFace">(custom-theme-set-faces</text:span></text:p>
      <text:p text:style-name="OrgSrcBlock"><text:s/><text:s/><text:span text:style-name="OrgSrcFontLockCommentDelimiterFace">;;<text:s/><text:s/></text:span><text:span text:style-name="OrgSrcFontLockCommentFace">'user</text:span></text:p>
      <text:p text:style-name="OrgSrcBlock"><text:s/><text:s/><text:span text:style-name="OrgSrcFontLockCommentDelimiterFace">;;<text:s/><text:s/></text:span><text:span text:style-name="OrgSrcFontLockCommentFace">;;<text:s/>'(variable-pitch<text:s/>((t<text:s/>(:inherit<text:s/>default<text:s/>:family<text:s/>"ETBembo"<text:s/>:height<text:s/>180)))</text:span><text:span text:style-name="OrgSrcWhitespaceLine">)</text:span></text:p>
      <text:p text:style-name="OrgSrcBlock"><text:s/><text:s/><text:span text:style-name="OrgSrcFontLockCommentDelimiterFace">;;<text:s/><text:s/></text:span><text:span text:style-name="OrgSrcFontLockCommentFace">'(variable-pitch<text:s/>((t<text:s/>(:inherit<text:s/>default<text:s/>:family<text:s/>"Source<text:s/>Serif<text:s/>Pro"<text:s/>:height<text:s/></text:span><text:span text:style-name="OrgSrcWhitespaceLine">180))))</text:span></text:p>
      <text:p text:style-name="OrgSrcBlock"><text:s/><text:s/><text:span text:style-name="OrgSrcFontLockCommentDelimiterFace">;;<text:s/><text:s/></text:span><text:span text:style-name="OrgSrcFontLockCommentFace">;;<text:s/>'(fixed-pitch<text:s/>((t<text:s/>(:inherit<text:s/>default<text:s/>:family<text:s/>"Source<text:s/>Font<text:s/>Pro"<text:s/>:height<text:s/>1</text:span><text:span text:style-name="OrgSrcWhitespaceLine">40))))</text:span></text:p>
      <text:p text:style-name="OrgSrcBlock"><text:s/><text:s/><text:span text:style-name="OrgSrcFontLockCommentDelimiterFace">;;<text:s/><text:s/></text:span><text:span text:style-name="OrgSrcFontLockCommentFace">;;<text:s/>'(org-table<text:s/><text:s/><text:s/>((t<text:s/>(:inherit<text:s/>fixed-pitch))))</text:span></text:p>
      <text:p text:style-name="OrgSrcBlock"><text:s/><text:s/><text:span text:style-name="OrgSrcFontLockCommentDelimiterFace">;;<text:s/><text:s/></text:span><text:span text:style-name="OrgSrcFontLockCommentFace">;;<text:s/>'(org-block<text:s/><text:s/><text:s/>((t<text:s/>(:inherit<text:s/>fixed-pitch))))</text:span></text:p>
      <text:p text:style-name="OrgSrcBlock"><text:s/><text:s/><text:span text:style-name="OrgSrcFontLockCommentDelimiterFace">;;<text:s/><text:s/></text:span><text:span text:style-name="OrgSrcFontLockCommentFace">;;<text:s/>'(org-block-begin-line<text:s/>:foreground<text:s/>fg<text:s/>:slant<text:s/>'italic<text:s/>:inherit<text:s/>'fixed-pi</text:span><text:span text:style-name="OrgSrcWhitespaceLine">tch)</text:span></text:p>
      <text:p text:style-name="OrgSrcBlockLastLine"><text:s/><text:s/><text:span text:style-name="OrgSrcFontLockCommentDelimiterFace">;;<text:s/><text:s/></text:span><text:span text:style-name="OrgSrcFontLockCommentFace">)</text:span></text:p>
      <text:h text:style-name="Heading_20_1" text:outline-level="1" text:is-list-header="false">
<text:bookmark-start text:name="OrgXref.org1429f6f"/>
<text:bookmark text:name="org1429f6f"/>Keybinding in the end
<text:bookmark-end text:name="OrgXref.org1429f6f"/></text:h>
      <text:h text:style-name="Heading_20_2" text:outline-level="2" text:is-list-header="false">
<text:bookmark-start text:name="OrgXref.org7144401"/>
<text:bookmark text:name="org7144401"/>Global keys
<text:bookmark-end text:name="OrgXref.org7144401"/></text:h>
      <text:p text:style-name="OrgSrcBlock">(global-set-key<text:s/>(kbd<text:s/><text:span text:style-name="OrgSrcFontLockStringFace">"C-c<text:s/>c"</text:span>)<text:s/>'org-capture)</text:p>
      <text:p text:style-name="OrgSrcBlock">(global-set-key<text:s/>(kbd<text:s/><text:span text:style-name="OrgSrcFontLockStringFace">"C-c<text:s/>a"</text:span>)<text:s/>'org-agenda)</text:p>
      <text:p text:style-name="OrgSrcBlock"><text:span text:style-name="OrgSrcFontLockCommentDelimiterFace">;;<text:s/></text:span><text:span text:style-name="OrgSrcFontLockCommentFace">(global-set-key<text:s/>(kbd<text:s/>"C-c<text:s/>a")<text:s/>'org-agenda-list)</text:span></text:p>
      <text:p text:style-name="OrgSrcBlock"><text:span text:style-name="OrgSrcFontLockCommentDelimiterFace">;;<text:s/></text:span><text:span text:style-name="OrgSrcFontLockCommentFace">(define-key<text:s/>yas-minor-mode-map<text:s/>(kbd<text:s/>"C-c<text:s/>t")<text:s/>nil)</text:span></text:p>
      <text:p text:style-name="OrgSrcBlock"><text:span text:style-name="OrgSrcFontLockCommentDelimiterFace">;;<text:s/></text:span><text:span text:style-name="OrgSrcFontLockCommentFace">(global-set-key<text:s/>(kbd<text:s/>"C-c<text:s/>t")<text:s/>'org-todo-list)</text:span></text:p>
      <text:p text:style-name="OrgSrcBlock"><text:span text:style-name="OrgSrcFontLockCommentDelimiterFace">;;<text:s/></text:span><text:span text:style-name="OrgSrcFontLockCommentFace">;;<text:s/>(bind-key*<text:s/>"C-c<text:s/>t"<text:s/>'org-todo-list)</text:span></text:p>
      <text:p text:style-name="OrgSrcBlock"><text:span text:style-name="OrgSrcFontLockCommentDelimiterFace">;;<text:s/></text:span><text:span text:style-name="OrgSrcFontLockCommentFace">(global-set-key<text:s/>(kbd<text:s/>"&lt;f9&gt;")<text:s/>'org-todo-list)</text:span></text:p>
      <text:p text:style-name="OrgSrcBlock">(<text:span text:style-name="OrgSrcFontLockKeywordFace">defun</text:span><text:s/><text:span text:style-name="OrgSrcFontLockFunctionNameFace">my/kill-other-buffers</text:span><text:s/>()</text:p>
      <text:p text:style-name="OrgSrcBlock"><text:s/><text:s/><text:s/><text:s/><text:s/><text:s/><text:span text:style-name="OrgSrcFontLockDocFace">"Kill<text:s/>all<text:s/>other<text:s/>buffers."</text:span></text:p>
      <text:p text:style-name="OrgSrcBlock"><text:s/><text:s/><text:s/><text:s/><text:s/><text:s/>(<text:span text:style-name="OrgSrcFontLockKeywordFace">interactive</text:span>)</text:p>
      <text:p text:style-name="OrgSrcBlock"><text:s/><text:s/><text:s/><text:s/><text:s/><text:s/>(mapc<text:s/>'kill-buffer<text:s/>(delq<text:s/>(current-buffer)<text:s/>(buffer-list))))</text:p>
      <text:p text:style-name="OrgSrcBlock">(<text:span text:style-name="OrgSrcFontLockKeywordFace">defun</text:span><text:s/><text:span text:style-name="OrgSrcFontLockFunctionNameFace">my/kill-all-buffers</text:span><text:s/>()</text:p>
      <text:p text:style-name="OrgSrcBlock"><text:s/><text:s/><text:s/><text:s/><text:s/><text:s/><text:span text:style-name="OrgSrcFontLockDocFace">"Kill<text:s/>all<text:s/>other<text:s/>buffers."</text:span></text:p>
      <text:p text:style-name="OrgSrcBlock"><text:s/><text:s/><text:s/><text:s/><text:s/><text:s/>(<text:span text:style-name="OrgSrcFontLockKeywordFace">interactive</text:span>)</text:p>
      <text:p text:style-name="OrgSrcBlockLastLine"><text:s/><text:s/><text:s/><text:s/><text:s/><text:s/>(mapc<text:s/>'kill-buffer<text:s/>(buffer-list)))</text:p>
      <text:h text:style-name="Heading_20_2" text:outline-level="2" text:is-list-header="false">
<text:bookmark-start text:name="OrgXref.orge026274"/>
<text:bookmark text:name="orge026274"/>org-mode keymap
<text:bookmark-end text:name="OrgXref.orge026274"/></text:h>
      <text:p text:style-name="OrgSrcBlock"><text:span text:style-name="OrgSrcFontLockCommentDelimiterFace">;;<text:s/></text:span><text:span text:style-name="OrgSrcFontLockCommentFace">(with-eval-after-load<text:s/>'org</text:span></text:p>
      <text:p text:style-name="OrgSrcBlock"><text:span text:style-name="OrgSrcFontLockCommentDelimiterFace">;;<text:s/><text:s/><text:s/></text:span><text:span text:style-name="OrgSrcFontLockCommentFace">(define-key<text:s/>org-agenda-mode-map<text:s/>(kbd<text:s/>"j")<text:s/>#'org-agenda-next-item)</text:span></text:p>
      <text:p text:style-name="OrgSrcBlockLastLine"><text:span text:style-name="OrgSrcFontLockCommentDelimiterFace">;;<text:s/><text:s/><text:s/></text:span><text:span text:style-name="OrgSrcFontLockCommentFace">(define-key<text:s/>org-agenda-mode-map<text:s/>(kbd<text:s/>"k")<text:s/>#'org-agenda-previous-item))</text:span></text:p>
      <text:h text:style-name="Heading_20_2" text:outline-level="2" text:is-list-header="false">
<text:bookmark-start text:name="OrgXref.orgad26ec1"/>
<text:bookmark text:name="orgad26ec1"/>my-keys-minor-mode (not using)
<text:bookmark-end text:name="OrgXref.orgad26ec1"/></text:h>
      <text:p text:style-name="Text_20_body"><text:a xlink:type="simple" xlink:href="https://stackoverflow.com/questions/683425/globally-override-key-binding-in-emacs/5340797#5340797">https://stackoverflow.com/questions/683425/globally-override-key-binding-in-emacs/5340797#5340797</text:a>
</text:p>
      <text:p text:style-name="OrgSrcBlock">(<text:span text:style-name="OrgSrcFontLockKeywordFace">defvar</text:span><text:s/><text:span text:style-name="OrgSrcFontLockVariableNameFace">my-mode-map</text:span></text:p>
      <text:p text:style-name="OrgSrcBlock"><text:s/><text:s/>(<text:span text:style-name="OrgSrcFontLockKeywordFace">let</text:span><text:s/>((map<text:s/>(make-sparse-keymap)))</text:p>
      <text:p text:style-name="OrgSrcBlock"><text:s/><text:s/><text:s/><text:s/>(</text:p>
      <text:p text:style-name="OrgSrcBlock">define-key<text:s/>map<text:s/>(kbd<text:s/><text:span text:style-name="OrgSrcFontLockStringFace">"C-i"</text:span>)<text:s/>'some-function)</text:p>
      <text:p text:style-name="OrgSrcBlock"><text:s/><text:s/><text:s/><text:s/>map)</text:p>
      <text:p text:style-name="OrgSrcBlock"><text:s/><text:s/><text:span text:style-name="OrgSrcFontLockDocFace">"my-keys-minor-mode<text:s/>keymap."</text:span>)</text:p>
      <text:p text:style-name="OrgSrcBlock"/>
      <text:p text:style-name="OrgSrcBlock">(<text:span text:style-name="OrgSrcFontLockKeywordFace">define-minor-mode</text:span><text:s/><text:span text:style-name="OrgSrcFontLockFunctionNameFace">my-mode</text:span></text:p>
      <text:p text:style-name="OrgSrcBlock"><text:s/><text:s/><text:span text:style-name="OrgSrcFontLockDocFace">"A<text:s/>minor<text:s/>mode<text:s/>so<text:s/>that<text:s/>my<text:s/>key<text:s/>settings<text:s/>override<text:s/>annoying<text:s/>major<text:s/>modes."</text:span></text:p>
      <text:p text:style-name="OrgSrcBlock"><text:s/><text:s/><text:span text:style-name="OrgSrcFontLockBuiltinFace">:init-value</text:span><text:s/>t</text:p>
      <text:p text:style-name="OrgSrcBlock"><text:s/><text:s/><text:span text:style-name="OrgSrcFontLockBuiltinFace">:lighter</text:span><text:s/><text:span text:style-name="OrgSrcFontLockStringFace">"<text:s/>my-keys"</text:span>)</text:p>
      <text:p text:style-name="OrgSrcBlock"/>
      <text:p text:style-name="OrgSrcBlock">(my-mode<text:s/>1)</text:p>
      <text:p text:style-name="OrgSrcBlock"/>
      <text:p text:style-name="OrgSrcBlock">(<text:span text:style-name="OrgSrcFontLockKeywordFace">defun</text:span><text:s/><text:span text:style-name="OrgSrcFontLockFunctionNameFace">my-minibuffer-setup-hook</text:span><text:s/>()</text:p>
      <text:p text:style-name="OrgSrcBlock"><text:s/><text:s/>(my-mode<text:s/>0))</text:p>
      <text:p text:style-name="OrgSrcBlock"/>
      <text:p text:style-name="OrgSrcBlock">(add-hook<text:s/>'minibuffer-setup-hook<text:s/>'my-minibuffer-setup-hook)</text:p>
      <text:p text:style-name="OrgSrcBlock"/>
      <text:p text:style-name="OrgSrcBlockLastLine">(define-key<text:s/>my-mode-map<text:s/>(kbd<text:s/><text:span text:style-name="OrgSrcFontLockStringFace">"C-c<text:s/>t"</text:span>)<text:s/>'org-todo-list)</text:p>
      <text:p text:style-name="OrgSrcBlock">(<text:span text:style-name="OrgSrcFontLockKeywordFace">require</text:span><text:s/>'<text:span text:style-name="OrgSrcFontLockConstantFace">bind-key</text:span>)</text:p>
      <text:p text:style-name="OrgSrcBlockLastLine">(<text:span text:style-name="OrgSrcFontLockKeywordFace">bind-key*</text:span><text:s/><text:span text:style-name="OrgSrcFontLockStringFace">"C-c<text:s/>t"</text:span><text:s/>'org-todo-list)</text:p>
      <text:h text:style-name="Heading_20_1" text:outline-level="1" text:is-list-header="false">
<text:bookmark-start text:name="OrgXref.org9995b7c"/>
<text:bookmark text:name="org9995b7c"/>Try (TODO)
<text:bookmark-end text:name="OrgXref.org9995b7c"/></text:h>
      <text:p text:style-name="OrgSrcBlock">(<text:span text:style-name="OrgSrcFontLockKeywordFace">defvar</text:span><text:s/><text:span text:style-name="OrgSrcFontLockVariableNameFace">org-babel-eval-verbose</text:span><text:s/>t</text:p>
      <text:p text:style-name="OrgSrcBlock"><text:s/><text:s/><text:span text:style-name="OrgSrcFontLockDocFace">"A<text:s/>non-nil<text:s/>value<text:s/>makes<text:s/>`</text:span><text:span text:style-name="OrgSrcFontLockConstantFace">org-babel-eval</text:span><text:span text:style-name="OrgSrcFontLockDocFace">'<text:s/>display"</text:span>)</text:p>
      <text:p text:style-name="OrgSrcBlock"/>
      <text:p text:style-name="OrgSrcBlock">(<text:span text:style-name="OrgSrcFontLockKeywordFace">defun</text:span><text:s/><text:span text:style-name="OrgSrcFontLockFunctionNameFace">org-babel-eval</text:span><text:s/>(cmd<text:s/>body)</text:p>
      <text:p text:style-name="OrgSrcBlock"><text:s/><text:s/><text:span text:style-name="OrgSrcFontLockDocFace">"Run<text:s/>CMD<text:s/>on<text:s/>BODY.</text:span></text:p>
      <text:p text:style-name="OrgSrcBlock"><text:span text:style-name="OrgSrcFontLockDocFace">If<text:s/>CMD<text:s/>succeeds<text:s/>then<text:s/>return<text:s/>its<text:s/>results,<text:s/>otherwise<text:s/>display</text:span></text:p>
      <text:p text:style-name="OrgSrcBlock"><text:span text:style-name="OrgSrcFontLockDocFace">STDERR<text:s/>with<text:s/>`</text:span><text:span text:style-name="OrgSrcFontLockConstantFace">org-babel-eval-error-notify</text:span><text:span text:style-name="OrgSrcFontLockDocFace">'."</text:span></text:p>
      <text:p text:style-name="OrgSrcBlock"><text:s/><text:s/>(<text:span text:style-name="OrgSrcFontLockKeywordFace">let</text:span><text:s/>((err-buff<text:s/>(get-buffer-create<text:s/><text:span text:style-name="OrgSrcFontLockStringFace">"<text:s/>*Org-Babel<text:s/>Error*"</text:span>))<text:s/>exit-code)</text:p>
      <text:p text:style-name="OrgSrcBlock"><text:s/><text:s/><text:s/><text:s/>(<text:span text:style-name="OrgSrcFontLockKeywordFace">with-current-buffer</text:span><text:s/>err-buff<text:s/>(erase-buffer))</text:p>
      <text:p text:style-name="OrgSrcBlock"><text:s/><text:s/><text:s/><text:s/>(<text:span text:style-name="OrgSrcFontLockKeywordFace">with-temp-buffer</text:span></text:p>
      <text:p text:style-name="OrgSrcBlock"><text:s/><text:s/><text:s/><text:s/><text:s/><text:s/>(insert<text:s/>body)</text:p>
      <text:p text:style-name="OrgSrcBlock"><text:s/><text:s/><text:s/><text:s/><text:s/><text:s/>(<text:span text:style-name="OrgSrcFontLockKeywordFace">setq</text:span><text:s/>exit-code</text:p>
      <text:p text:style-name="OrgSrcBlock"><text:s/><text:s/><text:s/><text:s/><text:s/><text:s/><text:s/><text:s/><text:s/><text:s/><text:s/><text:s/>(org-babel--shell-command-on-region</text:p>
      <text:p text:style-name="OrgSrcBlock"><text:s/><text:s/><text:s/><text:s/><text:s/><text:s/><text:s/><text:s/><text:s/><text:s/><text:s/><text:s/><text:s/>(point-min)<text:s/>(point-max)<text:s/>cmd<text:s/>err-buff))</text:p>
      <text:p text:style-name="OrgSrcBlock"><text:s/><text:s/><text:s/><text:s/><text:s/><text:s/>(<text:span text:style-name="OrgSrcFontLockKeywordFace">if</text:span><text:s/>(<text:span text:style-name="OrgSrcFontLockKeywordFace">or</text:span><text:s/>(not<text:s/>(numberp<text:s/>exit-code))<text:s/>(&gt;<text:s/>exit-code<text:s/>0)</text:p>
      <text:p text:style-name="OrgSrcBlock"><text:s/><text:s/><text:s/><text:s/><text:s/><text:s/><text:s/><text:s/><text:s/><text:s/><text:s/><text:s/><text:s/><text:s/>(<text:span text:style-name="OrgSrcFontLockKeywordFace">and</text:span><text:s/>org-babel-eval-verbose<text:s/>(&gt;<text:s/>(buffer-size<text:s/>err-buff)<text:s/>0)))<text:s/><text:span text:style-name="OrgSrcFontLockCommentDelimiterFace">;<text:s/></text:span><text:span text:style-name="OrgSrcFontLockCommentFace">new<text:s/>c</text:span><text:span text:style-name="OrgSrcWhitespaceLine">ondition</text:span></text:p>
      <text:p text:style-name="OrgSrcBlock"><text:s/><text:s/><text:s/><text:s/><text:s/><text:s/><text:s/><text:s/><text:s/><text:s/>(<text:span text:style-name="OrgSrcFontLockKeywordFace">progn</text:span></text:p>
      <text:p text:style-name="OrgSrcBlock"><text:s/><text:s/><text:s/><text:s/><text:s/><text:s/><text:s/><text:s/><text:s/><text:s/><text:s/><text:s/>(<text:span text:style-name="OrgSrcFontLockKeywordFace">with-current-buffer</text:span><text:s/>err-buff</text:p>
      <text:p text:style-name="OrgSrcBlock"><text:s/><text:s/><text:s/><text:s/><text:s/><text:s/><text:s/><text:s/><text:s/><text:s/><text:s/><text:s/><text:s/><text:s/>(org-babel-eval-error-notify<text:s/>exit-code<text:s/>(buffer-string)))</text:p>
      <text:p text:style-name="OrgSrcBlock"><text:s/><text:s/><text:s/><text:s/><text:s/><text:s/><text:s/><text:s/><text:s/><text:s/><text:s/><text:s/>nil)</text:p>
      <text:p text:style-name="OrgSrcBlockLastLine"><text:s/><text:s/><text:s/><text:s/><text:s/><text:s/><text:s/><text:s/>(buffer-string)))))</text:p>
      <text:list text:style-name="OrgBulletedList" text:continue-numbering="false">
        <text:list-item>
          <text:p text:style-name="Text_20_body">insert file content into .el file
</text:p>
          <text:list text:style-name="OrgBulletedList" text:continue-numbering="true">
            <text:list-item>
              <text:p text:style-name="Text_20_body"><text:a xlink:type="simple" xlink:href="https://stackoverflow.com/questions/34432246/how-to-read-contents-of-the-file-programmatically-in-emacs">https://stackoverflow.com/questions/34432246/how-to-read-contents-of-the-file-programmatically-in-emacs</text:a>
</text:p>
            </text:list-item>
          </text:list>
        </text:list-item>
      </text:list>
      <text:h text:style-name="Heading_20_1" text:outline-level="1" text:is-list-header="false">
<text:bookmark-start text:name="OrgXref.org2d3624b"/>
<text:bookmark text:name="org2d3624b"/>Startup
<text:bookmark-end text:name="OrgXref.org2d3624b"/></text:h>
      <text:p text:style-name="OrgSrcBlock"><text:span text:style-name="OrgSrcFontLockCommentDelimiterFace">;;<text:s/></text:span><text:span text:style-name="OrgSrcFontLockCommentFace">(defun<text:s/>my-shrink<text:s/>()</text:span></text:p>
      <text:p text:style-name="OrgSrcBlock"><text:span text:style-name="OrgSrcFontLockCommentDelimiterFace">;;<text:s/><text:s/><text:s/></text:span><text:span text:style-name="OrgSrcFontLockCommentFace">(interactive)</text:span></text:p>
      <text:p text:style-name="OrgSrcBlock"><text:span text:style-name="OrgSrcFontLockCommentDelimiterFace">;;<text:s/><text:s/><text:s/></text:span><text:span text:style-name="OrgSrcFontLockCommentFace">;;<text:s/>(funcall<text:s/>(key-binding<text:s/>(kbd<text:s/>"C-u<text:s/>39<text:s/>C-x<text:s/>{")))</text:span></text:p>
      <text:p text:style-name="OrgSrcBlock"><text:span text:style-name="OrgSrcFontLockCommentDelimiterFace">;;<text:s/><text:s/><text:s/></text:span><text:span text:style-name="OrgSrcFontLockCommentFace">;;<text:s/>(call-interactively<text:s/>(key-binding<text:s/>(kbd<text:s/>"C-u<text:s/>39<text:s/>C-x<text:s/>{")))</text:span></text:p>
      <text:p text:style-name="OrgSrcBlock"><text:span text:style-name="OrgSrcFontLockCommentDelimiterFace">;;<text:s/><text:s/><text:s/></text:span><text:span text:style-name="OrgSrcFontLockCommentFace">;;<text:s/>(/<text:s/>(loop<text:s/>repeat<text:s/>39<text:s/>collect<text:s/>(key-binding<text:s/>(kbd<text:s/>"C-u<text:s/>39<text:s/>C-x<text:s/>{"))))</text:span></text:p>
      <text:p text:style-name="OrgSrcBlock"><text:span text:style-name="OrgSrcFontLockCommentDelimiterFace">;;<text:s/><text:s/><text:s/></text:span><text:span text:style-name="OrgSrcFontLockCommentFace">;;<text:s/>(/<text:s/>(loop<text:s/>repeat<text:s/>n<text:s/>sum<text:s/>(funcall<text:s/>f<text:s/>arg))<text:s/>n)</text:span></text:p>
      <text:p text:style-name="OrgSrcBlock"><text:span text:style-name="OrgSrcFontLockCommentDelimiterFace">;;<text:s/><text:s/><text:s/></text:span><text:span text:style-name="OrgSrcFontLockCommentFace">;;<text:s/>(cl-loop<text:s/>repeat<text:s/>39<text:s/>(shrink-window-horizontally))</text:span></text:p>
      <text:p text:style-name="OrgSrcBlock"><text:span text:style-name="OrgSrcFontLockCommentDelimiterFace">;;<text:s/><text:s/><text:s/></text:span><text:span text:style-name="OrgSrcFontLockCommentFace">;;<text:s/>(r<text:s/>39<text:s/>'shrink-window-horizontally<text:s/>'</text:span><text:span text:style-name="OrgSrcFontLockConstantFace">nil</text:span><text:span text:style-name="OrgSrcFontLockCommentFace">')</text:span></text:p>
      <text:p text:style-name="OrgSrcBlock"><text:span text:style-name="OrgSrcFontLockCommentDelimiterFace">;;<text:s/><text:s/><text:s/></text:span><text:span text:style-name="OrgSrcFontLockCommentFace">'shrink-window-horizontally</text:span></text:p>
      <text:p text:style-name="OrgSrcBlock"><text:span text:style-name="OrgSrcFontLockCommentDelimiterFace">;;<text:s/><text:s/><text:s/></text:span><text:span text:style-name="OrgSrcFontLockCommentFace">'shrink-window-horizontally</text:span></text:p>
      <text:p text:style-name="OrgSrcBlock"><text:span text:style-name="OrgSrcFontLockCommentDelimiterFace">;;<text:s/><text:s/><text:s/></text:span><text:span text:style-name="OrgSrcFontLockCommentFace">'shrink-window-horizontally</text:span></text:p>
      <text:p text:style-name="OrgSrcBlock"><text:span text:style-name="OrgSrcFontLockCommentDelimiterFace">;;<text:s/><text:s/><text:s/></text:span><text:span text:style-name="OrgSrcFontLockCommentFace">'shrink-window-horizontally</text:span></text:p>
      <text:p text:style-name="OrgSrcBlock"><text:span text:style-name="OrgSrcFontLockCommentDelimiterFace">;;<text:s/><text:s/><text:s/></text:span><text:span text:style-name="OrgSrcFontLockCommentFace">)</text:span></text:p>
      <text:p text:style-name="OrgSrcBlock"/>
      <text:p text:style-name="OrgSrcBlock"><text:span text:style-name="OrgSrcFontLockCommentDelimiterFace">;;<text:s/></text:span><text:span text:style-name="OrgSrcFontLockCommentFace">Saving<text:s/>Emacs<text:s/>Sessions</text:span></text:p>
      <text:p text:style-name="OrgSrcBlock"><text:span text:style-name="OrgSrcFontLockCommentDelimiterFace">;;<text:s/></text:span><text:span text:style-name="OrgSrcFontLockCommentFace">(desktop-save-mode<text:s/>1)</text:span></text:p>
      <text:p text:style-name="OrgSrcBlock"/>
      <text:p text:style-name="OrgSrcBlock"><text:span text:style-name="OrgSrcFontLockCommentDelimiterFace">;;<text:s/></text:span><text:span text:style-name="OrgSrcFontLockCommentFace">(fset<text:s/>'my-shrink<text:s/>(kbd<text:s/>"C-u<text:s/>43<text:s/>C-x<text:s/>{"))</text:span></text:p>
      <text:p text:style-name="OrgSrcBlock">(<text:span text:style-name="OrgSrcFontLockKeywordFace">defun</text:span><text:s/><text:span text:style-name="OrgSrcFontLockFunctionNameFace">my-shrink</text:span><text:s/>()</text:p>
      <text:p text:style-name="OrgSrcBlock"><text:s/><text:s/>(<text:span text:style-name="OrgSrcFontLockKeywordFace">interactive</text:span>)</text:p>
      <text:p text:style-name="OrgSrcBlock"><text:s/><text:s/><text:span text:style-name="OrgSrcFontLockCommentDelimiterFace">;;<text:s/></text:span><text:span text:style-name="OrgSrcFontLockCommentFace">(shrink-window-horizontally<text:s/>60)</text:span></text:p>
      <text:p text:style-name="OrgSrcBlock"><text:s/><text:s/>(evil-window-set-width<text:s/>80)</text:p>
      <text:p text:style-name="OrgSrcBlock"><text:s/><text:s/>)</text:p>
      <text:p text:style-name="OrgSrcBlock">(<text:span text:style-name="OrgSrcFontLockKeywordFace">defun</text:span><text:s/><text:span text:style-name="OrgSrcFontLockFunctionNameFace">my-todo</text:span><text:s/>()</text:p>
      <text:p text:style-name="OrgSrcBlock"><text:s/><text:s/>(<text:span text:style-name="OrgSrcFontLockKeywordFace">interactive</text:span>)</text:p>
      <text:p text:style-name="OrgSrcBlock"><text:s/><text:s/>(split-window-right)</text:p>
      <text:p text:style-name="OrgSrcBlock"><text:s/><text:s/>(evil-window-right<text:s/>1)</text:p>
      <text:p text:style-name="OrgSrcBlock"><text:s/><text:s/><text:span text:style-name="OrgSrcFontLockCommentDelimiterFace">;;<text:s/></text:span><text:span text:style-name="OrgSrcFontLockCommentFace">(find-file<text:s/>"~/Dropbox/orgfiles/work.org")</text:span></text:p>
      <text:p text:style-name="OrgSrcBlock"><text:s/><text:s/>(org-agenda-list)</text:p>
      <text:p text:style-name="OrgSrcBlock"><text:s/><text:s/>(my-shrink)</text:p>
      <text:p text:style-name="OrgSrcBlock"><text:s/><text:s/>)</text:p>
      <text:p text:style-name="OrgSrcBlock"/>
      <text:p text:style-name="OrgSrcBlock"><text:span text:style-name="OrgSrcFontLockCommentDelimiterFace">;;<text:s/></text:span><text:span text:style-name="OrgSrcFontLockCommentFace">open<text:s/>agenda<text:s/>list</text:span></text:p>
      <text:p text:style-name="OrgSrcBlockLastLine">(org-agenda-list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RegexpGroupingConstruct" style:family="text">
      <style:text-properties fo:color="#383a42"/>
    </style:style>
    <style:style style:name="OrgSrcFontLockRegexpGroupingBackslash" style:family="text">
      <style:text-properties fo:color="#383a42"/>
    </style:style>
    <style:style style:name="OrgSrcFontLockWarningFace" style:family="text">
      <style:text-properties fo:color="#986801"/>
    </style:style>
    <style:style style:name="OrgSrcFontLockDocFace" style:family="text">
      <style:text-properties fo:color="#9ca0a4"/>
    </style:style>
    <style:style style:name="OrgSrcFontLockTypeFace" style:family="text">
      <style:text-properties fo:color="#986801"/>
    </style:style>
    <style:style style:name="OrgSrcFontLockFunctionNameFace" style:family="text">
      <style:text-properties fo:color="#a626a4"/>
    </style:style>
    <style:style style:name="OrgSrcFontLockVariableNameFace" style:family="text">
      <style:text-properties fo:color="#6a1868"/>
    </style:style>
    <style:style style:name="OrgSrcFontLockBuiltinFace" style:family="text">
      <style:text-properties fo:color="#a626a4"/>
    </style:style>
    <style:style style:name="OrgSrcWhitespaceLine" style:family="text">
      <style:text-properties fo:color="#e45649"/>
    </style:style>
    <style:style style:name="OrgSrcFontLockStringFace" style:family="text">
      <style:text-properties fo:color="#50a14f"/>
    </style:style>
    <style:style style:name="OrgSrcFontLockConstantFace" style:family="text">
      <style:text-properties fo:color="#b751b6"/>
    </style:style>
    <style:style style:name="OrgSrcFontLockKeywordFace" style:family="text">
      <style:text-properties fo:color="#e45649"/>
    </style:style>
    <style:style style:name="OrgSrcBlock" style:family="paragraph" style:parent-style-name="Preformatted_20_Text">
      <style:paragraph-properties fo:background-color="#fffcf7" fo:padding="0.049cm" fo:border="0.51pt solid #000000" style:shadow="none">
        <style:background-image/>
      </style:paragraph-properties>
      <style:text-properties fo:color="#383a42"/>
    </style:style>
    <style:style style:name="OrgSrcFontLockCommentFace" style:family="text">
      <style:text-properties fo:color="#9ca0a4"/>
    </style:style>
    <style:style style:name="OrgSrcFontLockCommentDelimiterFace" style:family="text">
      <style:text-properties fo:color="#9ca0a4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hong-Chong He</dc:creator>
    <meta:initial-creator>Chong-Chong He</meta:initial-creator>
    <dc:date>2022-04-25T19:56:34</dc:date>
    <meta:creation-date>2022-04-25T19:56:34</meta:creation-date>
    <meta:generator>Emacs 28.1 (Org mode 9.4.4)</meta:generator>
    <meta:keyword/>
    <dc:subject/>
    <dc:title>ChongChong He's Emacs dotfile</dc:title>
  </office:meta>
</office:document-meta>
</file>